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2.385cm"/>
    </style:style>
    <style:style style:name="Table2.C" style:family="table-column">
      <style:table-column-properties style:column-width="11.416cm"/>
    </style:style>
    <style:style style:name="Table2.1" style:family="table-row">
      <style:table-row-properties style:min-row-height="0.496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49cm" fo:border="none"/>
    </style:style>
    <style:style style:name="Table2.5" style:family="table-row">
      <style:table-row-properties style:min-row-height="1.002cm"/>
    </style:style>
    <style:style style:name="Table2.7" style:family="table-row">
      <style:table-row-properties style:min-row-height="2.036cm"/>
    </style:style>
    <style:style style:name="Table2.A19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602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4.903cm"/>
    </style:style>
    <style:style style:name="Table3.A1" style:family="table-cell">
      <style:table-cell-properties fo:padding="0.097cm" fo:border-left="none" fo:border-right="none" fo:border-top="0.5pt solid #000000" fo:border-bottom="0.5pt solid #000000"/>
    </style:style>
    <style:style style:name="Table3.A2" style:family="table-cell">
      <style:table-cell-properties fo:padding="0.097cm" fo:border="none"/>
    </style:style>
    <style:style style:name="Table3.A1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officeooo:paragraph-rsid="011ad2b7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.499cm" style:contextual-spacing="false"/>
      <style:text-properties style:font-name="Liberation Sans1" fo:font-size="10pt" officeooo:rsid="00039f79" officeooo:paragraph-rsid="00039f79" style:font-size-asian="10pt" style:font-size-complex="10pt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39f79" officeooo:paragraph-rsid="00039f79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39f79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35bf0" officeooo:paragraph-rsid="008d6f91" style:font-size-asian="10pt" style:font-size-complex="10pt"/>
    </style:style>
    <style:style style:name="P8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35bf0" officeooo:paragraph-rsid="00035bf0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88c4fa" officeooo:paragraph-rsid="0088c4fa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true" fo:line-height="100%"/>
      <style:text-properties style:font-name="Liberation Sans1" fo:font-size="10pt" officeooo:rsid="0088c4fa" officeooo:paragraph-rsid="0088c4fa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8d6f91" officeooo:paragraph-rsid="008d6f91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0b83e4e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0035bf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1b08143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1bf5e95" officeooo:paragraph-rsid="01bf5e95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1c332ba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1c82df6" officeooo:paragraph-rsid="01c82df6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005159c" style:font-size-asian="10pt" style:font-size-complex="10pt"/>
    </style:style>
    <style:style style:name="P19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00603cf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603cf" style:font-size-asian="10pt" style:font-size-complex="10pt"/>
    </style:style>
    <style:style style:name="P21" style:family="paragraph" style:parent-style-name="List_20_Heading">
      <style:paragraph-properties fo:margin-top="0cm" fo:margin-bottom="0cm" style:contextual-spacing="false" fo:line-height="100%"/>
      <style:text-properties style:font-name="Liberation Sans1" fo:font-size="10pt" officeooo:rsid="013b67da" officeooo:paragraph-rsid="013b67da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true"/>
      <style:text-properties style:font-name="Liberation Sans1" fo:font-size="10pt" officeooo:rsid="02792da9" officeooo:paragraph-rsid="02792da9" style:font-size-asian="10pt" style:font-size-complex="10pt"/>
    </style:style>
    <style:style style:name="P23" style:family="paragraph" style:parent-style-name="Contents_20_Heading">
      <style:text-properties style:font-name="Liberation Sans1" fo:font-size="10pt" style:font-size-asian="10pt" style:font-size-complex="10pt"/>
    </style:style>
    <style:style style:name="P24" style:family="paragraph" style:parent-style-name="Table_20_Contents">
      <style:paragraph-properties fo:line-height="100%"/>
      <style:text-properties style:font-name="Liberation Sans1" fo:font-size="10pt" fo:font-style="normal" officeooo:rsid="001ece63" officeooo:paragraph-rsid="001ece63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line-height="100%"/>
      <style:text-properties style:font-name="Liberation Sans1" fo:font-size="10pt" fo:font-style="normal" officeooo:rsid="001ece63" officeooo:paragraph-rsid="0118222b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line-height="100%"/>
      <style:text-properties style:font-name="Liberation Sans1" fo:font-size="10pt" fo:font-style="normal" officeooo:rsid="001ece63" officeooo:paragraph-rsid="0111e628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line-height="100%"/>
      <style:text-properties style:font-name="Liberation Sans1" fo:font-size="10pt" fo:font-style="normal" officeooo:rsid="001ff6ef" officeooo:paragraph-rsid="001ff6ef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line-height="100%"/>
      <style:text-properties style:font-name="Liberation Sans1" fo:font-size="10pt" fo:font-style="normal" officeooo:rsid="013b67da" officeooo:paragraph-rsid="013b67da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0603cf" officeooo:paragraph-rsid="000603cf" fo:background-color="transparent" style:font-size-asian="10pt" style:font-size-complex="10pt"/>
    </style:style>
    <style:style style:name="P30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1cc058f" officeooo:paragraph-rsid="01cc058f" fo:background-color="transparent" style:font-size-asian="10pt" style:font-size-complex="10pt"/>
    </style:style>
    <style:style style:name="P31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1c82df6" officeooo:paragraph-rsid="01c82df6" fo:background-color="transparent" style:font-size-asian="10pt" style:font-size-complex="10pt"/>
    </style:style>
    <style:style style:name="P32" style:family="paragraph" style:parent-style-name="Standard">
      <style:text-properties style:font-name="Liberation Sans1" fo:font-size="10pt" style:font-size-asian="8.75pt" style:font-size-complex="10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ans1" fo:font-size="11pt" officeooo:rsid="0095dadd" officeooo:paragraph-rsid="0095dadd" style:font-size-asian="11pt" style:font-size-complex="11pt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1" fo:font-size="11pt" style:font-size-asian="11pt" style:font-size-complex="11pt"/>
    </style:style>
    <style:style style:name="P36" style:family="paragraph" style:parent-style-name="Text_20_body">
      <style:text-properties style:font-name="Liberation Sans1" fo:font-size="11pt" style:font-size-asian="11pt" style:font-size-complex="11pt"/>
    </style:style>
    <style:style style:name="P37" style:family="paragraph" style:parent-style-name="Text_20_body">
      <style:text-properties style:font-name="Liberation Sans1" fo:font-size="11pt" officeooo:paragraph-rsid="0095dadd" style:font-size-asian="11pt" style:font-size-complex="11pt"/>
    </style:style>
    <style:style style:name="P38" style:family="paragraph" style:parent-style-name="Text_20_body">
      <style:text-properties style:font-name="Liberation Sans1" fo:font-size="11pt" officeooo:rsid="0074a1f4" officeooo:paragraph-rsid="0074a1f4" style:font-size-asian="11pt" style:font-size-complex="11pt"/>
    </style:style>
    <style:style style:name="P39" style:family="paragraph" style:parent-style-name="Text_20_body">
      <style:text-properties style:font-name="Liberation Sans1" fo:font-size="11pt" officeooo:rsid="01a4b156" officeooo:paragraph-rsid="01a5c964" style:font-size-asian="11pt" style:font-size-complex="11pt"/>
    </style:style>
    <style:style style:name="P40" style:family="paragraph" style:parent-style-name="Text_20_body">
      <style:text-properties style:font-name="Liberation Sans1" fo:font-size="11pt" officeooo:paragraph-rsid="0065d137" style:font-size-asian="11pt" style:font-size-complex="11pt"/>
    </style:style>
    <style:style style:name="P41" style:family="paragraph" style:parent-style-name="Text_20_body">
      <style:text-properties style:font-name="Liberation Sans1" fo:font-size="11pt" officeooo:paragraph-rsid="01ba13e1" style:font-size-asian="11pt" style:font-size-complex="11pt"/>
    </style:style>
    <style:style style:name="P42" style:family="paragraph" style:parent-style-name="Text_20_body">
      <style:text-properties style:font-name="Liberation Sans1" fo:font-size="11pt" officeooo:paragraph-rsid="01bf5e95" style:font-size-asian="11pt" style:font-size-complex="11pt"/>
    </style:style>
    <style:style style:name="P43" style:family="paragraph" style:parent-style-name="Text_20_body">
      <style:text-properties style:font-name="Liberation Sans1" fo:font-size="11pt" officeooo:paragraph-rsid="0072e82d" style:font-size-asian="11pt" style:font-size-complex="11pt"/>
    </style:style>
    <style:style style:name="P44" style:family="paragraph" style:parent-style-name="Text_20_body">
      <style:text-properties style:font-name="Liberation Sans1" fo:font-size="11pt" officeooo:paragraph-rsid="02837e24" style:font-size-asian="11pt" style:font-size-complex="11pt"/>
    </style:style>
    <style:style style:name="P45" style:family="paragraph" style:parent-style-name="Tabla">
      <style:paragraph-properties fo:keep-with-next="always"/>
      <style:text-properties style:font-name="Liberation Sans1" fo:font-size="11pt" style:font-size-asian="11pt" style:font-size-complex="11pt"/>
    </style:style>
    <style:style style:name="P46" style:family="paragraph" style:parent-style-name="Heading_20_3">
      <style:paragraph-properties fo:margin-top="0cm" fo:margin-bottom="0cm" style:contextual-spacing="false"/>
      <style:text-properties style:font-name="Liberation Sans1" fo:font-weight="normal" style:font-weight-asian="normal" style:font-weight-complex="normal"/>
    </style:style>
    <style:style style:name="P47" style:family="paragraph" style:parent-style-name="Heading_20_3">
      <style:paragraph-properties fo:margin-top="0cm" fo:margin-bottom="0cm" style:contextual-spacing="false"/>
      <style:text-properties style:font-name="Liberation Sans1" fo:font-weight="normal" officeooo:paragraph-rsid="028f1593" style:font-weight-asian="normal" style:font-weight-complex="normal"/>
    </style:style>
    <style:style style:name="P48" style:family="paragraph" style:parent-style-name="Title">
      <style:paragraph-properties fo:text-align="start" style:justify-single-word="fals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49" style:family="paragraph" style:parent-style-name="Table_20_Contents">
      <style:text-properties officeooo:paragraph-rsid="00895842"/>
    </style:style>
    <style:style style:name="P50" style:family="paragraph" style:parent-style-name="Table_20_Contents">
      <style:text-properties officeooo:paragraph-rsid="008b3656"/>
    </style:style>
    <style:style style:name="P51" style:family="paragraph" style:parent-style-name="Table_20_Contents">
      <style:text-properties style:font-name="Liberation Mono1" fo:font-size="10pt" officeooo:paragraph-rsid="008b3656" style:font-name-asian="Liberation Mono" style:font-size-asian="10pt" style:font-name-complex="Liberation Mono" style:font-size-complex="10pt"/>
    </style:style>
    <style:style style:name="P52" style:family="paragraph" style:parent-style-name="Standard">
      <style:paragraph-properties fo:line-height="115%"/>
      <style:text-properties style:font-name="Liberation Mono1" fo:font-size="10pt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/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margin-top="0cm" fo:margin-bottom="0cm" style:contextual-spacing="false"/>
      <style:text-properties style:font-name="Liberation Mono1" fo:font-size="10pt" fo:font-weight="normal" officeooo:paragraph-rsid="028f1593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top="0cm" fo:margin-bottom="0cm" style:contextual-spacing="false"/>
      <style:text-properties style:font-name="Liberation Mono1" fo:font-size="10pt" fo:font-weight="normal" style:font-name-asian="Songti SC" style:font-size-asian="10pt" style:font-weight-asian="normal" style:font-name-complex="Arial Unicode MS1" style:font-size-complex="10pt" style:font-weight-complex="normal"/>
    </style:style>
    <style:style style:name="P56" style:family="paragraph" style:parent-style-name="Text_20_body">
      <style:paragraph-properties fo:margin-top="0cm" fo:margin-bottom="0cm" style:contextual-spacing="false"/>
      <style:text-properties style:font-name="Liberation Mono1" fo:font-size="10pt" fo:font-weight="normal" officeooo:paragraph-rsid="029d0fd4" style:font-name-asian="Songti SC" style:font-size-asian="10pt" style:font-weight-asian="normal" style:font-name-complex="Arial Unicode MS1" style:font-size-complex="10pt" style:font-weight-complex="normal"/>
    </style:style>
    <style:style style:name="P57" style:family="paragraph" style:parent-style-name="Table_20_Contents">
      <style:text-properties style:font-name="Liberation Mono1" officeooo:rsid="008b3656" officeooo:paragraph-rsid="008b3656"/>
    </style:style>
    <style:style style:name="P58" style:family="paragraph" style:parent-style-name="Preformatted_20_Text">
      <style:paragraph-properties fo:margin-top="0cm" fo:margin-bottom="0.499cm" style:contextual-spacing="false"/>
      <style:text-properties style:font-name="Liberation Mono1" fo:font-size="9pt" style:font-size-asian="9pt" style:font-size-complex="9pt"/>
    </style:style>
    <style:style style:name="P59" style:family="paragraph" style:parent-style-name="Preformatted_20_Text">
      <style:text-properties style:font-name="Liberation Mono1" fo:font-size="9pt" style:font-size-asian="9pt" style:font-size-complex="9pt"/>
    </style:style>
    <style:style style:name="P60" style:family="paragraph" style:parent-style-name="Preformatted_20_Text">
      <style:text-properties style:font-name="Liberation Mono1" fo:font-size="9pt" officeooo:paragraph-rsid="007b742d" style:font-size-asian="9pt" style:font-size-complex="9pt"/>
    </style:style>
    <style:style style:name="P61" style:family="paragraph" style:parent-style-name="Preformatted_20_Text">
      <style:text-properties style:font-name="Liberation Mono1" fo:font-size="9pt" officeooo:rsid="007b742d" officeooo:paragraph-rsid="007b742d" style:font-size-asian="9pt" style:font-size-complex="9pt"/>
    </style:style>
    <style:style style:name="P62" style:family="paragraph" style:parent-style-name="Preformatted_20_Text">
      <style:text-properties style:font-name="Liberation Mono1" fo:font-size="9pt" officeooo:paragraph-rsid="0088c4fa" style:font-size-asian="9pt" style:font-size-complex="9pt"/>
    </style:style>
    <style:style style:name="P63" style:family="paragraph" style:parent-style-name="Preformatted_20_Text">
      <style:text-properties style:font-name="Liberation Mono1" fo:font-size="9pt" officeooo:rsid="01eafe29" officeooo:paragraph-rsid="01eafe29" style:font-size-asian="9pt" style:font-size-complex="9pt"/>
    </style:style>
    <style:style style:name="P64" style:family="paragraph" style:parent-style-name="Preformatted_20_Text">
      <style:text-properties style:font-name="Liberation Mono1" fo:font-size="9pt" officeooo:paragraph-rsid="01eafe29" style:font-size-asian="9pt" style:font-size-complex="9pt"/>
    </style:style>
    <style:style style:name="P65" style:family="paragraph" style:parent-style-name="Preformatted_20_Text">
      <style:text-properties style:font-name="Liberation Mono1" fo:font-size="9pt" officeooo:paragraph-rsid="01cf440c" style:font-size-asian="9pt" style:font-size-complex="9pt"/>
    </style:style>
    <style:style style:name="P66" style:family="paragraph" style:parent-style-name="Preformatted_20_Text">
      <style:text-properties style:font-name="Liberation Mono1" fo:font-size="9pt" officeooo:rsid="0088c4fa" officeooo:paragraph-rsid="0088c4fa" style:font-size-asian="9pt" style:font-size-complex="9pt"/>
    </style:style>
    <style:style style:name="P67" style:family="paragraph" style:parent-style-name="Preformatted_20_Text">
      <style:text-properties style:font-name="Liberation Mono1" fo:font-size="9pt" officeooo:rsid="01e9f1ca" officeooo:paragraph-rsid="01e9f1ca" style:font-size-asian="9pt" style:font-size-complex="9pt"/>
    </style:style>
    <style:style style:name="P68" style:family="paragraph" style:parent-style-name="Preformatted_20_Text">
      <style:text-properties style:font-name="Liberation Mono1" fo:font-size="9pt" officeooo:rsid="01cf440c" officeooo:paragraph-rsid="01cf440c" style:font-size-asian="9pt" style:font-size-complex="9pt"/>
    </style:style>
    <style:style style:name="P69" style:family="paragraph" style:parent-style-name="Table_20_Contents">
      <style:text-properties fo:color="#808080" loext:opacity="100%" style:font-name="Liberation Mono1" fo:font-size="9pt" officeooo:paragraph-rsid="00c1c35e" style:font-name-asian="Liberation Mono" style:font-size-asian="9pt" style:font-name-complex="Liberation Mono" style:font-size-complex="9pt"/>
    </style:style>
    <style:style style:name="P70" style:family="paragraph" style:parent-style-name="Table_20_Contents">
      <style:text-properties fo:color="#808080" loext:opacity="100%" style:font-name="Liberation Mono1" fo:font-size="10pt" officeooo:paragraph-rsid="01f5b3d0" style:font-name-asian="Liberation Mono" style:font-size-asian="10pt" style:font-name-complex="Liberation Mono" style:font-size-complex="10pt"/>
    </style:style>
    <style:style style:name="P71" style:family="paragraph" style:parent-style-name="Preformatted_20_Text">
      <style:paragraph-properties fo:margin-top="0cm" fo:margin-bottom="0.499cm" style:contextual-spacing="false"/>
      <style:text-properties officeooo:paragraph-rsid="028ce395"/>
    </style:style>
    <style:style style:name="P72" style:family="paragraph" style:parent-style-name="Table_20_Contents">
      <style:paragraph-properties fo:margin-top="0cm" fo:margin-bottom="0cm" style:contextual-spacing="false"/>
      <style:text-properties officeooo:paragraph-rsid="00b83e4e"/>
    </style:style>
    <style:style style:name="P73" style:family="paragraph" style:parent-style-name="Table_20_Contents">
      <style:paragraph-properties fo:margin-top="0cm" fo:margin-bottom="0cm" style:contextual-spacing="false"/>
      <style:text-properties officeooo:paragraph-rsid="008e94c3"/>
    </style:style>
    <style:style style:name="P74" style:family="paragraph" style:parent-style-name="Table_20_Contents">
      <style:paragraph-properties fo:margin-top="0cm" fo:margin-bottom="0cm" style:contextual-spacing="false"/>
      <style:text-properties officeooo:paragraph-rsid="01c02a68"/>
    </style:style>
    <style:style style:name="P75" style:family="paragraph" style:parent-style-name="Table_20_Contents">
      <style:paragraph-properties fo:margin-top="0cm" fo:margin-bottom="0cm" style:contextual-spacing="false"/>
      <style:text-properties officeooo:paragraph-rsid="01ca1c5e"/>
    </style:style>
    <style:style style:name="P76" style:family="paragraph" style:parent-style-name="Table_20_Contents">
      <style:paragraph-properties fo:margin-top="0cm" fo:margin-bottom="0cm" style:contextual-spacing="false"/>
      <style:text-properties fo:font-size="10pt" style:font-size-asian="10pt" style:font-size-complex="10pt"/>
    </style:style>
    <style:style style:name="P77" style:family="paragraph" style:parent-style-name="List_20_Heading">
      <style:paragraph-properties fo:margin-top="0cm" fo:margin-bottom="0cm" style:contextual-spacing="false" fo:line-height="100%"/>
      <style:text-properties officeooo:paragraph-rsid="001ece63"/>
    </style:style>
    <style:style style:name="P78" style:family="paragraph" style:parent-style-name="List_20_Heading">
      <style:paragraph-properties fo:margin-top="0cm" fo:margin-bottom="0cm" style:contextual-spacing="false" fo:line-height="100%"/>
      <style:text-properties officeooo:paragraph-rsid="001ff6ef"/>
    </style:style>
    <style:style style:name="P79" style:family="paragraph" style:parent-style-name="List_20_Heading">
      <style:paragraph-properties fo:margin-top="0cm" fo:margin-bottom="0cm" style:contextual-spacing="false" fo:line-height="100%"/>
      <style:text-properties officeooo:paragraph-rsid="0111e628"/>
    </style:style>
    <style:style style:name="P80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1" style:family="paragraph" style:parent-style-name="Heading_20_2">
      <style:paragraph-properties fo:margin-top="0cm" fo:margin-bottom="0cm" style:contextual-spacing="true"/>
    </style:style>
    <style:style style:name="P82" style:family="paragraph" style:parent-style-name="Text_20_body">
      <style:text-properties officeooo:paragraph-rsid="0015e0a2"/>
    </style:style>
    <style:style style:name="P83" style:family="paragraph" style:parent-style-name="Text_20_body">
      <style:text-properties officeooo:paragraph-rsid="0059e9e1"/>
    </style:style>
    <style:style style:name="P84" style:family="paragraph" style:parent-style-name="Text_20_body">
      <style:text-properties officeooo:paragraph-rsid="00b7adfa"/>
    </style:style>
    <style:style style:name="P85" style:family="paragraph" style:parent-style-name="Text_20_body">
      <style:text-properties fo:font-size="11pt" officeooo:rsid="0028c050" officeooo:paragraph-rsid="0028c050" style:font-size-asian="11pt" style:font-size-complex="11pt"/>
    </style:style>
    <style:style style:name="P86" style:family="paragraph" style:parent-style-name="Text_20_body">
      <style:text-properties fo:font-size="11pt" officeooo:paragraph-rsid="018e5263" style:font-size-asian="11pt" style:font-size-complex="11pt"/>
    </style:style>
    <style:style style:name="P87" style:family="paragraph" style:parent-style-name="Text_20_body">
      <style:text-properties officeooo:rsid="00d505dc" officeooo:paragraph-rsid="00dd96d7"/>
    </style:style>
    <style:style style:name="P88" style:family="paragraph" style:parent-style-name="Text_20_body">
      <style:text-properties officeooo:paragraph-rsid="00e2aa47"/>
    </style:style>
    <style:style style:name="P89" style:family="paragraph" style:parent-style-name="Text_20_body">
      <style:text-properties officeooo:paragraph-rsid="00e4568c"/>
    </style:style>
    <style:style style:name="P90" style:family="paragraph" style:parent-style-name="Text_20_body">
      <style:text-properties officeooo:paragraph-rsid="00ef981d"/>
    </style:style>
    <style:style style:name="P91" style:family="paragraph" style:parent-style-name="Text_20_body">
      <style:text-properties officeooo:paragraph-rsid="00d39aa5"/>
    </style:style>
    <style:style style:name="P92" style:family="paragraph" style:parent-style-name="Text_20_body">
      <style:text-properties officeooo:paragraph-rsid="000de8cd"/>
    </style:style>
    <style:style style:name="P93" style:family="paragraph" style:parent-style-name="Text_20_body">
      <style:text-properties officeooo:paragraph-rsid="00125252"/>
    </style:style>
    <style:style style:name="P94" style:family="paragraph" style:parent-style-name="Text_20_body">
      <style:text-properties officeooo:paragraph-rsid="00145dd7"/>
    </style:style>
    <style:style style:name="P95" style:family="paragraph" style:parent-style-name="Text_20_body">
      <style:text-properties officeooo:paragraph-rsid="00d0a454"/>
    </style:style>
    <style:style style:name="P96" style:family="paragraph" style:parent-style-name="Text_20_body">
      <style:text-properties officeooo:paragraph-rsid="000bd2f4"/>
    </style:style>
    <style:style style:name="P97" style:family="paragraph" style:parent-style-name="Text_20_body">
      <style:text-properties officeooo:paragraph-rsid="00cbc7c6"/>
    </style:style>
    <style:style style:name="P98" style:family="paragraph" style:parent-style-name="Text_20_body">
      <style:text-properties officeooo:paragraph-rsid="00c44ee4"/>
    </style:style>
    <style:style style:name="P99" style:family="paragraph" style:parent-style-name="Text_20_body">
      <style:text-properties officeooo:paragraph-rsid="0022704f"/>
    </style:style>
    <style:style style:name="P100" style:family="paragraph" style:parent-style-name="Text_20_body">
      <style:paragraph-properties fo:margin-top="0.101cm" fo:margin-bottom="0.101cm" style:contextual-spacing="false"/>
      <style:text-properties officeooo:paragraph-rsid="0022704f"/>
    </style:style>
    <style:style style:name="P101" style:family="paragraph" style:parent-style-name="Text_20_body">
      <style:text-properties officeooo:paragraph-rsid="0126fce5"/>
    </style:style>
    <style:style style:name="P102" style:family="paragraph" style:parent-style-name="Text_20_body">
      <style:text-properties officeooo:paragraph-rsid="00154eab"/>
    </style:style>
    <style:style style:name="P103" style:family="paragraph" style:parent-style-name="Text_20_body">
      <style:text-properties officeooo:paragraph-rsid="00ff0cdd"/>
    </style:style>
    <style:style style:name="P104" style:family="paragraph" style:parent-style-name="Text_20_body">
      <style:text-properties officeooo:paragraph-rsid="0129d1bc"/>
    </style:style>
    <style:style style:name="P105" style:family="paragraph" style:parent-style-name="Text_20_body">
      <style:text-properties officeooo:paragraph-rsid="001c5558"/>
    </style:style>
    <style:style style:name="P106" style:family="paragraph" style:parent-style-name="Text_20_body">
      <style:text-properties officeooo:paragraph-rsid="00278739"/>
    </style:style>
    <style:style style:name="P107" style:family="paragraph" style:parent-style-name="Text_20_body">
      <style:text-properties officeooo:paragraph-rsid="0140cbd2"/>
    </style:style>
    <style:style style:name="P108" style:family="paragraph" style:parent-style-name="Text_20_body">
      <style:text-properties officeooo:paragraph-rsid="0146ccaa"/>
    </style:style>
    <style:style style:name="P109" style:family="paragraph" style:parent-style-name="Text_20_body">
      <style:text-properties officeooo:rsid="00398055" officeooo:paragraph-rsid="01499ef0"/>
    </style:style>
    <style:style style:name="P110" style:family="paragraph" style:parent-style-name="Text_20_body">
      <style:text-properties officeooo:paragraph-rsid="017acd9d"/>
    </style:style>
    <style:style style:name="P111" style:family="paragraph" style:parent-style-name="Text_20_body">
      <style:text-properties officeooo:paragraph-rsid="018a1cfd"/>
    </style:style>
    <style:style style:name="P112" style:family="paragraph" style:parent-style-name="Text_20_body">
      <style:text-properties officeooo:paragraph-rsid="005f67e9"/>
    </style:style>
    <style:style style:name="P113" style:family="paragraph" style:parent-style-name="Text_20_body">
      <style:text-properties officeooo:paragraph-rsid="005fa5b8" fo:background-color="transparent"/>
    </style:style>
    <style:style style:name="P114" style:family="paragraph" style:parent-style-name="Text_20_body">
      <style:text-properties officeooo:paragraph-rsid="015cf7f5"/>
    </style:style>
    <style:style style:name="P115" style:family="paragraph" style:parent-style-name="Text_20_body">
      <style:text-properties officeooo:paragraph-rsid="01a81a10"/>
    </style:style>
    <style:style style:name="P116" style:family="paragraph" style:parent-style-name="Text_20_body">
      <style:text-properties officeooo:paragraph-rsid="006c2be9"/>
    </style:style>
    <style:style style:name="P117" style:family="paragraph" style:parent-style-name="Text_20_body">
      <style:text-properties officeooo:paragraph-rsid="00726830"/>
    </style:style>
    <style:style style:name="P118" style:family="paragraph" style:parent-style-name="Text_20_body">
      <style:text-properties officeooo:paragraph-rsid="01d25b1d"/>
    </style:style>
    <style:style style:name="P119" style:family="paragraph" style:parent-style-name="Text_20_body">
      <style:text-properties officeooo:paragraph-rsid="0072e82d"/>
    </style:style>
    <style:style style:name="P120" style:family="paragraph" style:parent-style-name="Text_20_body">
      <style:text-properties officeooo:paragraph-rsid="0074a1f4"/>
    </style:style>
    <style:style style:name="P121" style:family="paragraph" style:parent-style-name="Text_20_body">
      <style:text-properties officeooo:paragraph-rsid="01dafeb0"/>
    </style:style>
    <style:style style:name="P122" style:family="paragraph" style:parent-style-name="Text_20_body">
      <style:text-properties officeooo:paragraph-rsid="01db45a9"/>
    </style:style>
    <style:style style:name="P123" style:family="paragraph" style:parent-style-name="Text_20_body">
      <style:text-properties officeooo:paragraph-rsid="0156c687"/>
    </style:style>
    <style:style style:name="P124" style:family="paragraph" style:parent-style-name="Text_20_body">
      <style:text-properties officeooo:paragraph-rsid="0166b3ab"/>
    </style:style>
    <style:style style:name="P125" style:family="paragraph" style:parent-style-name="Text_20_body">
      <style:text-properties officeooo:paragraph-rsid="002fbe84"/>
    </style:style>
    <style:style style:name="P126" style:family="paragraph" style:parent-style-name="Text_20_body">
      <style:text-properties officeooo:paragraph-rsid="002c41a7"/>
    </style:style>
    <style:style style:name="P127" style:family="paragraph" style:parent-style-name="Text_20_body">
      <style:text-properties officeooo:paragraph-rsid="020f9350"/>
    </style:style>
    <style:style style:name="P128" style:family="paragraph" style:parent-style-name="Text_20_body">
      <style:text-properties officeooo:paragraph-rsid="021469f1"/>
    </style:style>
    <style:style style:name="P129" style:family="paragraph" style:parent-style-name="Text_20_body">
      <style:text-properties officeooo:paragraph-rsid="021e547e"/>
    </style:style>
    <style:style style:name="P130" style:family="paragraph" style:parent-style-name="Text_20_body">
      <style:text-properties officeooo:paragraph-rsid="02227344"/>
    </style:style>
    <style:style style:name="P131" style:family="paragraph" style:parent-style-name="Text_20_body">
      <style:text-properties officeooo:paragraph-rsid="022eeb88"/>
    </style:style>
    <style:style style:name="P132" style:family="paragraph" style:parent-style-name="Text_20_body">
      <style:text-properties officeooo:paragraph-rsid="027c31f6"/>
    </style:style>
    <style:style style:name="P133" style:family="paragraph" style:parent-style-name="Text_20_body">
      <style:text-properties officeooo:paragraph-rsid="0282ad05"/>
    </style:style>
    <style:style style:name="P134" style:family="paragraph" style:parent-style-name="Text_20_body">
      <style:text-properties officeooo:paragraph-rsid="00dd1e0b"/>
    </style:style>
    <style:style style:name="P135" style:family="paragraph" style:parent-style-name="Text_20_body">
      <style:text-properties officeooo:paragraph-rsid="004c6e36"/>
    </style:style>
    <style:style style:name="P1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0" style:family="paragraph" style:parent-style-name="Text_20_body">
      <style:paragraph-properties fo:margin-top="0.201cm" fo:margin-bottom="0.201cm" style:contextual-spacing="false"/>
      <style:text-properties officeooo:paragraph-rsid="012efaa4"/>
    </style:style>
    <style:style style:name="P141" style:family="paragraph" style:parent-style-name="Standard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paragraph-rsid="02722373"/>
    </style:style>
    <style:style style:name="P14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paragraph-rsid="02722373"/>
    </style:style>
    <style:style style:name="P143" style:family="paragraph" style:parent-style-name="Heading_20_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paragraph-rsid="028ce395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paragraph-rsid="028ce395" style:font-size-asian="11pt" style:font-size-complex="11pt"/>
    </style:style>
    <style:style style:name="P145" style:family="paragraph" style:parent-style-name="Text_20_body">
      <style:text-properties officeooo:paragraph-rsid="0293f71a"/>
    </style:style>
    <style:style style:name="P146" style:family="paragraph" style:parent-style-name="Text_20_body">
      <style:text-properties officeooo:paragraph-rsid="0298d8c0"/>
    </style:style>
    <style:style style:name="P147" style:family="paragraph" style:parent-style-name="Text_20_body">
      <style:text-properties officeooo:paragraph-rsid="029a63c2"/>
    </style:style>
    <style:style style:name="P148" style:family="paragraph" style:parent-style-name="Heading_20_1">
      <style:text-properties fo:color="#808080" loext:opacity="100%" fo:font-size="14pt" fo:font-weight="normal" style:font-size-asian="14pt" style:font-weight-asian="normal" style:font-size-complex="14pt" style:font-weight-complex="normal"/>
    </style:style>
    <style:style style:name="P149" style:family="paragraph" style:parent-style-name="Heading_20_1">
      <style:text-properties fo:color="#808080" loext:opacity="100%" style:font-name="Liberation Sans1" fo:font-size="14pt" fo:font-weight="normal" officeooo:rsid="01e25558" style:font-name-asian="PingFang SC" style:font-size-asian="14pt" style:font-weight-asian="normal" style:font-name-complex="Arial Unicode MS1" style:font-size-complex="14pt" style:font-weight-complex="normal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style:font-name="Liberation Mono1" fo:font-size="10pt" officeooo:rsid="001ece63" style:font-size-asian="10pt" style:font-size-complex="10pt"/>
    </style:style>
    <style:style style:name="T4" style:family="text">
      <style:text-properties style:font-name="Liberation Mono1" fo:font-size="10pt" officeooo:rsid="00e90394" style:font-size-asian="10pt" style:font-size-complex="10pt"/>
    </style:style>
    <style:style style:name="T5" style:family="text">
      <style:text-properties style:font-name="Liberation Mono1" fo:font-size="10pt" officeooo:rsid="0119cc4c" style:font-size-asian="10pt" style:font-size-complex="10pt"/>
    </style:style>
    <style:style style:name="T6" style:family="text">
      <style:text-properties style:font-name="Liberation Mono1" fo:font-size="10pt" officeooo:rsid="00039f79" style:font-size-asian="10pt" style:font-size-complex="10pt"/>
    </style:style>
    <style:style style:name="T7" style:family="text">
      <style:text-properties style:font-name="Liberation Mono1" fo:font-size="10pt" officeooo:rsid="01c02a68" style:font-size-asian="10pt" style:font-size-complex="10pt"/>
    </style:style>
    <style:style style:name="T8" style:family="text">
      <style:text-properties style:font-name="Liberation Mono1" fo:font-size="10pt" officeooo:rsid="000603cf" style:font-size-asian="10pt" style:font-size-complex="10pt"/>
    </style:style>
    <style:style style:name="T9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Mono1" fo:font-size="11pt" style:font-size-asian="11pt" style:font-size-complex="11pt"/>
    </style:style>
    <style:style style:name="T11" style:family="text">
      <style:text-properties style:font-name="Liberation Mono1" fo:font-size="11pt" officeooo:rsid="00087849" style:font-size-asian="11pt" style:font-size-complex="11pt"/>
    </style:style>
    <style:style style:name="T12" style:family="text">
      <style:text-properties style:font-name="Liberation Mono1" fo:font-size="11pt" officeooo:rsid="00072cc6" style:font-size-asian="11pt" style:font-size-complex="11pt"/>
    </style:style>
    <style:style style:name="T13" style:family="text">
      <style:text-properties style:font-name="Liberation Mono1" fo:font-size="11pt" officeooo:rsid="000603cf" style:font-size-asian="11pt" style:font-size-complex="11pt"/>
    </style:style>
    <style:style style:name="T14" style:family="text">
      <style:text-properties style:font-name="Liberation Mono1" fo:font-size="11pt" officeooo:rsid="00a09282" style:font-size-asian="11pt" style:font-size-complex="11pt"/>
    </style:style>
    <style:style style:name="T15" style:family="text">
      <style:text-properties style:font-name="Liberation Mono1" fo:font-size="11pt" officeooo:rsid="0091707f" style:font-size-asian="11pt" style:font-size-complex="11pt"/>
    </style:style>
    <style:style style:name="T16" style:family="text">
      <style:text-properties style:font-name="Liberation Mono1" fo:font-size="11pt" officeooo:rsid="00a37279" style:font-size-asian="11pt" style:font-size-complex="11pt"/>
    </style:style>
    <style:style style:name="T17" style:family="text">
      <style:text-properties style:font-name="Liberation Mono1" fo:font-size="11pt" officeooo:rsid="00a95911" style:font-size-asian="11pt" style:font-size-complex="11pt"/>
    </style:style>
    <style:style style:name="T18" style:family="text">
      <style:text-properties style:font-name="Liberation Mono1" fo:font-size="11pt" officeooo:rsid="0008423d" style:font-size-asian="11pt" style:font-size-complex="11pt"/>
    </style:style>
    <style:style style:name="T19" style:family="text">
      <style:text-properties style:font-name="Liberation Mono1" fo:font-size="11pt" officeooo:rsid="000a510d" style:font-size-asian="11pt" style:font-size-complex="11pt"/>
    </style:style>
    <style:style style:name="T20" style:family="text">
      <style:text-properties style:font-name="Liberation Mono1" fo:font-size="11pt" officeooo:rsid="00c95914" style:font-size-asian="11pt" style:font-size-complex="11pt"/>
    </style:style>
    <style:style style:name="T21" style:family="text">
      <style:text-properties style:font-name="Liberation Mono1" fo:font-size="11pt" officeooo:rsid="00d79042" style:font-size-asian="11pt" style:font-size-complex="11pt"/>
    </style:style>
    <style:style style:name="T22" style:family="text">
      <style:text-properties style:font-name="Liberation Mono1" fo:font-size="11pt" officeooo:rsid="00e15456" style:font-size-asian="11pt" style:font-size-complex="11pt"/>
    </style:style>
    <style:style style:name="T23" style:family="text">
      <style:text-properties style:font-name="Liberation Mono1" fo:font-size="11pt" officeooo:rsid="00e5cb35" style:font-size-asian="11pt" style:font-size-complex="11pt"/>
    </style:style>
    <style:style style:name="T24" style:family="text">
      <style:text-properties style:font-name="Liberation Mono1" fo:font-size="11pt" officeooo:rsid="00eaefa2" style:font-size-asian="11pt" style:font-size-complex="11pt"/>
    </style:style>
    <style:style style:name="T25" style:family="text">
      <style:text-properties style:font-name="Liberation Mono1" fo:font-size="11pt" officeooo:rsid="00110be9" style:font-size-asian="11pt" style:font-size-complex="11pt"/>
    </style:style>
    <style:style style:name="T26" style:family="text">
      <style:text-properties style:font-name="Liberation Mono1" fo:font-size="11pt" officeooo:rsid="00d39aa5" style:font-size-asian="11pt" style:font-size-complex="11pt"/>
    </style:style>
    <style:style style:name="T27" style:family="text">
      <style:text-properties style:font-name="Liberation Mono1" fo:font-size="11pt" officeooo:rsid="000de8cd" style:font-size-asian="11pt" style:font-size-complex="11pt"/>
    </style:style>
    <style:style style:name="T28" style:family="text">
      <style:text-properties style:font-name="Liberation Mono1" fo:font-size="11pt" officeooo:rsid="00125252" style:font-size-asian="11pt" style:font-size-complex="11pt"/>
    </style:style>
    <style:style style:name="T29" style:family="text">
      <style:text-properties style:font-name="Liberation Mono1" fo:font-size="11pt" officeooo:rsid="0012f056" style:font-size-asian="11pt" style:font-size-complex="11pt"/>
    </style:style>
    <style:style style:name="T30" style:family="text">
      <style:text-properties style:font-name="Liberation Mono1" fo:font-size="11pt" officeooo:rsid="0013ad5c" style:font-size-asian="11pt" style:font-size-complex="11pt"/>
    </style:style>
    <style:style style:name="T31" style:family="text">
      <style:text-properties style:font-name="Liberation Mono1" fo:font-size="11pt" officeooo:rsid="00145dd7" style:font-size-asian="11pt" style:font-size-complex="11pt"/>
    </style:style>
    <style:style style:name="T32" style:family="text">
      <style:text-properties style:font-name="Liberation Mono1" fo:font-size="11pt" officeooo:rsid="00f543dd" style:font-size-asian="11pt" style:font-size-complex="11pt"/>
    </style:style>
    <style:style style:name="T33" style:family="text">
      <style:text-properties style:font-name="Liberation Mono1" fo:font-size="11pt" officeooo:rsid="00fbbecb" style:font-size-asian="11pt" style:font-size-complex="11pt"/>
    </style:style>
    <style:style style:name="T34" style:family="text">
      <style:text-properties style:font-name="Liberation Mono1" fo:font-size="11pt" officeooo:rsid="00ef981d" style:font-size-asian="11pt" style:font-size-complex="11pt"/>
    </style:style>
    <style:style style:name="T35" style:family="text">
      <style:text-properties style:font-name="Liberation Mono1" fo:font-size="11pt" officeooo:rsid="000bd2f4" style:font-size-asian="11pt" style:font-size-complex="11pt"/>
    </style:style>
    <style:style style:name="T36" style:family="text">
      <style:text-properties style:font-name="Liberation Mono1" fo:font-size="11pt" officeooo:rsid="00cbc7c6" style:font-size-asian="11pt" style:font-size-complex="11pt"/>
    </style:style>
    <style:style style:name="T37" style:family="text">
      <style:text-properties style:font-name="Liberation Mono1" fo:font-size="11pt" officeooo:rsid="00150ba6" style:font-size-asian="11pt" style:font-size-complex="11pt"/>
    </style:style>
    <style:style style:name="T38" style:family="text">
      <style:text-properties style:font-name="Liberation Mono1" fo:font-size="11pt" officeooo:rsid="0015e0a2" style:font-size-asian="11pt" style:font-size-complex="11pt"/>
    </style:style>
    <style:style style:name="T39" style:family="text">
      <style:text-properties style:font-name="Liberation Mono1" fo:font-size="11pt" officeooo:rsid="0025f759" style:font-size-asian="11pt" style:font-size-complex="11pt"/>
    </style:style>
    <style:style style:name="T40" style:family="text">
      <style:text-properties style:font-name="Liberation Mono1" fo:font-size="11pt" officeooo:rsid="003040c5" style:font-size-asian="11pt" style:font-size-complex="11pt"/>
    </style:style>
    <style:style style:name="T41" style:family="text">
      <style:text-properties style:font-name="Liberation Mono1" fo:font-size="11pt" officeooo:rsid="0022704f" style:font-size-asian="11pt" style:font-size-complex="11pt"/>
    </style:style>
    <style:style style:name="T42" style:family="text">
      <style:text-properties style:font-name="Liberation Mono1" fo:font-size="11pt" officeooo:rsid="0110796e" style:font-size-asian="11pt" style:font-size-complex="11pt"/>
    </style:style>
    <style:style style:name="T43" style:family="text">
      <style:text-properties style:font-name="Liberation Mono1" fo:font-size="11pt" officeooo:rsid="0110bc8b" style:font-size-asian="11pt" style:font-size-complex="11pt"/>
    </style:style>
    <style:style style:name="T44" style:family="text">
      <style:text-properties style:font-name="Liberation Mono1" fo:font-size="11pt" officeooo:rsid="01217aed" style:font-size-asian="11pt" style:font-size-complex="11pt"/>
    </style:style>
    <style:style style:name="T45" style:family="text">
      <style:text-properties style:font-name="Liberation Mono1" fo:font-size="11pt" officeooo:rsid="00154eab" style:font-size-asian="11pt" style:font-size-complex="11pt"/>
    </style:style>
    <style:style style:name="T46" style:family="text">
      <style:text-properties style:font-name="Liberation Mono1" fo:font-size="11pt" officeooo:rsid="00fdf322" style:font-size-asian="11pt" style:font-size-complex="11pt"/>
    </style:style>
    <style:style style:name="T47" style:family="text">
      <style:text-properties style:font-name="Liberation Mono1" fo:font-size="11pt" officeooo:rsid="0016a6f3" style:font-size-asian="11pt" style:font-size-complex="11pt"/>
    </style:style>
    <style:style style:name="T48" style:family="text">
      <style:text-properties style:font-name="Liberation Mono1" fo:font-size="11pt" officeooo:rsid="00172d20" style:font-size-asian="11pt" style:font-size-complex="11pt"/>
    </style:style>
    <style:style style:name="T49" style:family="text">
      <style:text-properties style:font-name="Liberation Mono1" fo:font-size="11pt" officeooo:rsid="00ff0cdd" style:font-size-asian="11pt" style:font-size-complex="11pt"/>
    </style:style>
    <style:style style:name="T50" style:family="text">
      <style:text-properties style:font-name="Liberation Mono1" fo:font-size="11pt" officeooo:rsid="0018a6a6" style:font-size-asian="11pt" style:font-size-complex="11pt"/>
    </style:style>
    <style:style style:name="T51" style:family="text">
      <style:text-properties style:font-name="Liberation Mono1" fo:font-size="11pt" officeooo:rsid="001c5558" style:font-size-asian="11pt" style:font-size-complex="11pt"/>
    </style:style>
    <style:style style:name="T52" style:family="text">
      <style:text-properties style:font-name="Liberation Mono1" fo:font-size="11pt" officeooo:rsid="010a0fef" style:font-size-asian="11pt" style:font-size-complex="11pt"/>
    </style:style>
    <style:style style:name="T53" style:family="text">
      <style:text-properties style:font-name="Liberation Mono1" fo:font-size="11pt" officeooo:rsid="00278739" style:font-size-asian="11pt" style:font-size-complex="11pt"/>
    </style:style>
    <style:style style:name="T54" style:family="text">
      <style:text-properties style:font-name="Liberation Mono1" fo:font-size="11pt" officeooo:rsid="001ae31d" style:font-size-asian="11pt" style:font-size-complex="11pt"/>
    </style:style>
    <style:style style:name="T55" style:family="text">
      <style:text-properties style:font-name="Liberation Mono1" fo:font-size="11pt" officeooo:rsid="00231a99" style:font-size-asian="11pt" style:font-size-complex="11pt"/>
    </style:style>
    <style:style style:name="T56" style:family="text">
      <style:text-properties style:font-name="Liberation Mono1" fo:font-size="11pt" officeooo:rsid="00537c46" style:font-size-asian="11pt" style:font-size-complex="11pt"/>
    </style:style>
    <style:style style:name="T57" style:family="text">
      <style:text-properties style:font-name="Liberation Mono1" fo:font-size="11pt" officeooo:rsid="0140cbd2" style:font-size-asian="11pt" style:font-size-complex="11pt"/>
    </style:style>
    <style:style style:name="T58" style:family="text">
      <style:text-properties style:font-name="Liberation Mono1" fo:font-size="11pt" officeooo:rsid="0035b54b" style:font-size-asian="11pt" style:font-size-complex="11pt"/>
    </style:style>
    <style:style style:name="T59" style:family="text">
      <style:text-properties style:font-name="Liberation Mono1" fo:font-size="11pt" officeooo:rsid="0146ccaa" style:font-size-asian="11pt" style:font-size-complex="11pt"/>
    </style:style>
    <style:style style:name="T60" style:family="text">
      <style:text-properties style:font-name="Liberation Mono1" fo:font-size="11pt" officeooo:rsid="0059e9e1" style:font-size-asian="11pt" style:font-size-complex="11pt"/>
    </style:style>
    <style:style style:name="T61" style:family="text">
      <style:text-properties style:font-name="Liberation Mono1" fo:font-size="11pt" officeooo:rsid="005180c8" style:font-size-asian="11pt" style:font-size-complex="11pt"/>
    </style:style>
    <style:style style:name="T62" style:family="text">
      <style:text-properties style:font-name="Liberation Mono1" fo:font-size="11pt" officeooo:rsid="017ab902" style:font-size-asian="11pt" style:font-size-complex="11pt"/>
    </style:style>
    <style:style style:name="T63" style:family="text">
      <style:text-properties style:font-name="Liberation Mono1" fo:font-size="11pt" officeooo:rsid="006a36a0" style:font-size-asian="11pt" style:font-size-complex="11pt"/>
    </style:style>
    <style:style style:name="T64" style:family="text">
      <style:text-properties style:font-name="Liberation Mono1" fo:font-size="11pt" officeooo:rsid="006c2be9" style:font-size-asian="11pt" style:font-size-complex="11pt"/>
    </style:style>
    <style:style style:name="T65" style:family="text">
      <style:text-properties style:font-name="Liberation Mono1" fo:font-size="11pt" officeooo:rsid="0072cd12" style:font-size-asian="11pt" style:font-size-complex="11pt"/>
    </style:style>
    <style:style style:name="T66" style:family="text">
      <style:text-properties style:font-name="Liberation Mono1" fo:font-size="11pt" officeooo:rsid="001906b4" style:font-size-asian="11pt" style:font-size-complex="11pt"/>
    </style:style>
    <style:style style:name="T67" style:family="text">
      <style:text-properties style:font-name="Liberation Mono1" fo:font-size="11pt" officeooo:rsid="01d3c613" style:font-size-asian="11pt" style:font-size-complex="11pt"/>
    </style:style>
    <style:style style:name="T68" style:family="text">
      <style:text-properties style:font-name="Liberation Mono1" fo:font-size="11pt" officeooo:rsid="01d41517" style:font-size-asian="11pt" style:font-size-complex="11pt"/>
    </style:style>
    <style:style style:name="T69" style:family="text">
      <style:text-properties style:font-name="Liberation Mono1" fo:font-size="11pt" officeooo:rsid="0072e82d" style:font-size-asian="11pt" style:font-size-complex="11pt"/>
    </style:style>
    <style:style style:name="T70" style:family="text">
      <style:text-properties style:font-name="Liberation Mono1" fo:font-size="11pt" officeooo:rsid="01da3936" style:font-size-asian="11pt" style:font-size-complex="11pt"/>
    </style:style>
    <style:style style:name="T71" style:family="text">
      <style:text-properties style:font-name="Liberation Mono1" fo:font-size="11pt" officeooo:rsid="007703ea" style:font-size-asian="11pt" style:font-size-complex="11pt"/>
    </style:style>
    <style:style style:name="T72" style:family="text">
      <style:text-properties style:font-name="Liberation Mono1" fo:font-size="11pt" officeooo:rsid="007968dd" style:font-size-asian="11pt" style:font-size-complex="11pt"/>
    </style:style>
    <style:style style:name="T73" style:family="text">
      <style:text-properties style:font-name="Liberation Mono1" fo:font-size="11pt" officeooo:rsid="01dafeb0" style:font-size-asian="11pt" style:font-size-complex="11pt"/>
    </style:style>
    <style:style style:name="T74" style:family="text">
      <style:text-properties style:font-name="Liberation Mono1" fo:font-size="11pt" officeooo:rsid="007b1eff" style:font-size-asian="11pt" style:font-size-complex="11pt"/>
    </style:style>
    <style:style style:name="T75" style:family="text">
      <style:text-properties style:font-name="Liberation Mono1" fo:font-size="11pt" officeooo:rsid="01dd10a9" style:font-size-asian="11pt" style:font-size-complex="11pt"/>
    </style:style>
    <style:style style:name="T76" style:family="text">
      <style:text-properties style:font-name="Liberation Mono1" fo:font-size="11pt" officeooo:rsid="002c41a7" style:font-size-asian="11pt" style:font-size-complex="11pt"/>
    </style:style>
    <style:style style:name="T77" style:family="text">
      <style:text-properties style:font-name="Liberation Mono1" fo:font-size="11pt" officeooo:rsid="01db45a9" style:font-size-asian="11pt" style:font-size-complex="11pt"/>
    </style:style>
    <style:style style:name="T78" style:family="text">
      <style:text-properties style:font-name="Liberation Mono1" fo:font-size="11pt" officeooo:rsid="0203858b" style:font-size-asian="11pt" style:font-size-complex="11pt"/>
    </style:style>
    <style:style style:name="T79" style:family="text">
      <style:text-properties style:font-name="Liberation Mono1" fo:font-size="11pt" officeooo:rsid="021e547e" style:font-size-asian="11pt" style:font-size-complex="11pt"/>
    </style:style>
    <style:style style:name="T80" style:family="text">
      <style:text-properties style:font-name="Liberation Mono1" fo:font-size="11pt" officeooo:rsid="002fbe84" style:font-size-asian="11pt" style:font-size-complex="11pt"/>
    </style:style>
    <style:style style:name="T81" style:family="text">
      <style:text-properties style:font-name="Liberation Mono1" fo:font-size="11pt" officeooo:rsid="025f7276" style:font-size-asian="11pt" style:font-size-complex="11pt"/>
    </style:style>
    <style:style style:name="T82" style:family="text">
      <style:text-properties style:font-name="Liberation Mono1" fo:font-size="11pt" officeooo:rsid="026000a3" style:font-size-asian="11pt" style:font-size-complex="11pt"/>
    </style:style>
    <style:style style:name="T83" style:family="text">
      <style:text-properties style:font-name="Liberation Mono1" fo:font-size="11pt" officeooo:rsid="02792da9" style:font-size-asian="11pt" style:font-size-complex="11pt"/>
    </style:style>
    <style:style style:name="T84" style:family="text">
      <style:text-properties style:font-name="Liberation Mono1" fo:font-size="11pt" officeooo:rsid="027a5cec" style:font-size-asian="11pt" style:font-size-complex="11pt"/>
    </style:style>
    <style:style style:name="T85" style:family="text">
      <style:text-properties style:font-name="Liberation Mono1" fo:font-size="11pt" officeooo:rsid="027aee9c" style:font-size-asian="11pt" style:font-size-complex="11pt"/>
    </style:style>
    <style:style style:name="T86" style:family="text">
      <style:text-properties style:font-name="Liberation Mono1" fo:font-size="11pt" officeooo:rsid="0280a136" style:font-size-asian="11pt" style:font-size-complex="11pt"/>
    </style:style>
    <style:style style:name="T87" style:family="text">
      <style:text-properties style:font-name="Liberation Mono1" fo:font-size="11pt" officeooo:rsid="0282aeb4" style:font-size-asian="11pt" style:font-size-complex="11pt"/>
    </style:style>
    <style:style style:name="T88" style:family="text">
      <style:text-properties style:font-name="Liberation Mono1" fo:font-size="11pt" officeooo:rsid="0282ad05" style:font-size-asian="11pt" style:font-size-complex="11pt"/>
    </style:style>
    <style:style style:name="T89" style:family="text">
      <style:text-properties style:font-name="Liberation Mono1" fo:font-size="11pt" fo:language="es" fo:country="ES" style:font-size-asian="11pt" style:font-size-complex="11pt"/>
    </style:style>
    <style:style style:name="T90" style:family="text">
      <style:text-properties style:font-name="Liberation Mono1" fo:font-size="11pt" officeooo:rsid="0008423d" style:font-name-asian="Liberation Mono" style:font-size-asian="11pt" style:font-name-complex="Liberation Mono" style:font-size-complex="11pt"/>
    </style:style>
    <style:style style:name="T91" style:family="text">
      <style:text-properties style:font-name="Liberation Mono1" fo:font-size="11pt" officeooo:rsid="006c2be9" style:font-name-asian="Liberation Mono" style:font-size-asian="11pt" style:font-name-complex="Liberation Mono" style:font-size-complex="11pt"/>
    </style:style>
    <style:style style:name="T92" style:family="text">
      <style:text-properties style:font-name="Liberation Mono1" fo:font-size="11pt" fo:font-style="italic" officeooo:rsid="001c5558" style:font-size-asian="11pt" style:font-style-asian="italic" style:font-size-complex="11pt" style:font-style-complex="italic"/>
    </style:style>
    <style:style style:name="T93" style:family="text">
      <style:text-properties style:font-name="Liberation Mono1" fo:font-size="11pt" fo:font-style="italic" officeooo:rsid="001ae31d" style:font-size-asian="11pt" style:font-style-asian="italic" style:font-size-complex="11pt" style:font-style-complex="italic"/>
    </style:style>
    <style:style style:name="T94" style:family="text">
      <style:text-properties style:font-name="Liberation Mono1" fo:font-size="11pt" fo:font-style="italic" officeooo:rsid="0025f759" style:font-size-asian="11pt" style:font-style-asian="italic" style:font-size-complex="11pt" style:font-style-complex="italic"/>
    </style:style>
    <style:style style:name="T95" style:family="text">
      <style:text-properties style:font-name="Liberation Mono1" fo:font-size="11pt" fo:font-style="italic" officeooo:rsid="002c41a7" style:font-size-asian="11pt" style:font-style-asian="italic" style:font-size-complex="11pt" style:font-style-complex="italic"/>
    </style:style>
    <style:style style:name="T96" style:family="text">
      <style:text-properties style:font-name="Liberation Mono1" fo:font-size="11pt" fo:font-style="italic" officeooo:rsid="0140cbd2" style:font-size-asian="11pt" style:font-style-asian="italic" style:font-size-complex="11pt" style:font-style-complex="italic"/>
    </style:style>
    <style:style style:name="T97" style:family="text">
      <style:text-properties style:font-name="Liberation Mono1" fo:font-size="11pt" fo:font-style="italic" officeooo:rsid="00391a31" style:font-size-asian="11pt" style:font-style-asian="italic" style:font-size-complex="11pt" style:font-style-complex="italic"/>
    </style:style>
    <style:style style:name="T98" style:family="text">
      <style:text-properties style:font-name="Liberation Mono1" fo:font-size="11pt" fo:font-style="italic" officeooo:rsid="003ea5f2" style:font-size-asian="11pt" style:font-style-asian="italic" style:font-size-complex="11pt" style:font-style-complex="italic"/>
    </style:style>
    <style:style style:name="T99" style:family="text">
      <style:text-properties style:font-name="Liberation Mono1" fo:font-size="11pt" fo:font-style="italic" officeooo:rsid="007b1eff" style:font-size-asian="11pt" style:font-style-asian="italic" style:font-size-complex="11pt" style:font-style-complex="italic"/>
    </style:style>
    <style:style style:name="T100" style:family="text">
      <style:text-properties style:font-name="Liberation Mono1" fo:font-size="11pt" fo:font-style="normal" officeooo:rsid="0022704f" style:font-size-asian="11pt" style:font-style-asian="normal" style:font-size-complex="11pt" style:font-style-complex="normal"/>
    </style:style>
    <style:style style:name="T101" style:family="text">
      <style:text-properties style:font-name="Liberation Mono1" fo:font-size="11pt" fo:font-style="normal" officeooo:rsid="00172d20" style:font-size-asian="11pt" style:font-style-asian="normal" style:font-size-complex="11pt" style:font-style-complex="normal"/>
    </style:style>
    <style:style style:name="T102" style:family="text">
      <style:text-properties style:font-name="Liberation Mono1" fo:font-size="11pt" fo:font-style="normal" officeooo:rsid="001ae31d" style:font-size-asian="11pt" style:font-style-asian="normal" style:font-size-complex="11pt" style:font-style-complex="normal"/>
    </style:style>
    <style:style style:name="T103" style:family="text">
      <style:text-properties style:font-name="Liberation Mono1" fo:font-size="11pt" fo:font-style="normal" officeooo:rsid="0282ad05" style:font-size-asian="11pt" style:font-style-asian="normal" style:font-size-complex="11pt" style:font-style-complex="normal"/>
    </style:style>
    <style:style style:name="T104" style:family="text">
      <style:text-properties style:font-name="Liberation Mono1" fo:language="es" fo:country="ES"/>
    </style:style>
    <style:style style:name="T105" style:family="text">
      <style:text-properties style:font-name="Liberation Mono1" fo:language="es" fo:country="ES" officeooo:rsid="005dc187"/>
    </style:style>
    <style:style style:name="T106" style:family="text">
      <style:text-properties style:font-name="Liberation Mono1" fo:language="es" fo:country="ES" officeooo:rsid="018e5263"/>
    </style:style>
    <style:style style:name="T107" style:family="text">
      <style:text-properties style:font-name="Liberation Mono1" officeooo:rsid="002bca84"/>
    </style:style>
    <style:style style:name="T108" style:family="text">
      <style:text-properties style:font-name="Liberation Mono1" officeooo:rsid="0119cc4c"/>
    </style:style>
    <style:style style:name="T109" style:family="text">
      <style:text-properties style:font-name="Liberation Mono1" officeooo:rsid="001ece63"/>
    </style:style>
    <style:style style:name="T110" style:family="text">
      <style:text-properties style:font-name="Liberation Mono1" officeooo:rsid="0065d137"/>
    </style:style>
    <style:style style:name="T111" style:family="text">
      <style:text-properties style:font-name="Liberation Mono1" officeooo:rsid="01bdae6e"/>
    </style:style>
    <style:style style:name="T112" style:family="text">
      <style:text-properties style:font-name="Liberation Mono1" officeooo:rsid="01c2246a"/>
    </style:style>
    <style:style style:name="T113" style:family="text">
      <style:text-properties style:font-name="Liberation Mono1" officeooo:rsid="01da3936"/>
    </style:style>
    <style:style style:name="T114" style:family="text">
      <style:text-properties style:font-name="Liberation Mono1" officeooo:rsid="00039f79"/>
    </style:style>
    <style:style style:name="T115" style:family="text">
      <style:text-properties style:font-name="Liberation Mono1" officeooo:rsid="0284ff83"/>
    </style:style>
    <style:style style:name="T116" style:family="text">
      <style:text-properties style:font-name="Liberation Mono1" fo:font-size="9pt" style:font-size-asian="9pt" style:font-size-complex="9pt"/>
    </style:style>
    <style:style style:name="T117" style:family="text">
      <style:text-properties style:font-name="Liberation Mono1" fo:font-size="9pt" officeooo:rsid="01ec3ff2" style:font-size-asian="9pt" style:font-size-complex="9pt"/>
    </style:style>
    <style:style style:name="T118" style:family="text">
      <style:text-properties style:font-name="Liberation Mono1" fo:font-size="9pt" officeooo:rsid="01ec3ff2" style:font-name-asian="Liberation Mono" style:font-size-asian="9pt" style:font-name-complex="Liberation Mono" style:font-size-complex="9pt"/>
    </style:style>
    <style:style style:name="T119" style:family="text">
      <style:text-properties style:font-name="Liberation Mono1" fo:font-size="14pt" style:font-name-asian="Songti SC" style:font-size-asian="14pt" style:font-name-complex="Arial Unicode MS1" style:font-size-complex="14pt"/>
    </style:style>
    <style:style style:name="T120" style:family="text">
      <style:text-properties style:font-name="Liberation Mono1" style:font-name-asian="Songti SC" style:font-name-complex="Arial Unicode MS1"/>
    </style:style>
    <style:style style:name="T121" style:family="text">
      <style:text-properties style:font-name="Liberation Mono1" officeooo:rsid="029dfc9d" style:font-name-asian="Songti SC" style:font-name-complex="Arial Unicode MS1"/>
    </style:style>
    <style:style style:name="T122" style:family="text">
      <style:text-properties style:font-name="Liberation Sans1"/>
    </style:style>
    <style:style style:name="T123" style:family="text">
      <style:text-properties style:font-name="Liberation Sans1" fo:font-size="10pt" style:font-size-asian="10pt" style:font-size-complex="10pt"/>
    </style:style>
    <style:style style:name="T124" style:family="text">
      <style:text-properties style:font-name="Liberation Sans1" fo:font-size="10pt" officeooo:rsid="00109982" style:font-size-asian="10pt" style:font-size-complex="10pt"/>
    </style:style>
    <style:style style:name="T125" style:family="text">
      <style:text-properties style:font-name="Liberation Sans1" fo:font-size="10pt" officeooo:rsid="00039f79" style:font-size-asian="10pt" style:font-size-complex="10pt"/>
    </style:style>
    <style:style style:name="T126" style:family="text">
      <style:text-properties style:font-name="Liberation Sans1" fo:font-size="10pt" officeooo:rsid="00b83e4e" style:font-size-asian="10pt" style:font-size-complex="10pt"/>
    </style:style>
    <style:style style:name="T127" style:family="text">
      <style:text-properties style:font-name="Liberation Sans1" fo:font-size="10pt" officeooo:rsid="00035bf0" style:font-size-asian="10pt" style:font-size-complex="10pt"/>
    </style:style>
    <style:style style:name="T128" style:family="text">
      <style:text-properties style:font-name="Liberation Sans1" fo:font-size="10pt" officeooo:rsid="00b9593e" style:font-size-asian="10pt" style:font-size-complex="10pt"/>
    </style:style>
    <style:style style:name="T129" style:family="text">
      <style:text-properties style:font-name="Liberation Sans1" fo:font-size="10pt" officeooo:rsid="00bb0217" style:font-size-asian="10pt" style:font-size-complex="10pt"/>
    </style:style>
    <style:style style:name="T130" style:family="text">
      <style:text-properties style:font-name="Liberation Sans1" fo:font-size="10pt" officeooo:rsid="00c1c35e" style:font-size-asian="10pt" style:font-size-complex="10pt"/>
    </style:style>
    <style:style style:name="T131" style:family="text">
      <style:text-properties style:font-name="Liberation Sans1" fo:font-size="10pt" officeooo:rsid="00e90394" style:font-size-asian="10pt" style:font-size-complex="10pt"/>
    </style:style>
    <style:style style:name="T132" style:family="text">
      <style:text-properties style:font-name="Liberation Sans1" fo:font-size="10pt" officeooo:rsid="0119cc4c" style:font-size-asian="10pt" style:font-size-complex="10pt"/>
    </style:style>
    <style:style style:name="T133" style:family="text">
      <style:text-properties style:font-name="Liberation Sans1" fo:font-size="10pt" officeooo:rsid="0126fce5" style:font-size-asian="10pt" style:font-size-complex="10pt"/>
    </style:style>
    <style:style style:name="T134" style:family="text">
      <style:text-properties style:font-name="Liberation Sans1" fo:font-size="10pt" officeooo:rsid="019eb261" style:font-size-asian="10pt" style:font-size-complex="10pt"/>
    </style:style>
    <style:style style:name="T135" style:family="text">
      <style:text-properties style:font-name="Liberation Sans1" fo:font-size="10pt" officeooo:rsid="01bf5e95" style:font-size-asian="10pt" style:font-size-complex="10pt"/>
    </style:style>
    <style:style style:name="T136" style:family="text">
      <style:text-properties style:font-name="Liberation Sans1" fo:font-size="10pt" officeooo:rsid="01c02a68" style:font-size-asian="10pt" style:font-size-complex="10pt"/>
    </style:style>
    <style:style style:name="T137" style:family="text">
      <style:text-properties style:font-name="Liberation Sans1" fo:font-size="10pt" officeooo:rsid="01ca1c5e" style:font-size-asian="10pt" style:font-size-complex="10pt"/>
    </style:style>
    <style:style style:name="T138" style:family="text">
      <style:text-properties style:font-name="Liberation Sans1" fo:font-size="10pt" officeooo:rsid="000603cf" style:font-size-asian="10pt" style:font-size-complex="10pt"/>
    </style:style>
    <style:style style:name="T139" style:family="text">
      <style:text-properties style:font-name="Liberation Sans1" fo:font-size="10pt" officeooo:rsid="01f3f3e5" style:font-size-asian="10pt" style:font-size-complex="10pt"/>
    </style:style>
    <style:style style:name="T140" style:family="text">
      <style:text-properties style:font-name="Liberation Sans1" fo:font-size="10pt" officeooo:rsid="01f58fb4" style:font-size-asian="10pt" style:font-size-complex="10pt"/>
    </style:style>
    <style:style style:name="T141" style:family="text">
      <style:text-properties style:font-name="Liberation Sans1" fo:font-size="10pt" officeooo:rsid="01fee7c0" style:font-size-asian="10pt" style:font-size-complex="10pt"/>
    </style:style>
    <style:style style:name="T142" style:family="text">
      <style:text-properties style:font-name="Liberation Sans1" fo:font-size="10pt" style:font-size-asian="10pt" style:font-style-asian="normal" style:font-size-complex="10pt" style:font-style-complex="normal"/>
    </style:style>
    <style:style style:name="T143" style:family="text">
      <style:text-properties style:font-name="Liberation Sans1" fo:font-size="10pt" fo:font-style="italic" officeooo:rsid="00039f79" style:font-size-asian="10pt" style:font-style-asian="italic" style:font-size-complex="10pt" style:font-style-complex="italic"/>
    </style:style>
    <style:style style:name="T144" style:family="text">
      <style:text-properties style:font-name="Liberation Sans1" fo:font-size="10pt" fo:font-style="italic" officeooo:rsid="00035bf0" style:font-size-asian="10pt" style:font-style-asian="italic" style:font-size-complex="10pt" style:font-style-complex="italic"/>
    </style:style>
    <style:style style:name="T145" style:family="text">
      <style:text-properties style:font-name="Liberation Sans1" fo:font-size="10pt" fo:font-style="italic" officeooo:rsid="00c02324" style:font-size-asian="10pt" style:font-style-asian="italic" style:font-size-complex="10pt" style:font-style-complex="italic"/>
    </style:style>
    <style:style style:name="T146" style:family="text">
      <style:text-properties style:font-name="Liberation Sans1" fo:font-size="10pt" fo:font-style="italic" officeooo:rsid="00e90394" style:font-size-asian="10pt" style:font-style-asian="italic" style:font-size-complex="10pt" style:font-style-complex="italic"/>
    </style:style>
    <style:style style:name="T147" style:family="text">
      <style:text-properties style:font-name="Liberation Sans1" fo:font-size="10pt" fo:font-style="italic" officeooo:rsid="01bf5e95" style:font-size-asian="10pt" style:font-style-asian="italic" style:font-size-complex="10pt" style:font-style-complex="italic"/>
    </style:style>
    <style:style style:name="T148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149" style:family="text">
      <style:text-properties style:font-name="Liberation Sans1" fo:font-weight="bold" style:font-weight-asian="bold" style:font-weight-complex="bold"/>
    </style:style>
    <style:style style:name="T150" style:family="text">
      <style:text-properties style:font-name="Liberation Sans1" fo:font-style="normal" officeooo:rsid="00039f79" style:font-style-asian="normal" style:font-style-complex="normal"/>
    </style:style>
    <style:style style:name="T151" style:family="text">
      <style:text-properties style:font-name="Liberation Sans1" fo:font-style="normal" officeooo:rsid="01c2246a" style:font-style-asian="normal" style:font-style-complex="normal"/>
    </style:style>
    <style:style style:name="T152" style:family="text">
      <style:text-properties style:font-name="Liberation Sans1" fo:font-style="normal" officeooo:rsid="01c28fd9" style:font-style-asian="normal" style:font-style-complex="normal"/>
    </style:style>
    <style:style style:name="T153" style:family="text">
      <style:text-properties style:font-name="Liberation Sans1" officeooo:rsid="002929df"/>
    </style:style>
    <style:style style:name="T154" style:family="text">
      <style:text-properties style:font-name="Liberation Sans1" officeooo:rsid="002bca84"/>
    </style:style>
    <style:style style:name="T155" style:family="text">
      <style:text-properties style:font-name="Liberation Sans1" fo:font-size="11pt" style:font-size-asian="11pt" style:font-size-complex="11pt"/>
    </style:style>
    <style:style style:name="T156" style:family="text">
      <style:text-properties style:font-name="Liberation Sans1" fo:font-size="11pt" officeooo:rsid="0024b098" style:font-size-asian="11pt" style:font-size-complex="11pt"/>
    </style:style>
    <style:style style:name="T157" style:family="text">
      <style:text-properties style:font-name="Liberation Sans1" fo:font-size="11pt" officeooo:rsid="00087849" style:font-size-asian="11pt" style:font-size-complex="11pt"/>
    </style:style>
    <style:style style:name="T158" style:family="text">
      <style:text-properties style:font-name="Liberation Sans1" fo:font-size="11pt" officeooo:rsid="0008423d" style:font-size-asian="11pt" style:font-size-complex="11pt"/>
    </style:style>
    <style:style style:name="T159" style:family="text">
      <style:text-properties style:font-name="Liberation Sans1" fo:font-size="11pt" officeooo:rsid="000a254b" style:font-size-asian="11pt" style:font-size-complex="11pt"/>
    </style:style>
    <style:style style:name="T160" style:family="text">
      <style:text-properties style:font-name="Liberation Sans1" fo:font-size="11pt" officeooo:rsid="000a510d" style:font-size-asian="11pt" style:font-size-complex="11pt"/>
    </style:style>
    <style:style style:name="T161" style:family="text">
      <style:text-properties style:font-name="Liberation Sans1" fo:font-size="11pt" officeooo:rsid="000603cf" style:font-size-asian="11pt" style:font-size-complex="11pt"/>
    </style:style>
    <style:style style:name="T162" style:family="text">
      <style:text-properties style:font-name="Liberation Sans1" fo:font-size="11pt" officeooo:rsid="0095f9d5" style:font-size-asian="11pt" style:font-size-complex="11pt"/>
    </style:style>
    <style:style style:name="T163" style:family="text">
      <style:text-properties style:font-name="Liberation Sans1" fo:font-size="11pt" officeooo:rsid="00a09282" style:font-size-asian="11pt" style:font-size-complex="11pt"/>
    </style:style>
    <style:style style:name="T164" style:family="text">
      <style:text-properties style:font-name="Liberation Sans1" fo:font-size="11pt" officeooo:rsid="0028c352" style:font-size-asian="11pt" style:font-size-complex="11pt"/>
    </style:style>
    <style:style style:name="T165" style:family="text">
      <style:text-properties style:font-name="Liberation Sans1" fo:font-size="11pt" officeooo:rsid="00a1c2c7" style:font-size-asian="11pt" style:font-size-complex="11pt"/>
    </style:style>
    <style:style style:name="T166" style:family="text">
      <style:text-properties style:font-name="Liberation Sans1" fo:font-size="11pt" officeooo:rsid="00a37279" style:font-size-asian="11pt" style:font-size-complex="11pt"/>
    </style:style>
    <style:style style:name="T167" style:family="text">
      <style:text-properties style:font-name="Liberation Sans1" fo:font-size="11pt" officeooo:rsid="00a42181" style:font-size-asian="11pt" style:font-size-complex="11pt"/>
    </style:style>
    <style:style style:name="T168" style:family="text">
      <style:text-properties style:font-name="Liberation Sans1" fo:font-size="11pt" officeooo:rsid="00a54a6d" style:font-size-asian="11pt" style:font-size-complex="11pt"/>
    </style:style>
    <style:style style:name="T169" style:family="text">
      <style:text-properties style:font-name="Liberation Sans1" fo:font-size="11pt" officeooo:rsid="00072cc6" style:font-size-asian="11pt" style:font-size-complex="11pt"/>
    </style:style>
    <style:style style:name="T170" style:family="text">
      <style:text-properties style:font-name="Liberation Sans1" fo:font-size="11pt" officeooo:rsid="00a95911" style:font-size-asian="11pt" style:font-size-complex="11pt"/>
    </style:style>
    <style:style style:name="T171" style:family="text">
      <style:text-properties style:font-name="Liberation Sans1" fo:font-size="11pt" officeooo:rsid="00adb4f0" style:font-size-asian="11pt" style:font-size-complex="11pt"/>
    </style:style>
    <style:style style:name="T172" style:family="text">
      <style:text-properties style:font-name="Liberation Sans1" fo:font-size="11pt" officeooo:rsid="00af44ce" style:font-size-asian="11pt" style:font-size-complex="11pt"/>
    </style:style>
    <style:style style:name="T173" style:family="text">
      <style:text-properties style:font-name="Liberation Sans1" fo:font-size="11pt" officeooo:rsid="00a0fadb" style:font-size-asian="11pt" style:font-size-complex="11pt"/>
    </style:style>
    <style:style style:name="T174" style:family="text">
      <style:text-properties style:font-name="Liberation Sans1" fo:font-size="11pt" officeooo:rsid="00af4186" style:font-size-asian="11pt" style:font-size-complex="11pt"/>
    </style:style>
    <style:style style:name="T175" style:family="text">
      <style:text-properties style:font-name="Liberation Sans1" fo:font-size="11pt" officeooo:rsid="00c44ee4" style:font-size-asian="11pt" style:font-size-complex="11pt"/>
    </style:style>
    <style:style style:name="T176" style:family="text">
      <style:text-properties style:font-name="Liberation Sans1" fo:font-size="11pt" officeooo:rsid="00c4a35c" style:font-size-asian="11pt" style:font-size-complex="11pt"/>
    </style:style>
    <style:style style:name="T177" style:family="text">
      <style:text-properties style:font-name="Liberation Sans1" fo:font-size="11pt" officeooo:rsid="00c5c918" style:font-size-asian="11pt" style:font-size-complex="11pt"/>
    </style:style>
    <style:style style:name="T178" style:family="text">
      <style:text-properties style:font-name="Liberation Sans1" fo:font-size="11pt" officeooo:rsid="00c95914" style:font-size-asian="11pt" style:font-size-complex="11pt"/>
    </style:style>
    <style:style style:name="T179" style:family="text">
      <style:text-properties style:font-name="Liberation Sans1" fo:font-size="11pt" officeooo:rsid="000bd2f4" style:font-size-asian="11pt" style:font-size-complex="11pt"/>
    </style:style>
    <style:style style:name="T180" style:family="text">
      <style:text-properties style:font-name="Liberation Sans1" fo:font-size="11pt" officeooo:rsid="000de8cd" style:font-size-asian="11pt" style:font-size-complex="11pt"/>
    </style:style>
    <style:style style:name="T181" style:family="text">
      <style:text-properties style:font-name="Liberation Sans1" fo:font-size="11pt" officeooo:rsid="00110be9" style:font-size-asian="11pt" style:font-size-complex="11pt"/>
    </style:style>
    <style:style style:name="T182" style:family="text">
      <style:text-properties style:font-name="Liberation Sans1" fo:font-size="11pt" officeooo:rsid="00125252" style:font-size-asian="11pt" style:font-size-complex="11pt"/>
    </style:style>
    <style:style style:name="T183" style:family="text">
      <style:text-properties style:font-name="Liberation Sans1" fo:font-size="11pt" officeooo:rsid="00d57825" style:font-size-asian="11pt" style:font-size-complex="11pt"/>
    </style:style>
    <style:style style:name="T184" style:family="text">
      <style:text-properties style:font-name="Liberation Sans1" fo:font-size="11pt" officeooo:rsid="00d5d986" style:font-size-asian="11pt" style:font-size-complex="11pt"/>
    </style:style>
    <style:style style:name="T185" style:family="text">
      <style:text-properties style:font-name="Liberation Sans1" fo:font-size="11pt" officeooo:rsid="00d6f287" style:font-size-asian="11pt" style:font-size-complex="11pt"/>
    </style:style>
    <style:style style:name="T186" style:family="text">
      <style:text-properties style:font-name="Liberation Sans1" fo:font-size="11pt" officeooo:rsid="00d79042" style:font-size-asian="11pt" style:font-size-complex="11pt"/>
    </style:style>
    <style:style style:name="T187" style:family="text">
      <style:text-properties style:font-name="Liberation Sans1" fo:font-size="11pt" officeooo:rsid="00d91cc7" style:font-size-asian="11pt" style:font-size-complex="11pt"/>
    </style:style>
    <style:style style:name="T188" style:family="text">
      <style:text-properties style:font-name="Liberation Sans1" fo:font-size="11pt" officeooo:rsid="00dd96d7" style:font-size-asian="11pt" style:font-size-complex="11pt"/>
    </style:style>
    <style:style style:name="T189" style:family="text">
      <style:text-properties style:font-name="Liberation Sans1" fo:font-size="11pt" officeooo:rsid="00df8f5d" style:font-size-asian="11pt" style:font-size-complex="11pt"/>
    </style:style>
    <style:style style:name="T190" style:family="text">
      <style:text-properties style:font-name="Liberation Sans1" fo:font-size="11pt" officeooo:rsid="00e0800b" style:font-size-asian="11pt" style:font-size-complex="11pt"/>
    </style:style>
    <style:style style:name="T191" style:family="text">
      <style:text-properties style:font-name="Liberation Sans1" fo:font-size="11pt" officeooo:rsid="00e1090f" style:font-size-asian="11pt" style:font-size-complex="11pt"/>
    </style:style>
    <style:style style:name="T192" style:family="text">
      <style:text-properties style:font-name="Liberation Sans1" fo:font-size="11pt" officeooo:rsid="00e15456" style:font-size-asian="11pt" style:font-size-complex="11pt"/>
    </style:style>
    <style:style style:name="T193" style:family="text">
      <style:text-properties style:font-name="Liberation Sans1" fo:font-size="11pt" officeooo:rsid="00e2aa47" style:font-size-asian="11pt" style:font-size-complex="11pt"/>
    </style:style>
    <style:style style:name="T194" style:family="text">
      <style:text-properties style:font-name="Liberation Sans1" fo:font-size="11pt" officeooo:rsid="00e4568c" style:font-size-asian="11pt" style:font-size-complex="11pt"/>
    </style:style>
    <style:style style:name="T195" style:family="text">
      <style:text-properties style:font-name="Liberation Sans1" fo:font-size="11pt" officeooo:rsid="00e5cb35" style:font-size-asian="11pt" style:font-size-complex="11pt"/>
    </style:style>
    <style:style style:name="T196" style:family="text">
      <style:text-properties style:font-name="Liberation Sans1" fo:font-size="11pt" officeooo:rsid="00eaefa2" style:font-size-asian="11pt" style:font-size-complex="11pt"/>
    </style:style>
    <style:style style:name="T197" style:family="text">
      <style:text-properties style:font-name="Liberation Sans1" fo:font-size="11pt" officeooo:rsid="00eee77e" style:font-size-asian="11pt" style:font-size-complex="11pt"/>
    </style:style>
    <style:style style:name="T198" style:family="text">
      <style:text-properties style:font-name="Liberation Sans1" fo:font-size="11pt" officeooo:rsid="00d39aa5" style:font-size-asian="11pt" style:font-size-complex="11pt"/>
    </style:style>
    <style:style style:name="T199" style:family="text">
      <style:text-properties style:font-name="Liberation Sans1" fo:font-size="11pt" officeooo:rsid="00f401d7" style:font-size-asian="11pt" style:font-size-complex="11pt"/>
    </style:style>
    <style:style style:name="T200" style:family="text">
      <style:text-properties style:font-name="Liberation Sans1" fo:font-size="11pt" officeooo:rsid="00d404f7" style:font-size-asian="11pt" style:font-size-complex="11pt"/>
    </style:style>
    <style:style style:name="T201" style:family="text">
      <style:text-properties style:font-name="Liberation Sans1" fo:font-size="11pt" officeooo:rsid="00f46175" style:font-size-asian="11pt" style:font-size-complex="11pt"/>
    </style:style>
    <style:style style:name="T202" style:family="text">
      <style:text-properties style:font-name="Liberation Sans1" fo:font-size="11pt" officeooo:rsid="0012f056" style:font-size-asian="11pt" style:font-size-complex="11pt"/>
    </style:style>
    <style:style style:name="T203" style:family="text">
      <style:text-properties style:font-name="Liberation Sans1" fo:font-size="11pt" officeooo:rsid="0013ad5c" style:font-size-asian="11pt" style:font-size-complex="11pt"/>
    </style:style>
    <style:style style:name="T204" style:family="text">
      <style:text-properties style:font-name="Liberation Sans1" fo:font-size="11pt" officeooo:rsid="00145dd7" style:font-size-asian="11pt" style:font-size-complex="11pt"/>
    </style:style>
    <style:style style:name="T205" style:family="text">
      <style:text-properties style:font-name="Liberation Sans1" fo:font-size="11pt" officeooo:rsid="00f543dd" style:font-size-asian="11pt" style:font-size-complex="11pt"/>
    </style:style>
    <style:style style:name="T206" style:family="text">
      <style:text-properties style:font-name="Liberation Sans1" fo:font-size="11pt" officeooo:rsid="00f75a24" style:font-size-asian="11pt" style:font-size-complex="11pt"/>
    </style:style>
    <style:style style:name="T207" style:family="text">
      <style:text-properties style:font-name="Liberation Sans1" fo:font-size="11pt" officeooo:rsid="00f890fc" style:font-size-asian="11pt" style:font-size-complex="11pt"/>
    </style:style>
    <style:style style:name="T208" style:family="text">
      <style:text-properties style:font-name="Liberation Sans1" fo:font-size="11pt" officeooo:rsid="00f9baa1" style:font-size-asian="11pt" style:font-size-complex="11pt"/>
    </style:style>
    <style:style style:name="T209" style:family="text">
      <style:text-properties style:font-name="Liberation Sans1" fo:font-size="11pt" officeooo:rsid="00fbbecb" style:font-size-asian="11pt" style:font-size-complex="11pt"/>
    </style:style>
    <style:style style:name="T210" style:family="text">
      <style:text-properties style:font-name="Liberation Sans1" fo:font-size="11pt" officeooo:rsid="00d0a454" style:font-size-asian="11pt" style:font-size-complex="11pt"/>
    </style:style>
    <style:style style:name="T211" style:family="text">
      <style:text-properties style:font-name="Liberation Sans1" fo:font-size="11pt" officeooo:rsid="00ef981d" style:font-size-asian="11pt" style:font-size-complex="11pt"/>
    </style:style>
    <style:style style:name="T212" style:family="text">
      <style:text-properties style:font-name="Liberation Sans1" fo:font-size="11pt" officeooo:rsid="00cd543b" style:font-size-asian="11pt" style:font-size-complex="11pt"/>
    </style:style>
    <style:style style:name="T213" style:family="text">
      <style:text-properties style:font-name="Liberation Sans1" fo:font-size="11pt" officeooo:rsid="00cbc7c6" style:font-size-asian="11pt" style:font-size-complex="11pt"/>
    </style:style>
    <style:style style:name="T214" style:family="text">
      <style:text-properties style:font-name="Liberation Sans1" fo:font-size="11pt" officeooo:rsid="00150ba6" style:font-size-asian="11pt" style:font-size-complex="11pt"/>
    </style:style>
    <style:style style:name="T215" style:family="text">
      <style:text-properties style:font-name="Liberation Sans1" fo:font-size="11pt" officeooo:rsid="0015e0a2" style:font-size-asian="11pt" style:font-size-complex="11pt"/>
    </style:style>
    <style:style style:name="T216" style:family="text">
      <style:text-properties style:font-name="Liberation Sans1" fo:font-size="11pt" officeooo:rsid="0104abec" style:font-size-asian="11pt" style:font-size-complex="11pt"/>
    </style:style>
    <style:style style:name="T217" style:family="text">
      <style:text-properties style:font-name="Liberation Sans1" fo:font-size="11pt" officeooo:rsid="01055d25" style:font-size-asian="11pt" style:font-size-complex="11pt"/>
    </style:style>
    <style:style style:name="T218" style:family="text">
      <style:text-properties style:font-name="Liberation Sans1" fo:font-size="11pt" officeooo:rsid="0106a797" style:font-size-asian="11pt" style:font-size-complex="11pt"/>
    </style:style>
    <style:style style:name="T219" style:family="text">
      <style:text-properties style:font-name="Liberation Sans1" fo:font-size="11pt" officeooo:rsid="010892a3" style:font-size-asian="11pt" style:font-size-complex="11pt"/>
    </style:style>
    <style:style style:name="T220" style:family="text">
      <style:text-properties style:font-name="Liberation Sans1" fo:font-size="11pt" officeooo:rsid="0025f759" style:font-size-asian="11pt" style:font-size-complex="11pt"/>
    </style:style>
    <style:style style:name="T221" style:family="text">
      <style:text-properties style:font-name="Liberation Sans1" fo:font-size="11pt" officeooo:rsid="00251949" style:font-size-asian="11pt" style:font-size-complex="11pt"/>
    </style:style>
    <style:style style:name="T222" style:family="text">
      <style:text-properties style:font-name="Liberation Sans1" fo:font-size="11pt" officeooo:rsid="00278739" style:font-size-asian="11pt" style:font-size-complex="11pt"/>
    </style:style>
    <style:style style:name="T223" style:family="text">
      <style:text-properties style:font-name="Liberation Sans1" fo:font-size="11pt" officeooo:rsid="0028c050" style:font-size-asian="11pt" style:font-size-complex="11pt"/>
    </style:style>
    <style:style style:name="T224" style:family="text">
      <style:text-properties style:font-name="Liberation Sans1" fo:font-size="11pt" officeooo:rsid="0111e628" style:font-size-asian="11pt" style:font-size-complex="11pt"/>
    </style:style>
    <style:style style:name="T225" style:family="text">
      <style:text-properties style:font-name="Liberation Sans1" fo:font-size="11pt" officeooo:rsid="01133e1c" style:font-size-asian="11pt" style:font-size-complex="11pt"/>
    </style:style>
    <style:style style:name="T226" style:family="text">
      <style:text-properties style:font-name="Liberation Sans1" fo:font-size="11pt" officeooo:rsid="0113f6aa" style:font-size-asian="11pt" style:font-size-complex="11pt"/>
    </style:style>
    <style:style style:name="T227" style:family="text">
      <style:text-properties style:font-name="Liberation Sans1" fo:font-size="11pt" officeooo:rsid="00e90394" style:font-size-asian="11pt" style:font-size-complex="11pt"/>
    </style:style>
    <style:style style:name="T228" style:family="text">
      <style:text-properties style:font-name="Liberation Sans1" fo:font-size="11pt" officeooo:rsid="00d35452" style:font-size-asian="11pt" style:font-size-complex="11pt"/>
    </style:style>
    <style:style style:name="T229" style:family="text">
      <style:text-properties style:font-name="Liberation Sans1" fo:font-size="11pt" officeooo:rsid="0119cc4c" style:font-size-asian="11pt" style:font-size-complex="11pt"/>
    </style:style>
    <style:style style:name="T230" style:family="text">
      <style:text-properties style:font-name="Liberation Sans1" fo:font-size="11pt" officeooo:rsid="002e4de7" style:font-size-asian="11pt" style:font-size-complex="11pt"/>
    </style:style>
    <style:style style:name="T231" style:family="text">
      <style:text-properties style:font-name="Liberation Sans1" fo:font-size="11pt" officeooo:rsid="002fbe84" style:font-size-asian="11pt" style:font-size-complex="11pt"/>
    </style:style>
    <style:style style:name="T232" style:family="text">
      <style:text-properties style:font-name="Liberation Sans1" fo:font-size="11pt" officeooo:rsid="003040c5" style:font-size-asian="11pt" style:font-size-complex="11pt"/>
    </style:style>
    <style:style style:name="T233" style:family="text">
      <style:text-properties style:font-name="Liberation Sans1" fo:font-size="11pt" officeooo:rsid="003f29ec" style:font-size-asian="11pt" style:font-size-complex="11pt"/>
    </style:style>
    <style:style style:name="T234" style:family="text">
      <style:text-properties style:font-name="Liberation Sans1" fo:font-size="11pt" officeooo:rsid="003d0d53" style:font-size-asian="11pt" style:font-size-complex="11pt"/>
    </style:style>
    <style:style style:name="T235" style:family="text">
      <style:text-properties style:font-name="Liberation Sans1" fo:font-size="11pt" officeooo:rsid="00411af9" style:font-size-asian="11pt" style:font-size-complex="11pt"/>
    </style:style>
    <style:style style:name="T236" style:family="text">
      <style:text-properties style:font-name="Liberation Sans1" fo:font-size="11pt" officeooo:rsid="003b27d2" style:font-size-asian="11pt" style:font-size-complex="11pt"/>
    </style:style>
    <style:style style:name="T237" style:family="text">
      <style:text-properties style:font-name="Liberation Sans1" fo:font-size="11pt" officeooo:rsid="0041302a" style:font-size-asian="11pt" style:font-size-complex="11pt"/>
    </style:style>
    <style:style style:name="T238" style:family="text">
      <style:text-properties style:font-name="Liberation Sans1" fo:font-size="11pt" officeooo:rsid="003ea5f2" style:font-size-asian="11pt" style:font-size-complex="11pt"/>
    </style:style>
    <style:style style:name="T239" style:family="text">
      <style:text-properties style:font-name="Liberation Sans1" fo:font-size="11pt" officeooo:rsid="0022704f" style:font-size-asian="11pt" style:font-size-complex="11pt"/>
    </style:style>
    <style:style style:name="T240" style:family="text">
      <style:text-properties style:font-name="Liberation Sans1" fo:font-size="11pt" officeooo:rsid="0110bc8b" style:font-size-asian="11pt" style:font-size-complex="11pt"/>
    </style:style>
    <style:style style:name="T241" style:family="text">
      <style:text-properties style:font-name="Liberation Sans1" fo:font-size="11pt" officeooo:rsid="0110796e" style:font-size-asian="11pt" style:font-size-complex="11pt"/>
    </style:style>
    <style:style style:name="T242" style:family="text">
      <style:text-properties style:font-name="Liberation Sans1" fo:font-size="11pt" officeooo:rsid="0021451c" style:font-size-asian="11pt" style:font-size-complex="11pt"/>
    </style:style>
    <style:style style:name="T243" style:family="text">
      <style:text-properties style:font-name="Liberation Sans1" fo:font-size="11pt" officeooo:rsid="011ec578" style:font-size-asian="11pt" style:font-size-complex="11pt"/>
    </style:style>
    <style:style style:name="T244" style:family="text">
      <style:text-properties style:font-name="Liberation Sans1" fo:font-size="11pt" officeooo:rsid="002152d2" style:font-size-asian="11pt" style:font-size-complex="11pt"/>
    </style:style>
    <style:style style:name="T245" style:family="text">
      <style:text-properties style:font-name="Liberation Sans1" fo:font-size="11pt" officeooo:rsid="00225d6f" style:font-size-asian="11pt" style:font-size-complex="11pt"/>
    </style:style>
    <style:style style:name="T246" style:family="text">
      <style:text-properties style:font-name="Liberation Sans1" fo:font-size="11pt" officeooo:rsid="010e8d48" style:font-size-asian="11pt" style:font-size-complex="11pt"/>
    </style:style>
    <style:style style:name="T247" style:family="text">
      <style:text-properties style:font-name="Liberation Sans1" fo:font-size="11pt" officeooo:rsid="0118222b" style:font-size-asian="11pt" style:font-size-complex="11pt"/>
    </style:style>
    <style:style style:name="T248" style:family="text">
      <style:text-properties style:font-name="Liberation Sans1" fo:font-size="11pt" officeooo:rsid="011faadc" style:font-size-asian="11pt" style:font-size-complex="11pt"/>
    </style:style>
    <style:style style:name="T249" style:family="text">
      <style:text-properties style:font-name="Liberation Sans1" fo:font-size="11pt" officeooo:rsid="01217aed" style:font-size-asian="11pt" style:font-size-complex="11pt"/>
    </style:style>
    <style:style style:name="T250" style:family="text">
      <style:text-properties style:font-name="Liberation Sans1" fo:font-size="11pt" officeooo:rsid="0126fce5" style:font-size-asian="11pt" style:font-size-complex="11pt"/>
    </style:style>
    <style:style style:name="T251" style:family="text">
      <style:text-properties style:font-name="Liberation Sans1" fo:font-size="11pt" officeooo:rsid="00154eab" style:font-size-asian="11pt" style:font-size-complex="11pt"/>
    </style:style>
    <style:style style:name="T252" style:family="text">
      <style:text-properties style:font-name="Liberation Sans1" fo:font-size="11pt" officeooo:rsid="00ff0cdd" style:font-size-asian="11pt" style:font-size-complex="11pt"/>
    </style:style>
    <style:style style:name="T253" style:family="text">
      <style:text-properties style:font-name="Liberation Sans1" fo:font-size="11pt" officeooo:rsid="01170194" style:font-size-asian="11pt" style:font-size-complex="11pt"/>
    </style:style>
    <style:style style:name="T254" style:family="text">
      <style:text-properties style:font-name="Liberation Sans1" fo:font-size="11pt" officeooo:rsid="00fdf322" style:font-size-asian="11pt" style:font-size-complex="11pt"/>
    </style:style>
    <style:style style:name="T255" style:family="text">
      <style:text-properties style:font-name="Liberation Sans1" fo:font-size="11pt" officeooo:rsid="012836a8" style:font-size-asian="11pt" style:font-size-complex="11pt"/>
    </style:style>
    <style:style style:name="T256" style:family="text">
      <style:text-properties style:font-name="Liberation Sans1" fo:font-size="11pt" officeooo:rsid="01284fcb" style:font-size-asian="11pt" style:font-size-complex="11pt"/>
    </style:style>
    <style:style style:name="T257" style:family="text">
      <style:text-properties style:font-name="Liberation Sans1" fo:font-size="11pt" officeooo:rsid="0128c696" style:font-size-asian="11pt" style:font-size-complex="11pt"/>
    </style:style>
    <style:style style:name="T258" style:family="text">
      <style:text-properties style:font-name="Liberation Sans1" fo:font-size="11pt" officeooo:rsid="0016a6f3" style:font-size-asian="11pt" style:font-size-complex="11pt"/>
    </style:style>
    <style:style style:name="T259" style:family="text">
      <style:text-properties style:font-name="Liberation Sans1" fo:font-size="11pt" officeooo:rsid="00172d20" style:font-size-asian="11pt" style:font-size-complex="11pt"/>
    </style:style>
    <style:style style:name="T260" style:family="text">
      <style:text-properties style:font-name="Liberation Sans1" fo:font-size="11pt" officeooo:rsid="01006fa4" style:font-size-asian="11pt" style:font-size-complex="11pt"/>
    </style:style>
    <style:style style:name="T261" style:family="text">
      <style:text-properties style:font-name="Liberation Sans1" fo:font-size="11pt" officeooo:rsid="0129d1bc" style:font-size-asian="11pt" style:font-size-complex="11pt"/>
    </style:style>
    <style:style style:name="T262" style:family="text">
      <style:text-properties style:font-name="Liberation Sans1" fo:font-size="11pt" officeooo:rsid="0018a6a6" style:font-size-asian="11pt" style:font-size-complex="11pt"/>
    </style:style>
    <style:style style:name="T263" style:family="text">
      <style:text-properties style:font-name="Liberation Sans1" fo:font-size="11pt" officeooo:rsid="001c5558" style:font-size-asian="11pt" style:font-size-complex="11pt"/>
    </style:style>
    <style:style style:name="T264" style:family="text">
      <style:text-properties style:font-name="Liberation Sans1" fo:font-size="11pt" officeooo:rsid="012ae967" style:font-size-asian="11pt" style:font-size-complex="11pt"/>
    </style:style>
    <style:style style:name="T265" style:family="text">
      <style:text-properties style:font-name="Liberation Sans1" fo:font-size="11pt" officeooo:rsid="012cb4f7" style:font-size-asian="11pt" style:font-size-complex="11pt"/>
    </style:style>
    <style:style style:name="T266" style:family="text">
      <style:text-properties style:font-name="Liberation Sans1" fo:font-size="11pt" officeooo:rsid="012dbf2d" style:font-size-asian="11pt" style:font-size-complex="11pt"/>
    </style:style>
    <style:style style:name="T267" style:family="text">
      <style:text-properties style:font-name="Liberation Sans1" fo:font-size="11pt" officeooo:rsid="010c04a6" style:font-size-asian="11pt" style:font-size-complex="11pt"/>
    </style:style>
    <style:style style:name="T268" style:family="text">
      <style:text-properties style:font-name="Liberation Sans1" fo:font-size="11pt" officeooo:rsid="012efaa4" style:font-size-asian="11pt" style:font-size-complex="11pt"/>
    </style:style>
    <style:style style:name="T269" style:family="text">
      <style:text-properties style:font-name="Liberation Sans1" fo:font-size="11pt" officeooo:rsid="012f4364" style:font-size-asian="11pt" style:font-size-complex="11pt"/>
    </style:style>
    <style:style style:name="T270" style:family="text">
      <style:text-properties style:font-name="Liberation Sans1" fo:font-size="11pt" officeooo:rsid="01302827" style:font-size-asian="11pt" style:font-size-complex="11pt"/>
    </style:style>
    <style:style style:name="T271" style:family="text">
      <style:text-properties style:font-name="Liberation Sans1" fo:font-size="11pt" officeooo:rsid="013160f3" style:font-size-asian="11pt" style:font-size-complex="11pt"/>
    </style:style>
    <style:style style:name="T272" style:family="text">
      <style:text-properties style:font-name="Liberation Sans1" fo:font-size="11pt" officeooo:rsid="01349e41" style:font-size-asian="11pt" style:font-size-complex="11pt"/>
    </style:style>
    <style:style style:name="T273" style:family="text">
      <style:text-properties style:font-name="Liberation Sans1" fo:font-size="11pt" officeooo:rsid="0135617b" style:font-size-asian="11pt" style:font-size-complex="11pt"/>
    </style:style>
    <style:style style:name="T274" style:family="text">
      <style:text-properties style:font-name="Liberation Sans1" fo:font-size="11pt" officeooo:rsid="01365f0e" style:font-size-asian="11pt" style:font-size-complex="11pt"/>
    </style:style>
    <style:style style:name="T275" style:family="text">
      <style:text-properties style:font-name="Liberation Sans1" fo:font-size="11pt" officeooo:rsid="001ae31d" style:font-size-asian="11pt" style:font-size-complex="11pt"/>
    </style:style>
    <style:style style:name="T276" style:family="text">
      <style:text-properties style:font-name="Liberation Sans1" fo:font-size="11pt" officeooo:rsid="01369797" style:font-size-asian="11pt" style:font-size-complex="11pt"/>
    </style:style>
    <style:style style:name="T277" style:family="text">
      <style:text-properties style:font-name="Liberation Sans1" fo:font-size="11pt" officeooo:rsid="0137b035" style:font-size-asian="11pt" style:font-size-complex="11pt"/>
    </style:style>
    <style:style style:name="T278" style:family="text">
      <style:text-properties style:font-name="Liberation Sans1" fo:font-size="11pt" officeooo:rsid="013b67da" style:font-size-asian="11pt" style:font-size-complex="11pt"/>
    </style:style>
    <style:style style:name="T279" style:family="text">
      <style:text-properties style:font-name="Liberation Sans1" fo:font-size="11pt" officeooo:rsid="013c3f35" style:font-size-asian="11pt" style:font-size-complex="11pt"/>
    </style:style>
    <style:style style:name="T280" style:family="text">
      <style:text-properties style:font-name="Liberation Sans1" fo:font-size="11pt" officeooo:rsid="013de23b" style:font-size-asian="11pt" style:font-size-complex="11pt"/>
    </style:style>
    <style:style style:name="T281" style:family="text">
      <style:text-properties style:font-name="Liberation Sans1" fo:font-size="11pt" officeooo:rsid="00231a99" style:font-size-asian="11pt" style:font-size-complex="11pt"/>
    </style:style>
    <style:style style:name="T282" style:family="text">
      <style:text-properties style:font-name="Liberation Sans1" fo:font-size="11pt" officeooo:rsid="002c41a7" style:font-size-asian="11pt" style:font-size-complex="11pt"/>
    </style:style>
    <style:style style:name="T283" style:family="text">
      <style:text-properties style:font-name="Liberation Sans1" fo:font-size="11pt" officeooo:rsid="0140cbd2" style:font-size-asian="11pt" style:font-size-complex="11pt"/>
    </style:style>
    <style:style style:name="T284" style:family="text">
      <style:text-properties style:font-name="Liberation Sans1" fo:font-size="11pt" officeooo:rsid="0141face" style:font-size-asian="11pt" style:font-size-complex="11pt"/>
    </style:style>
    <style:style style:name="T285" style:family="text">
      <style:text-properties style:font-name="Liberation Sans1" fo:font-size="11pt" officeooo:rsid="014412c4" style:font-size-asian="11pt" style:font-size-complex="11pt"/>
    </style:style>
    <style:style style:name="T286" style:family="text">
      <style:text-properties style:font-name="Liberation Sans1" fo:font-size="11pt" officeooo:rsid="01458b81" style:font-size-asian="11pt" style:font-size-complex="11pt"/>
    </style:style>
    <style:style style:name="T287" style:family="text">
      <style:text-properties style:font-name="Liberation Sans1" fo:font-size="11pt" officeooo:rsid="0035b54b" style:font-size-asian="11pt" style:font-size-complex="11pt"/>
    </style:style>
    <style:style style:name="T288" style:family="text">
      <style:text-properties style:font-name="Liberation Sans1" fo:font-size="11pt" officeooo:rsid="00366d67" style:font-size-asian="11pt" style:font-size-complex="11pt"/>
    </style:style>
    <style:style style:name="T289" style:family="text">
      <style:text-properties style:font-name="Liberation Sans1" fo:font-size="11pt" officeooo:rsid="0146ccaa" style:font-size-asian="11pt" style:font-size-complex="11pt"/>
    </style:style>
    <style:style style:name="T290" style:family="text">
      <style:text-properties style:font-name="Liberation Sans1" fo:font-size="11pt" officeooo:rsid="0036c76b" style:font-size-asian="11pt" style:font-size-complex="11pt"/>
    </style:style>
    <style:style style:name="T291" style:family="text">
      <style:text-properties style:font-name="Liberation Sans1" fo:font-size="11pt" officeooo:rsid="00391a31" style:font-size-asian="11pt" style:font-size-complex="11pt"/>
    </style:style>
    <style:style style:name="T292" style:family="text">
      <style:text-properties style:font-name="Liberation Sans1" fo:font-size="11pt" officeooo:rsid="01491a9b" style:font-size-asian="11pt" style:font-size-complex="11pt"/>
    </style:style>
    <style:style style:name="T293" style:family="text">
      <style:text-properties style:font-name="Liberation Sans1" fo:font-size="11pt" officeooo:rsid="00537c46" style:font-size-asian="11pt" style:font-size-complex="11pt"/>
    </style:style>
    <style:style style:name="T294" style:family="text">
      <style:text-properties style:font-name="Liberation Sans1" fo:font-size="11pt" officeooo:rsid="014b73a9" style:font-size-asian="11pt" style:font-size-complex="11pt"/>
    </style:style>
    <style:style style:name="T295" style:family="text">
      <style:text-properties style:font-name="Liberation Sans1" fo:font-size="11pt" officeooo:rsid="014d518c" style:font-size-asian="11pt" style:font-size-complex="11pt"/>
    </style:style>
    <style:style style:name="T296" style:family="text">
      <style:text-properties style:font-name="Liberation Sans1" fo:font-size="11pt" officeooo:rsid="014ddf4b" style:font-size-asian="11pt" style:font-size-complex="11pt"/>
    </style:style>
    <style:style style:name="T297" style:family="text">
      <style:text-properties style:font-name="Liberation Sans1" fo:font-size="11pt" officeooo:rsid="0150c2c1" style:font-size-asian="11pt" style:font-size-complex="11pt"/>
    </style:style>
    <style:style style:name="T298" style:family="text">
      <style:text-properties style:font-name="Liberation Sans1" fo:font-size="11pt" officeooo:rsid="0077e7be" style:font-size-asian="11pt" style:font-size-complex="11pt"/>
    </style:style>
    <style:style style:name="T299" style:family="text">
      <style:text-properties style:font-name="Liberation Sans1" fo:font-size="11pt" officeooo:rsid="007703ea" style:font-size-asian="11pt" style:font-size-complex="11pt"/>
    </style:style>
    <style:style style:name="T300" style:family="text">
      <style:text-properties style:font-name="Liberation Sans1" fo:font-size="11pt" officeooo:rsid="007968dd" style:font-size-asian="11pt" style:font-size-complex="11pt"/>
    </style:style>
    <style:style style:name="T301" style:family="text">
      <style:text-properties style:font-name="Liberation Sans1" fo:font-size="11pt" officeooo:rsid="0156c687" style:font-size-asian="11pt" style:font-size-complex="11pt"/>
    </style:style>
    <style:style style:name="T302" style:family="text">
      <style:text-properties style:font-name="Liberation Sans1" fo:font-size="11pt" officeooo:rsid="007b1eff" style:font-size-asian="11pt" style:font-size-complex="11pt"/>
    </style:style>
    <style:style style:name="T303" style:family="text">
      <style:text-properties style:font-name="Liberation Sans1" fo:font-size="11pt" officeooo:rsid="014255da" style:font-size-asian="11pt" style:font-size-complex="11pt"/>
    </style:style>
    <style:style style:name="T304" style:family="text">
      <style:text-properties style:font-name="Liberation Sans1" fo:font-size="11pt" officeooo:rsid="015aca2b" style:font-size-asian="11pt" style:font-size-complex="11pt"/>
    </style:style>
    <style:style style:name="T305" style:family="text">
      <style:text-properties style:font-name="Liberation Sans1" fo:font-size="11pt" officeooo:rsid="0050137e" style:font-size-asian="11pt" style:font-size-complex="11pt"/>
    </style:style>
    <style:style style:name="T306" style:family="text">
      <style:text-properties style:font-name="Liberation Sans1" fo:font-size="11pt" officeooo:rsid="015b4f02" style:font-size-asian="11pt" style:font-size-complex="11pt"/>
    </style:style>
    <style:style style:name="T307" style:family="text">
      <style:text-properties style:font-name="Liberation Sans1" fo:font-size="11pt" officeooo:rsid="015cf7f5" style:font-size-asian="11pt" style:font-size-complex="11pt"/>
    </style:style>
    <style:style style:name="T308" style:family="text">
      <style:text-properties style:font-name="Liberation Sans1" fo:font-size="11pt" officeooo:rsid="016b86c1" style:font-size-asian="11pt" style:font-size-complex="11pt"/>
    </style:style>
    <style:style style:name="T309" style:family="text">
      <style:text-properties style:font-name="Liberation Sans1" fo:font-size="11pt" officeooo:rsid="016fe331" style:font-size-asian="11pt" style:font-size-complex="11pt"/>
    </style:style>
    <style:style style:name="T310" style:family="text">
      <style:text-properties style:font-name="Liberation Sans1" fo:font-size="11pt" officeooo:rsid="0170b387" style:font-size-asian="11pt" style:font-size-complex="11pt"/>
    </style:style>
    <style:style style:name="T311" style:family="text">
      <style:text-properties style:font-name="Liberation Sans1" fo:font-size="11pt" officeooo:rsid="01792860" style:font-size-asian="11pt" style:font-size-complex="11pt"/>
    </style:style>
    <style:style style:name="T312" style:family="text">
      <style:text-properties style:font-name="Liberation Sans1" fo:font-size="11pt" officeooo:rsid="017ab902" style:font-size-asian="11pt" style:font-size-complex="11pt"/>
    </style:style>
    <style:style style:name="T313" style:family="text">
      <style:text-properties style:font-name="Liberation Sans1" fo:font-size="11pt" officeooo:rsid="017acd9d" style:font-size-asian="11pt" style:font-size-complex="11pt"/>
    </style:style>
    <style:style style:name="T314" style:family="text">
      <style:text-properties style:font-name="Liberation Sans1" fo:font-size="11pt" officeooo:rsid="017c8dfa" style:font-size-asian="11pt" style:font-size-complex="11pt"/>
    </style:style>
    <style:style style:name="T315" style:family="text">
      <style:text-properties style:font-name="Liberation Sans1" fo:font-size="11pt" officeooo:rsid="017d1263" style:font-size-asian="11pt" style:font-size-complex="11pt"/>
    </style:style>
    <style:style style:name="T316" style:family="text">
      <style:text-properties style:font-name="Liberation Sans1" fo:font-size="11pt" officeooo:rsid="017ee364" style:font-size-asian="11pt" style:font-size-complex="11pt"/>
    </style:style>
    <style:style style:name="T317" style:family="text">
      <style:text-properties style:font-name="Liberation Sans1" fo:font-size="11pt" officeooo:rsid="0180cc87" style:font-size-asian="11pt" style:font-size-complex="11pt"/>
    </style:style>
    <style:style style:name="T318" style:family="text">
      <style:text-properties style:font-name="Liberation Sans1" fo:font-size="11pt" officeooo:rsid="0059e9e1" style:font-size-asian="11pt" style:font-size-complex="11pt"/>
    </style:style>
    <style:style style:name="T319" style:family="text">
      <style:text-properties style:font-name="Liberation Sans1" fo:font-size="11pt" officeooo:rsid="005bd79d" style:font-size-asian="11pt" style:font-size-complex="11pt"/>
    </style:style>
    <style:style style:name="T320" style:family="text">
      <style:text-properties style:font-name="Liberation Sans1" fo:font-size="11pt" officeooo:rsid="018c818d" style:font-size-asian="11pt" style:font-size-complex="11pt"/>
    </style:style>
    <style:style style:name="T321" style:family="text">
      <style:text-properties style:font-name="Liberation Sans1" fo:font-size="11pt" officeooo:rsid="018cd807" style:font-size-asian="11pt" style:font-size-complex="11pt"/>
    </style:style>
    <style:style style:name="T322" style:family="text">
      <style:text-properties style:font-name="Liberation Sans1" fo:font-size="11pt" officeooo:rsid="005180c8" style:font-size-asian="11pt" style:font-size-complex="11pt"/>
    </style:style>
    <style:style style:name="T323" style:family="text">
      <style:text-properties style:font-name="Liberation Sans1" fo:font-size="11pt" officeooo:rsid="019aeecb" style:font-size-asian="11pt" style:font-size-complex="11pt"/>
    </style:style>
    <style:style style:name="T324" style:family="text">
      <style:text-properties style:font-name="Liberation Sans1" fo:font-size="11pt" officeooo:rsid="0065d137" style:font-size-asian="11pt" style:font-size-complex="11pt"/>
    </style:style>
    <style:style style:name="T325" style:family="text">
      <style:text-properties style:font-name="Liberation Sans1" fo:font-size="11pt" officeooo:rsid="01a7598b" style:font-size-asian="11pt" style:font-size-complex="11pt"/>
    </style:style>
    <style:style style:name="T326" style:family="text">
      <style:text-properties style:font-name="Liberation Sans1" fo:font-size="11pt" officeooo:rsid="01a81a10" style:font-size-asian="11pt" style:font-size-complex="11pt"/>
    </style:style>
    <style:style style:name="T327" style:family="text">
      <style:text-properties style:font-name="Liberation Sans1" fo:font-size="11pt" officeooo:rsid="01ab9e20" style:font-size-asian="11pt" style:font-size-complex="11pt"/>
    </style:style>
    <style:style style:name="T328" style:family="text">
      <style:text-properties style:font-name="Liberation Sans1" fo:font-size="11pt" officeooo:rsid="01ae0797" style:font-size-asian="11pt" style:font-size-complex="11pt"/>
    </style:style>
    <style:style style:name="T329" style:family="text">
      <style:text-properties style:font-name="Liberation Sans1" fo:font-size="11pt" officeooo:rsid="006c2be9" style:font-size-asian="11pt" style:font-size-complex="11pt"/>
    </style:style>
    <style:style style:name="T330" style:family="text">
      <style:text-properties style:font-name="Liberation Sans1" fo:font-size="11pt" officeooo:rsid="00726830" style:font-size-asian="11pt" style:font-size-complex="11pt"/>
    </style:style>
    <style:style style:name="T331" style:family="text">
      <style:text-properties style:font-name="Liberation Sans1" fo:font-size="11pt" officeooo:rsid="01ba4c28" style:font-size-asian="11pt" style:font-size-complex="11pt"/>
    </style:style>
    <style:style style:name="T332" style:family="text">
      <style:text-properties style:font-name="Liberation Sans1" fo:font-size="11pt" officeooo:rsid="01bbb467" style:font-size-asian="11pt" style:font-size-complex="11pt"/>
    </style:style>
    <style:style style:name="T333" style:family="text">
      <style:text-properties style:font-name="Liberation Sans1" fo:font-size="11pt" officeooo:rsid="0072cd12" style:font-size-asian="11pt" style:font-size-complex="11pt"/>
    </style:style>
    <style:style style:name="T334" style:family="text">
      <style:text-properties style:font-name="Liberation Sans1" fo:font-size="11pt" officeooo:rsid="0137980e" style:font-size-asian="11pt" style:font-size-complex="11pt"/>
    </style:style>
    <style:style style:name="T335" style:family="text">
      <style:text-properties style:font-name="Liberation Sans1" fo:font-size="11pt" officeooo:rsid="001906b4" style:font-size-asian="11pt" style:font-size-complex="11pt"/>
    </style:style>
    <style:style style:name="T336" style:family="text">
      <style:text-properties style:font-name="Liberation Sans1" fo:font-size="11pt" officeooo:rsid="01d25b1d" style:font-size-asian="11pt" style:font-size-complex="11pt"/>
    </style:style>
    <style:style style:name="T337" style:family="text">
      <style:text-properties style:font-name="Liberation Sans1" fo:font-size="11pt" officeooo:rsid="01d2adec" style:font-size-asian="11pt" style:font-size-complex="11pt"/>
    </style:style>
    <style:style style:name="T338" style:family="text">
      <style:text-properties style:font-name="Liberation Sans1" fo:font-size="11pt" officeooo:rsid="01d3c613" style:font-size-asian="11pt" style:font-size-complex="11pt"/>
    </style:style>
    <style:style style:name="T339" style:family="text">
      <style:text-properties style:font-name="Liberation Sans1" fo:font-size="11pt" officeooo:rsid="01d41517" style:font-size-asian="11pt" style:font-size-complex="11pt"/>
    </style:style>
    <style:style style:name="T340" style:family="text">
      <style:text-properties style:font-name="Liberation Sans1" fo:font-size="11pt" officeooo:rsid="01d7d6ba" style:font-size-asian="11pt" style:font-size-complex="11pt"/>
    </style:style>
    <style:style style:name="T341" style:family="text">
      <style:text-properties style:font-name="Liberation Sans1" fo:font-size="11pt" officeooo:rsid="01da3936" style:font-size-asian="11pt" style:font-size-complex="11pt"/>
    </style:style>
    <style:style style:name="T342" style:family="text">
      <style:text-properties style:font-name="Liberation Sans1" fo:font-size="11pt" officeooo:rsid="0072e82d" style:font-size-asian="11pt" style:font-size-complex="11pt"/>
    </style:style>
    <style:style style:name="T343" style:family="text">
      <style:text-properties style:font-name="Liberation Sans1" fo:font-size="11pt" officeooo:rsid="0074a1f4" style:font-size-asian="11pt" style:font-size-complex="11pt"/>
    </style:style>
    <style:style style:name="T344" style:family="text">
      <style:text-properties style:font-name="Liberation Sans1" fo:font-size="11pt" officeooo:rsid="00765e3c" style:font-size-asian="11pt" style:font-size-complex="11pt"/>
    </style:style>
    <style:style style:name="T345" style:family="text">
      <style:text-properties style:font-name="Liberation Sans1" fo:font-size="11pt" officeooo:rsid="01dafeb0" style:font-size-asian="11pt" style:font-size-complex="11pt"/>
    </style:style>
    <style:style style:name="T346" style:family="text">
      <style:text-properties style:font-name="Liberation Sans1" fo:font-size="11pt" officeooo:rsid="01db45a9" style:font-size-asian="11pt" style:font-size-complex="11pt"/>
    </style:style>
    <style:style style:name="T347" style:family="text">
      <style:text-properties style:font-name="Liberation Sans1" fo:font-size="11pt" officeooo:rsid="01dd10a9" style:font-size-asian="11pt" style:font-size-complex="11pt"/>
    </style:style>
    <style:style style:name="T348" style:family="text">
      <style:text-properties style:font-name="Liberation Sans1" fo:font-size="11pt" officeooo:rsid="01dac407" style:font-size-asian="11pt" style:font-size-complex="11pt"/>
    </style:style>
    <style:style style:name="T349" style:family="text">
      <style:text-properties style:font-name="Liberation Sans1" fo:font-size="11pt" officeooo:rsid="01e82ccf" style:font-size-asian="11pt" style:font-size-complex="11pt"/>
    </style:style>
    <style:style style:name="T350" style:family="text">
      <style:text-properties style:font-name="Liberation Sans1" fo:font-size="11pt" officeooo:rsid="00768e23" style:font-size-asian="11pt" style:font-size-complex="11pt"/>
    </style:style>
    <style:style style:name="T351" style:family="text">
      <style:text-properties style:font-name="Liberation Sans1" fo:font-size="11pt" officeooo:rsid="013ef3aa" style:font-size-asian="11pt" style:font-size-complex="11pt"/>
    </style:style>
    <style:style style:name="T352" style:family="text">
      <style:text-properties style:font-name="Liberation Sans1" fo:font-size="11pt" officeooo:rsid="02004527" style:font-size-asian="11pt" style:font-size-complex="11pt"/>
    </style:style>
    <style:style style:name="T353" style:family="text">
      <style:text-properties style:font-name="Liberation Sans1" fo:font-size="11pt" officeooo:rsid="0200fc6b" style:font-size-asian="11pt" style:font-size-complex="11pt"/>
    </style:style>
    <style:style style:name="T354" style:family="text">
      <style:text-properties style:font-name="Liberation Sans1" fo:font-size="11pt" officeooo:rsid="0203858b" style:font-size-asian="11pt" style:font-size-complex="11pt"/>
    </style:style>
    <style:style style:name="T355" style:family="text">
      <style:text-properties style:font-name="Liberation Sans1" fo:font-size="11pt" officeooo:rsid="02046b93" style:font-size-asian="11pt" style:font-size-complex="11pt"/>
    </style:style>
    <style:style style:name="T356" style:family="text">
      <style:text-properties style:font-name="Liberation Sans1" fo:font-size="11pt" officeooo:rsid="02073745" style:font-size-asian="11pt" style:font-size-complex="11pt"/>
    </style:style>
    <style:style style:name="T357" style:family="text">
      <style:text-properties style:font-name="Liberation Sans1" fo:font-size="11pt" officeooo:rsid="0208dc54" style:font-size-asian="11pt" style:font-size-complex="11pt"/>
    </style:style>
    <style:style style:name="T358" style:family="text">
      <style:text-properties style:font-name="Liberation Sans1" fo:font-size="11pt" officeooo:rsid="020b7a55" style:font-size-asian="11pt" style:font-size-complex="11pt"/>
    </style:style>
    <style:style style:name="T359" style:family="text">
      <style:text-properties style:font-name="Liberation Sans1" fo:font-size="11pt" officeooo:rsid="020e6e2c" style:font-size-asian="11pt" style:font-size-complex="11pt"/>
    </style:style>
    <style:style style:name="T360" style:family="text">
      <style:text-properties style:font-name="Liberation Sans1" fo:font-size="11pt" officeooo:rsid="020eea16" style:font-size-asian="11pt" style:font-size-complex="11pt"/>
    </style:style>
    <style:style style:name="T361" style:family="text">
      <style:text-properties style:font-name="Liberation Sans1" fo:font-size="11pt" officeooo:rsid="020f9350" style:font-size-asian="11pt" style:font-size-complex="11pt"/>
    </style:style>
    <style:style style:name="T362" style:family="text">
      <style:text-properties style:font-name="Liberation Sans1" fo:font-size="11pt" officeooo:rsid="0210009e" style:font-size-asian="11pt" style:font-size-complex="11pt"/>
    </style:style>
    <style:style style:name="T363" style:family="text">
      <style:text-properties style:font-name="Liberation Sans1" fo:font-size="11pt" officeooo:rsid="02116e3d" style:font-size-asian="11pt" style:font-size-complex="11pt"/>
    </style:style>
    <style:style style:name="T364" style:family="text">
      <style:text-properties style:font-name="Liberation Sans1" fo:font-size="11pt" officeooo:rsid="0212beff" style:font-size-asian="11pt" style:font-size-complex="11pt"/>
    </style:style>
    <style:style style:name="T365" style:family="text">
      <style:text-properties style:font-name="Liberation Sans1" fo:font-size="11pt" officeooo:rsid="021469f1" style:font-size-asian="11pt" style:font-size-complex="11pt"/>
    </style:style>
    <style:style style:name="T366" style:family="text">
      <style:text-properties style:font-name="Liberation Sans1" fo:font-size="11pt" officeooo:rsid="02178667" style:font-size-asian="11pt" style:font-size-complex="11pt"/>
    </style:style>
    <style:style style:name="T367" style:family="text">
      <style:text-properties style:font-name="Liberation Sans1" fo:font-size="11pt" officeooo:rsid="02188637" style:font-size-asian="11pt" style:font-size-complex="11pt"/>
    </style:style>
    <style:style style:name="T368" style:family="text">
      <style:text-properties style:font-name="Liberation Sans1" fo:font-size="11pt" officeooo:rsid="02194529" style:font-size-asian="11pt" style:font-size-complex="11pt"/>
    </style:style>
    <style:style style:name="T369" style:family="text">
      <style:text-properties style:font-name="Liberation Sans1" fo:font-size="11pt" officeooo:rsid="021a4843" style:font-size-asian="11pt" style:font-size-complex="11pt"/>
    </style:style>
    <style:style style:name="T370" style:family="text">
      <style:text-properties style:font-name="Liberation Sans1" fo:font-size="11pt" officeooo:rsid="021ce990" style:font-size-asian="11pt" style:font-size-complex="11pt"/>
    </style:style>
    <style:style style:name="T371" style:family="text">
      <style:text-properties style:font-name="Liberation Sans1" fo:font-size="11pt" officeooo:rsid="021e547e" style:font-size-asian="11pt" style:font-size-complex="11pt"/>
    </style:style>
    <style:style style:name="T372" style:family="text">
      <style:text-properties style:font-name="Liberation Sans1" fo:font-size="11pt" officeooo:rsid="021f3402" style:font-size-asian="11pt" style:font-size-complex="11pt"/>
    </style:style>
    <style:style style:name="T373" style:family="text">
      <style:text-properties style:font-name="Liberation Sans1" fo:font-size="11pt" officeooo:rsid="02201b12" style:font-size-asian="11pt" style:font-size-complex="11pt"/>
    </style:style>
    <style:style style:name="T374" style:family="text">
      <style:text-properties style:font-name="Liberation Sans1" fo:font-size="11pt" officeooo:rsid="02207f90" style:font-size-asian="11pt" style:font-size-complex="11pt"/>
    </style:style>
    <style:style style:name="T375" style:family="text">
      <style:text-properties style:font-name="Liberation Sans1" fo:font-size="11pt" officeooo:rsid="02227344" style:font-size-asian="11pt" style:font-size-complex="11pt"/>
    </style:style>
    <style:style style:name="T376" style:family="text">
      <style:text-properties style:font-name="Liberation Sans1" fo:font-size="11pt" officeooo:rsid="02241637" style:font-size-asian="11pt" style:font-size-complex="11pt"/>
    </style:style>
    <style:style style:name="T377" style:family="text">
      <style:text-properties style:font-name="Liberation Sans1" fo:font-size="11pt" officeooo:rsid="02244d92" style:font-size-asian="11pt" style:font-size-complex="11pt"/>
    </style:style>
    <style:style style:name="T378" style:family="text">
      <style:text-properties style:font-name="Liberation Sans1" fo:font-size="11pt" officeooo:rsid="0227cd51" style:font-size-asian="11pt" style:font-size-complex="11pt"/>
    </style:style>
    <style:style style:name="T379" style:family="text">
      <style:text-properties style:font-name="Liberation Sans1" fo:font-size="11pt" officeooo:rsid="022c4c6e" style:font-size-asian="11pt" style:font-size-complex="11pt"/>
    </style:style>
    <style:style style:name="T380" style:family="text">
      <style:text-properties style:font-name="Liberation Sans1" fo:font-size="11pt" officeooo:rsid="022db907" style:font-size-asian="11pt" style:font-size-complex="11pt"/>
    </style:style>
    <style:style style:name="T381" style:family="text">
      <style:text-properties style:font-name="Liberation Sans1" fo:font-size="11pt" officeooo:rsid="0231f6f8" style:font-size-asian="11pt" style:font-size-complex="11pt"/>
    </style:style>
    <style:style style:name="T382" style:family="text">
      <style:text-properties style:font-name="Liberation Sans1" fo:font-size="11pt" officeooo:rsid="02326525" style:font-size-asian="11pt" style:font-size-complex="11pt"/>
    </style:style>
    <style:style style:name="T383" style:family="text">
      <style:text-properties style:font-name="Liberation Sans1" fo:font-size="11pt" officeooo:rsid="0233d6a4" style:font-size-asian="11pt" style:font-size-complex="11pt"/>
    </style:style>
    <style:style style:name="T384" style:family="text">
      <style:text-properties style:font-name="Liberation Sans1" fo:font-size="11pt" officeooo:rsid="02343525" style:font-size-asian="11pt" style:font-size-complex="11pt"/>
    </style:style>
    <style:style style:name="T385" style:family="text">
      <style:text-properties style:font-name="Liberation Sans1" fo:font-size="11pt" officeooo:rsid="02361d16" style:font-size-asian="11pt" style:font-size-complex="11pt"/>
    </style:style>
    <style:style style:name="T386" style:family="text">
      <style:text-properties style:font-name="Liberation Sans1" fo:font-size="11pt" officeooo:rsid="02376d61" style:font-size-asian="11pt" style:font-size-complex="11pt"/>
    </style:style>
    <style:style style:name="T387" style:family="text">
      <style:text-properties style:font-name="Liberation Sans1" fo:font-size="11pt" officeooo:rsid="023887cb" style:font-size-asian="11pt" style:font-size-complex="11pt"/>
    </style:style>
    <style:style style:name="T388" style:family="text">
      <style:text-properties style:font-name="Liberation Sans1" fo:font-size="11pt" officeooo:rsid="0238ea3a" style:font-size-asian="11pt" style:font-size-complex="11pt"/>
    </style:style>
    <style:style style:name="T389" style:family="text">
      <style:text-properties style:font-name="Liberation Sans1" fo:font-size="11pt" officeooo:rsid="023a6b95" style:font-size-asian="11pt" style:font-size-complex="11pt"/>
    </style:style>
    <style:style style:name="T390" style:family="text">
      <style:text-properties style:font-name="Liberation Sans1" fo:font-size="11pt" officeooo:rsid="023ddbe3" style:font-size-asian="11pt" style:font-size-complex="11pt"/>
    </style:style>
    <style:style style:name="T391" style:family="text">
      <style:text-properties style:font-name="Liberation Sans1" fo:font-size="11pt" officeooo:rsid="023f8646" style:font-size-asian="11pt" style:font-size-complex="11pt"/>
    </style:style>
    <style:style style:name="T392" style:family="text">
      <style:text-properties style:font-name="Liberation Sans1" fo:font-size="11pt" officeooo:rsid="02413778" style:font-size-asian="11pt" style:font-size-complex="11pt"/>
    </style:style>
    <style:style style:name="T393" style:family="text">
      <style:text-properties style:font-name="Liberation Sans1" fo:font-size="11pt" officeooo:rsid="0242b056" style:font-size-asian="11pt" style:font-size-complex="11pt"/>
    </style:style>
    <style:style style:name="T394" style:family="text">
      <style:text-properties style:font-name="Liberation Sans1" fo:font-size="11pt" officeooo:rsid="024487ff" style:font-size-asian="11pt" style:font-size-complex="11pt"/>
    </style:style>
    <style:style style:name="T395" style:family="text">
      <style:text-properties style:font-name="Liberation Sans1" fo:font-size="11pt" officeooo:rsid="02453dc9" style:font-size-asian="11pt" style:font-size-complex="11pt"/>
    </style:style>
    <style:style style:name="T396" style:family="text">
      <style:text-properties style:font-name="Liberation Sans1" fo:font-size="11pt" officeooo:rsid="024706c7" style:font-size-asian="11pt" style:font-size-complex="11pt"/>
    </style:style>
    <style:style style:name="T397" style:family="text">
      <style:text-properties style:font-name="Liberation Sans1" fo:font-size="11pt" officeooo:rsid="024a9233" style:font-size-asian="11pt" style:font-size-complex="11pt"/>
    </style:style>
    <style:style style:name="T398" style:family="text">
      <style:text-properties style:font-name="Liberation Sans1" fo:font-size="11pt" officeooo:rsid="024b8707" style:font-size-asian="11pt" style:font-size-complex="11pt"/>
    </style:style>
    <style:style style:name="T399" style:family="text">
      <style:text-properties style:font-name="Liberation Sans1" fo:font-size="11pt" officeooo:rsid="024c8cf9" style:font-size-asian="11pt" style:font-size-complex="11pt"/>
    </style:style>
    <style:style style:name="T400" style:family="text">
      <style:text-properties style:font-name="Liberation Sans1" fo:font-size="11pt" officeooo:rsid="024e7e64" style:font-size-asian="11pt" style:font-size-complex="11pt"/>
    </style:style>
    <style:style style:name="T401" style:family="text">
      <style:text-properties style:font-name="Liberation Sans1" fo:font-size="11pt" officeooo:rsid="02506f73" style:font-size-asian="11pt" style:font-size-complex="11pt"/>
    </style:style>
    <style:style style:name="T402" style:family="text">
      <style:text-properties style:font-name="Liberation Sans1" fo:font-size="11pt" officeooo:rsid="0251070c" style:font-size-asian="11pt" style:font-size-complex="11pt"/>
    </style:style>
    <style:style style:name="T403" style:family="text">
      <style:text-properties style:font-name="Liberation Sans1" fo:font-size="11pt" officeooo:rsid="025240f4" style:font-size-asian="11pt" style:font-size-complex="11pt"/>
    </style:style>
    <style:style style:name="T404" style:family="text">
      <style:text-properties style:font-name="Liberation Sans1" fo:font-size="11pt" officeooo:rsid="0252b3a9" style:font-size-asian="11pt" style:font-size-complex="11pt"/>
    </style:style>
    <style:style style:name="T405" style:family="text">
      <style:text-properties style:font-name="Liberation Sans1" fo:font-size="11pt" officeooo:rsid="0253250e" style:font-size-asian="11pt" style:font-size-complex="11pt"/>
    </style:style>
    <style:style style:name="T406" style:family="text">
      <style:text-properties style:font-name="Liberation Sans1" fo:font-size="11pt" officeooo:rsid="025546b9" style:font-size-asian="11pt" style:font-size-complex="11pt"/>
    </style:style>
    <style:style style:name="T407" style:family="text">
      <style:text-properties style:font-name="Liberation Sans1" fo:font-size="11pt" officeooo:rsid="0256a2c9" style:font-size-asian="11pt" style:font-size-complex="11pt"/>
    </style:style>
    <style:style style:name="T408" style:family="text">
      <style:text-properties style:font-name="Liberation Sans1" fo:font-size="11pt" officeooo:rsid="025862f2" style:font-size-asian="11pt" style:font-size-complex="11pt"/>
    </style:style>
    <style:style style:name="T409" style:family="text">
      <style:text-properties style:font-name="Liberation Sans1" fo:font-size="11pt" officeooo:rsid="025f7276" style:font-size-asian="11pt" style:font-size-complex="11pt"/>
    </style:style>
    <style:style style:name="T410" style:family="text">
      <style:text-properties style:font-name="Liberation Sans1" fo:font-size="11pt" officeooo:rsid="026000a3" style:font-size-asian="11pt" style:font-size-complex="11pt"/>
    </style:style>
    <style:style style:name="T411" style:family="text">
      <style:text-properties style:font-name="Liberation Sans1" fo:font-size="11pt" officeooo:rsid="027098db" style:font-size-asian="11pt" style:font-size-complex="11pt"/>
    </style:style>
    <style:style style:name="T412" style:family="text">
      <style:text-properties style:font-name="Liberation Sans1" fo:font-size="11pt" officeooo:rsid="005fb4f7" style:font-size-asian="11pt" style:font-size-complex="11pt"/>
    </style:style>
    <style:style style:name="T413" style:family="text">
      <style:text-properties style:font-name="Liberation Sans1" fo:font-size="11pt" officeooo:rsid="02761883" style:font-size-asian="11pt" style:font-size-complex="11pt"/>
    </style:style>
    <style:style style:name="T414" style:family="text">
      <style:text-properties style:font-name="Liberation Sans1" fo:font-size="11pt" officeooo:rsid="02792da9" style:font-size-asian="11pt" style:font-size-complex="11pt"/>
    </style:style>
    <style:style style:name="T415" style:family="text">
      <style:text-properties style:font-name="Liberation Sans1" fo:font-size="11pt" officeooo:rsid="00d505dc" style:font-size-asian="11pt" style:font-size-complex="11pt"/>
    </style:style>
    <style:style style:name="T416" style:family="text">
      <style:text-properties style:font-name="Liberation Sans1" fo:font-size="11pt" officeooo:rsid="02794cb5" style:font-size-asian="11pt" style:font-size-complex="11pt"/>
    </style:style>
    <style:style style:name="T417" style:family="text">
      <style:text-properties style:font-name="Liberation Sans1" fo:font-size="11pt" officeooo:rsid="027a5cec" style:font-size-asian="11pt" style:font-size-complex="11pt"/>
    </style:style>
    <style:style style:name="T418" style:family="text">
      <style:text-properties style:font-name="Liberation Sans1" fo:font-size="11pt" officeooo:rsid="027aee9c" style:font-size-asian="11pt" style:font-size-complex="11pt"/>
    </style:style>
    <style:style style:name="T419" style:family="text">
      <style:text-properties style:font-name="Liberation Sans1" fo:font-size="11pt" officeooo:rsid="027e6d5f" style:font-size-asian="11pt" style:font-size-complex="11pt"/>
    </style:style>
    <style:style style:name="T420" style:family="text">
      <style:text-properties style:font-name="Liberation Sans1" fo:font-size="11pt" officeooo:rsid="027f89ea" style:font-size-asian="11pt" style:font-size-complex="11pt"/>
    </style:style>
    <style:style style:name="T421" style:family="text">
      <style:text-properties style:font-name="Liberation Sans1" fo:font-size="11pt" officeooo:rsid="0282ad05" style:font-size-asian="11pt" style:font-size-complex="11pt"/>
    </style:style>
    <style:style style:name="T422" style:family="text">
      <style:text-properties style:font-name="Liberation Sans1" fo:font-size="11pt" officeooo:rsid="02837e24" style:font-size-asian="11pt" style:font-size-complex="11pt"/>
    </style:style>
    <style:style style:name="T423" style:family="text">
      <style:text-properties style:font-name="Liberation Sans1" fo:font-size="11pt" officeooo:rsid="027d5d82" style:font-size-asian="11pt" style:font-size-complex="11pt"/>
    </style:style>
    <style:style style:name="T424" style:family="text">
      <style:text-properties style:font-name="Liberation Sans1" fo:font-size="11pt" officeooo:rsid="028724fd" style:font-size-asian="11pt" style:font-size-complex="11pt"/>
    </style:style>
    <style:style style:name="T425" style:family="text">
      <style:text-properties style:font-name="Liberation Sans1" fo:font-size="11pt" officeooo:rsid="02937af5" style:font-size-asian="11pt" style:font-size-complex="11pt"/>
    </style:style>
    <style:style style:name="T426" style:family="text">
      <style:text-properties style:font-name="Liberation Sans1" fo:font-size="11pt" officeooo:rsid="0293f71a" style:font-size-asian="11pt" style:font-size-complex="11pt"/>
    </style:style>
    <style:style style:name="T427" style:family="text">
      <style:text-properties style:font-name="Liberation Sans1" fo:font-size="11pt" officeooo:rsid="02946935" style:font-size-asian="11pt" style:font-size-complex="11pt"/>
    </style:style>
    <style:style style:name="T428" style:family="text">
      <style:text-properties style:font-name="Liberation Sans1" fo:font-size="11pt" officeooo:rsid="0298d8c0" style:font-size-asian="11pt" style:font-size-complex="11pt"/>
    </style:style>
    <style:style style:name="T429" style:family="text">
      <style:text-properties style:font-name="Liberation Sans1" fo:font-size="11pt" officeooo:rsid="029a63c2" style:font-size-asian="11pt" style:font-size-complex="11pt"/>
    </style:style>
    <style:style style:name="T430" style:family="text">
      <style:text-properties style:font-name="Liberation Sans1" fo:font-size="11pt" officeooo:rsid="01e985c7" style:font-size-asian="11pt" style:font-size-complex="11pt"/>
    </style:style>
    <style:style style:name="T431" style:family="text">
      <style:text-properties style:font-name="Liberation Sans1" fo:font-size="11pt" officeooo:rsid="029b781c" style:font-size-asian="11pt" style:font-size-complex="11pt"/>
    </style:style>
    <style:style style:name="T432" style:family="text">
      <style:text-properties style:font-name="Liberation Sans1" fo:font-size="11pt" officeooo:rsid="00c4a35c" style:font-name-asian="Liberation Mono" style:font-size-asian="11pt" style:font-name-complex="Liberation Mono" style:font-size-complex="11pt"/>
    </style:style>
    <style:style style:name="T433" style:family="text">
      <style:text-properties style:font-name="Liberation Sans1" fo:font-size="11pt" officeooo:rsid="00c5c918" style:font-name-asian="Liberation Mono" style:font-size-asian="11pt" style:font-name-complex="Liberation Mono" style:font-size-complex="11pt"/>
    </style:style>
    <style:style style:name="T434" style:family="text">
      <style:text-properties style:font-name="Liberation Sans1" fo:font-size="11pt" officeooo:rsid="00c770e9" style:font-name-asian="Liberation Mono" style:font-size-asian="11pt" style:font-name-complex="Liberation Mono" style:font-size-complex="11pt"/>
    </style:style>
    <style:style style:name="T435" style:family="text">
      <style:text-properties style:font-name="Liberation Sans1" fo:font-size="11pt" officeooo:rsid="0016a6f3" style:font-name-asian="Liberation Mono" style:font-size-asian="11pt" style:font-name-complex="Liberation Mono" style:font-size-complex="11pt"/>
    </style:style>
    <style:style style:name="T436" style:family="text">
      <style:text-properties style:font-name="Liberation Sans1" fo:font-size="11pt" officeooo:rsid="0104abec" style:font-name-asian="Liberation Mono" style:font-size-asian="11pt" style:font-name-complex="Liberation Mono" style:font-size-complex="11pt"/>
    </style:style>
    <style:style style:name="T437" style:family="text">
      <style:text-properties style:font-name="Liberation Sans1" fo:font-size="11pt" officeooo:rsid="0111e628" style:font-name-asian="Liberation Mono" style:font-size-asian="11pt" style:font-name-complex="Liberation Mono" style:font-size-complex="11pt"/>
    </style:style>
    <style:style style:name="T438" style:family="text">
      <style:text-properties style:font-name="Liberation Sans1" fo:font-size="11pt" officeooo:rsid="0119cc4c" style:font-name-asian="Liberation Mono" style:font-size-asian="11pt" style:font-name-complex="Liberation Mono" style:font-size-complex="11pt"/>
    </style:style>
    <style:style style:name="T439" style:family="text">
      <style:text-properties style:font-name="Liberation Sans1" fo:font-size="11pt" officeooo:rsid="012cb4f7" style:font-name-asian="Liberation Mono" style:font-size-asian="11pt" style:font-name-complex="Liberation Mono" style:font-size-complex="11pt"/>
    </style:style>
    <style:style style:name="T440" style:family="text">
      <style:text-properties style:font-name="Liberation Sans1" fo:font-size="11pt" officeooo:rsid="001c5558" style:font-name-asian="Liberation Mono" style:font-size-asian="11pt" style:font-name-complex="Liberation Mono" style:font-size-complex="11pt"/>
    </style:style>
    <style:style style:name="T441" style:family="text">
      <style:text-properties style:font-name="Liberation Sans1" fo:font-size="11pt" officeooo:rsid="01349e41" style:font-name-asian="Liberation Mono" style:font-size-asian="11pt" style:font-name-complex="Liberation Mono" style:font-size-complex="11pt"/>
    </style:style>
    <style:style style:name="T442" style:family="text">
      <style:text-properties style:font-name="Liberation Sans1" fo:font-size="11pt" officeooo:rsid="0156c687" style:font-name-asian="Liberation Mono" style:font-size-asian="11pt" style:font-name-complex="Liberation Mono" style:font-size-complex="11pt"/>
    </style:style>
    <style:style style:name="T443" style:family="text">
      <style:text-properties style:font-name="Liberation Sans1" fo:font-size="11pt" officeooo:rsid="0141face" style:font-name-asian="Liberation Mono" style:font-size-asian="11pt" style:font-name-complex="Liberation Mono" style:font-size-complex="11pt"/>
    </style:style>
    <style:style style:name="T444" style:family="text">
      <style:text-properties style:font-name="Liberation Sans1" fo:font-size="11pt" officeooo:rsid="01ad383c" style:font-name-asian="Liberation Mono" style:font-size-asian="11pt" style:font-name-complex="Liberation Mono" style:font-size-complex="11pt"/>
    </style:style>
    <style:style style:name="T445" style:family="text">
      <style:text-properties style:font-name="Liberation Sans1" fo:font-size="11pt" officeooo:rsid="01ae0797" style:font-name-asian="Liberation Mono" style:font-size-asian="11pt" style:font-name-complex="Liberation Mono" style:font-size-complex="11pt"/>
    </style:style>
    <style:style style:name="T446" style:family="text">
      <style:text-properties style:font-name="Liberation Sans1" fo:font-size="11pt" officeooo:rsid="01ae893b" style:font-name-asian="Liberation Mono" style:font-size-asian="11pt" style:font-name-complex="Liberation Mono" style:font-size-complex="11pt"/>
    </style:style>
    <style:style style:name="T447" style:family="text">
      <style:text-properties style:font-name="Liberation Sans1" fo:font-size="11pt" officeooo:rsid="006c2be9" style:font-name-asian="Liberation Mono" style:font-size-asian="11pt" style:font-name-complex="Liberation Mono" style:font-size-complex="11pt"/>
    </style:style>
    <style:style style:name="T448" style:family="text">
      <style:text-properties style:font-name="Liberation Sans1" fo:font-size="11pt" officeooo:rsid="01d7d6ba" style:font-name-asian="Liberation Mono" style:font-size-asian="11pt" style:font-name-complex="Liberation Mono" style:font-size-complex="11pt"/>
    </style:style>
    <style:style style:name="T449" style:family="text">
      <style:text-properties style:font-name="Liberation Sans1" fo:font-size="11pt" officeooo:rsid="01da3936" style:font-name-asian="Liberation Mono" style:font-size-asian="11pt" style:font-name-complex="Liberation Mono" style:font-size-complex="11pt"/>
    </style:style>
    <style:style style:name="T450" style:family="text">
      <style:text-properties style:font-name="Liberation Sans1" fo:font-size="11pt" officeooo:rsid="020a880b" style:font-name-asian="Liberation Mono" style:font-size-asian="11pt" style:font-name-complex="Liberation Mono" style:font-size-complex="11pt"/>
    </style:style>
    <style:style style:name="T451" style:family="text">
      <style:text-properties style:font-name="Liberation Sans1" fo:font-size="11pt" officeooo:rsid="021b4594" style:font-name-asian="Liberation Mono" style:font-size-asian="11pt" style:font-name-complex="Liberation Mono" style:font-size-complex="11pt"/>
    </style:style>
    <style:style style:name="T452" style:family="text">
      <style:text-properties style:font-name="Liberation Sans1" fo:font-size="11pt" officeooo:rsid="021bd60b" style:font-name-asian="Liberation Mono" style:font-size-asian="11pt" style:font-name-complex="Liberation Mono" style:font-size-complex="11pt"/>
    </style:style>
    <style:style style:name="T453" style:family="text">
      <style:text-properties style:font-name="Liberation Sans1" fo:font-size="11pt" officeooo:rsid="021ce990" style:font-name-asian="Liberation Mono" style:font-size-asian="11pt" style:font-name-complex="Liberation Mono" style:font-size-complex="11pt"/>
    </style:style>
    <style:style style:name="T454" style:family="text">
      <style:text-properties style:font-name="Liberation Sans1" fo:font-size="11pt" officeooo:rsid="02201b12" style:font-name-asian="Liberation Mono" style:font-size-asian="11pt" style:font-name-complex="Liberation Mono" style:font-size-complex="11pt"/>
    </style:style>
    <style:style style:name="T455" style:family="text">
      <style:text-properties style:font-name="Liberation Sans1" fo:font-size="11pt" officeooo:rsid="02241637" style:font-name-asian="Liberation Mono" style:font-size-asian="11pt" style:font-name-complex="Liberation Mono" style:font-size-complex="11pt"/>
    </style:style>
    <style:style style:name="T456" style:family="text">
      <style:text-properties style:font-name="Liberation Sans1" fo:font-size="11pt" officeooo:rsid="02343525" style:font-name-asian="Liberation Mono" style:font-size-asian="11pt" style:font-name-complex="Liberation Mono" style:font-size-complex="11pt"/>
    </style:style>
    <style:style style:name="T457" style:family="text">
      <style:text-properties style:font-name="Liberation Sans1" fo:font-size="11pt" officeooo:rsid="02361d16" style:font-name-asian="Liberation Mono" style:font-size-asian="11pt" style:font-name-complex="Liberation Mono" style:font-size-complex="11pt"/>
    </style:style>
    <style:style style:name="T458" style:family="text">
      <style:text-properties style:font-name="Liberation Sans1" fo:font-size="11pt" officeooo:rsid="0251070c" style:font-name-asian="Liberation Mono" style:font-size-asian="11pt" style:font-name-complex="Liberation Mono" style:font-size-complex="11pt"/>
    </style:style>
    <style:style style:name="T459" style:family="text">
      <style:text-properties style:font-name="Liberation Sans1" fo:font-size="11pt" officeooo:rsid="02721aa1" style:font-name-asian="Liberation Mono" style:font-size-asian="11pt" style:font-name-complex="Liberation Mono" style:font-size-complex="11pt"/>
    </style:style>
    <style:style style:name="T460" style:family="text">
      <style:text-properties style:font-name="Liberation Sans1" fo:font-size="11pt" officeooo:rsid="029a63c2" style:font-name-asian="Liberation Mono" style:font-size-asian="11pt" style:font-name-complex="Liberation Mono" style:font-size-complex="11pt"/>
    </style:style>
    <style:style style:name="T461" style:family="text">
      <style:text-properties style:font-name="Liberation Sans1" fo:font-size="11pt" fo:language="es" fo:country="ES" style:font-size-asian="11pt" style:font-size-complex="11pt"/>
    </style:style>
    <style:style style:name="T462" style:family="text">
      <style:text-properties style:font-name="Liberation Sans1" fo:font-size="11pt" fo:language="es" fo:country="ES" officeooo:rsid="00a54a6d" style:font-size-asian="11pt" style:font-size-complex="11pt"/>
    </style:style>
    <style:style style:name="T463" style:family="text">
      <style:text-properties style:font-name="Liberation Sans1" fo:font-size="11pt" fo:language="es" fo:country="ES" officeooo:rsid="00a60472" style:font-size-asian="11pt" style:font-size-complex="11pt"/>
    </style:style>
    <style:style style:name="T464" style:family="text">
      <style:text-properties style:font-name="Liberation Sans1" fo:font-size="11pt" fo:language="es" fo:country="ES" officeooo:rsid="00a96d8f" style:font-size-asian="11pt" style:font-size-complex="11pt"/>
    </style:style>
    <style:style style:name="T465" style:family="text">
      <style:text-properties style:font-name="Liberation Sans1" fo:font-size="11pt" fo:language="es" fo:country="ES" officeooo:rsid="00af44ce" style:font-size-asian="11pt" style:font-size-complex="11pt"/>
    </style:style>
    <style:style style:name="T466" style:family="text">
      <style:text-properties style:font-name="Liberation Sans1" fo:font-size="11pt" fo:language="es" fo:country="ES" officeooo:rsid="00af74c4" style:font-size-asian="11pt" style:font-size-complex="11pt"/>
    </style:style>
    <style:style style:name="T467" style:family="text">
      <style:text-properties style:font-name="Liberation Sans1" fo:font-size="11pt" fo:language="es" fo:country="ES" officeooo:rsid="00b1ee4d" style:font-size-asian="11pt" style:font-size-complex="11pt"/>
    </style:style>
    <style:style style:name="T468" style:family="text">
      <style:text-properties style:font-name="Liberation Sans1" fo:font-size="11pt" fo:language="es" fo:country="ES" officeooo:rsid="00b5e795" style:font-size-asian="11pt" style:font-size-complex="11pt"/>
    </style:style>
    <style:style style:name="T469" style:family="text">
      <style:text-properties style:font-name="Liberation Sans1" fo:font-size="11pt" fo:language="es" fo:country="ES" officeooo:rsid="00b73ef5" style:font-size-asian="11pt" style:font-size-complex="11pt"/>
    </style:style>
    <style:style style:name="T470" style:family="text">
      <style:text-properties style:font-name="Liberation Sans1" fo:font-size="11pt" fo:language="es" fo:country="ES" officeooo:rsid="00b79daf" style:font-size-asian="11pt" style:font-size-complex="11pt"/>
    </style:style>
    <style:style style:name="T471" style:family="text">
      <style:text-properties style:font-name="Liberation Sans1" fo:font-size="11pt" fo:language="es" fo:country="ES" officeooo:rsid="00b7dfee" style:font-size-asian="11pt" style:font-size-complex="11pt"/>
    </style:style>
    <style:style style:name="T472" style:family="text">
      <style:text-properties style:font-name="Liberation Sans1" fo:font-size="11pt" fo:language="es" fo:country="ES" officeooo:rsid="005f67e9" style:font-size-asian="11pt" style:font-size-complex="11pt"/>
    </style:style>
    <style:style style:name="T473" style:family="text">
      <style:text-properties style:font-name="Liberation Sans1" fo:font-size="11pt" fo:language="es" fo:country="ES" officeooo:rsid="019019c8" style:font-size-asian="11pt" style:font-size-complex="11pt"/>
    </style:style>
    <style:style style:name="T474" style:family="text">
      <style:text-properties style:font-name="Liberation Sans1" fo:font-size="11pt" fo:language="es" fo:country="ES" officeooo:rsid="005fa5b8" style:font-size-asian="11pt" style:font-size-complex="11pt"/>
    </style:style>
    <style:style style:name="T475" style:family="text">
      <style:text-properties style:font-name="Liberation Sans1" fo:font-size="11pt" fo:language="es" fo:country="ES" officeooo:rsid="0119e776" style:font-size-asian="11pt" style:font-size-complex="11pt"/>
    </style:style>
    <style:style style:name="T476" style:family="text">
      <style:text-properties style:font-name="Liberation Sans1" fo:font-size="11pt" fo:language="es" fo:country="ES" officeooo:rsid="0167a7e8" style:font-size-asian="11pt" style:font-size-complex="11pt"/>
    </style:style>
    <style:style style:name="T477" style:family="text">
      <style:text-properties style:font-name="Liberation Sans1" fo:font-size="11pt" fo:language="es" fo:country="ES" officeooo:rsid="0065d137" style:font-size-asian="11pt" style:font-size-complex="11pt"/>
    </style:style>
    <style:style style:name="T478" style:family="text">
      <style:text-properties style:font-name="Liberation Sans1" fo:font-size="11pt" fo:language="es" fo:country="ES" officeooo:rsid="01a6ef87" style:font-size-asian="11pt" style:font-size-complex="11pt"/>
    </style:style>
    <style:style style:name="T479" style:family="text">
      <style:text-properties style:font-name="Liberation Sans1" fo:font-size="11pt" fo:language="es" fo:country="ES" officeooo:rsid="01a7598b" style:font-size-asian="11pt" style:font-size-complex="11pt"/>
    </style:style>
    <style:style style:name="T480" style:family="text">
      <style:text-properties style:font-name="Liberation Sans1" fo:font-size="11pt" fo:language="es" fo:country="ES" officeooo:rsid="01a81a10" style:font-size-asian="11pt" style:font-size-complex="11pt"/>
    </style:style>
    <style:style style:name="T481" style:family="text">
      <style:text-properties style:font-name="Liberation Sans1" fo:font-size="11pt" fo:language="es" fo:country="ES" officeooo:rsid="0166b3ab" style:font-size-asian="11pt" style:font-size-complex="11pt"/>
    </style:style>
    <style:style style:name="T482" style:family="text">
      <style:text-properties style:font-name="Liberation Sans1" fo:font-size="11pt" fo:language="es" fo:country="ES" officeooo:rsid="00a54a6d" style:font-name-asian="Liberation Mono" style:font-size-asian="11pt" style:font-name-complex="Liberation Mono" style:font-size-complex="11pt"/>
    </style:style>
    <style:style style:name="T483" style:family="text">
      <style:text-properties style:font-name="Liberation Sans1" fo:font-size="11pt" fo:language="es" fo:country="ES" officeooo:rsid="00af74c4" style:font-name-asian="Liberation Mono" style:font-size-asian="11pt" style:font-name-complex="Liberation Mono" style:font-size-complex="11pt"/>
    </style:style>
    <style:style style:name="T484" style:family="text">
      <style:text-properties style:font-name="Liberation Sans1" fo:font-size="11pt" fo:language="es" fo:country="ES" officeooo:rsid="00b1ee4d" style:font-name-asian="Liberation Mono" style:font-size-asian="11pt" style:font-name-complex="Liberation Mono" style:font-size-complex="11pt"/>
    </style:style>
    <style:style style:name="T485" style:family="text">
      <style:text-properties style:font-name="Liberation Sans1" fo:font-size="11pt" fo:language="es" fo:country="ES" officeooo:rsid="00b79daf" style:font-name-asian="Liberation Mono" style:font-size-asian="11pt" style:font-name-complex="Liberation Mono" style:font-size-complex="11pt"/>
    </style:style>
    <style:style style:name="T486" style:family="text">
      <style:text-properties style:font-name="Liberation Sans1" fo:font-size="11pt" fo:language="es" fo:country="ES" officeooo:rsid="00b7adfa" style:font-name-asian="Liberation Mono" style:font-size-asian="11pt" style:font-name-complex="Liberation Mono" style:font-size-complex="11pt"/>
    </style:style>
    <style:style style:name="T487" style:family="text">
      <style:text-properties style:font-name="Liberation Sans1" fo:font-size="11pt" fo:font-style="italic" officeooo:rsid="00adb4f0" style:font-size-asian="11pt" style:font-style-asian="italic" style:font-size-complex="11pt" style:font-style-complex="italic"/>
    </style:style>
    <style:style style:name="T488" style:family="text">
      <style:text-properties style:font-name="Liberation Sans1" fo:font-size="11pt" fo:font-style="italic" officeooo:rsid="00a95911" style:font-size-asian="11pt" style:font-style-asian="italic" style:font-size-complex="11pt" style:font-style-complex="italic"/>
    </style:style>
    <style:style style:name="T489" style:family="text">
      <style:text-properties style:font-name="Liberation Sans1" fo:font-size="11pt" fo:font-style="italic" officeooo:rsid="00df8f5d" style:font-size-asian="11pt" style:font-style-asian="italic" style:font-size-complex="11pt" style:font-style-complex="italic"/>
    </style:style>
    <style:style style:name="T490" style:family="text">
      <style:text-properties style:font-name="Liberation Sans1" fo:font-size="11pt" fo:font-style="italic" officeooo:rsid="00110be9" style:font-size-asian="11pt" style:font-style-asian="italic" style:font-size-complex="11pt" style:font-style-complex="italic"/>
    </style:style>
    <style:style style:name="T491" style:family="text">
      <style:text-properties style:font-name="Liberation Sans1" fo:font-size="11pt" fo:font-style="italic" officeooo:rsid="00ef981d" style:font-size-asian="11pt" style:font-style-asian="italic" style:font-size-complex="11pt" style:font-style-complex="italic"/>
    </style:style>
    <style:style style:name="T492" style:family="text">
      <style:text-properties style:font-name="Liberation Sans1" fo:font-size="11pt" fo:font-style="italic" officeooo:rsid="000de8cd" style:font-size-asian="11pt" style:font-style-asian="italic" style:font-size-complex="11pt" style:font-style-complex="italic"/>
    </style:style>
    <style:style style:name="T493" style:family="text">
      <style:text-properties style:font-name="Liberation Sans1" fo:font-size="11pt" fo:font-style="italic" officeooo:rsid="00072cc6" style:font-size-asian="11pt" style:font-style-asian="italic" style:font-size-complex="11pt" style:font-style-complex="italic"/>
    </style:style>
    <style:style style:name="T494" style:family="text">
      <style:text-properties style:font-name="Liberation Sans1" fo:font-size="11pt" fo:font-style="italic" officeooo:rsid="000bd2f4" style:font-size-asian="11pt" style:font-style-asian="italic" style:font-size-complex="11pt" style:font-style-complex="italic"/>
    </style:style>
    <style:style style:name="T495" style:family="text">
      <style:text-properties style:font-name="Liberation Sans1" fo:font-size="11pt" fo:font-style="italic" officeooo:rsid="002c41a7" style:font-size-asian="11pt" style:font-style-asian="italic" style:font-size-complex="11pt" style:font-style-complex="italic"/>
    </style:style>
    <style:style style:name="T496" style:family="text">
      <style:text-properties style:font-name="Liberation Sans1" fo:font-size="11pt" fo:font-style="italic" officeooo:rsid="0059e9e1" style:font-size-asian="11pt" style:font-style-asian="italic" style:font-size-complex="11pt" style:font-style-complex="italic"/>
    </style:style>
    <style:style style:name="T497" style:family="text">
      <style:text-properties style:font-name="Liberation Sans1" fo:font-size="11pt" fo:font-style="italic" officeooo:rsid="007968dd" style:font-size-asian="11pt" style:font-style-asian="italic" style:font-size-complex="11pt" style:font-style-complex="italic"/>
    </style:style>
    <style:style style:name="T498" style:family="text">
      <style:text-properties style:font-name="Liberation Sans1" fo:font-size="11pt" fo:font-style="italic" officeooo:rsid="0072e82d" style:font-size-asian="11pt" style:font-style-asian="italic" style:font-size-complex="11pt" style:font-style-complex="italic"/>
    </style:style>
    <style:style style:name="T499" style:family="text">
      <style:text-properties style:font-name="Liberation Sans1" fo:font-size="11pt" fo:font-style="italic" officeooo:rsid="020d684a" style:font-size-asian="11pt" style:font-style-asian="italic" style:font-size-complex="11pt" style:font-style-complex="italic"/>
    </style:style>
    <style:style style:name="T500" style:family="text">
      <style:text-properties style:font-name="Liberation Sans1" fo:font-size="11pt" fo:font-style="italic" officeooo:rsid="0231f6f8" style:font-size-asian="11pt" style:font-style-asian="italic" style:font-size-complex="11pt" style:font-style-complex="italic"/>
    </style:style>
    <style:style style:name="T501" style:family="text">
      <style:text-properties style:font-name="Liberation Sans1" fo:font-size="11pt" fo:font-style="italic" officeooo:rsid="02343525" style:font-size-asian="11pt" style:font-style-asian="italic" style:font-size-complex="11pt" style:font-style-complex="italic"/>
    </style:style>
    <style:style style:name="T502" style:family="text">
      <style:text-properties style:font-name="Liberation Sans1" fo:font-size="11pt" fo:font-style="italic" officeooo:rsid="0236c07d" style:font-size-asian="11pt" style:font-style-asian="italic" style:font-size-complex="11pt" style:font-style-complex="italic"/>
    </style:style>
    <style:style style:name="T503" style:family="text">
      <style:text-properties style:font-name="Liberation Sans1" fo:font-size="11pt" fo:font-style="italic" officeooo:rsid="025d7ac1" style:font-size-asian="11pt" style:font-style-asian="italic" style:font-size-complex="11pt" style:font-style-complex="italic"/>
    </style:style>
    <style:style style:name="T504" style:family="text">
      <style:text-properties style:font-name="Liberation Sans1" fo:font-size="11pt" fo:font-style="italic" officeooo:rsid="025e356c" style:font-size-asian="11pt" style:font-style-asian="italic" style:font-size-complex="11pt" style:font-style-complex="italic"/>
    </style:style>
    <style:style style:name="T505" style:family="text">
      <style:text-properties style:font-name="Liberation Sans1" fo:font-size="11pt" fo:font-style="italic" officeooo:rsid="02194529" style:font-size-asian="11pt" style:font-style-asian="italic" style:font-size-complex="11pt" style:font-style-complex="italic"/>
    </style:style>
    <style:style style:name="T506" style:family="text">
      <style:text-properties style:font-name="Liberation Sans1" fo:font-size="11pt" fo:font-style="italic" officeooo:rsid="0097ba5e" style:font-size-asian="11pt" style:font-style-asian="italic" style:font-size-complex="11pt" style:font-style-complex="italic"/>
    </style:style>
    <style:style style:name="T507" style:family="text">
      <style:text-properties style:font-name="Liberation Sans1" fo:font-size="11pt" fo:font-style="italic" officeooo:rsid="0084747a" style:font-size-asian="11pt" style:font-style-asian="italic" style:font-size-complex="11pt" style:font-style-complex="italic"/>
    </style:style>
    <style:style style:name="T508" style:family="text">
      <style:text-properties style:font-name="Liberation Sans1" fo:font-size="11pt" fo:font-style="italic" officeooo:rsid="0087d24f" style:font-size-asian="11pt" style:font-style-asian="italic" style:font-size-complex="11pt" style:font-style-complex="italic"/>
    </style:style>
    <style:style style:name="T509" style:family="text">
      <style:text-properties style:font-name="Liberation Sans1" fo:font-size="11pt" fo:font-style="italic" officeooo:rsid="007d85ce" style:font-size-asian="11pt" style:font-style-asian="italic" style:font-size-complex="11pt" style:font-style-complex="italic"/>
    </style:style>
    <style:style style:name="T510" style:family="text">
      <style:text-properties style:font-name="Liberation Sans1" fo:font-size="11pt" fo:font-style="italic" officeooo:rsid="005fb4f7" style:font-size-asian="11pt" style:font-size-complex="11pt"/>
    </style:style>
    <style:style style:name="T511" style:family="text">
      <style:text-properties style:font-name="Liberation Sans1" fo:font-size="11pt" fo:font-style="italic" officeooo:rsid="00c770e9" style:font-name-asian="Liberation Mono" style:font-size-asian="11pt" style:font-style-asian="italic" style:font-name-complex="Liberation Mono" style:font-size-complex="11pt" style:font-style-complex="italic"/>
    </style:style>
    <style:style style:name="T512" style:family="text">
      <style:text-properties style:font-name="Liberation Sans1" fo:font-size="11pt" fo:font-style="italic" officeooo:rsid="0236c07d" style:font-name-asian="Liberation Mono" style:font-size-asian="11pt" style:font-style-asian="italic" style:font-name-complex="Liberation Mono" style:font-size-complex="11pt" style:font-style-complex="italic"/>
    </style:style>
    <style:style style:name="T513" style:family="text">
      <style:text-properties style:font-name="Liberation Sans1" fo:font-size="11pt" fo:font-style="italic" officeooo:rsid="021a4843" style:font-name-asian="Liberation Mono" style:font-size-asian="11pt" style:font-style-asian="italic" style:font-name-complex="Liberation Mono" style:font-size-complex="11pt" style:font-style-complex="italic"/>
    </style:style>
    <style:style style:name="T514" style:family="text">
      <style:text-properties style:font-name="Liberation Sans1" fo:font-size="11pt" fo:font-style="italic" fo:font-weight="bold" officeooo:rsid="00ef981d" style:font-size-asian="11pt" style:font-style-asian="italic" style:font-weight-asian="bold" style:font-size-complex="11pt" style:font-style-complex="italic" style:font-weight-complex="bold"/>
    </style:style>
    <style:style style:name="T515" style:family="text">
      <style:text-properties style:font-name="Liberation Sans1" fo:font-size="11pt" fo:font-style="normal" officeooo:rsid="00df8f5d" style:font-size-asian="11pt" style:font-style-asian="normal" style:font-size-complex="11pt" style:font-style-complex="normal"/>
    </style:style>
    <style:style style:name="T516" style:family="text">
      <style:text-properties style:font-name="Liberation Sans1" fo:font-size="11pt" fo:font-style="normal" officeooo:rsid="000de8cd" style:font-size-asian="11pt" style:font-style-asian="normal" style:font-size-complex="11pt" style:font-style-complex="normal"/>
    </style:style>
    <style:style style:name="T517" style:family="text">
      <style:text-properties style:font-name="Liberation Sans1" fo:font-size="11pt" fo:font-style="normal" officeooo:rsid="00ef981d" style:font-size-asian="11pt" style:font-style-asian="normal" style:font-size-complex="11pt" style:font-style-complex="normal"/>
    </style:style>
    <style:style style:name="T518" style:family="text">
      <style:text-properties style:font-name="Liberation Sans1" fo:font-size="11pt" fo:font-style="normal" officeooo:rsid="001c5558" style:font-size-asian="11pt" style:font-style-asian="normal" style:font-size-complex="11pt" style:font-style-complex="normal"/>
    </style:style>
    <style:style style:name="T519" style:family="text">
      <style:text-properties style:font-name="Liberation Sans1" fo:font-size="11pt" fo:font-style="normal" officeooo:rsid="0050137e" style:font-size-asian="11pt" style:font-style-asian="normal" style:font-size-complex="11pt" style:font-style-complex="normal"/>
    </style:style>
    <style:style style:name="T520" style:family="text">
      <style:text-properties style:font-name="Liberation Sans1" fo:font-size="11pt" fo:font-style="normal" officeooo:rsid="001ae31d" style:font-size-asian="11pt" style:font-style-asian="normal" style:font-size-complex="11pt" style:font-style-complex="normal"/>
    </style:style>
    <style:style style:name="T521" style:family="text">
      <style:text-properties style:font-name="Liberation Sans1" fo:font-size="11pt" fo:font-style="normal" officeooo:rsid="001906b4" style:font-size-asian="11pt" style:font-style-asian="normal" style:font-size-complex="11pt" style:font-style-complex="normal"/>
    </style:style>
    <style:style style:name="T522" style:family="text">
      <style:text-properties style:font-name="Liberation Sans1" fo:font-size="11pt" fo:font-style="normal" officeooo:rsid="0129d1bc" style:font-size-asian="11pt" style:font-style-asian="normal" style:font-size-complex="11pt" style:font-style-complex="normal"/>
    </style:style>
    <style:style style:name="T523" style:family="text">
      <style:text-properties style:font-name="Liberation Sans1" fo:font-size="11pt" fo:font-style="normal" officeooo:rsid="0137980e" style:font-size-asian="11pt" style:font-style-asian="normal" style:font-size-complex="11pt" style:font-style-complex="normal"/>
    </style:style>
    <style:style style:name="T524" style:family="text">
      <style:text-properties style:font-name="Liberation Sans1" fo:font-size="11pt" fo:font-style="normal" officeooo:rsid="01d25b1d" style:font-size-asian="11pt" style:font-style-asian="normal" style:font-size-complex="11pt" style:font-style-complex="normal"/>
    </style:style>
    <style:style style:name="T525" style:family="text">
      <style:text-properties style:font-name="Liberation Sans1" fo:font-size="11pt" fo:font-style="normal" officeooo:rsid="01055d25" style:font-size-asian="11pt" style:font-style-asian="normal" style:font-size-complex="11pt" style:font-style-complex="normal"/>
    </style:style>
    <style:style style:name="T526" style:family="text">
      <style:text-properties style:font-name="Liberation Sans1" fo:font-size="11pt" fo:font-style="normal" officeooo:rsid="01d2adec" style:font-size-asian="11pt" style:font-style-asian="normal" style:font-size-complex="11pt" style:font-style-complex="normal"/>
    </style:style>
    <style:style style:name="T527" style:family="text">
      <style:text-properties style:font-name="Liberation Sans1" fo:font-size="11pt" fo:font-style="normal" officeooo:rsid="020d684a" style:font-size-asian="11pt" style:font-style-asian="normal" style:font-size-complex="11pt" style:font-style-complex="normal"/>
    </style:style>
    <style:style style:name="T528" style:family="text">
      <style:text-properties style:font-name="Liberation Sans1" fo:font-size="11pt" fo:font-style="normal" officeooo:rsid="00110be9" style:font-size-asian="11pt" style:font-style-asian="normal" style:font-size-complex="11pt" style:font-style-complex="normal"/>
    </style:style>
    <style:style style:name="T529" style:family="text">
      <style:text-properties style:font-name="Liberation Sans1" fo:font-size="11pt" fo:font-style="normal" officeooo:rsid="02110ba0" style:font-size-asian="11pt" style:font-style-asian="normal" style:font-size-complex="11pt" style:font-style-complex="normal"/>
    </style:style>
    <style:style style:name="T530" style:family="text">
      <style:text-properties style:font-name="Liberation Sans1" fo:font-size="11pt" fo:font-style="normal" officeooo:rsid="00f401d7" style:font-size-asian="11pt" style:font-style-asian="normal" style:font-size-complex="11pt" style:font-style-complex="normal"/>
    </style:style>
    <style:style style:name="T531" style:family="text">
      <style:text-properties style:font-name="Liberation Sans1" fo:font-size="11pt" fo:font-style="normal" officeooo:rsid="021469f1" style:font-size-asian="11pt" style:font-style-asian="normal" style:font-size-complex="11pt" style:font-style-complex="normal"/>
    </style:style>
    <style:style style:name="T532" style:family="text">
      <style:text-properties style:font-name="Liberation Sans1" fo:font-size="11pt" fo:font-style="normal" officeooo:rsid="0212beff" style:font-size-asian="11pt" style:font-style-asian="normal" style:font-size-complex="11pt" style:font-style-complex="normal"/>
    </style:style>
    <style:style style:name="T533" style:family="text">
      <style:text-properties style:font-name="Liberation Sans1" fo:font-size="11pt" fo:font-style="normal" officeooo:rsid="02168d22" style:font-size-asian="11pt" style:font-style-asian="normal" style:font-size-complex="11pt" style:font-style-complex="normal"/>
    </style:style>
    <style:style style:name="T534" style:family="text">
      <style:text-properties style:font-name="Liberation Sans1" fo:font-size="11pt" fo:font-style="normal" officeooo:rsid="0216efa7" style:font-size-asian="11pt" style:font-style-asian="normal" style:font-size-complex="11pt" style:font-style-complex="normal"/>
    </style:style>
    <style:style style:name="T535" style:family="text">
      <style:text-properties style:font-name="Liberation Sans1" fo:font-size="11pt" fo:font-style="normal" officeooo:rsid="0227cd51" style:font-size-asian="11pt" style:font-style-asian="normal" style:font-size-complex="11pt" style:font-style-complex="normal"/>
    </style:style>
    <style:style style:name="T536" style:family="text">
      <style:text-properties style:font-name="Liberation Sans1" fo:font-size="11pt" fo:font-style="normal" officeooo:rsid="005180c8" style:font-size-asian="11pt" style:font-style-asian="normal" style:font-size-complex="11pt" style:font-style-complex="normal"/>
    </style:style>
    <style:style style:name="T537" style:family="text">
      <style:text-properties style:font-name="Liberation Sans1" fo:font-size="11pt" fo:font-style="normal" officeooo:rsid="02540fdd" style:font-size-asian="11pt" style:font-style-asian="normal" style:font-size-complex="11pt" style:font-style-complex="normal"/>
    </style:style>
    <style:style style:name="T538" style:family="text">
      <style:text-properties style:font-name="Liberation Sans1" fo:font-size="11pt" fo:font-style="normal" officeooo:rsid="026bdc46" style:font-size-asian="11pt" style:font-style-asian="normal" style:font-size-complex="11pt" style:font-style-complex="normal"/>
    </style:style>
    <style:style style:name="T539" style:family="text">
      <style:text-properties style:font-name="Liberation Sans1" fo:font-size="11pt" fo:font-style="normal" officeooo:rsid="027e6d5f" style:font-size-asian="11pt" style:font-style-asian="normal" style:font-size-complex="11pt" style:font-style-complex="normal"/>
    </style:style>
    <style:style style:name="T540" style:family="text">
      <style:text-properties style:font-name="Liberation Sans1" fo:font-size="11pt" fo:font-style="normal" officeooo:rsid="0282ad05" style:font-size-asian="11pt" style:font-style-asian="normal" style:font-size-complex="11pt" style:font-style-complex="normal"/>
    </style:style>
    <style:style style:name="T541" style:family="text">
      <style:text-properties style:font-name="Liberation Sans1" fo:font-size="11pt" fo:font-style="normal" officeooo:rsid="02194529" style:font-size-asian="11pt" style:font-style-asian="normal" style:font-size-complex="11pt" style:font-style-complex="normal"/>
    </style:style>
    <style:style style:name="T542" style:family="text">
      <style:text-properties style:font-name="Liberation Sans1" fo:font-size="11pt" fo:font-style="normal" officeooo:rsid="02837e24" style:font-size-asian="11pt" style:font-style-asian="normal" style:font-size-complex="11pt" style:font-style-complex="normal"/>
    </style:style>
    <style:style style:name="T543" style:family="text">
      <style:text-properties style:font-name="Liberation Sans1" fo:font-size="11pt" fo:font-style="normal" officeooo:rsid="00f55c23" style:font-size-asian="11pt" style:font-style-asian="normal" style:font-size-complex="11pt" style:font-style-complex="normal"/>
    </style:style>
    <style:style style:name="T544" style:family="text">
      <style:text-properties style:font-name="Liberation Sans1" fo:font-size="11pt" fo:font-style="normal" officeooo:rsid="009851ac" style:font-size-asian="11pt" style:font-style-asian="normal" style:font-size-complex="11pt" style:font-style-complex="normal"/>
    </style:style>
    <style:style style:name="T545" style:family="text">
      <style:text-properties style:font-name="Liberation Sans1" fo:font-size="11pt" fo:font-style="normal" officeooo:rsid="009ccf42" style:font-size-asian="11pt" style:font-style-asian="normal" style:font-size-complex="11pt" style:font-style-complex="normal"/>
    </style:style>
    <style:style style:name="T546" style:family="text">
      <style:text-properties style:font-name="Liberation Sans1" fo:font-size="11pt" fo:font-style="normal" officeooo:rsid="00bee2f4" style:font-size-asian="11pt" style:font-style-asian="normal" style:font-size-complex="11pt" style:font-style-complex="normal"/>
    </style:style>
    <style:style style:name="T547" style:family="text">
      <style:text-properties style:font-name="Liberation Sans1" fo:font-size="11pt" fo:font-style="normal" officeooo:rsid="00d9e9b1" style:font-size-asian="11pt" style:font-style-asian="normal" style:font-size-complex="11pt" style:font-style-complex="normal"/>
    </style:style>
    <style:style style:name="T548" style:family="text">
      <style:text-properties style:font-name="Liberation Sans1" fo:font-size="11pt" fo:font-style="normal" officeooo:rsid="00460e4b" style:font-size-asian="11pt" style:font-style-asian="normal" style:font-size-complex="11pt" style:font-style-complex="normal"/>
    </style:style>
    <style:style style:name="T549" style:family="text">
      <style:text-properties style:font-name="Liberation Sans1" fo:font-size="11pt" fo:font-style="normal" officeooo:rsid="004f0894" style:font-size-asian="11pt" style:font-style-asian="normal" style:font-size-complex="11pt" style:font-style-complex="normal"/>
    </style:style>
    <style:style style:name="T550" style:family="text">
      <style:text-properties style:font-name="Liberation Sans1" fo:font-size="11pt" fo:font-style="normal" officeooo:rsid="009de872" style:font-size-asian="11pt" style:font-style-asian="normal" style:font-size-complex="11pt" style:font-style-complex="normal"/>
    </style:style>
    <style:style style:name="T551" style:family="text">
      <style:text-properties style:font-name="Liberation Sans1" fo:font-size="11pt" fo:font-style="normal" officeooo:rsid="009e007a" style:font-size-asian="11pt" style:font-style-asian="normal" style:font-size-complex="11pt" style:font-style-complex="normal"/>
    </style:style>
    <style:style style:name="T552" style:family="text">
      <style:text-properties style:font-name="Liberation Sans1" fo:font-size="11pt" fo:font-style="normal" officeooo:rsid="009aa9f0" style:font-size-asian="11pt" style:font-style-asian="normal" style:font-size-complex="11pt" style:font-style-complex="normal"/>
    </style:style>
    <style:style style:name="T553" style:family="text">
      <style:text-properties style:font-name="Liberation Sans1" fo:font-size="11pt" fo:font-style="normal" officeooo:rsid="00d7ba9d" style:font-size-asian="11pt" style:font-style-asian="normal" style:font-size-complex="11pt" style:font-style-complex="normal"/>
    </style:style>
    <style:style style:name="T554" style:family="text">
      <style:text-properties style:font-name="Liberation Sans1" fo:font-size="11pt" fo:font-style="normal" officeooo:rsid="00035bf0" style:font-size-asian="11pt" style:font-style-asian="normal" style:font-size-complex="11pt" style:font-style-complex="normal"/>
    </style:style>
    <style:style style:name="T555" style:family="text">
      <style:text-properties style:font-name="Liberation Sans1" fo:font-size="11pt" fo:font-style="normal" officeooo:rsid="0097ba5e" style:font-size-asian="11pt" style:font-style-asian="normal" style:font-size-complex="11pt" style:font-style-complex="normal"/>
    </style:style>
    <style:style style:name="T556" style:family="text">
      <style:text-properties style:font-name="Liberation Sans1" fo:font-size="11pt" fo:font-style="normal" officeooo:rsid="00495cd8" style:font-size-asian="11pt" style:font-style-asian="normal" style:font-size-complex="11pt" style:font-style-complex="normal"/>
    </style:style>
    <style:style style:name="T557" style:family="text">
      <style:text-properties style:font-name="Liberation Sans1" fo:font-size="11pt" fo:font-style="normal" officeooo:rsid="004b26fe" style:font-size-asian="11pt" style:font-style-asian="normal" style:font-size-complex="11pt" style:font-style-complex="normal"/>
    </style:style>
    <style:style style:name="T558" style:family="text">
      <style:text-properties style:font-name="Liberation Sans1" fo:font-size="11pt" fo:font-style="normal" officeooo:rsid="007f434b" style:font-size-asian="11pt" style:font-style-asian="normal" style:font-size-complex="11pt" style:font-style-complex="normal"/>
    </style:style>
    <style:style style:name="T559" style:family="text">
      <style:text-properties style:font-name="Liberation Sans1" fo:font-size="11pt" fo:font-style="normal" officeooo:rsid="02872a7f" style:font-size-asian="11pt" style:font-style-asian="normal" style:font-size-complex="11pt" style:font-style-complex="normal"/>
    </style:style>
    <style:style style:name="T560" style:family="text">
      <style:text-properties style:font-name="Liberation Sans1" fo:font-size="11pt" fo:font-style="normal" officeooo:rsid="00672689" style:font-size-asian="11pt" style:font-style-asian="normal" style:font-size-complex="11pt" style:font-style-complex="normal"/>
    </style:style>
    <style:style style:name="T561" style:family="text">
      <style:text-properties style:font-name="Liberation Sans1" fo:font-size="11pt" fo:font-style="normal" officeooo:rsid="0085d23a" style:font-size-asian="11pt" style:font-style-asian="normal" style:font-size-complex="11pt" style:font-style-complex="normal"/>
    </style:style>
    <style:style style:name="T562" style:family="text">
      <style:text-properties style:font-name="Liberation Sans1" fo:font-size="11pt" fo:font-style="normal" officeooo:rsid="007ba897" style:font-size-asian="11pt" style:font-style-asian="normal" style:font-size-complex="11pt" style:font-style-complex="normal"/>
    </style:style>
    <style:style style:name="T563" style:family="text">
      <style:text-properties style:font-name="Liberation Sans1" fo:font-size="11pt" fo:font-style="normal" officeooo:rsid="00823f96" style:font-size-asian="11pt" style:font-style-asian="normal" style:font-size-complex="11pt" style:font-style-complex="normal"/>
    </style:style>
    <style:style style:name="T564" style:family="text">
      <style:text-properties style:font-name="Liberation Sans1" fo:font-size="11pt" fo:font-style="normal" officeooo:rsid="0087d24f" style:font-size-asian="11pt" style:font-style-asian="normal" style:font-size-complex="11pt" style:font-style-complex="normal"/>
    </style:style>
    <style:style style:name="T565" style:family="text">
      <style:text-properties style:font-name="Liberation Sans1" fo:font-size="11pt" fo:font-style="normal" officeooo:rsid="00926218" style:font-size-asian="11pt" style:font-style-asian="normal" style:font-size-complex="11pt" style:font-style-complex="normal"/>
    </style:style>
    <style:style style:name="T566" style:family="text">
      <style:text-properties style:font-name="Liberation Sans1" fo:font-size="11pt" fo:font-style="normal" officeooo:rsid="0095f9d5" style:font-size-asian="11pt" style:font-style-asian="normal" style:font-size-complex="11pt" style:font-style-complex="normal"/>
    </style:style>
    <style:style style:name="T567" style:family="text">
      <style:text-properties style:font-name="Liberation Sans1" fo:font-size="11pt" fo:font-style="normal" officeooo:rsid="01284fcb" style:font-size-asian="11pt" style:font-style-asian="normal" style:font-size-complex="11pt" style:font-style-complex="normal"/>
    </style:style>
    <style:style style:name="T568" style:family="text">
      <style:text-properties style:font-name="Liberation Sans1" fo:font-size="11pt" fo:font-style="normal" officeooo:rsid="00d4c72e" style:font-size-asian="11pt" style:font-style-asian="normal" style:font-size-complex="11pt" style:font-style-complex="normal"/>
    </style:style>
    <style:style style:name="T569" style:family="text">
      <style:text-properties style:font-name="Liberation Sans1" fo:font-size="11pt" fo:font-style="normal" officeooo:rsid="009ece06" style:font-size-asian="11pt" style:font-style-asian="normal" style:font-size-complex="11pt" style:font-style-complex="normal"/>
    </style:style>
    <style:style style:name="T570" style:family="text">
      <style:text-properties style:font-name="Liberation Sans1" fo:font-size="11pt" fo:font-style="normal" officeooo:rsid="007d85ce" style:font-size-asian="11pt" style:font-style-asian="normal" style:font-size-complex="11pt" style:font-style-complex="normal"/>
    </style:style>
    <style:style style:name="T571" style:family="text">
      <style:text-properties style:font-name="Liberation Sans1" fo:font-size="11pt" fo:font-style="normal" officeooo:rsid="0084747a" style:font-size-asian="11pt" style:font-style-asian="normal" style:font-size-complex="11pt" style:font-style-complex="normal"/>
    </style:style>
    <style:style style:name="T572" style:family="text">
      <style:text-properties style:font-name="Liberation Sans1" fo:font-size="11pt" fo:font-style="normal" officeooo:rsid="0287ae0c" style:font-size-asian="11pt" style:font-style-asian="normal" style:font-size-complex="11pt" style:font-style-complex="normal"/>
    </style:style>
    <style:style style:name="T573" style:family="text">
      <style:text-properties style:font-name="Liberation Sans1" fo:font-size="11pt" fo:font-style="normal" officeooo:rsid="00d6f05f" style:font-size-asian="11pt" style:font-style-asian="normal" style:font-size-complex="11pt" style:font-style-complex="normal"/>
    </style:style>
    <style:style style:name="T574" style:family="text">
      <style:text-properties style:font-name="Liberation Sans1" fo:font-size="11pt" fo:font-style="normal" officeooo:rsid="0292c6d9" style:font-size-asian="11pt" style:font-style-asian="normal" style:font-size-complex="11pt" style:font-style-complex="normal"/>
    </style:style>
    <style:style style:name="T575" style:family="text">
      <style:text-properties style:font-name="Liberation Sans1" fo:font-size="11pt" fo:font-style="normal" officeooo:rsid="02a1f456" style:font-size-asian="11pt" style:font-style-asian="normal" style:font-size-complex="11pt" style:font-style-complex="normal"/>
    </style:style>
    <style:style style:name="T576" style:family="text">
      <style:text-properties style:font-name="Liberation Sans1" fo:font-size="11pt" fo:font-style="normal" officeooo:rsid="02a36292" style:font-size-asian="11pt" style:font-style-asian="normal" style:font-size-complex="11pt" style:font-style-complex="normal"/>
    </style:style>
    <style:style style:name="T577" style:family="text">
      <style:text-properties style:font-name="Liberation Sans1" fo:font-size="11pt" fo:font-style="normal" officeooo:rsid="02a43464" style:font-size-asian="11pt" style:font-style-asian="normal" style:font-size-complex="11pt" style:font-style-complex="normal"/>
    </style:style>
    <style:style style:name="T578" style:family="text">
      <style:text-properties style:font-name="Liberation Sans1" fo:font-size="11pt" fo:font-style="normal" officeooo:rsid="02a438d7" style:font-size-asian="11pt" style:font-style-asian="normal" style:font-size-complex="11pt" style:font-style-complex="normal"/>
    </style:style>
    <style:style style:name="T579" style:family="text">
      <style:text-properties style:font-name="Liberation Sans1" fo:font-size="11pt" fo:font-style="normal" fo:font-weight="bold" officeooo:rsid="007b1eff" style:font-size-asian="11pt" style:font-style-asian="normal" style:font-weight-asian="bold" style:font-size-complex="11pt" style:font-style-complex="normal" style:font-weight-complex="bold"/>
    </style:style>
    <style:style style:name="T580" style:family="text">
      <style:text-properties style:font-name="Liberation Sans1" fo:font-size="11pt" fo:font-style="normal" fo:font-weight="bold" officeooo:rsid="02a43464" style:font-size-asian="11pt" style:font-style-asian="normal" style:font-weight-asian="bold" style:font-size-complex="11pt" style:font-style-complex="normal" style:font-weight-complex="bold"/>
    </style:style>
    <style:style style:name="T581" style:family="text">
      <style:text-properties style:font-name="Liberation Sans1" fo:font-size="11pt" style:text-underline-style="none" officeooo:rsid="00125252" style:font-size-asian="11pt" style:font-size-complex="11pt"/>
    </style:style>
    <style:style style:name="T582" style:family="text">
      <style:text-properties style:font-name="Liberation Sans1" fo:font-size="11pt" officeooo:rsid="0018a6a6" style:font-name-asian="Songti SC" style:font-size-asian="11pt" style:font-name-complex="Arial Unicode MS1" style:font-size-complex="11pt"/>
    </style:style>
    <style:style style:name="T583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584" style:family="text">
      <style:text-properties style:font-name="Liberation Sans1" fo:font-size="11pt" fo:font-weight="normal" officeooo:rsid="001c5558" style:font-size-asian="11pt" style:font-weight-asian="normal" style:font-size-complex="11pt" style:font-weight-complex="normal"/>
    </style:style>
    <style:style style:name="T585" style:family="text">
      <style:text-properties style:font-name="Liberation Sans1" fo:font-size="11pt" fo:font-weight="normal" officeooo:rsid="01ded21d" style:font-size-asian="11pt" style:font-weight-asian="normal" style:font-size-complex="11pt" style:font-weight-complex="normal"/>
    </style:style>
    <style:style style:name="T586" style:family="text">
      <style:text-properties style:font-name="Liberation Sans1" fo:font-size="11pt" officeooo:rsid="015e3c16" fo:background-color="transparent" loext:char-shading-value="0" style:font-size-asian="11pt" style:font-size-complex="11pt"/>
    </style:style>
    <style:style style:name="T587" style:family="text">
      <style:text-properties style:font-name="Liberation Sans1" fo:font-size="11pt" officeooo:rsid="0054f22c" fo:background-color="transparent" loext:char-shading-value="0" style:font-size-asian="11pt" style:font-size-complex="11pt"/>
    </style:style>
    <style:style style:name="T588" style:family="text">
      <style:text-properties style:font-name="Liberation Sans1" fo:font-size="11pt" officeooo:rsid="018455b6" fo:background-color="transparent" loext:char-shading-value="0" style:font-size-asian="11pt" style:font-size-complex="11pt"/>
    </style:style>
    <style:style style:name="T589" style:family="text">
      <style:text-properties style:font-name="Liberation Sans1" fo:font-size="11pt" officeooo:rsid="0152fb22" fo:background-color="transparent" loext:char-shading-value="0" style:font-size-asian="11pt" style:font-size-complex="11pt"/>
    </style:style>
    <style:style style:name="T590" style:family="text">
      <style:text-properties style:font-name="Liberation Sans1" fo:font-size="11pt" officeooo:rsid="00551105" fo:background-color="transparent" loext:char-shading-value="0" style:font-size-asian="11pt" style:font-size-complex="11pt"/>
    </style:style>
    <style:style style:name="T591" style:family="text">
      <style:text-properties style:font-name="Liberation Sans1" fo:font-size="11pt" officeooo:rsid="01896cf3" fo:background-color="transparent" loext:char-shading-value="0" style:font-size-asian="11pt" style:font-size-complex="11pt"/>
    </style:style>
    <style:style style:name="T592" style:family="text">
      <style:text-properties style:font-name="Liberation Sans1" fo:font-size="11pt" officeooo:rsid="0056d014" fo:background-color="transparent" loext:char-shading-value="0" style:font-size-asian="11pt" style:font-size-complex="11pt"/>
    </style:style>
    <style:style style:name="T593" style:family="text">
      <style:text-properties style:font-name="Liberation Sans1" fo:font-size="11pt" officeooo:rsid="0058d379" fo:background-color="transparent" loext:char-shading-value="0" style:font-size-asian="11pt" style:font-size-complex="11pt"/>
    </style:style>
    <style:style style:name="T594" style:family="text">
      <style:text-properties style:font-name="Liberation Sans1" fo:font-size="11pt" officeooo:rsid="018a1cfd" fo:background-color="transparent" loext:char-shading-value="0" style:font-size-asian="11pt" style:font-size-complex="11pt"/>
    </style:style>
    <style:style style:name="T595" style:family="text">
      <style:text-properties style:font-name="Liberation Sans1" fo:font-size="11pt" officeooo:rsid="018afa63" fo:background-color="transparent" loext:char-shading-value="0" style:font-size-asian="11pt" style:font-size-complex="11pt"/>
    </style:style>
    <style:style style:name="T596" style:family="text">
      <style:text-properties style:font-name="Liberation Sans1" fo:font-size="11pt" officeooo:rsid="025a362c" fo:background-color="transparent" loext:char-shading-value="0" style:font-size-asian="11pt" style:font-size-complex="11pt"/>
    </style:style>
    <style:style style:name="T597" style:family="text">
      <style:text-properties style:font-name="Liberation Sans1" fo:language="es" fo:country="ES"/>
    </style:style>
    <style:style style:name="T598" style:family="text">
      <style:text-properties style:font-name="Liberation Sans1" fo:language="es" fo:country="ES" officeooo:rsid="005dc187"/>
    </style:style>
    <style:style style:name="T599" style:family="text">
      <style:text-properties style:font-name="Liberation Sans1" fo:language="es" fo:country="ES" officeooo:rsid="006e2efd"/>
    </style:style>
    <style:style style:name="T600" style:family="text">
      <style:text-properties style:font-name="Liberation Sans1" fo:language="es" fo:country="ES" officeooo:rsid="0071183a"/>
    </style:style>
    <style:style style:name="T601" style:family="text">
      <style:text-properties style:font-name="Liberation Sans1" fo:language="es" fo:country="ES" officeooo:rsid="01625305"/>
    </style:style>
    <style:style style:name="T602" style:family="text">
      <style:text-properties style:font-name="Liberation Sans1" fo:language="es" fo:country="ES" officeooo:rsid="016379e1"/>
    </style:style>
    <style:style style:name="T603" style:family="text">
      <style:text-properties style:font-name="Liberation Sans1" fo:language="es" fo:country="ES" officeooo:rsid="01643992"/>
    </style:style>
    <style:style style:name="T604" style:family="text">
      <style:text-properties style:font-name="Liberation Sans1" fo:language="es" fo:country="ES" officeooo:rsid="018e5263"/>
    </style:style>
    <style:style style:name="T605" style:family="text">
      <style:text-properties style:font-name="Liberation Sans1" fo:language="es" fo:country="ES" officeooo:rsid="018fcd18"/>
    </style:style>
    <style:style style:name="T606" style:family="text">
      <style:text-properties style:font-name="Liberation Sans1" fo:language="es" fo:country="ES" officeooo:rsid="019019c8"/>
    </style:style>
    <style:style style:name="T607" style:family="text">
      <style:text-properties style:font-name="Liberation Sans1" officeooo:rsid="0119cc4c"/>
    </style:style>
    <style:style style:name="T608" style:family="text">
      <style:text-properties style:font-name="Liberation Sans1" officeooo:rsid="013e820b"/>
    </style:style>
    <style:style style:name="T609" style:family="text">
      <style:text-properties style:font-name="Liberation Sans1" officeooo:rsid="01d60930"/>
    </style:style>
    <style:style style:name="T610" style:family="text">
      <style:text-properties style:font-name="Liberation Sans1" fo:font-style="italic" officeooo:rsid="00039f79" style:font-style-asian="italic" style:font-style-complex="italic"/>
    </style:style>
    <style:style style:name="T611" style:family="text">
      <style:text-properties style:font-name="Liberation Sans1" officeooo:rsid="00039f79"/>
    </style:style>
    <style:style style:name="T612" style:family="text">
      <style:text-properties style:font-name="Liberation Sans1" officeooo:rsid="01c2246a"/>
    </style:style>
    <style:style style:name="T613" style:family="text">
      <style:text-properties style:font-name="Liberation Sans1" officeooo:rsid="01e25558" style:font-name-asian="PingFang SC" style:font-name-complex="Arial Unicode MS1"/>
    </style:style>
    <style:style style:name="T614" style:family="text">
      <style:text-properties fo:color="#808080" loext:opacity="100%" style:font-name="Liberation Mono1" fo:font-size="9pt" fo:font-style="normal" officeooo:rsid="0261e7f8" style:font-size-asian="9pt" style:font-style-asian="normal" style:font-size-complex="9pt" style:font-style-complex="normal"/>
    </style:style>
    <style:style style:name="T615" style:family="text">
      <style:text-properties fo:color="#808080" loext:opacity="100%" style:font-name="Liberation Mono1" fo:font-weight="bold" style:font-weight-asian="bold" style:font-weight-complex="bold"/>
    </style:style>
    <style:style style:name="T616" style:family="text">
      <style:text-properties fo:color="#808080" loext:opacity="100%" style:font-name="Liberation Mono1" fo:font-weight="bold" officeooo:rsid="006a36a0" style:font-weight-asian="bold" style:font-weight-complex="bold"/>
    </style:style>
    <style:style style:name="T617" style:family="text">
      <style:text-properties fo:color="#808080" loext:opacity="100%" style:font-name="Liberation Mono1" fo:font-weight="bold" officeooo:rsid="0065d137" style:font-weight-asian="bold" style:font-weight-complex="bold"/>
    </style:style>
    <style:style style:name="T618" style:family="text">
      <style:text-properties fo:color="#808080" loext:opacity="100%" style:font-name="Liberation Mono1" fo:font-weight="bold" officeooo:rsid="01a4b156" style:font-weight-asian="bold" style:font-weight-complex="bold"/>
    </style:style>
    <style:style style:name="T619" style:family="text">
      <style:text-properties fo:color="#808080" loext:opacity="100%" style:font-name="Liberation Mono1" fo:font-weight="bold" officeooo:rsid="006fd16a" style:font-weight-asian="bold" style:font-weight-complex="bold"/>
    </style:style>
    <style:style style:name="T620" style:family="text">
      <style:text-properties fo:color="#808080" loext:opacity="100%" style:font-name="Liberation Mono1" fo:font-weight="bold" officeooo:rsid="00ec2012" style:font-name-asian="Songti SC" style:font-weight-asian="bold" style:font-name-complex="Arial Unicode MS1" style:font-weight-complex="bold"/>
    </style:style>
    <style:style style:name="T621" style:family="text">
      <style:text-properties fo:color="#808080" loext:opacity="100%" style:font-name="Liberation Mono1" fo:font-size="11pt" fo:language="es" fo:country="ES" fo:font-weight="bold" style:font-size-asian="11pt" style:font-weight-asian="bold" style:font-size-complex="11pt" style:font-weight-complex="bold"/>
    </style:style>
    <style:style style:name="T622" style:family="text">
      <style:text-properties fo:color="#808080" loext:opacity="100%" style:font-name="Liberation Mono1" fo:font-size="11pt" fo:language="es" fo:country="ES" fo:font-weight="bold" officeooo:rsid="005f67e9" style:font-size-asian="11pt" style:font-weight-asian="bold" style:font-size-complex="11pt" style:font-weight-complex="bold"/>
    </style:style>
    <style:style style:name="T623" style:family="text">
      <style:text-properties fo:color="#808080" loext:opacity="100%" style:font-name="Liberation Mono1" fo:font-size="11pt" fo:language="es" fo:country="ES" fo:font-weight="bold" officeooo:rsid="005fa5b8" style:font-size-asian="11pt" style:font-weight-asian="bold" style:font-size-complex="11pt" style:font-weight-complex="bold"/>
    </style:style>
    <style:style style:name="T624" style:family="text">
      <style:text-properties fo:color="#808080" loext:opacity="100%" style:font-name="Liberation Mono1" fo:font-size="11pt" fo:language="es" fo:country="ES" fo:font-weight="bold" officeooo:rsid="00a54a6d" style:font-name-asian="Liberation Mono" style:font-size-asian="11pt" style:font-weight-asian="bold" style:font-name-complex="Liberation Mono" style:font-size-complex="11pt" style:font-weight-complex="bold"/>
    </style:style>
    <style:style style:name="T625" style:family="text">
      <style:text-properties fo:color="#808080" loext:opacity="100%" style:font-name="Liberation Mono1" fo:font-size="11pt" fo:font-weight="bold" officeooo:rsid="0008423d" style:font-size-asian="11pt" style:font-weight-asian="bold" style:font-size-complex="11pt" style:font-weight-complex="bold"/>
    </style:style>
    <style:style style:name="T626" style:family="text">
      <style:text-properties fo:color="#808080" loext:opacity="100%" style:font-name="Liberation Mono1" fo:font-size="11pt" fo:font-weight="bold" officeooo:rsid="00f401d7" style:font-size-asian="11pt" style:font-weight-asian="bold" style:font-size-complex="11pt" style:font-weight-complex="bold"/>
    </style:style>
    <style:style style:name="T627" style:family="text">
      <style:text-properties fo:color="#808080" loext:opacity="100%" style:font-name="Liberation Mono1" fo:font-size="11pt" fo:font-weight="bold" officeooo:rsid="00110be9" style:font-size-asian="11pt" style:font-weight-asian="bold" style:font-size-complex="11pt" style:font-weight-complex="bold"/>
    </style:style>
    <style:style style:name="T628" style:family="text">
      <style:text-properties fo:color="#808080" loext:opacity="100%" style:font-name="Liberation Mono1" fo:font-size="11pt" fo:font-weight="bold" officeooo:rsid="0022704f" style:font-size-asian="11pt" style:font-weight-asian="bold" style:font-size-complex="11pt" style:font-weight-complex="bold"/>
    </style:style>
    <style:style style:name="T629" style:family="text">
      <style:text-properties fo:color="#808080" loext:opacity="100%" style:font-name="Liberation Mono1" fo:font-size="11pt" fo:font-weight="bold" officeooo:rsid="001c5558" style:font-size-asian="11pt" style:font-weight-asian="bold" style:font-size-complex="11pt" style:font-weight-complex="bold"/>
    </style:style>
    <style:style style:name="T630" style:family="text">
      <style:text-properties fo:color="#808080" loext:opacity="100%" style:font-name="Liberation Mono1" fo:font-size="11pt" fo:font-weight="bold" officeooo:rsid="017ab902" style:font-size-asian="11pt" style:font-weight-asian="bold" style:font-size-complex="11pt" style:font-weight-complex="bold"/>
    </style:style>
    <style:style style:name="T631" style:family="text">
      <style:text-properties fo:color="#808080" loext:opacity="100%" style:font-name="Liberation Mono1" fo:font-size="11pt" fo:font-weight="bold" officeooo:rsid="00726830" style:font-size-asian="11pt" style:font-weight-asian="bold" style:font-size-complex="11pt" style:font-weight-complex="bold"/>
    </style:style>
    <style:style style:name="T632" style:family="text">
      <style:text-properties fo:color="#808080" loext:opacity="100%" style:font-name="Liberation Mono1" fo:font-size="11pt" fo:font-weight="bold" officeooo:rsid="007b1eff" style:font-size-asian="11pt" style:font-weight-asian="bold" style:font-size-complex="11pt" style:font-weight-complex="bold"/>
    </style:style>
    <style:style style:name="T633" style:family="text">
      <style:text-properties fo:color="#808080" loext:opacity="100%" style:font-name="Liberation Mono1" fo:font-size="11pt" fo:font-weight="bold" officeooo:rsid="002c41a7" style:font-size-asian="11pt" style:font-weight-asian="bold" style:font-size-complex="11pt" style:font-weight-complex="bold"/>
    </style:style>
    <style:style style:name="T634" style:family="text">
      <style:text-properties fo:color="#808080" loext:opacity="100%" style:font-name="Liberation Mono1" fo:font-size="11pt" fo:font-weight="bold" officeooo:rsid="024b8707" style:font-size-asian="11pt" style:font-weight-asian="bold" style:font-size-complex="11pt" style:font-weight-complex="bold"/>
    </style:style>
    <style:style style:name="T635" style:family="text">
      <style:text-properties fo:color="#808080" loext:opacity="100%" style:font-name="Liberation Mono1" fo:font-size="11pt" fo:font-style="normal" fo:font-weight="bold" officeooo:rsid="001ae31d" style:font-size-asian="11pt" style:font-style-asian="normal" style:font-weight-asian="bold" style:font-size-complex="11pt" style:font-style-complex="normal" style:font-weight-complex="bold"/>
    </style:style>
    <style:style style:name="T636" style:family="text">
      <style:text-properties fo:color="#808080" loext:opacity="100%" style:font-name="Liberation Mono1" fo:font-size="11pt" fo:font-style="normal" fo:font-weight="bold" officeooo:rsid="00f401d7" style:font-size-asian="11pt" style:font-style-asian="normal" style:font-weight-asian="bold" style:font-size-complex="11pt" style:font-style-complex="normal" style:font-weight-complex="bold"/>
    </style:style>
    <style:style style:name="T637" style:family="text">
      <style:text-properties fo:color="#808080" loext:opacity="100%" style:font-name="Liberation Mono1" fo:font-size="11pt" fo:font-style="normal" fo:font-weight="bold" officeooo:rsid="00823f96" style:font-size-asian="11pt" style:font-style-asian="normal" style:font-weight-asian="bold" style:font-size-complex="11pt" style:font-style-complex="normal" style:font-weight-complex="bold"/>
    </style:style>
    <style:style style:name="T638" style:family="text">
      <style:text-properties fo:color="#808080" loext:opacity="100%" style:font-name="Liberation Mono1" fo:font-style="normal" fo:font-weight="bold" officeooo:rsid="004b26fe" style:font-style-asian="normal" style:font-weight-asian="bold" style:font-style-complex="normal" style:font-weight-complex="bold"/>
    </style:style>
    <style:style style:name="T639" style:family="text">
      <style:text-properties fo:color="#808080" loext:opacity="100%" style:font-name="Liberation Sans1" fo:font-size="11pt" fo:language="es" fo:country="ES" fo:font-weight="bold" style:font-size-asian="11pt" style:font-weight-asian="bold" style:font-size-complex="11pt" style:font-weight-complex="bold"/>
    </style:style>
    <style:style style:name="T640" style:family="text">
      <style:text-properties fo:color="#808080" loext:opacity="100%" style:font-name="Liberation Sans1" fo:font-size="11pt" fo:language="es" fo:country="ES" fo:font-weight="bold" officeooo:rsid="00b036b9" style:font-size-asian="11pt" style:font-weight-asian="bold" style:font-size-complex="11pt" style:font-weight-complex="bold"/>
    </style:style>
    <style:style style:name="T641" style:family="text">
      <style:text-properties fo:color="#808080" loext:opacity="100%" style:font-name="Liberation Sans1" fo:font-size="11pt" fo:language="es" fo:country="ES" fo:font-weight="normal" officeooo:rsid="00b036b9" style:font-size-asian="11pt" style:font-weight-asian="normal" style:font-size-complex="11pt" style:font-weight-complex="normal"/>
    </style:style>
    <style:style style:name="T642" style:family="text">
      <style:text-properties fo:color="#808080" loext:opacity="100%" style:font-name="Liberation Sans1" fo:font-size="11pt" fo:font-style="normal" fo:font-weight="bold" officeooo:rsid="02a43464" style:font-size-asian="11pt" style:font-style-asian="normal" style:font-weight-asian="bold" style:font-size-complex="11pt" style:font-style-complex="normal" style:font-weight-complex="bold"/>
    </style:style>
    <style:style style:name="T643" style:family="text">
      <style:text-properties fo:color="#808080" loext:opacity="100%" style:font-name="Liberation Mono2" fo:font-size="11pt" fo:font-weight="bold" officeooo:rsid="003ea5f2" style:font-size-asian="11pt" style:font-weight-asian="bold" style:font-size-complex="11pt" style:font-weight-complex="bold"/>
    </style:style>
    <style:style style:name="T644" style:family="text">
      <style:text-properties fo:color="#808080" loext:opacity="100%" style:font-name="Liberation Mono2" fo:font-size="11pt" fo:font-weight="bold" officeooo:rsid="00768e23" style:font-size-asian="11pt" style:font-weight-asian="bold" style:font-size-complex="11pt" style:font-weight-complex="bold"/>
    </style:style>
    <style:style style:name="T645" style:family="text">
      <style:text-properties fo:color="#808080" loext:opacity="100%" style:font-name="Liberation Sans2" fo:font-size="11pt" fo:font-weight="bold" officeooo:rsid="003ea5f2" style:font-size-asian="11pt" style:font-weight-asian="bold" style:font-size-complex="11pt" style:font-weight-complex="bold"/>
    </style:style>
    <style:style style:name="T646" style:family="text">
      <style:text-properties fo:color="#808080" loext:opacity="100%" style:text-position="0% 100%" style:font-name="Liberation Mono2" fo:font-size="11pt" fo:font-weight="bold" officeooo:rsid="00768e23" style:font-size-asian="11pt" style:font-weight-asian="bold" style:font-size-complex="11pt" style:font-weight-complex="bold"/>
    </style:style>
    <style:style style:name="T647" style:family="text">
      <style:text-properties fo:color="#808080" loext:opacity="100%" fo:font-size="9pt" style:font-size-asian="9pt" style:font-size-complex="9pt"/>
    </style:style>
    <style:style style:name="T648" style:family="text">
      <style:text-properties fo:color="#808080" loext:opacity="100%" fo:font-size="9pt" officeooo:rsid="008b3656" style:font-size-asian="9pt" style:font-size-complex="9pt"/>
    </style:style>
    <style:style style:name="T649" style:family="text">
      <style:text-properties fo:color="#808080" loext:opacity="100%" style:font-name="Liberation Mono" fo:font-size="11pt" fo:font-style="normal" fo:font-weight="bold" officeooo:rsid="02a43464" style:font-size-asian="11pt" style:font-style-asian="normal" style:font-weight-asian="bold" style:font-size-complex="11pt" style:font-style-complex="normal" style:font-weight-complex="bold"/>
    </style:style>
    <style:style style:name="T650" style:family="text">
      <style:text-properties fo:color="#4169e1" loext:opacity="100%" style:font-name="Liberation Sans1" fo:font-size="10pt" fo:font-weight="bold" officeooo:rsid="00109982" style:font-size-asian="10pt" style:font-weight-asian="bold" style:font-size-complex="10pt" style:font-weight-complex="bold"/>
    </style:style>
    <style:style style:name="T651" style:family="text">
      <style:text-properties fo:color="#4169e1" loext:opacity="100%" style:font-name="Liberation Sans1" fo:font-size="10pt" fo:font-weight="bold" officeooo:rsid="00bddc0b" style:font-size-asian="10pt" style:font-weight-asian="bold" style:font-size-complex="10pt" style:font-weight-complex="bold"/>
    </style:style>
    <style:style style:name="T652" style:family="text">
      <style:text-properties fo:color="#4169e1" loext:opacity="100%" style:font-name="Liberation Sans1" fo:font-size="11pt" fo:font-weight="bold" officeooo:rsid="0008423d" style:font-size-asian="11pt" style:font-weight-asian="bold" style:font-size-complex="11pt" style:font-weight-complex="bold"/>
    </style:style>
    <style:style style:name="T653" style:family="text">
      <style:text-properties fo:color="#4169e1" loext:opacity="100%" style:font-name="Liberation Sans1" fo:font-size="11pt" fo:font-weight="bold" officeooo:rsid="00c4a35c" style:font-size-asian="11pt" style:font-weight-asian="bold" style:font-size-complex="11pt" style:font-weight-complex="bold"/>
    </style:style>
    <style:style style:name="T654" style:family="text">
      <style:text-properties fo:color="#4169e1" loext:opacity="100%" fo:font-weight="bold" officeooo:rsid="00ec2012" style:font-name-asian="Songti SC" style:font-weight-asian="bold" style:font-name-complex="Arial Unicode MS1" style:font-weight-complex="bold"/>
    </style:style>
    <style:style style:name="T655" style:family="text">
      <style:text-properties fo:color="#4169e1" loext:opacity="100%" fo:font-weight="bold" officeooo:rsid="0061d4a0" style:font-name-asian="Songti SC" style:font-weight-asian="bold" style:font-name-complex="Arial Unicode MS1" style:font-weight-complex="bold"/>
    </style:style>
    <style:style style:name="T656" style:family="text">
      <style:text-properties fo:color="#4169e1" loext:opacity="100%" fo:font-weight="bold" officeooo:rsid="0070e1d8" style:font-name-asian="Songti SC" style:font-weight-asian="bold" style:font-name-complex="Arial Unicode MS1" style:font-weight-complex="bold"/>
    </style:style>
    <style:style style:name="T657" style:family="text">
      <style:text-properties fo:font-style="italic" officeooo:rsid="000603cf" style:font-style-asian="italic" style:font-style-complex="italic"/>
    </style:style>
    <style:style style:name="T658" style:family="text">
      <style:text-properties fo:font-style="italic" officeooo:rsid="00035bf0" style:font-style-asian="italic" style:font-style-complex="italic"/>
    </style:style>
    <style:style style:name="T659" style:family="text">
      <style:text-properties fo:font-style="italic" officeooo:rsid="01a1e729" style:font-style-asian="italic" style:font-style-complex="italic"/>
    </style:style>
    <style:style style:name="T660" style:family="text">
      <style:text-properties fo:font-style="italic" officeooo:rsid="01bc0325" style:font-style-asian="italic" style:font-style-complex="italic"/>
    </style:style>
    <style:style style:name="T661" style:family="text">
      <style:text-properties fo:font-style="italic" officeooo:rsid="01c82df6" style:font-style-asian="italic" style:font-style-complex="italic"/>
    </style:style>
    <style:style style:name="T662" style:family="text">
      <style:text-properties fo:font-style="italic" officeooo:rsid="0253383d" style:font-style-asian="italic" style:font-style-complex="italic"/>
    </style:style>
    <style:style style:name="T663" style:family="text">
      <style:text-properties fo:font-style="italic" officeooo:rsid="025d7ac1" style:font-style-asian="italic" style:font-style-complex="italic"/>
    </style:style>
    <style:style style:name="T664" style:family="text">
      <style:text-properties fo:font-style="italic" officeooo:rsid="00938554" style:font-style-asian="italic" style:font-name-complex="Arial Unicode MS" style:font-style-complex="italic"/>
    </style:style>
    <style:style style:name="T665" style:family="text">
      <style:text-properties fo:font-style="italic" officeooo:rsid="01f138c9" style:font-style-asian="italic" style:font-name-complex="Arial Unicode MS" style:font-style-complex="italic"/>
    </style:style>
    <style:style style:name="T666" style:family="text">
      <style:text-properties officeooo:rsid="00035bf0"/>
    </style:style>
    <style:style style:name="T667" style:family="text">
      <style:text-properties officeooo:rsid="00039f79"/>
    </style:style>
    <style:style style:name="T668" style:family="text">
      <style:text-properties officeooo:rsid="0005159c"/>
    </style:style>
    <style:style style:name="T669" style:family="text">
      <style:text-properties officeooo:rsid="000603cf"/>
    </style:style>
    <style:style style:name="T670" style:family="text">
      <style:text-properties style:font-name="Liberation Sans" fo:font-size="11pt" officeooo:rsid="00c4a35c" style:font-name-asian="Liberation Sans" style:font-size-asian="11pt" style:font-name-complex="Liberation Sans" style:font-size-complex="11pt"/>
    </style:style>
    <style:style style:name="T671" style:family="text">
      <style:text-properties style:font-name="Liberation Sans" fo:font-size="11pt" officeooo:rsid="0018a6a6" style:font-name-asian="Liberation Sans" style:font-size-asian="11pt" style:font-name-complex="Liberation Sans" style:font-size-complex="11pt"/>
    </style:style>
    <style:style style:name="T672" style:family="text">
      <style:text-properties style:font-name="Liberation Sans" fo:font-size="11pt" officeooo:rsid="006c2be9" style:font-name-asian="Liberation Sans" style:font-size-asian="11pt" style:font-name-complex="Liberation Sans" style:font-size-complex="11pt"/>
    </style:style>
    <style:style style:name="T673" style:family="text">
      <style:text-properties fo:color="#000080" loext:opacity="100%" style:font-name="Liberation Sans1" fo:font-size="11pt" style:text-underline-style="solid" style:text-underline-width="auto" style:text-underline-color="font-color" style:font-size-asian="11pt" style:font-size-complex="11pt"/>
    </style:style>
    <style:style style:name="T674" style:family="text">
      <style:text-properties fo:color="#000080" loext:opacity="100%" style:font-name="Liberation Sans1" fo:font-size="11pt" style:text-underline-style="solid" style:text-underline-width="auto" style:text-underline-color="font-color" officeooo:rsid="00d404f7" style:font-size-asian="11pt" style:font-size-complex="11pt"/>
    </style:style>
    <style:style style:name="T675" style:family="text">
      <style:text-properties fo:color="#000080" loext:opacity="100%" style:font-name="Liberation Sans1" fo:font-size="11pt" style:text-underline-style="solid" style:text-underline-width="auto" style:text-underline-color="font-color" officeooo:rsid="01dac407" style:font-size-asian="11pt" style:font-size-complex="11pt"/>
    </style:style>
    <style:style style:name="T676" style:family="text">
      <style:text-properties fo:color="#000080" loext:opacity="100%" style:font-name="Liberation Sans1" fo:font-size="11pt" style:text-underline-style="solid" style:text-underline-width="auto" style:text-underline-color="font-color" officeooo:rsid="007b1eff" style:font-size-asian="11pt" style:font-size-complex="11pt"/>
    </style:style>
    <style:style style:name="T677" style:family="text">
      <style:text-properties fo:color="#000080" loext:opacity="100%" style:font-name="Liberation Sans1" fo:font-size="11pt" style:text-underline-style="solid" style:text-underline-width="auto" style:text-underline-color="font-color" officeooo:rsid="026f3919" style:font-size-asian="11pt" style:font-size-complex="11pt"/>
    </style:style>
    <style:style style:name="T678" style:family="text">
      <style:text-properties fo:color="#000080" loext:opacity="100%" style:font-name="Liberation Sans1" fo:font-size="11pt" officeooo:rsid="00d57825" style:font-size-asian="11pt" style:font-size-complex="11pt"/>
    </style:style>
    <style:style style:name="T679" style:family="text">
      <style:text-properties fo:color="#000080" loext:opacity="100%" style:font-name="Liberation Sans1" fo:font-size="11pt" fo:font-style="normal" officeooo:rsid="02872a7f" style:font-size-asian="11pt" style:font-style-asian="normal" style:font-size-complex="11pt" style:font-style-complex="normal"/>
    </style:style>
    <style:style style:name="T680" style:family="text">
      <style:text-properties fo:color="#000080" loext:opacity="100%" style:font-name="Liberation Sans1" fo:font-size="11pt" fo:font-style="normal" officeooo:rsid="0292c6d9" style:font-size-asian="11pt" style:font-style-asian="normal" style:font-size-complex="11pt" style:font-style-complex="normal"/>
    </style:style>
    <style:style style:name="T681" style:family="text">
      <style:text-properties fo:color="#000080" loext:opacity="100%" style:font-name="Liberation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T682" style:family="text">
      <style:text-properties fo:color="#000080" loext:opacity="100%" style:font-name="Liberation Mono1" fo:font-size="11pt" fo:language="es" fo:country="ES" style:text-underline-style="solid" style:text-underline-width="auto" style:text-underline-color="font-color" fo:font-weight="normal" officeooo:rsid="00b5a222" style:font-size-asian="11pt" style:font-weight-asian="normal" style:font-size-complex="11pt" style:font-weight-complex="normal"/>
    </style:style>
    <style:style style:name="T683" style:family="text">
      <style:text-properties fo:color="#000080" loext:opacity="100%" style:font-name="Liberation Mono1" fo:font-size="11pt" fo:language="es" fo:country="ES" style:text-underline-style="solid" style:text-underline-width="auto" style:text-underline-color="font-color" fo:font-weight="normal" officeooo:rsid="00c95914" style:font-size-asian="11pt" style:font-weight-asian="normal" style:font-size-complex="11pt" style:font-weight-complex="normal"/>
    </style:style>
    <style:style style:name="T684" style:family="text">
      <style:text-properties fo:color="#000080" loext:opacity="100%" style:font-name="Liberation Mono1" fo:font-size="11pt" style:text-underline-style="solid" style:text-underline-width="auto" style:text-underline-color="font-color" officeooo:rsid="000a510d" style:font-size-asian="11pt" style:font-size-complex="11pt"/>
    </style:style>
    <style:style style:name="T685" style:family="text">
      <style:text-properties fo:color="#000080" loext:opacity="100%" style:font-name="Liberation Mono1" fo:font-size="11pt" style:text-underline-style="solid" style:text-underline-width="auto" style:text-underline-color="font-color" officeooo:rsid="00d79042" style:font-size-asian="11pt" style:font-size-complex="11pt"/>
    </style:style>
    <style:style style:name="T686" style:family="text">
      <style:text-properties fo:color="#000080" loext:opacity="100%" style:font-name="Liberation Mono1" fo:font-size="11pt" style:text-underline-style="solid" style:text-underline-width="auto" style:text-underline-color="font-color" officeooo:rsid="00eaefa2" style:font-size-asian="11pt" style:font-size-complex="11pt"/>
    </style:style>
    <style:style style:name="T687" style:family="text">
      <style:text-properties fo:color="#000080" loext:opacity="100%" style:font-name="Liberation Mono1" fo:font-size="11pt" style:text-underline-style="solid" style:text-underline-width="auto" style:text-underline-color="font-color" officeooo:rsid="003040c5" style:font-size-asian="11pt" style:font-size-complex="11pt"/>
    </style:style>
    <style:style style:name="T688" style:family="text">
      <style:text-properties fo:color="#000080" loext:opacity="100%" style:font-name="Liberation Mono1" fo:font-size="11pt" style:text-underline-style="solid" style:text-underline-width="auto" style:text-underline-color="font-color" officeooo:rsid="0022704f" style:font-size-asian="11pt" style:font-size-complex="11pt"/>
    </style:style>
    <style:style style:name="T689" style:family="text">
      <style:text-properties fo:color="#000080" loext:opacity="100%" style:font-name="Liberation Mono1" fo:font-size="11pt" style:text-underline-style="solid" style:text-underline-width="auto" style:text-underline-color="font-color" officeooo:rsid="00172d20" style:font-size-asian="11pt" style:font-size-complex="11pt"/>
    </style:style>
    <style:style style:name="T690" style:family="text">
      <style:text-properties fo:color="#000080" loext:opacity="100%" style:font-name="Liberation Mono1" fo:font-size="11pt" style:text-underline-style="solid" style:text-underline-width="auto" style:text-underline-color="font-color" officeooo:rsid="0018a6a6" style:font-size-asian="11pt" style:font-size-complex="11pt"/>
    </style:style>
    <style:style style:name="T691" style:family="text">
      <style:text-properties fo:color="#000080" loext:opacity="100%" style:font-name="Liberation Mono1" fo:font-size="11pt" style:text-underline-style="solid" style:text-underline-width="auto" style:text-underline-color="font-color" officeooo:rsid="001c5558" style:font-size-asian="11pt" style:font-size-complex="11pt"/>
    </style:style>
    <style:style style:name="T692" style:family="text">
      <style:text-properties fo:color="#000080" loext:opacity="100%" style:font-name="Liberation Mono1" fo:font-size="11pt" style:text-underline-style="solid" style:text-underline-width="auto" style:text-underline-color="font-color" officeooo:rsid="0059e9e1" style:font-size-asian="11pt" style:font-size-complex="11pt"/>
    </style:style>
    <style:style style:name="T693" style:family="text">
      <style:text-properties fo:color="#000080" loext:opacity="100%" style:font-name="Liberation Mono1" fo:font-size="11pt" style:text-underline-style="solid" style:text-underline-width="auto" style:text-underline-color="font-color" officeooo:rsid="005180c8" style:font-size-asian="11pt" style:font-size-complex="11pt"/>
    </style:style>
    <style:style style:name="T694" style:family="text">
      <style:text-properties fo:color="#000080" loext:opacity="100%" style:font-name="Liberation Mono1" fo:font-size="11pt" style:text-underline-style="solid" style:text-underline-width="auto" style:text-underline-color="font-color" officeooo:rsid="017ab902" style:font-size-asian="11pt" style:font-size-complex="11pt"/>
    </style:style>
    <style:style style:name="T695" style:family="text">
      <style:text-properties fo:color="#000080" loext:opacity="100%" style:font-name="Liberation Mono1" fo:font-size="11pt" style:text-underline-style="solid" style:text-underline-width="auto" style:text-underline-color="font-color" officeooo:rsid="0065d137" style:font-size-asian="11pt" style:font-size-complex="11pt"/>
    </style:style>
    <style:style style:name="T696" style:family="text">
      <style:text-properties fo:color="#000080" loext:opacity="100%" style:font-name="Liberation Mono1" fo:font-size="11pt" style:text-underline-style="solid" style:text-underline-width="auto" style:text-underline-color="font-color" officeooo:rsid="006c2be9" style:font-size-asian="11pt" style:font-size-complex="11pt"/>
    </style:style>
    <style:style style:name="T697" style:family="text">
      <style:text-properties fo:color="#000080" loext:opacity="100%" style:font-name="Liberation Mono1" fo:font-size="11pt" style:text-underline-style="solid" style:text-underline-width="auto" style:text-underline-color="font-color" officeooo:rsid="007b1eff" style:font-size-asian="11pt" style:font-size-complex="11pt"/>
    </style:style>
    <style:style style:name="T698" style:family="text">
      <style:text-properties fo:color="#000080" loext:opacity="100%" style:font-name="Liberation Mono1" fo:font-size="11pt" style:text-underline-style="solid" style:text-underline-width="auto" style:text-underline-color="font-color" officeooo:rsid="00125252" fo:background-color="transparent" loext:char-shading-value="0" style:font-size-asian="11pt" style:font-size-complex="11pt"/>
    </style:style>
    <style:style style:name="T699" style:family="text">
      <style:text-properties fo:color="#000080" loext:opacity="100%" style:font-name="Liberation Mono1" fo:language="es" fo:country="ES" style:text-underline-style="solid" style:text-underline-width="auto" style:text-underline-color="font-color"/>
    </style:style>
    <style:style style:name="T700" style:family="text">
      <style:text-properties fo:color="#000080" loext:opacity="100%" style:font-name="Liberation Mono1" fo:font-size="10pt" style:text-underline-style="solid" style:text-underline-width="auto" style:text-underline-color="font-color" officeooo:rsid="00039f79" style:font-size-asian="10pt" style:font-size-complex="10pt"/>
    </style:style>
    <style:style style:name="T701" style:family="text">
      <style:text-properties fo:color="#000080" loext:opacity="100%" style:font-name="Liberation Mono1" fo:font-size="10pt" style:text-underline-style="solid" style:text-underline-width="auto" style:text-underline-color="font-color" officeooo:rsid="01c02a68" style:font-size-asian="10pt" style:font-size-complex="10pt"/>
    </style:style>
    <style:style style:name="T702" style:family="text">
      <style:text-properties fo:color="#000080" loext:opacity="100%" style:font-name="Liberation Mono2" fo:font-size="11pt" style:text-underline-style="solid" style:text-underline-width="auto" style:text-underline-color="font-color" officeooo:rsid="0050137e" style:font-size-asian="11pt" style:font-size-complex="11pt"/>
    </style:style>
    <style:style style:name="T703" style:family="text">
      <style:text-properties fo:color="#000080" loext:opacity="100%" style:font-name="Liberation Mono2" fo:font-size="11pt" style:text-underline-style="solid" style:text-underline-width="auto" style:text-underline-color="font-color" officeooo:rsid="005180c8" style:font-size-asian="11pt" style:font-size-complex="11pt"/>
    </style:style>
    <style:style style:name="T704" style:family="text">
      <style:text-properties fo:color="#000080" loext:opacity="100%" style:font-name="Liberation Mono2" fo:font-size="11pt" style:text-underline-style="solid" style:text-underline-width="auto" style:text-underline-color="font-color" officeooo:rsid="003ea5f2" style:font-size-asian="11pt" style:font-size-complex="11pt"/>
    </style:style>
    <style:style style:name="T705" style:family="text">
      <style:text-properties fo:color="#000080" loext:opacity="100%" style:font-name="Liberation Mono2" fo:font-size="11pt" style:text-underline-style="solid" style:text-underline-width="auto" style:text-underline-color="font-color" officeooo:rsid="00551105" fo:background-color="transparent" loext:char-shading-value="0" style:font-size-asian="11pt" style:font-size-complex="11pt"/>
    </style:style>
    <style:style style:name="T706" style:family="text">
      <style:text-properties fo:color="#000080" loext:opacity="100%" style:font-name="Liberation Mono2" fo:font-size="11pt" style:text-underline-style="solid" style:text-underline-width="auto" style:text-underline-color="font-color" officeooo:rsid="0058d379" fo:background-color="transparent" loext:char-shading-value="0" style:font-size-asian="11pt" style:font-size-complex="11pt"/>
    </style:style>
    <style:style style:name="T707" style:family="text">
      <style:text-properties officeooo:rsid="001c5558"/>
    </style:style>
    <style:style style:name="T708" style:family="text">
      <style:text-properties officeooo:rsid="004d8701"/>
    </style:style>
    <style:style style:name="T709" style:family="text">
      <style:text-properties fo:language="es" fo:country="ES"/>
    </style:style>
    <style:style style:name="T710" style:family="text">
      <style:text-properties fo:language="es" fo:country="ES" officeooo:rsid="005fa5b8"/>
    </style:style>
    <style:style style:name="T711" style:family="text">
      <style:text-properties fo:language="es" fo:country="ES" officeooo:rsid="025be41c"/>
    </style:style>
    <style:style style:name="T712" style:family="text">
      <style:text-properties officeooo:rsid="0065d137"/>
    </style:style>
    <style:style style:name="T713" style:family="text">
      <style:text-properties officeooo:rsid="006a36a0"/>
    </style:style>
    <style:style style:name="T714" style:family="text">
      <style:text-properties officeooo:rsid="006c2be9"/>
    </style:style>
    <style:style style:name="T715" style:family="text">
      <style:text-properties officeooo:rsid="00726830"/>
    </style:style>
    <style:style style:name="T716" style:family="text">
      <style:text-properties officeooo:rsid="007b742d"/>
    </style:style>
    <style:style style:name="T717" style:family="text">
      <style:text-properties officeooo:rsid="007b742d" style:font-name-asian="Liberation Mono" style:font-name-complex="Liberation Mono"/>
    </style:style>
    <style:style style:name="T718" style:family="text">
      <style:text-properties officeooo:rsid="01e985c7" style:font-name-asian="Liberation Mono" style:font-name-complex="Liberation Mono"/>
    </style:style>
    <style:style style:name="T719" style:family="text">
      <style:text-properties officeooo:rsid="01e9f1ca" style:font-name-asian="Liberation Mono" style:font-name-complex="Liberation Mono"/>
    </style:style>
    <style:style style:name="T720" style:family="text">
      <style:text-properties officeooo:rsid="01eafe29" style:font-name-asian="Liberation Mono" style:font-name-complex="Liberation Mono"/>
    </style:style>
    <style:style style:name="T721" style:family="text">
      <style:text-properties officeooo:rsid="01cf440c" style:font-name-asian="Liberation Mono" style:font-name-complex="Liberation Mono"/>
    </style:style>
    <style:style style:name="T722" style:family="text">
      <style:text-properties fo:font-style="normal" officeooo:rsid="004b26fe" style:font-style-asian="normal" style:font-style-complex="normal"/>
    </style:style>
    <style:style style:name="T723" style:family="text">
      <style:text-properties fo:font-style="normal" officeooo:rsid="00035bf0" style:font-style-asian="normal" style:font-style-complex="normal"/>
    </style:style>
    <style:style style:name="T724" style:family="text">
      <style:text-properties fo:font-style="normal" officeooo:rsid="00460e4b" style:font-style-asian="normal" style:font-style-complex="normal"/>
    </style:style>
    <style:style style:name="T725" style:family="text">
      <style:text-properties fo:font-style="normal" officeooo:rsid="0097ef18" style:font-style-asian="normal" style:font-style-complex="normal"/>
    </style:style>
    <style:style style:name="T726" style:family="text">
      <style:text-properties fo:font-style="normal" officeooo:rsid="009851ac" style:font-style-asian="normal" style:font-style-complex="normal"/>
    </style:style>
    <style:style style:name="T727" style:family="text">
      <style:text-properties fo:font-style="normal" officeooo:rsid="0098bc86" style:font-style-asian="normal" style:font-style-complex="normal"/>
    </style:style>
    <style:style style:name="T728" style:family="text">
      <style:text-properties fo:font-style="normal" officeooo:rsid="009de872" style:font-style-asian="normal" style:font-style-complex="normal"/>
    </style:style>
    <style:style style:name="T729" style:family="text">
      <style:text-properties fo:font-style="normal" officeooo:rsid="009fc6ab" style:font-style-asian="normal" style:font-style-complex="normal"/>
    </style:style>
    <style:style style:name="T730" style:family="text">
      <style:text-properties fo:font-style="normal" officeooo:rsid="00d91cc7" style:font-style-asian="normal" style:font-style-complex="normal"/>
    </style:style>
    <style:style style:name="T731" style:family="text">
      <style:text-properties fo:font-style="normal" officeooo:rsid="00db2435" style:font-style-asian="normal" style:font-style-complex="normal"/>
    </style:style>
    <style:style style:name="T732" style:family="text">
      <style:text-properties fo:font-style="normal" officeooo:rsid="00dd1e0b" style:font-style-asian="normal" style:font-style-complex="normal"/>
    </style:style>
    <style:style style:name="T733" style:family="text">
      <style:text-properties fo:font-style="normal" officeooo:rsid="005fa5b8" style:font-style-asian="normal" style:font-style-complex="normal"/>
    </style:style>
    <style:style style:name="T734" style:family="text">
      <style:text-properties fo:font-style="normal" officeooo:rsid="00dd96d7" style:font-style-asian="normal" style:font-style-complex="normal"/>
    </style:style>
    <style:style style:name="T735" style:family="text">
      <style:text-properties fo:font-style="normal" officeooo:rsid="00e0800b" style:font-style-asian="normal" style:font-style-complex="normal"/>
    </style:style>
    <style:style style:name="T736" style:family="text">
      <style:text-properties fo:font-style="normal" officeooo:rsid="00e1090f" style:font-style-asian="normal" style:font-style-complex="normal"/>
    </style:style>
    <style:style style:name="T737" style:family="text">
      <style:text-properties fo:font-style="normal" officeooo:rsid="0157ab96" style:font-style-asian="normal" style:font-style-complex="normal"/>
    </style:style>
    <style:style style:name="T738" style:family="text">
      <style:text-properties fo:font-style="normal" officeooo:rsid="01761d64" style:font-style-asian="normal" style:font-style-complex="normal"/>
    </style:style>
    <style:style style:name="T739" style:family="text">
      <style:text-properties fo:font-style="normal" officeooo:rsid="01767e45" style:font-style-asian="normal" style:font-style-complex="normal"/>
    </style:style>
    <style:style style:name="T740" style:family="text">
      <style:text-properties fo:font-style="normal" officeooo:rsid="01783345" style:font-style-asian="normal" style:font-style-complex="normal"/>
    </style:style>
    <style:style style:name="T741" style:family="text">
      <style:text-properties fo:font-style="normal" officeooo:rsid="01792860" style:font-style-asian="normal" style:font-style-complex="normal"/>
    </style:style>
    <style:style style:name="T742" style:family="text">
      <style:text-properties fo:font-style="normal" officeooo:rsid="01a1e729" style:font-style-asian="normal" style:font-style-complex="normal"/>
    </style:style>
    <style:style style:name="T743" style:family="text">
      <style:text-properties fo:font-style="normal" officeooo:rsid="01bf5e95" style:font-style-asian="normal" style:font-style-complex="normal"/>
    </style:style>
    <style:style style:name="T744" style:family="text">
      <style:text-properties fo:font-style="normal" officeooo:rsid="02a09a66" style:font-style-asian="normal" style:font-style-complex="normal"/>
    </style:style>
    <style:style style:name="T745" style:family="text">
      <style:text-properties fo:font-style="normal" officeooo:rsid="02a5c178" style:font-style-asian="normal" style:font-style-complex="normal"/>
    </style:style>
    <style:style style:name="T746" style:family="text">
      <style:text-properties officeooo:rsid="00895842"/>
    </style:style>
    <style:style style:name="T747" style:family="text">
      <style:text-properties officeooo:rsid="008d6f91"/>
    </style:style>
    <style:style style:name="T748" style:family="text">
      <style:text-properties officeooo:rsid="008e94c3"/>
    </style:style>
    <style:style style:name="T749" style:family="text">
      <style:text-properties officeooo:rsid="00938554"/>
    </style:style>
    <style:style style:name="T750" style:family="text">
      <style:text-properties style:use-window-font-color="true" loext:opacity="0%" style:font-name="Liberation Sans1" fo:font-size="11pt" fo:language="es" fo:country="ES" fo:font-weight="normal" style:font-size-asian="11pt" style:font-weight-asian="normal" style:font-size-complex="11pt" style:font-weight-complex="normal"/>
    </style:style>
    <style:style style:name="T751" style:family="text">
      <style:text-properties style:use-window-font-color="true" loext:opacity="0%" style:font-name="Liberation Sans1" fo:font-size="11pt" fo:language="es" fo:country="ES" fo:font-weight="normal" officeooo:rsid="00af44ce" style:font-size-asian="11pt" style:font-weight-asian="normal" style:font-size-complex="11pt" style:font-weight-complex="normal"/>
    </style:style>
    <style:style style:name="T752" style:family="text">
      <style:text-properties style:use-window-font-color="true" loext:opacity="0%" style:font-name="Liberation Sans1" fo:font-size="11pt" fo:language="es" fo:country="ES" fo:font-weight="normal" officeooo:rsid="00af74c4" style:font-size-asian="11pt" style:font-weight-asian="normal" style:font-size-complex="11pt" style:font-weight-complex="normal"/>
    </style:style>
    <style:style style:name="T753" style:family="text">
      <style:text-properties style:use-window-font-color="true" loext:opacity="0%" style:font-name="Liberation Sans1" fo:font-size="11pt" fo:language="es" fo:country="ES" fo:font-weight="normal" officeooo:rsid="00b036b9" style:font-size-asian="11pt" style:font-weight-asian="normal" style:font-size-complex="11pt" style:font-weight-complex="normal"/>
    </style:style>
    <style:style style:name="T754" style:family="text">
      <style:text-properties style:use-window-font-color="true" loext:opacity="0%" style:font-name="Liberation Sans1" fo:font-size="11pt" fo:language="es" fo:country="ES" fo:font-weight="normal" officeooo:rsid="00b3589f" style:font-size-asian="11pt" style:font-weight-asian="normal" style:font-size-complex="11pt" style:font-weight-complex="normal"/>
    </style:style>
    <style:style style:name="T755" style:family="text">
      <style:text-properties style:use-window-font-color="true" loext:opacity="0%" style:font-name="Liberation Sans1" fo:font-size="11pt" fo:language="es" fo:country="ES" fo:font-weight="normal" officeooo:rsid="00b5a222" style:font-size-asian="11pt" style:font-weight-asian="normal" style:font-size-complex="11pt" style:font-weight-complex="normal"/>
    </style:style>
    <style:style style:name="T756" style:family="text">
      <style:text-properties style:use-window-font-color="true" loext:opacity="0%" style:font-name="Liberation Sans1" fo:font-size="11pt" fo:language="es" fo:country="ES" fo:font-weight="normal" officeooo:rsid="00b73ef5" style:font-size-asian="11pt" style:font-weight-asian="normal" style:font-size-complex="11pt" style:font-weight-complex="normal"/>
    </style:style>
    <style:style style:name="T757" style:family="text">
      <style:text-properties style:use-window-font-color="true" loext:opacity="0%" style:font-name="Liberation Sans1" fo:font-size="11pt" fo:language="es" fo:country="ES" style:font-size-asian="11pt" style:font-size-complex="11pt"/>
    </style:style>
    <style:style style:name="T758" style:family="text">
      <style:text-properties style:use-window-font-color="true" loext:opacity="0%" style:font-name="Liberation Sans1" fo:font-size="11pt" fo:language="es" fo:country="ES" fo:font-weight="bold" style:font-size-asian="11pt" style:font-weight-asian="bold" style:font-size-complex="11pt" style:font-weight-complex="bold"/>
    </style:style>
    <style:style style:name="T759" style:family="text">
      <style:text-properties style:use-window-font-color="true" loext:opacity="0%" style:font-name="Liberation Sans1" fo:font-size="11pt" fo:font-style="italic" style:text-underline-style="none" officeooo:rsid="001c5558" style:font-size-asian="11pt" style:font-style-asian="italic" style:font-size-complex="11pt" style:font-style-complex="italic"/>
    </style:style>
    <style:style style:name="T760" style:family="text">
      <style:text-properties style:use-window-font-color="true" loext:opacity="0%" style:font-name="Liberation Sans1" fo:font-size="11pt" fo:font-style="italic" officeooo:rsid="00f401d7" style:font-size-asian="11pt" style:font-style-asian="italic" style:font-size-complex="11pt" style:font-style-complex="italic"/>
    </style:style>
    <style:style style:name="T761" style:family="text">
      <style:text-properties style:use-window-font-color="true" loext:opacity="0%" style:font-name="Liberation Sans1" fo:font-size="11pt" fo:font-style="italic" officeooo:rsid="021469f1" style:font-size-asian="11pt" style:font-style-asian="italic" style:font-size-complex="11pt" style:font-style-complex="italic"/>
    </style:style>
    <style:style style:name="T762" style:family="text">
      <style:text-properties style:use-window-font-color="true" loext:opacity="0%" style:font-name="Liberation Sans1" fo:font-size="11pt" fo:font-style="normal" style:text-underline-style="none" officeooo:rsid="01365f0e" style:font-size-asian="11pt" style:font-style-asian="normal" style:font-size-complex="11pt" style:font-style-complex="normal"/>
    </style:style>
    <style:style style:name="T763" style:family="text">
      <style:text-properties style:use-window-font-color="true" loext:opacity="0%" style:font-name="Liberation Sans1" fo:font-size="11pt" fo:font-style="normal" officeooo:rsid="021469f1" style:font-size-asian="11pt" style:font-style-asian="normal" style:font-size-complex="11pt" style:font-style-complex="normal"/>
    </style:style>
    <style:style style:name="T764" style:family="text">
      <style:text-properties style:use-window-font-color="true" loext:opacity="0%" style:font-name="Liberation Sans1" fo:font-size="11pt" fo:font-style="normal" officeooo:rsid="02168d22" style:font-size-asian="11pt" style:font-style-asian="normal" style:font-size-complex="11pt" style:font-style-complex="normal"/>
    </style:style>
    <style:style style:name="T765" style:family="text">
      <style:text-properties style:use-window-font-color="true" loext:opacity="0%" style:font-name="Liberation Sans1" fo:font-size="11pt" fo:font-style="normal" officeooo:rsid="0216efa7" style:font-size-asian="11pt" style:font-style-asian="normal" style:font-size-complex="11pt" style:font-style-complex="normal"/>
    </style:style>
    <style:style style:name="T766" style:family="text">
      <style:text-properties style:use-window-font-color="true" loext:opacity="0%" style:font-name="Liberation Sans1" fo:font-size="11pt" fo:font-weight="normal" officeooo:rsid="02116e3d" style:font-size-asian="11pt" style:font-weight-asian="normal" style:font-size-complex="11pt" style:font-weight-complex="normal"/>
    </style:style>
    <style:style style:name="T767" style:family="text">
      <style:text-properties style:use-window-font-color="true" loext:opacity="0%" style:font-name="Liberation Sans1" fo:font-size="11pt" fo:font-weight="normal" officeooo:rsid="021469f1" style:font-size-asian="11pt" style:font-weight-asian="normal" style:font-size-complex="11pt" style:font-weight-complex="normal"/>
    </style:style>
    <style:style style:name="T768" style:family="text">
      <style:text-properties style:use-window-font-color="true" loext:opacity="0%" style:font-name="Liberation Sans1" fo:font-size="11pt" fo:font-weight="normal" officeooo:rsid="02178667" style:font-size-asian="11pt" style:font-weight-asian="normal" style:font-size-complex="11pt" style:font-weight-complex="normal"/>
    </style:style>
    <style:style style:name="T769" style:family="text">
      <style:text-properties style:use-window-font-color="true" loext:opacity="0%" style:font-name="Liberation Sans1" fo:font-size="11pt" fo:font-weight="normal" officeooo:rsid="00110be9" style:font-size-asian="11pt" style:font-weight-asian="normal" style:font-size-complex="11pt" style:font-weight-complex="normal"/>
    </style:style>
    <style:style style:name="T770" style:family="text">
      <style:text-properties style:use-window-font-color="true" loext:opacity="0%" style:font-name="Liberation Sans1" fo:font-size="11pt" fo:font-weight="normal" officeooo:rsid="0216efa7" style:font-size-asian="11pt" style:font-weight-asian="normal" style:font-size-complex="11pt" style:font-weight-complex="normal"/>
    </style:style>
    <style:style style:name="T771" style:family="text">
      <style:text-properties style:use-window-font-color="true" loext:opacity="0%" style:font-name="Liberation Mono1" fo:font-size="11pt" fo:language="es" fo:country="ES" fo:font-weight="normal" officeooo:rsid="00b5a222" style:font-size-asian="11pt" style:font-weight-asian="normal" style:font-size-complex="11pt" style:font-weight-complex="normal"/>
    </style:style>
    <style:style style:name="T772" style:family="text">
      <style:text-properties style:use-window-font-color="true" loext:opacity="0%" style:font-name="Liberation Mono1" fo:font-size="11pt" style:text-underline-style="none" officeooo:rsid="0104abec" style:font-size-asian="11pt" style:font-size-complex="11pt"/>
    </style:style>
    <style:style style:name="T773" style:family="text">
      <style:text-properties style:use-window-font-color="true" loext:opacity="0%" style:font-name="Liberation Mono1" fo:font-size="11pt" style:text-underline-style="none" officeooo:rsid="00072cc6" style:font-size-asian="11pt" style:font-size-complex="11pt"/>
    </style:style>
    <style:style style:name="T774" style:family="text">
      <style:text-properties style:use-window-font-color="true" loext:opacity="0%" style:font-name="Liberation Mono1" fo:font-size="11pt" officeooo:rsid="0104abec" style:font-size-asian="11pt" style:font-size-complex="11pt"/>
    </style:style>
    <style:style style:name="T775" style:family="text">
      <style:text-properties style:use-window-font-color="true" loext:opacity="0%" style:font-name="Liberation Mono1" fo:font-size="11pt" fo:font-style="italic" style:text-underline-style="none" officeooo:rsid="001c5558" style:font-size-asian="11pt" style:font-style-asian="italic" style:font-size-complex="11pt" style:font-style-complex="italic"/>
    </style:style>
    <style:style style:name="T776" style:family="text">
      <style:text-properties style:use-window-font-color="true" loext:opacity="0%" style:font-name="Liberation Mono1" fo:font-size="11pt" fo:font-style="italic" style:text-underline-style="none" officeooo:rsid="001ae31d" style:font-size-asian="11pt" style:font-style-asian="italic" style:font-size-complex="11pt" style:font-style-complex="italic"/>
    </style:style>
    <style:style style:name="T777" style:family="text">
      <style:text-properties officeooo:rsid="00c02324"/>
    </style:style>
    <style:style style:name="T778" style:family="text">
      <style:text-properties officeooo:rsid="0095dadd"/>
    </style:style>
    <style:style style:name="T779" style:family="text">
      <style:text-properties officeooo:rsid="0093de66"/>
    </style:style>
    <style:style style:name="T780" style:family="text">
      <style:text-properties officeooo:rsid="001ece63"/>
    </style:style>
    <style:style style:name="T781" style:family="text">
      <style:text-properties officeooo:rsid="010cd4fe"/>
    </style:style>
    <style:style style:name="T782" style:family="text">
      <style:text-properties officeooo:rsid="0111e628"/>
    </style:style>
    <style:style style:name="T783" style:family="text">
      <style:text-properties officeooo:rsid="011366a7"/>
    </style:style>
    <style:style style:name="T784" style:family="text">
      <style:text-properties officeooo:rsid="0113f6aa"/>
    </style:style>
    <style:style style:name="T785" style:family="text">
      <style:text-properties officeooo:rsid="0118222b"/>
    </style:style>
    <style:style style:name="T786" style:family="text">
      <style:text-properties officeooo:rsid="011b9d69"/>
    </style:style>
    <style:style style:name="T787" style:family="text">
      <style:text-properties officeooo:rsid="011d64d3"/>
    </style:style>
    <style:style style:name="T788" style:family="text">
      <style:text-properties officeooo:rsid="011ec578"/>
    </style:style>
    <style:style style:name="T789" style:family="text">
      <style:text-properties officeooo:rsid="012cb4f7"/>
    </style:style>
    <style:style style:name="T790" style:family="text">
      <style:text-properties officeooo:rsid="012dedd8"/>
    </style:style>
    <style:style style:name="T791" style:family="text">
      <style:text-properties fo:color="#000000" loext:opacity="100%" style:font-name="Liberation Mono1" fo:font-size="11pt" style:text-underline-style="none" officeooo:rsid="00d39aa5" fo:background-color="transparent" loext:char-shading-value="0" style:font-size-asian="11pt" style:font-size-complex="11pt"/>
    </style:style>
    <style:style style:name="T792" style:family="text">
      <style:text-properties fo:color="#000000" loext:opacity="100%" style:font-name="Liberation Mono1" fo:font-size="11pt" fo:font-weight="normal" officeooo:rsid="0146ccaa" style:font-size-asian="11pt" style:font-weight-asian="normal" style:font-weight-complex="normal"/>
    </style:style>
    <style:style style:name="T793" style:family="text">
      <style:text-properties fo:color="#000000" loext:opacity="100%" officeooo:rsid="004fd333" style:font-name-asian="Songti SC" style:font-style-asian="normal" style:font-weight-asian="normal" style:font-name-complex="Arial Unicode MS1" style:font-style-complex="normal" style:font-weight-complex="normal"/>
    </style:style>
    <style:style style:name="T794" style:family="text">
      <style:text-properties fo:color="#000000" loext:opacity="100%" officeooo:rsid="00ec2012" style:font-name-asian="Songti SC" style:font-weight-asian="bold" style:font-name-complex="Arial Unicode MS1" style:font-weight-complex="bold"/>
    </style:style>
    <style:style style:name="T795" style:family="text">
      <style:text-properties fo:color="#000000" loext:opacity="100%" officeooo:rsid="0061d4a0" style:font-name-asian="Songti SC" style:font-weight-asian="bold" style:font-name-complex="Arial Unicode MS1" style:font-weight-complex="bold"/>
    </style:style>
    <style:style style:name="T796" style:family="text">
      <style:text-properties fo:color="#000000" loext:opacity="100%" officeooo:rsid="0070e1d8" style:font-name-asian="Songti SC" style:font-weight-asian="bold" style:font-name-complex="Arial Unicode MS1" style:font-weight-complex="bold"/>
    </style:style>
    <style:style style:name="T797" style:family="text">
      <style:text-properties style:font-name="Liberation Mono2" fo:font-size="11pt" officeooo:rsid="003ea5f2" style:font-size-asian="11pt" style:font-size-complex="11pt"/>
    </style:style>
    <style:style style:name="T798" style:family="text">
      <style:text-properties style:font-name="Liberation Mono2" fo:font-size="11pt" officeooo:rsid="00411af9" style:font-size-asian="11pt" style:font-size-complex="11pt"/>
    </style:style>
    <style:style style:name="T799" style:family="text">
      <style:text-properties style:font-name="Liberation Mono2" fo:font-size="11pt" officeooo:rsid="014d518c" style:font-size-asian="11pt" style:font-size-complex="11pt"/>
    </style:style>
    <style:style style:name="T800" style:family="text">
      <style:text-properties style:font-name="Liberation Mono2" fo:font-size="11pt" officeooo:rsid="007968dd" style:font-size-asian="11pt" style:font-size-complex="11pt"/>
    </style:style>
    <style:style style:name="T801" style:family="text">
      <style:text-properties style:font-name="Liberation Mono2" fo:font-size="11pt" officeooo:rsid="0050137e" style:font-size-asian="11pt" style:font-size-complex="11pt"/>
    </style:style>
    <style:style style:name="T802" style:family="text">
      <style:text-properties style:font-name="Liberation Mono2" fo:font-size="11pt" officeooo:rsid="005180c8" style:font-size-asian="11pt" style:font-size-complex="11pt"/>
    </style:style>
    <style:style style:name="T803" style:family="text">
      <style:text-properties style:font-name="Liberation Mono2" fo:font-size="11pt" officeooo:rsid="00768e23" style:font-size-asian="11pt" style:font-size-complex="11pt"/>
    </style:style>
    <style:style style:name="T804" style:family="text">
      <style:text-properties style:font-name="Liberation Mono2" fo:font-size="11pt" officeooo:rsid="0054f22c" fo:background-color="transparent" loext:char-shading-value="0" style:font-size-asian="11pt" style:font-size-complex="11pt"/>
    </style:style>
    <style:style style:name="T805" style:family="text">
      <style:text-properties style:font-name="Liberation Mono2" fo:font-size="11pt" officeooo:rsid="00551105" fo:background-color="transparent" loext:char-shading-value="0" style:font-size-asian="11pt" style:font-size-complex="11pt"/>
    </style:style>
    <style:style style:name="T806" style:family="text">
      <style:text-properties style:font-name="Liberation Mono2" fo:font-size="11pt" officeooo:rsid="0058d379" fo:background-color="transparent" loext:char-shading-value="0" style:font-size-asian="11pt" style:font-size-complex="11pt"/>
    </style:style>
    <style:style style:name="T807" style:family="text">
      <style:text-properties style:font-name="Liberation Mono2" fo:font-size="11pt" fo:font-style="italic" style:font-size-asian="11pt" style:font-style-asian="italic" style:font-size-complex="11pt" style:font-style-complex="italic"/>
    </style:style>
    <style:style style:name="T808" style:family="text">
      <style:text-properties style:font-name="Liberation Mono2" fo:font-size="11pt" fo:font-style="italic" officeooo:rsid="003b27d2" style:font-size-asian="11pt" style:font-style-asian="italic" style:font-size-complex="11pt" style:font-style-complex="italic"/>
    </style:style>
    <style:style style:name="T809" style:family="text">
      <style:text-properties style:font-name="Liberation Mono2" fo:font-size="11pt" fo:font-style="italic" officeooo:rsid="003ea5f2" style:font-size-asian="11pt" style:font-style-asian="italic" style:font-size-complex="11pt" style:font-style-complex="italic"/>
    </style:style>
    <style:style style:name="T810" style:family="text">
      <style:text-properties style:font-name="Liberation Sans2" fo:font-size="11pt" officeooo:rsid="0035b54b" style:font-size-asian="11pt" style:font-size-complex="11pt"/>
    </style:style>
    <style:style style:name="T811" style:family="text">
      <style:text-properties style:font-name="Liberation Sans2" fo:font-size="11pt" officeooo:rsid="0146ccaa" style:font-size-asian="11pt" style:font-size-complex="11pt"/>
    </style:style>
    <style:style style:name="T812" style:family="text">
      <style:text-properties style:font-name="Liberation Sans2" fo:font-size="11pt" officeooo:rsid="00366d67" style:font-size-asian="11pt" style:font-size-complex="11pt"/>
    </style:style>
    <style:style style:name="T813" style:family="text">
      <style:text-properties style:font-name="Liberation Sans2" fo:font-size="11pt" officeooo:rsid="003ea5f2" style:font-size-asian="11pt" style:font-size-complex="11pt"/>
    </style:style>
    <style:style style:name="T814" style:family="text">
      <style:text-properties style:font-name="Liberation Sans2" fo:font-size="11pt" officeooo:rsid="003f29ec" style:font-size-asian="11pt" style:font-size-complex="11pt"/>
    </style:style>
    <style:style style:name="T815" style:family="text">
      <style:text-properties style:font-name="Liberation Sans2" fo:font-size="11pt" officeooo:rsid="0041302a" style:font-size-asian="11pt" style:font-size-complex="11pt"/>
    </style:style>
    <style:style style:name="T816" style:family="text">
      <style:text-properties style:font-name="Liberation Sans2" fo:font-size="11pt" officeooo:rsid="023887cb" style:font-size-asian="11pt" style:font-size-complex="11pt"/>
    </style:style>
    <style:style style:name="T817" style:family="text">
      <style:text-properties style:font-name="Liberation Sans2" fo:font-size="11pt" officeooo:rsid="0058d379" fo:background-color="transparent" loext:char-shading-value="0" style:font-size-asian="11pt" style:font-size-complex="11pt"/>
    </style:style>
    <style:style style:name="T818" style:family="text">
      <style:text-properties officeooo:rsid="0191da66"/>
    </style:style>
    <style:style style:name="T819" style:family="text">
      <style:text-properties officeooo:rsid="01925dfd"/>
    </style:style>
    <style:style style:name="T820" style:family="text">
      <style:text-properties officeooo:rsid="019448ec"/>
    </style:style>
    <style:style style:name="T821" style:family="text">
      <style:text-properties officeooo:rsid="0198e8ed"/>
    </style:style>
    <style:style style:name="T822" style:family="text">
      <style:text-properties officeooo:rsid="019abeb6"/>
    </style:style>
    <style:style style:name="T823" style:family="text">
      <style:text-properties officeooo:rsid="019aeecb"/>
    </style:style>
    <style:style style:name="T824" style:family="text">
      <style:text-properties officeooo:rsid="019bdc31"/>
    </style:style>
    <style:style style:name="T825" style:family="text">
      <style:text-properties officeooo:rsid="01a1e729"/>
    </style:style>
    <style:style style:name="T826" style:family="text">
      <style:text-properties officeooo:rsid="01a3d848"/>
    </style:style>
    <style:style style:name="T827" style:family="text">
      <style:text-properties officeooo:rsid="01a4b156"/>
    </style:style>
    <style:style style:name="T828" style:family="text">
      <style:text-properties officeooo:rsid="01a5c964"/>
    </style:style>
    <style:style style:name="T829" style:family="text">
      <style:text-properties officeooo:rsid="01a6ef87"/>
    </style:style>
    <style:style style:name="T830" style:family="text">
      <style:text-properties officeooo:rsid="01aaa7bc"/>
    </style:style>
    <style:style style:name="T831" style:family="text">
      <style:text-properties officeooo:rsid="01b08143"/>
    </style:style>
    <style:style style:name="T832" style:family="text">
      <style:text-properties officeooo:rsid="01b5ce2c"/>
    </style:style>
    <style:style style:name="T833" style:family="text">
      <style:text-properties officeooo:rsid="01b94aa0"/>
    </style:style>
    <style:style style:name="T834" style:family="text">
      <style:text-properties officeooo:rsid="01ba13e1"/>
    </style:style>
    <style:style style:name="T835" style:family="text">
      <style:text-properties officeooo:rsid="006fd16a"/>
    </style:style>
    <style:style style:name="T836" style:family="text">
      <style:text-properties officeooo:rsid="01bc0325"/>
    </style:style>
    <style:style style:name="T837" style:family="text">
      <style:text-properties officeooo:rsid="01bdae6e"/>
    </style:style>
    <style:style style:name="T838" style:family="text">
      <style:text-properties officeooo:rsid="01bf462f"/>
    </style:style>
    <style:style style:name="T839" style:family="text">
      <style:text-properties officeooo:rsid="01c2246a"/>
    </style:style>
    <style:style style:name="T840" style:family="text">
      <style:text-properties officeooo:rsid="01c332ba"/>
    </style:style>
    <style:style style:name="T841" style:family="text">
      <style:text-properties officeooo:rsid="01c3c7ad"/>
    </style:style>
    <style:style style:name="T842" style:family="text">
      <style:text-properties officeooo:rsid="01c82df6"/>
    </style:style>
    <style:style style:name="T843" style:family="text">
      <style:text-properties officeooo:rsid="01ca1c5e"/>
    </style:style>
    <style:style style:name="T844" style:family="text">
      <style:text-properties officeooo:rsid="01cc058f"/>
    </style:style>
    <style:style style:name="T845" style:family="text">
      <style:text-properties officeooo:rsid="01cf440c"/>
    </style:style>
    <style:style style:name="T846" style:family="text">
      <style:text-properties officeooo:rsid="01d0045d"/>
    </style:style>
    <style:style style:name="T847" style:family="text">
      <style:text-properties officeooo:rsid="01d85ad0"/>
    </style:style>
    <style:style style:name="T848" style:family="text">
      <style:text-properties officeooo:rsid="0072e82d"/>
    </style:style>
    <style:style style:name="T849" style:family="text">
      <style:text-properties officeooo:rsid="01da3936"/>
    </style:style>
    <style:style style:name="T850" style:family="text">
      <style:text-properties officeooo:rsid="01dafeb0"/>
    </style:style>
    <style:style style:name="T851" style:family="text">
      <style:text-properties officeooo:rsid="01e25558"/>
    </style:style>
    <style:style style:name="T852" style:family="text">
      <style:text-properties officeooo:rsid="01e2fba8"/>
    </style:style>
    <style:style style:name="T853" style:family="text">
      <style:text-properties officeooo:rsid="01eafe29"/>
    </style:style>
    <style:style style:name="T854" style:family="text">
      <style:text-properties officeooo:rsid="01eb3c65"/>
    </style:style>
    <style:style style:name="T855" style:family="text">
      <style:text-properties officeooo:rsid="01f254b8"/>
    </style:style>
    <style:style style:name="T856" style:family="text">
      <style:text-properties officeooo:rsid="01f70910"/>
    </style:style>
    <style:style style:name="T857" style:family="text">
      <style:text-properties officeooo:rsid="01f8a69d"/>
    </style:style>
    <style:style style:name="T858" style:family="text">
      <style:text-properties officeooo:rsid="01fa1175"/>
    </style:style>
    <style:style style:name="T859" style:family="text">
      <style:text-properties officeooo:rsid="01fcada7"/>
    </style:style>
    <style:style style:name="T860" style:family="text">
      <style:text-properties officeooo:rsid="01fe83fc"/>
    </style:style>
    <style:style style:name="T861" style:family="text">
      <style:text-properties officeooo:rsid="0260d8df"/>
    </style:style>
    <style:style style:name="T862" style:family="text">
      <style:text-properties officeooo:rsid="02687cbc"/>
    </style:style>
    <style:style style:name="T863" style:family="text">
      <style:text-properties officeooo:rsid="00672689"/>
    </style:style>
    <style:style style:name="T864" style:family="text">
      <style:text-properties officeooo:rsid="00110be9"/>
    </style:style>
    <style:style style:name="T865" style:family="text">
      <style:text-properties officeooo:rsid="0082f21d"/>
    </style:style>
    <style:style style:name="T866" style:family="text">
      <style:text-properties officeooo:rsid="00424cc8" style:font-name-asian="PingFang SC" style:font-name-complex="Arial Unicode MS1"/>
    </style:style>
    <style:style style:name="T867" style:family="text">
      <style:text-properties officeooo:rsid="02792da9"/>
    </style:style>
    <style:style style:name="T868" style:family="text">
      <style:text-properties officeooo:rsid="02893110"/>
    </style:style>
    <style:style style:name="T869" style:family="text">
      <style:text-properties officeooo:rsid="004fd333" style:font-name-asian="Songti SC" style:font-style-asian="normal" style:font-name-complex="Arial Unicode MS1" style:font-style-complex="normal"/>
    </style:style>
    <style:style style:name="T870" style:family="text">
      <style:text-properties officeooo:rsid="009f16c0" style:font-name-asian="Songti SC" style:font-style-asian="normal" style:font-name-complex="Arial Unicode MS1" style:font-style-complex="normal"/>
    </style:style>
    <style:style style:name="T871" style:family="text">
      <style:text-properties officeooo:rsid="028ce395" style:font-name-asian="Songti SC" style:font-style-asian="normal" style:font-name-complex="Arial Unicode MS1" style:font-style-complex="normal"/>
    </style:style>
    <style:style style:name="T872" style:family="text">
      <style:text-properties officeooo:rsid="028ce395"/>
    </style:style>
    <style:style style:name="T873" style:family="text"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rsid="028ce395" style:font-name-asian="Songti SC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T874" style:family="text">
      <style:text-properties fo:font-variant="normal" fo:text-transform="none" fo:color="#808080" loext:opacity="100%" style:font-name="Liberation Sans1" fo:font-size="14pt" fo:letter-spacing="normal" fo:language="es" fo:country="MX" fo:font-style="normal" fo:font-weight="normal" officeooo:rsid="004fd333" style:font-name-asian="Songti SC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T875" style:family="text">
      <style:text-properties fo:font-size="9pt" officeooo:rsid="008b3656" style:font-size-asian="9pt" style:font-size-complex="9pt"/>
    </style:style>
    <style:style style:name="T876" style:family="text">
      <style:text-properties officeooo:rsid="008b36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48">Funciones para <text:span text:style-name="T866">configurar</text:span><text:span text:style-name="T863"> </text:span>conexiones <text:span text:style-name="T864">con</text:span> archivos, direcciones <text:span text:style-name="T864">URL,</text:span> servidores <text:span text:style-name="T865">y otras entidades, </text:span><text:span text:style-name="T868">o para verificar el estado de una conexión</text:span></text:p>
      <text:h text:style-name="P148" text:outline-level="1"><text:bookmark-start text:name="__RefHeading___Toc29789_263899930"/><text:span text:style-name="T851">1. </text:span><text:span text:style-name="T613">Descripción</text:span><text:bookmark-end text:name="__RefHeading___Toc29789_263899930"/></text:h>
      <text:p text:style-name="P135"><text:span text:style-name="T577">Las conexiones son interfases formales para establecer contacto entre </text:span><text:span text:style-name="T649">R</text:span><text:span text:style-name="T577"> y el mundo exterior. </text:span><text:span text:style-name="T557">A continuación se</text:span><text:span text:style-name="T556"> detalla</text:span><text:span text:style-name="T560"> la </text:span><text:span text:style-name="T561">forma de </text:span><text:span text:style-name="T576">uso</text:span><text:span text:style-name="T560">, </text:span><text:span text:style-name="T561">los</text:span><text:span text:style-name="T560"> argumentos y </text:span><text:span text:style-name="T562">el </text:span><text:span text:style-name="T560">comportamiento</text:span><text:span text:style-name="T556"> de las </text:span><text:span text:style-name="T557">principales</text:span><text:span text:style-name="T556"> funciones para crear, abrir y cerrar las conexiones </text:span><text:span text:style-name="T563">entre </text:span><text:span text:style-name="T564">objetos </text:span><text:span text:style-name="T565">de</text:span><text:span text:style-name="T563"> </text:span><text:span text:style-name="T637">R</text:span><text:span text:style-name="T563"> y </text:span><text:span text:style-name="T566">otras </text:span><text:span text:style-name="T563">entidades del entorno computacional, </text:span><text:span text:style-name="T567">como, p</text:span><text:span text:style-name="T568">or ejemplo,</text:span><text:span text:style-name="T569"> los archivos y sus formas generalizadas</text:span><text:span text:style-name="T549">. </text:span><text:span text:style-name="T570">Para </text:span><text:span text:style-name="T571">una</text:span><text:span text:style-name="T570"> definición </text:span><text:span text:style-name="T578">más específica</text:span><text:span text:style-name="T571"> de </text:span><text:span text:style-name="T507">conexió</text:span><text:span text:style-name="T508">n </text:span><text:span text:style-name="T573">así como sus tipos y modalidades de apertura</text:span><text:span text:style-name="T570">, véase la sección </text:span><text:span text:style-name="T509">Detalles</text:span><text:span text:style-name="T570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Contenido</text:p>
          </text:index-title>
          <text:p text:style-name="P136"><text:a xlink:type="simple" xlink:href="#__RefHeading___Toc29789_263899930" text:style-name="Index_20_Link" text:visited-style-name="Index_20_Link"><text:span text:style-name="T123">1. Descripción<text:tab/>1</text:span></text:a></text:p>
          <text:p text:style-name="P136"><text:a xlink:type="simple" xlink:href="#__RefHeading___Toc29791_263899930" text:style-name="Index_20_Link" text:visited-style-name="Index_20_Link"><text:span text:style-name="T123">2. Forma de utilización o sintaxis<text:tab/>2</text:span></text:a></text:p>
          <text:p text:style-name="P136"><text:a xlink:type="simple" xlink:href="#__RefHeading___Toc29793_263899930" text:style-name="Index_20_Link" text:visited-style-name="Index_20_Link"><text:span text:style-name="T123">3. Argumentos<text:tab/>3</text:span></text:a></text:p>
          <text:p text:style-name="P136"><text:a xlink:type="simple" xlink:href="#__RefHeading___Toc29795_263899930" text:style-name="Index_20_Link" text:visited-style-name="Index_20_Link"><text:span text:style-name="T123">4. Detalles<text:tab/>4</text:span></text:a></text:p>
          <text:p text:style-name="P136"><text:a xlink:type="simple" xlink:href="#__RefHeading___Toc29797_263899930" text:style-name="Index_20_Link" text:visited-style-name="Index_20_Link"><text:span text:style-name="T123">5. Valor devuelto<text:tab/>7</text:span></text:a></text:p>
          <text:p text:style-name="P136"><text:a xlink:type="simple" xlink:href="#__RefHeading___Toc29799_263899930" text:style-name="Index_20_Link" text:visited-style-name="Index_20_Link"><text:span text:style-name="T123">6. Direcciones URL<text:tab/>8</text:span></text:a></text:p>
          <text:p text:style-name="P136"><text:a xlink:type="simple" xlink:href="#__RefHeading___Toc29801_263899930" text:style-name="Index_20_Link" text:visited-style-name="Index_20_Link"><text:span text:style-name="T123">7. Modalidades de apertura<text:tab/>9</text:span></text:a></text:p>
          <text:p text:style-name="P136"><text:a xlink:type="simple" xlink:href="#__RefHeading___Toc29803_263899930" text:style-name="Index_20_Link" text:visited-style-name="Index_20_Link"><text:span text:style-name="T123">8. Formatos de compresión<text:tab/>10</text:span></text:a></text:p>
          <text:p text:style-name="P136"><text:a xlink:type="simple" xlink:href="#__RefHeading___Toc29805_263899930" text:style-name="Index_20_Link" text:visited-style-name="Index_20_Link"><text:span text:style-name="T123">9. Codificación de la conexión<text:tab/>11</text:span></text:a></text:p>
          <text:p text:style-name="P136"><text:a xlink:type="simple" xlink:href="#__RefHeading___Toc29807_263899930" text:style-name="Index_20_Link" text:visited-style-name="Index_20_Link"><text:span text:style-name="T123">10. Bloqueo<text:tab/>13</text:span></text:a></text:p>
          <text:p text:style-name="P136"><text:a xlink:type="simple" xlink:href="#__RefHeading___Toc29809_263899930" text:style-name="Index_20_Link" text:visited-style-name="Index_20_Link"><text:span text:style-name="T123">11. Pepes<text:tab/>14</text:span></text:a></text:p>
          <text:p text:style-name="P136"><text:a xlink:type="simple" xlink:href="#__RefHeading___Toc29811_263899930" text:style-name="Index_20_Link" text:visited-style-name="Index_20_Link"><text:span text:style-name="T123">12. Portapapeles<text:tab/>14</text:span></text:a></text:p>
          <text:p text:style-name="P136"><text:a xlink:type="simple" xlink:href="#__RefHeading___Toc29813_263899930" text:style-name="Index_20_Link" text:visited-style-name="Index_20_Link"><text:span text:style-name="T123">13. Rutas de archivo<text:tab/>14</text:span></text:a></text:p>
          <text:p text:style-name="P136"><text:a xlink:type="simple" xlink:href="#__RefHeading___Toc29815_263899930" text:style-name="Index_20_Link" text:visited-style-name="Index_20_Link"><text:span text:style-name="T123">14. Nota<text:tab/>15</text:span></text:a></text:p>
          <text:p text:style-name="P136"><text:a xlink:type="simple" xlink:href="#__RefHeading___Toc29817_263899930" text:style-name="Index_20_Link" text:visited-style-name="Index_20_Link"><text:span text:style-name="T123">15. Referencias<text:tab/>15</text:span></text:a></text:p>
          <text:p text:style-name="P136"><text:a xlink:type="simple" xlink:href="#__RefHeading___Toc29819_263899930" text:style-name="Index_20_Link" text:visited-style-name="Index_20_Link"><text:span text:style-name="T123">16. También véase<text:tab/>15</text:span></text:a></text:p>
          <text:p text:style-name="P136"><text:a xlink:type="simple" xlink:href="#__RefHeading___Toc29821_263899930" text:style-name="Index_20_Link" text:visited-style-name="Index_20_Link"><text:span text:style-name="T123">17. Ejemplos<text:tab/>16</text:span></text:a></text:p>
          <text:p text:style-name="P138"><text:a xlink:type="simple" xlink:href="#__RefHeading___Toc45915_667756202" text:style-name="Index_20_Link" text:visited-style-name="Index_20_Link"><text:span text:style-name="T148">18. Código fuente</text:span></text:a><text:a xlink:type="simple" xlink:href="#__RefHeading___Toc45915_667756202" text:style-name="Index_20_Link" text:visited-style-name="Index_20_Link"><text:span text:style-name="T123"><text:tab/>18</text:span></text:a></text:p>
          <text:p text:style-name="P139"><text:a xlink:type="simple" xlink:href="#__RefHeading___Toc45917_667756202" text:style-name="Index_20_Link" text:visited-style-name="Index_20_Link"><text:span text:style-name="T123">1. file()<text:tab/>18</text:span></text:a></text:p>
          <text:p text:style-name="P139"><text:a xlink:type="simple" xlink:href="#__RefHeading___Toc45919_667756202" text:style-name="Index_20_Link" text:visited-style-name="Index_20_Link"><text:span text:style-name="T123">2. url()<text:tab/>18</text:span></text:a></text:p>
          <text:p text:style-name="P139"><text:a xlink:type="simple" xlink:href="#__RefHeading___Toc45921_667756202" text:style-name="Index_20_Link" text:visited-style-name="Index_20_Link"><text:span text:style-name="T123">3. gzfile()<text:tab/>18</text:span></text:a></text:p>
          <text:p text:style-name="P139"><text:a xlink:type="simple" xlink:href="#__RefHeading___Toc45923_667756202" text:style-name="Index_20_Link" text:visited-style-name="Index_20_Link"><text:span text:style-name="T123">4. bzfile()<text:tab/>18</text:span></text:a></text:p>
          <text:p text:style-name="P139"><text:a xlink:type="simple" xlink:href="#__RefHeading___Toc45925_667756202" text:style-name="Index_20_Link" text:visited-style-name="Index_20_Link"><text:span text:style-name="T123">5. xzfile()<text:tab/>18</text:span></text:a></text:p>
          <text:p text:style-name="P139"><text:a xlink:type="simple" xlink:href="#__RefHeading___Toc45927_667756202" text:style-name="Index_20_Link" text:visited-style-name="Index_20_Link"><text:span text:style-name="T123">6. unz()<text:tab/>18</text:span></text:a></text:p>
          <text:p text:style-name="P139"><text:a xlink:type="simple" xlink:href="#__RefHeading___Toc45929_667756202" text:style-name="Index_20_Link" text:visited-style-name="Index_20_Link"><text:span text:style-name="T123">7. pipe()<text:tab/>18</text:span></text:a></text:p>
          <text:p text:style-name="P139"><text:a xlink:type="simple" xlink:href="#__RefHeading___Toc45931_667756202" text:style-name="Index_20_Link" text:visited-style-name="Index_20_Link"><text:span text:style-name="T123">8. fifo()<text:tab/>18</text:span></text:a></text:p>
          <text:p text:style-name="P139"><text:a xlink:type="simple" xlink:href="#__RefHeading___Toc45933_667756202" text:style-name="Index_20_Link" text:visited-style-name="Index_20_Link"><text:span text:style-name="T123">9. socketConnection()<text:tab/>18</text:span></text:a></text:p>
          <text:p text:style-name="P139"><text:a xlink:type="simple" xlink:href="#__RefHeading___Toc45935_667756202" text:style-name="Index_20_Link" text:visited-style-name="Index_20_Link"><text:span text:style-name="T123">10. serverSocket(port)<text:tab/>18</text:span></text:a></text:p>
          <text:p text:style-name="P139"><text:a xlink:type="simple" xlink:href="#__RefHeading___Toc45937_667756202" text:style-name="Index_20_Link" text:visited-style-name="Index_20_Link"><text:span text:style-name="T123">11. socketAccept()<text:tab/>18</text:span></text:a></text:p>
          <text:p text:style-name="P139"><text:a xlink:type="simple" xlink:href="#__RefHeading___Toc45939_667756202" text:style-name="Index_20_Link" text:visited-style-name="Index_20_Link"><text:span text:style-name="T123">12. open()<text:tab/>18</text:span></text:a></text:p>
          <text:p text:style-name="P139"><text:a xlink:type="simple" xlink:href="#__RefHeading___Toc45941_667756202" text:style-name="Index_20_Link" text:visited-style-name="Index_20_Link"><text:span text:style-name="T123">13. close()<text:tab/>18</text:span></text:a></text:p>
          <text:p text:style-name="P139"><text:a xlink:type="simple" xlink:href="#__RefHeading___Toc45943_667756202" text:style-name="Index_20_Link" text:visited-style-name="Index_20_Link"><text:span text:style-name="T123">14. flush()<text:tab/>18</text:span></text:a></text:p>
          <text:p text:style-name="P139"><text:a xlink:type="simple" xlink:href="#__RefHeading___Toc45945_667756202" text:style-name="Index_20_Link" text:visited-style-name="Index_20_Link"><text:span text:style-name="T123">15. isOpen()<text:tab/>18</text:span></text:a></text:p>
          <text:p text:style-name="P139"><text:a xlink:type="simple" xlink:href="#__RefHeading___Toc45947_667756202" text:style-name="Index_20_Link" text:visited-style-name="Index_20_Link"><text:span text:style-name="T123">16. isIncomplete()<text:tab/>18</text:span></text:a></text:p>
          <text:p text:style-name="P139"><text:soft-page-break/><text:a xlink:type="simple" xlink:href="#__RefHeading___Toc45949_667756202" text:style-name="Index_20_Link" text:visited-style-name="Index_20_Link"><text:span text:style-name="T123">17. socketTimeout()<text:tab/>18</text:span></text:a></text:p>
          <text:p text:style-name="P137"><text:a xlink:type="simple" xlink:href="#__RefHeading___Toc45951_667756202" text:style-name="Index_20_Link" text:visited-style-name="Index_20_Link"><text:span text:style-name="T142">19. Sobre esta traducción</text:span></text:a><text:a xlink:type="simple" xlink:href="#__RefHeading___Toc45951_667756202" text:style-name="Index_20_Link" text:visited-style-name="Index_20_Link"><text:span text:style-name="T123"><text:tab/>18</text:span></text:a></text:p>
        </text:index-body>
      </text:table-of-content>
      <text:h text:style-name="P149" text:outline-level="1"><text:bookmark-start text:name="__RefHeading___Toc29791_263899930"/>2. Forma de utilización o sintaxis<text:bookmark-end text:name="__RefHeading___Toc29791_263899930"/></text:h>
      <text:p text:style-name="P59"><text:tab/>file(description = "", open = "", blocking = TRUE,</text:p>
      <text:p text:style-name="P59"><text:s text:c="5"/><text:tab/><text:tab/>encoding = getOption("encoding"), raw = FALSE,</text:p>
      <text:p text:style-name="P59"><text:s text:c="5"/><text:tab/><text:tab/>method = getOption("url.method", "default"))</text:p>
      <text:p text:style-name="P59"/>
      <text:p text:style-name="P59"><text:tab/>url(description, open = "", blocking = TRUE,</text:p>
      <text:p text:style-name="P59"><text:s text:c="4"/><text:tab/><text:tab/>encoding = getOption("encoding"),</text:p>
      <text:p text:style-name="P59"><text:s text:c="4"/><text:tab/><text:tab/>method = getOption("url.method", "default"),</text:p>
      <text:p text:style-name="P59"><text:s text:c="4"/><text:tab/><text:tab/>headers = NULL)</text:p>
      <text:p text:style-name="P59"/>
      <text:p text:style-name="P62"><text:tab/>gzfile(description, open = "", </text:p>
      <text:p text:style-name="P62"><text:tab/><text:tab/>encoding = getOption("encoding"),</text:p>
      <text:p text:style-name="P59"><text:s text:c="7"/><text:tab/>compression = 6)</text:p>
      <text:p text:style-name="P59"/>
      <text:p text:style-name="P62"><text:tab/>bzfile(description, open = "", </text:p>
      <text:p text:style-name="P62"><text:tab/><text:tab/>encoding = getOption("encoding"),</text:p>
      <text:p text:style-name="P59"><text:s text:c="7"/><text:tab/>compression = 9)</text:p>
      <text:p text:style-name="P59"/>
      <text:p text:style-name="P62"><text:tab/>xzfile(description, open = "", </text:p>
      <text:p text:style-name="P62"><text:tab/><text:tab/>encoding = getOption("encoding"),</text:p>
      <text:p text:style-name="P59"><text:s text:c="7"/><text:tab/>compression = 6)</text:p>
      <text:p text:style-name="P59"/>
      <text:p text:style-name="P62"><text:tab/>unz(description, filename, open = "", </text:p>
      <text:p text:style-name="P62"><text:s text:c="4"/><text:tab/><text:tab/>encoding = getOption("encoding"))</text:p>
      <text:p text:style-name="P59"/>
      <text:p text:style-name="P62"><text:tab/>pipe(description, open = "", </text:p>
      <text:p text:style-name="P62"><text:s text:c="5"/><text:tab/><text:tab/>encoding = getOption("encoding"))</text:p>
      <text:p text:style-name="P59"/>
      <text:p text:style-name="P59"><text:tab/>fifo(description, open = "", blocking = FALSE,</text:p>
      <text:p text:style-name="P59"><text:s text:c="5"/><text:tab/><text:tab/>encoding = getOption("encoding"))</text:p>
      <text:p text:style-name="P59"/>
      <text:p text:style-name="P59"><text:tab/>socketConnection(host = "localhost", port, server = FALSE,</text:p>
      <text:p text:style-name="P59"><text:s text:c="14"/>blocking = FALSE, open = "a+",</text:p>
      <text:p text:style-name="P59"><text:s text:c="14"/>encoding = getOption("encoding"),</text:p>
      <text:p text:style-name="P59"><text:s text:c="14"/>timeout = getOption("timeout"))</text:p>
      <text:p text:style-name="P59"/>
      <text:p text:style-name="P59"><text:tab/>serverSocket(port)</text:p>
      <text:p text:style-name="P59"/>
      <text:p text:style-name="P59"><text:tab/>socketAccept(socket, blocking = FALSE, open = "a+",</text:p>
      <text:p text:style-name="P59"><text:s text:c="13"/>encoding = getOption("encoding"),</text:p>
      <text:p text:style-name="P59"><text:s text:c="13"/>timeout = getOption("timeout"))</text:p>
      <text:p text:style-name="P59"/>
      <text:p text:style-name="P59"><text:tab/>open(con, ...)</text:p>
      <text:p text:style-name="P66"><text:tab/>## Método de S3 para la clase 'connection'</text:p>
      <text:p text:style-name="P59"><text:tab/>open(con, open = "r", blocking = TRUE, ...)</text:p>
      <text:p text:style-name="P59"/>
      <text:p text:style-name="P59"><text:tab/>close(con, ...)</text:p>
      <text:p text:style-name="P66"><text:tab/>## Método de S3 para la clase 'connection'</text:p>
      <text:p text:style-name="P59"><text:tab/>close(con, type = "rw", ...)</text:p>
      <text:p text:style-name="P59"/>
      <text:p text:style-name="P59"><text:tab/>flush(con)</text:p>
      <text:p text:style-name="P59"/>
      <text:p text:style-name="P59"><text:tab/>isOpen(con, rw = "")</text:p>
      <text:p text:style-name="P59"><text:tab/>isIncomplete(con)</text:p>
      <text:p text:style-name="P59"/>
      <text:p text:style-name="P58"><text:tab/>socketTimeout(socket, timeout = -1)</text:p>
      <text:h text:style-name="P148" text:outline-level="1"><text:bookmark-start text:name="__RefHeading___Toc29793_263899930"/><text:soft-page-break/>3. Argumentos<text:bookmark-end text:name="__RefHeading___Toc29793_263899930"/></text:h>
      <text:p text:style-name="P45">Tabla <text:sequence text:ref-name="refTabla0" text:name="Tabla" text:formula="ooow:Tabla+1" style:num-format="1">1</text:sequence>. Argumentos <text:span text:style-name="T664">para</text:span> las funciones <text:span text:style-name="T665">que establecen</text:span> conexiones entre objetos de <text:span text:style-name="T615">R</text:span> y otras entidade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<text:span text:style-name="T867">Nombre del a</text:span>rgumento</text:p>
            </table:table-cell>
            <table:table-cell table:style-name="Table2.A1" office:value-type="string">
              <text:p text:style-name="P9">Tipo de valor esperado</text:p>
            </table:table-cell>
            <table:table-cell table:style-name="Table2.A1" office:value-type="string">
              <text:p text:style-name="P22">Propósito</text:p>
            </table:table-cell>
          </table:table-row>
        </table:table-header-rows>
        <table:table-row table:style-name="TableLine140579178786768">
          <table:table-cell table:style-name="Table2.A2" office:value-type="string">
            <text:p text:style-name="Table_20_Contents"><text:span text:style-name="Source_20_Text"><text:span text:style-name="T2">description</text:span></text:span></text:p>
            <text:p text:style-name="P49"><text:span text:style-name="Source_20_Text"><text:span text:style-name="T648">descripción</text:span></text:span></text:p>
          </table:table-cell>
          <table:table-cell table:style-name="Table2.A2" office:value-type="string">
            <text:p text:style-name="P8"><text:span text:style-name="T746">Una c</text:span>adena de caracteres</text:p>
          </table:table-cell>
          <table:table-cell table:style-name="Table2.A2" office:value-type="string">
            <text:p text:style-name="P12"><text:span text:style-name="T666">Una descripció</text:span><text:span text:style-name="T708">n</text:span><text:span text:style-name="T666"> de la conexión, </text:span><text:span text:style-name="T855">es decir, </text:span><text:span text:style-name="T824">usualmente </text:span><text:span text:style-name="T855">se aportará</text:span><text:span text:style-name="T824"> una dirección URL o una ruta de archivo. Para mayor información</text:span><text:span text:style-name="T666"> véase la sección </text:span><text:span text:style-name="T658">Detalles</text:span><text:span text:style-name="T666">.</text:span></text:p>
          </table:table-cell>
        </table:table-row>
        <table:table-row table:style-name="TableLine140579133687616">
          <table:table-cell table:style-name="Table2.A2" office:value-type="string">
            <text:p text:style-name="Table_20_Contents"><text:span text:style-name="Source_20_Text"><text:span text:style-name="T2">open</text:span></text:span></text:p>
            <text:p text:style-name="P69"><text:span text:style-name="Source_20_Text"><text:span text:style-name="T876">modo.apertura</text:span></text:span></text:p>
          </table:table-cell>
          <table:table-cell table:style-name="Table2.A2" office:value-type="string">
            <text:p text:style-name="P7"><text:span text:style-name="T746">Una c</text:span>adena de caracteres</text:p>
          </table:table-cell>
          <table:table-cell table:style-name="Table2.A2" office:value-type="string">
            <text:p text:style-name="P72"><text:span text:style-name="T126">Etiqueta que determina </text:span><text:span text:style-name="T127">e</text:span><text:span text:style-name="T126">l modo de apertura de las conexiones </text:span><text:span text:style-name="T131">al </text:span><text:span text:style-name="T132">considerar</text:span><text:span text:style-name="T130"> dos aspectos</text:span><text:span text:style-name="T126">. </text:span><text:span text:style-name="T130">Primero</text:span><text:span text:style-name="T126">, si </text:span><text:span text:style-name="T130">las conexiones </text:span><text:span text:style-name="T126">serán abiertas para lectura </text:span><text:span text:style-name="T131">(</text:span><text:span text:style-name="T4">r</text:span><text:span text:style-name="T131">)</text:span><text:span text:style-name="T126">, escritura </text:span><text:span text:style-name="T131">(</text:span><text:span text:style-name="T4">w</text:span><text:span text:style-name="T131">)</text:span><text:span text:style-name="T126"> </text:span><text:span text:style-name="T128">o</text:span><text:span text:style-name="T126"> adició</text:span><text:span text:style-name="T139">n</text:span><text:span text:style-name="T126"> </text:span><text:span text:style-name="T130">de datos </text:span><text:span text:style-name="T131">(</text:span><text:span text:style-name="T4">a</text:span><text:span text:style-name="T131">)</text:span><text:span text:style-name="T130">,</text:span><text:span text:style-name="T126"> y, </text:span><text:span text:style-name="T130">segundo,</text:span><text:span text:style-name="T126"> </text:span><text:span text:style-name="T128">si </text:span><text:span text:style-name="T130">los datos </text:span><text:span text:style-name="T129">serán</text:span><text:span text:style-name="T128"> </text:span><text:span text:style-name="T134">leídos</text:span><text:span text:style-name="T128"> </text:span><text:span text:style-name="T129">en binario </text:span><text:span text:style-name="T131">(</text:span><text:span text:style-name="T4">b</text:span><text:span text:style-name="T131">)</text:span><text:span text:style-name="T129"> o </text:span><text:span text:style-name="T134">codificados como</text:span><text:span text:style-name="T129"> texto </text:span><text:span text:style-name="T132">(</text:span><text:span text:style-name="T5">t</text:span><text:span text:style-name="T132">)</text:span><text:span text:style-name="T127">.</text:span><text:span text:style-name="T126"> </text:span><text:span text:style-name="T139">Por consiguiente, las etiquetas que puede aceptar son</text:span><text:span text:style-name="T126">: </text:span><text:span text:style-name="Source_20_Text"><text:span text:style-name="T123">"r"</text:span></text:span><text:span text:style-name="T123"> o </text:span><text:span text:style-name="Source_20_Text"><text:span text:style-name="T2">"rt"</text:span></text:span><text:span text:style-name="Source_20_Text"><text:span text:style-name="T123">, </text:span></text:span><text:span text:style-name="Source_20_Text"><text:span text:style-name="T2">"w"</text:span></text:span><text:span text:style-name="T123"> o </text:span><text:span text:style-name="Source_20_Text"><text:span text:style-name="T2">"wt"</text:span></text:span><text:span text:style-name="Source_20_Text"><text:span text:style-name="T123">, </text:span></text:span><text:span text:style-name="Source_20_Text"><text:span text:style-name="T2">"a"</text:span></text:span><text:span text:style-name="T123"> o </text:span><text:span text:style-name="Source_20_Text"><text:span text:style-name="T2">"at"</text:span></text:span><text:span text:style-name="Source_20_Text"><text:span text:style-name="T123">, </text:span></text:span><text:span text:style-name="Source_20_Text"><text:span text:style-name="T2">"rb"</text:span></text:span><text:span text:style-name="Source_20_Text"><text:span text:style-name="T123">, </text:span></text:span><text:span text:style-name="Source_20_Text"><text:span text:style-name="T2">"</text:span></text:span><text:span text:style-name="Source_20_Text"><text:span text:style-name="T3">w</text:span></text:span><text:span text:style-name="Source_20_Text"><text:span text:style-name="T2">b"</text:span></text:span><text:span text:style-name="Source_20_Text"><text:span text:style-name="T123">, </text:span></text:span><text:span text:style-name="Source_20_Text"><text:span text:style-name="T2">"</text:span></text:span><text:span text:style-name="Source_20_Text"><text:span text:style-name="T3">a</text:span></text:span><text:span text:style-name="Source_20_Text"><text:span text:style-name="T2">b"</text:span></text:span><text:span text:style-name="Source_20_Text"><text:span text:style-name="T123">, </text:span></text:span><text:span text:style-name="Source_20_Text"><text:span text:style-name="T2">"r+"</text:span></text:span><text:span text:style-name="T123">, </text:span><text:span text:style-name="Source_20_Text"><text:span text:style-name="T2">"r+b"</text:span></text:span><text:span text:style-name="Source_20_Text"><text:span text:style-name="T123">, </text:span></text:span><text:span text:style-name="Source_20_Text"><text:span text:style-name="T2">"w+"</text:span></text:span><text:span text:style-name="T123">, </text:span><text:span text:style-name="Source_20_Text"><text:span text:style-name="T2">"w+b"</text:span></text:span><text:span text:style-name="Source_20_Text"><text:span text:style-name="T123">, </text:span></text:span><text:span text:style-name="Source_20_Text"><text:span text:style-name="T2">"a+"</text:span></text:span><text:span text:style-name="Source_20_Text"><text:span text:style-name="T123"> </text:span></text:span><text:span text:style-name="Source_20_Text"><text:span text:style-name="T126">y</text:span></text:span><text:span text:style-name="T123"> </text:span><text:span text:style-name="Source_20_Text"><text:span text:style-name="T2">"a+b"</text:span></text:span><text:span text:style-name="Source_20_Text"><text:span text:style-name="T123">. </text:span></text:span><text:span text:style-name="T127">Véase la sección </text:span><text:span text:style-name="T146">Detalles</text:span><text:span text:style-name="T131"> y </text:span><text:span text:style-name="T133">la sección</text:span><text:span text:style-name="T131"> </text:span><text:span text:style-name="T144">M</text:span><text:span text:style-name="T145">odalidades de apertura</text:span><text:span text:style-name="T127"> para</text:span><text:span text:style-name="T126"> </text:span><text:span text:style-name="T140">más información sobre </text:span><text:span text:style-name="T131">las etiquetas</text:span><text:span text:style-name="T127">.</text:span></text:p>
          </table:table-cell>
        </table:table-row>
        <table:table-row table:style-name="TableLine140579133832976">
          <table:table-cell table:style-name="Table2.A2" office:value-type="string">
            <text:p text:style-name="Table_20_Contents"><text:span text:style-name="Source_20_Text"><text:span text:style-name="T2">blocking</text:span></text:span></text:p>
            <text:p text:style-name="P49"><text:span text:style-name="Source_20_Text"><text:span text:style-name="T648">bloqueo</text:span></text:span></text:p>
          </table:table-cell>
          <table:table-cell table:style-name="Table2.A2" office:value-type="string">
            <text:p text:style-name="P11">Un valor lógico</text:p>
          </table:table-cell>
          <table:table-cell table:style-name="Table2.A2" office:value-type="string">
            <text:p text:style-name="P14"><text:span text:style-name="T825">Un valor lógico que indica si la conexión bloqueará otras </text:span><text:span text:style-name="T831">solicitudes</text:span><text:span text:style-name="T825"> de entrada o salida de datos</text:span>. <text:span text:style-name="T825">Para mayor información, v</text:span><text:span text:style-name="T666">éase la sección </text:span><text:span text:style-name="T658">Bloqueo</text:span><text:span text:style-name="T666">.</text:span></text:p>
          </table:table-cell>
        </table:table-row>
        <table:table-row table:style-name="Table2.5">
          <table:table-cell table:style-name="Table2.A2" office:value-type="string">
            <text:p text:style-name="Table_20_Contents"><text:span text:style-name="Source_20_Text"><text:span text:style-name="T2">encoding</text:span></text:span></text:p>
            <text:p text:style-name="P50"><text:span text:style-name="Source_20_Text"><text:span text:style-name="T648">codificación</text:span></text:span></text:p>
          </table:table-cell>
          <table:table-cell table:style-name="Table2.A2" office:value-type="string">
            <text:p text:style-name="P7"><text:span text:style-name="T746">Una c</text:span>adena de caracteres</text:p>
          </table:table-cell>
          <table:table-cell table:style-name="Table2.A2" office:value-type="string">
            <text:p text:style-name="P13"><text:span text:style-name="T666">El nombre de la codificación de caracteres que será asumida </text:span><text:span text:style-name="T825">para la entrada o salida de valores de una conexión</text:span><text:span text:style-name="T666">. Véase la secció</text:span><text:span text:style-name="T747">n</text:span><text:span text:style-name="T666"> </text:span><text:span text:style-name="T658">Codificación </text:span><text:span text:style-name="T659">p</text:span><text:span text:style-name="T742">ara conocer más detalles sobre su funcionamiento.</text:span></text:p>
          </table:table-cell>
        </table:table-row>
        <table:table-row table:style-name="TableLine140579133834928">
          <table:table-cell table:style-name="Table2.A2" office:value-type="string">
            <text:p text:style-name="Table_20_Contents"><text:span text:style-name="Source_20_Text"><text:span text:style-name="T2">raw</text:span></text:span></text:p>
            <text:p text:style-name="P70"><text:span text:style-name="Source_20_Text"><text:span text:style-name="T875">binario</text:span></text:span></text:p>
          </table:table-cell>
          <table:table-cell table:style-name="Table2.A2" office:value-type="string">
            <text:p text:style-name="P8"><text:span text:style-name="T748">Un v</text:span>alor lógico</text:p>
          </table:table-cell>
          <table:table-cell table:style-name="Table2.A2" office:value-type="string">
            <text:p text:style-name="P6"><text:span text:style-name="T666">Si </text:span><text:span text:style-name="T837">el valor lógico es </text:span><text:span text:style-name="T666">verdadero </text:span><text:span text:style-name="T837">(</text:span><text:span text:style-name="T111">TRUE</text:span><text:span text:style-name="T837">)</text:span><text:span text:style-name="T666">, </text:span><text:span text:style-name="T837">se utilizará</text:span><text:span text:style-name="T666"> una interfaz</text:span><text:span text:style-name="T836"> de datos binarios </text:span><text:span text:style-name="T856">(sin codificar)</text:span><text:span text:style-name="T666">, lo que será más práctico para </text:span><text:span text:style-name="T837">conexiones</text:span><text:span text:style-name="T666"> que no </text:span><text:span text:style-name="T838">se</text:span><text:span text:style-name="T857">an</text:span><text:span text:style-name="T666"> archivos regulares </text:span><text:span text:style-name="T837">como </text:span><text:span text:style-name="T858">pueden</text:span><text:span text:style-name="T838"> ser </text:span><text:span text:style-name="T858">los</text:span><text:span text:style-name="T666"> dispositivos </text:span><text:span text:style-name="T836">periféricos, </text:span><text:span text:style-name="T667">puertos, tarjetas de sonido, </text:span><text:span text:style-name="T836">etcétera</text:span><text:span text:style-name="T666">. </text:span><text:span text:style-name="T837">Además, este valor</text:span><text:span text:style-name="T836"> suprime la </text:span><text:span text:style-name="T837">verificación</text:span><text:span text:style-name="T836"> </text:span><text:span text:style-name="T837">al abrir un</text:span><text:span text:style-name="T836"> archivo comprimido en modo de lectura de texto y posibilita que el </text:span><text:span text:style-name="T660">archivo</text:span><text:span text:style-name="T836"> pueda no ser </text:span><text:span text:style-name="T859">buscable</text:span><text:span text:style-name="T836">.</text:span></text:p>
          </table:table-cell>
        </table:table-row>
        <table:table-row table:style-name="Table2.7">
          <table:table-cell table:style-name="Table2.A2" office:value-type="string">
            <text:p text:style-name="Table_20_Contents"><text:span text:style-name="Source_20_Text"><text:span text:style-name="T2">method</text:span></text:span></text:p>
            <text:p text:style-name="P57"><text:span text:style-name="Source_20_Text"><text:span text:style-name="T647">método</text:span></text:span></text:p>
          </table:table-cell>
          <table:table-cell table:style-name="Table2.A2" office:value-type="string">
            <text:p text:style-name="P3"><text:span text:style-name="T748">Una c</text:span>adena de caracteres</text:p>
          </table:table-cell>
          <table:table-cell table:style-name="Table2.A2" office:value-type="string">
            <text:p text:style-name="P73"><text:span text:style-name="T125">Una cadena de caracteres que </text:span><text:span text:style-name="T135">especifica el método de conexión a una dirección URL o ruta de archivo. P</text:span><text:span text:style-name="T125">odrá coincidir parcialmente con cualquiera de las siguientes opciones: </text:span><text:span text:style-name="Source_20_Text"><text:span text:style-name="T6">"default"</text:span></text:span><text:span text:style-name="Source_20_Text"><text:span text:style-name="T125">, </text:span></text:span><text:span text:style-name="Source_20_Text"><text:span text:style-name="T6">"internal"</text:span></text:span><text:span text:style-name="Source_20_Text"><text:span text:style-name="T125">, </text:span></text:span><text:span text:style-name="Source_20_Text"><text:span text:style-name="T6">"wininet"</text:span></text:span><text:span text:style-name="Source_20_Text"><text:span text:style-name="T125">, </text:span></text:span><text:span text:style-name="Source_20_Text"><text:span text:style-name="T6">"libcurl"</text:span></text:span><text:span text:style-name="Source_20_Text"><text:span text:style-name="T125">. Véase la sección </text:span></text:span><text:span text:style-name="Source_20_Text"><text:span text:style-name="T143">Detalles </text:span></text:span><text:span text:style-name="Source_20_Text"><text:span text:style-name="T147">p</text:span></text:span><text:span text:style-name="Source_20_Text"><text:span text:style-name="T135">ara más información sorbe cada método.</text:span></text:span></text:p>
          </table:table-cell>
        </table:table-row>
        <table:table-row table:style-name="TableLine140579133836368">
          <table:table-cell table:style-name="Table2.A2" office:value-type="string">
            <text:p text:style-name="Table_20_Contents"><text:span text:style-name="Source_20_Text"><text:span text:style-name="T2">headers</text:span></text:span></text:p>
            <text:p text:style-name="P50"><text:span text:style-name="Source_20_Text"><text:span text:style-name="T648">encabezados</text:span></text:span></text:p>
          </table:table-cell>
          <table:table-cell table:style-name="Table2.A2" office:value-type="string">
            <text:p text:style-name="P15">Un vector de caracteres con nombres</text:p>
          </table:table-cell>
          <table:table-cell table:style-name="Table2.A2" office:value-type="string">
            <text:p text:style-name="P74"><text:span text:style-name="T125">Un vector de caracteres con nombres que </text:span><text:span text:style-name="T135">contiene</text:span><text:span text:style-name="T125"> los encabezados HTTP </text:span><text:span text:style-name="T135">que serán</text:span><text:span text:style-name="T125"> utilizados por las solicitudes HTTP. Será ignorado para direcciones URL que no sean </text:span><text:span text:style-name="T136">de tipo</text:span><text:span text:style-name="T125"> HTTP. El encabezado de Agente-Usuario, proveniente de la opción </text:span><text:span text:style-name="Source_20_Text"><text:span text:style-name="T6">"</text:span></text:span><text:span text:style-name="T6">HTTPUserAgent</text:span><text:span text:style-name="Source_20_Text"><text:span text:style-name="T6">"</text:span></text:span><text:span text:style-name="T125"> (véase </text:span><text:span text:style-name="T136">la ayuda de la función</text:span><text:span text:style-name="T125"> </text:span><text:span text:style-name="T700">op</text:span><text:span text:style-name="T701">tions</text:span><text:span text:style-name="T7">()</text:span><text:span text:style-name="T125">), </text:span><text:span text:style-name="T136">se utilizará</text:span><text:span text:style-name="T125"> automáticamente como el primer encabezado.</text:span></text:p>
          </table:table-cell>
        </table:table-row>
        <table:table-row table:style-name="TableLine140579133837088">
          <table:table-cell table:style-name="Table2.A2" office:value-type="string">
            <text:p text:style-name="Table_20_Contents"><text:span text:style-name="Source_20_Text"><text:span text:style-name="T2">compression</text:span></text:span></text:p>
            <text:p text:style-name="P50"><text:span text:style-name="Source_20_Text"><text:span text:style-name="T648">nivel.compresión</text:span></text:span></text:p>
          </table:table-cell>
          <table:table-cell table:style-name="Table2.A2" office:value-type="string">
            <text:p text:style-name="P4"><text:span text:style-name="T839">Un v</text:span>alor entero</text:p>
          </table:table-cell>
          <table:table-cell table:style-name="Table2.A2" office:value-type="string">
            <text:p text:style-name="P76"><text:span text:style-name="T611">Un entero entre el 0 y el 9 </text:span><text:span text:style-name="T612">que especifica el nivel</text:span><text:span text:style-name="T611"> de compresión que será aplicada </text:span><text:span text:style-name="T612">en la operación de escritura</text:span><text:span text:style-name="T611">, </text:span><text:span text:style-name="T612">y que va</text:span><text:span text:style-name="T611"> desde ninguna </text:span><text:span text:style-name="T612">compresión</text:span><text:span text:style-name="T611"> hasta </text:span><text:span text:style-name="T612">el</text:span><text:span text:style-name="T611"> máxim</text:span><text:span text:style-name="T612">o</text:span><text:span text:style-name="T611"> disponible. </text:span><text:span text:style-name="T612">La función</text:span><text:span text:style-name="T611"> </text:span><text:span text:style-name="T114">xzfile</text:span><text:span text:style-name="T112">()</text:span><text:span text:style-name="T611"> </text:span><text:span text:style-name="T612">acepta</text:span><text:span text:style-name="T611"> también valor</text:span><text:span text:style-name="T612">es</text:span><text:span text:style-name="T611"> negativo</text:span><text:span text:style-name="T612">s</text:span><text:span text:style-name="T611">. Véase la secció</text:span><text:span text:style-name="T612">n</text:span><text:span text:style-name="T611"> </text:span><text:span text:style-name="T610">Compresión</text:span><text:span text:style-name="T150"> </text:span><text:span text:style-name="T151">para </text:span><text:span text:style-name="T152">obtener </text:span><text:span text:style-name="T151">más información</text:span><text:span text:style-name="T150">.</text:span></text:p>
          </table:table-cell>
        </table:table-row>
        <table:table-row table:style-name="TableLine140579133837808">
          <table:table-cell table:style-name="Table2.A2" office:value-type="string">
            <text:p text:style-name="Table_20_Contents"><text:span text:style-name="Source_20_Text"><text:span text:style-name="T2">timeout</text:span></text:span></text:p>
            <text:p text:style-name="P50"><text:span text:style-name="Source_20_Text"><text:span text:style-name="T648">tiempo.espera</text:span></text:span></text:p>
          </table:table-cell>
          <table:table-cell table:style-name="Table2.A2" office:value-type="string">
            <text:p text:style-name="P3"><text:span text:style-name="T840">Un v</text:span>alor numérico</text:p>
          </table:table-cell>
          <table:table-cell table:style-name="Table2.A2" office:value-type="string">
            <text:p text:style-name="P16"><text:span text:style-name="T667">El tiempo de espera, en segundos, que será utilizado para esta conexión. Advierta que algunos sistemas operativos podrán tratar </text:span><text:span text:style-name="T840">a los </text:span><text:span text:style-name="T667">valores muy grandes como </text:span><text:span text:style-name="T840">si fueran iguales a </text:span><text:span text:style-name="T667">cero. </text:span><text:span text:style-name="T860">No obstante</text:span><text:span text:style-name="T667">, el estándar POSIX acepta valores </text:span><text:span text:style-name="T840">equivalentes </text:span><text:span text:style-name="T667">de hasta 31 días. </text:span></text:p>
          </table:table-cell>
        </table:table-row>
        <text:soft-page-break/>
        <table:table-row table:style-name="TableLine140579133838528">
          <table:table-cell table:style-name="Table2.A2" office:value-type="string">
            <text:p text:style-name="Table_20_Contents"><text:span text:style-name="Source_20_Text"><text:span text:style-name="T2">filename</text:span></text:span></text:p>
            <text:p text:style-name="P50"><text:span text:style-name="Source_20_Text"><text:span text:style-name="T648">nombre.archivo</text:span></text:span></text:p>
          </table:table-cell>
          <table:table-cell table:style-name="Table2.A2" office:value-type="string">
            <text:p text:style-name="P4"><text:span text:style-name="T841">Una c</text:span>adena de caracteres</text:p>
          </table:table-cell>
          <table:table-cell table:style-name="Table2.A2" office:value-type="string">
            <text:p text:style-name="P6"><text:span text:style-name="T841">Cadena de texto que se refiere al</text:span><text:span text:style-name="T667"> nombre de </text:span><text:span text:style-name="T841">un</text:span><text:span text:style-name="T667"> archivo dentro de un archivo </text:span><text:span text:style-name="T841">comprimido.</text:span></text:p>
          </table:table-cell>
        </table:table-row>
        <table:table-row table:style-name="TableLine140579133839248">
          <table:table-cell table:style-name="Table2.A2" office:value-type="string">
            <text:p text:style-name="Table_20_Contents"><text:span text:style-name="Source_20_Text"><text:span text:style-name="T2">host</text:span></text:span></text:p>
            <text:p text:style-name="P50"><text:span text:style-name="Source_20_Text"><text:span text:style-name="T648">nombre.servidor</text:span></text:span></text:p>
          </table:table-cell>
          <table:table-cell table:style-name="Table2.A2" office:value-type="string">
            <text:p text:style-name="P4"><text:span text:style-name="T841">Una c</text:span>adena de caracteres</text:p>
          </table:table-cell>
          <table:table-cell table:style-name="Table2.A2" office:value-type="string">
            <text:p text:style-name="P6"><text:span text:style-name="T841">Cadena de texto que se refiere al</text:span><text:span text:style-name="T667"> nombre del servidor para el puerto.</text:span></text:p>
          </table:table-cell>
        </table:table-row>
        <table:table-row table:style-name="TableLine140579133839968">
          <table:table-cell table:style-name="Table2.A2" office:value-type="string">
            <text:p text:style-name="Table_20_Contents"><text:span text:style-name="Source_20_Text"><text:span text:style-name="T2">port</text:span></text:span></text:p>
            <text:p text:style-name="P50"><text:span text:style-name="Source_20_Text"><text:span text:style-name="T648">puerto</text:span></text:span></text:p>
          </table:table-cell>
          <table:table-cell table:style-name="Table2.A2" office:value-type="string">
            <text:p text:style-name="P4"><text:span text:style-name="T842">Un v</text:span>alor entero</text:p>
          </table:table-cell>
          <table:table-cell table:style-name="Table2.A2" office:value-type="string">
            <text:p text:style-name="P5">El número del puerto TCP.</text:p>
          </table:table-cell>
        </table:table-row>
        <table:table-row table:style-name="TableLine140579133840688">
          <table:table-cell table:style-name="Table2.A2" office:value-type="string">
            <text:p text:style-name="Table_20_Contents"><text:span text:style-name="Source_20_Text"><text:span text:style-name="T2">server</text:span></text:span></text:p>
            <text:p text:style-name="P50"><text:span text:style-name="Source_20_Text"><text:span text:style-name="T648">servidor</text:span></text:span></text:p>
          </table:table-cell>
          <table:table-cell table:style-name="Table2.A2" office:value-type="string">
            <text:p text:style-name="P17">Un valor lógico</text:p>
          </table:table-cell>
          <table:table-cell table:style-name="Table2.A2" office:value-type="string">
            <text:p text:style-name="P6"><text:span text:style-name="T842">Valor lógico que especifica si el</text:span><text:span text:style-name="T668"> </text:span><text:span text:style-name="T661">enchufe</text:span><text:span text:style-name="T657"> de red</text:span><text:span text:style-name="T668"> deberá tratarse de un </text:span><text:span text:style-name="T842">servidor o cliente.</text:span></text:p>
          </table:table-cell>
        </table:table-row>
        <table:table-row table:style-name="TableLine140579133841408">
          <table:table-cell table:style-name="Table2.A2" office:value-type="string">
            <text:p text:style-name="Table_20_Contents"><text:span text:style-name="Source_20_Text"><text:span text:style-name="T2">socket</text:span></text:span></text:p>
            <text:p text:style-name="P51"><text:span text:style-name="Source_20_Text"><text:span text:style-name="T648">enchufe</text:span></text:span></text:p>
          </table:table-cell>
          <table:table-cell table:style-name="Table2.A2" office:value-type="string">
            <text:p text:style-name="P31"><text:span text:style-name="T844">U</text:span>n <text:span text:style-name="T844">objeto </text:span>de tipo<text:span text:style-name="T844"> </text:span>enchufe</text:p>
          </table:table-cell>
          <table:table-cell table:style-name="Table2.A2" office:value-type="string">
            <text:p text:style-name="P18"><text:span text:style-name="T842">Nombre de un</text:span><text:span text:style-name="T668"> </text:span><text:span text:style-name="T842">enchufe</text:span><text:span text:style-name="T669"> de servidor </text:span><text:span text:style-name="T842">que permanecerá </text:span><text:span text:style-name="T669">atento a posibles conexiones.</text:span><text:span text:style-name="T668"> </text:span></text:p>
          </table:table-cell>
        </table:table-row>
        <table:table-row table:style-name="TableLine140579133842128">
          <table:table-cell table:style-name="Table2.A2" office:value-type="string">
            <text:p text:style-name="Table_20_Contents"><text:span text:style-name="Source_20_Text"><text:span text:style-name="T2">con</text:span></text:span></text:p>
            <text:p text:style-name="P50"><text:span text:style-name="Source_20_Text"><text:span text:style-name="T648">conexión</text:span></text:span></text:p>
          </table:table-cell>
          <table:table-cell table:style-name="Table2.A2" office:value-type="string">
            <text:p text:style-name="P31">Un objeto de tipo conexión</text:p>
          </table:table-cell>
          <table:table-cell table:style-name="Table2.A2" office:value-type="string">
            <text:p text:style-name="P20">Una conexión</text:p>
          </table:table-cell>
        </table:table-row>
        <table:table-row table:style-name="TableLine140579133842848">
          <table:table-cell table:style-name="Table2.A2" office:value-type="string">
            <text:p text:style-name="Table_20_Contents"><text:span text:style-name="Source_20_Text"><text:span text:style-name="T2">type</text:span></text:span></text:p>
            <text:p text:style-name="P50"><text:span text:style-name="Source_20_Text"><text:span text:style-name="T648">tipo</text:span></text:span></text:p>
          </table:table-cell>
          <table:table-cell table:style-name="Table2.A2" office:value-type="string">
            <text:p text:style-name="P29"><text:span text:style-name="T843">Una c</text:span>adena de caracteres</text:p>
          </table:table-cell>
          <table:table-cell table:style-name="Table2.A2" office:value-type="string">
            <text:p text:style-name="P20">Ignorada actualmente.</text:p>
          </table:table-cell>
        </table:table-row>
        <table:table-row table:style-name="TableLine140579133843568">
          <table:table-cell table:style-name="Table2.A2" office:value-type="string">
            <text:p text:style-name="Table_20_Contents"><text:span text:style-name="Source_20_Text"><text:span text:style-name="T2">rw</text:span></text:span></text:p>
            <text:p text:style-name="P50"><text:span text:style-name="Source_20_Text"><text:span text:style-name="T648">leer.escribir</text:span></text:span></text:p>
          </table:table-cell>
          <table:table-cell table:style-name="Table2.A2" office:value-type="string">
            <text:p text:style-name="P29"><text:span text:style-name="T843">Una c</text:span>adena de caracteres</text:p>
          </table:table-cell>
          <table:table-cell table:style-name="Table2.A2" office:value-type="string">
            <text:p text:style-name="P75"><text:span text:style-name="T137">Las etiquetas</text:span><text:span text:style-name="T138"> </text:span><text:span text:style-name="Source_20_Text"><text:span text:style-name="T8">"read"</text:span></text:span><text:span text:style-name="Source_20_Text"><text:span text:style-name="T138"> </text:span></text:span><text:span text:style-name="Source_20_Text"><text:span text:style-name="T137">o el campo vacío (</text:span></text:span><text:span text:style-name="Source_20_Text"><text:span text:style-name="T8">""</text:span></text:span><text:span text:style-name="Source_20_Text"><text:span text:style-name="T137">), y </text:span></text:span><text:span text:style-name="Source_20_Text"><text:span text:style-name="T8">"write"</text:span></text:span><text:span text:style-name="Source_20_Text"><text:span text:style-name="T138"> </text:span></text:span><text:span text:style-name="Source_20_Text"><text:span text:style-name="T141">son </text:span></text:span><text:span text:style-name="Source_20_Text"><text:span text:style-name="T138">para lectura o escritura, </text:span></text:span><text:span text:style-name="Source_20_Text"><text:span text:style-name="T137">respectivamente. L</text:span></text:span><text:span text:style-name="Source_20_Text"><text:span text:style-name="T138">as coincidencias parciales están permitidas.</text:span></text:span></text:p>
          </table:table-cell>
        </table:table-row>
        <table:table-row table:style-name="TableLine140579133844288">
          <table:table-cell table:style-name="Table2.A19" office:value-type="string">
            <text:p text:style-name="Table_20_Contents"><text:span text:style-name="Source_20_Text"><text:span text:style-name="T2">...</text:span></text:span></text:p>
            <text:p text:style-name="P50"><text:span text:style-name="Source_20_Text"><text:span text:style-name="T648">otros.argumentos</text:span></text:span></text:p>
          </table:table-cell>
          <table:table-cell table:style-name="Table2.A19" office:value-type="string">
            <text:p text:style-name="P30">Nombres de argumentos</text:p>
          </table:table-cell>
          <table:table-cell table:style-name="Table2.A19" office:value-type="string">
            <text:p text:style-name="P19"><text:span text:style-name="T844">A</text:span><text:span text:style-name="T852">r</text:span><text:span text:style-name="T669">gumentos pasados desde o hacia otros métodos.</text:span></text:p>
          </table:table-cell>
        </table:table-row>
      </table:table>
      <text:h text:style-name="P148" text:outline-level="1"><text:bookmark-start text:name="__RefHeading___Toc29795_263899930"/><text:span text:style-name="T851">4. </text:span>Deta<text:span text:style-name="T669">lles</text:span><text:bookmark-end text:name="__RefHeading___Toc29795_263899930"/></text:h>
      <text:p text:style-name="P42"><text:span text:style-name="T724">Las </text:span><text:span text:style-name="T723">conexiones </text:span><text:span text:style-name="T729">son </text:span><text:span text:style-name="T731">objetos </text:span><text:span text:style-name="T722">de </text:span><text:span text:style-name="T638">R</text:span><text:span text:style-name="T724"> </text:span><text:span text:style-name="T731">que</text:span><text:span text:style-name="T724"> permiten </text:span><text:span text:style-name="T730">comunicar</text:span><text:span text:style-name="T724"> procesos </text:span><text:span text:style-name="T735">u objetos </text:span><text:span text:style-name="T745">en el</text:span><text:span text:style-name="T735"> entorno del lenguaje</text:span><text:span text:style-name="T724"> con</text:span><text:span text:style-name="T725"> </text:span><text:span text:style-name="T739">procesos u objetos</text:span><text:span text:style-name="T736"> </text:span><text:span text:style-name="T726">extern</text:span><text:span text:style-name="T727">o</text:span><text:span text:style-name="T726">s</text:span><text:span text:style-name="T724"> </text:span><text:span text:style-name="T733">del entorno computacional. </text:span><text:span text:style-name="T725">Su</text:span><text:span text:style-name="T724"> propósito </text:span><text:span text:style-name="T740">general</text:span><text:span text:style-name="T724"> </text:span><text:span text:style-name="T737">es</text:span><text:span text:style-name="T726"> </text:span><text:span text:style-name="T728">regularizar </text:span><text:span text:style-name="T743">las operaciones</text:span><text:span text:style-name="T728"> de</text:span><text:span text:style-name="T726"> </text:span><text:span text:style-name="T738">entrada</text:span><text:span text:style-name="T726"> y </text:span><text:span text:style-name="T738">salida</text:span><text:span text:style-name="T726"> de</text:span><text:span text:style-name="T724"> datos, desde o hacia entidades </text:span><text:span text:style-name="T727">externas. </text:span><text:span text:style-name="T740">En particular, permiten la lectura </text:span><text:span text:style-name="T741">y</text:span><text:span text:style-name="T740"> escritura incremental</text:span><text:span text:style-name="T727"> </text:span><text:span text:style-name="T740">de información </text:span><text:span text:style-name="T741">desde un punto específico del objeto</text:span><text:span text:style-name="T724">.</text:span><text:span text:style-name="T732"> </text:span><text:span text:style-name="T743">D</text:span><text:span text:style-name="T732">e manera general, </text:span><text:span text:style-name="T743">p</text:span><text:span text:style-name="T732">ueden definirse como interfases abstractas </text:span><text:span text:style-name="T744">para sistematizar</text:span><text:span text:style-name="T734"> los procesos</text:span><text:span text:style-name="T732"> </text:span><text:span text:style-name="T734">de entrada y salida</text:span><text:span text:style-name="T732"> de datos </text:span><text:span text:style-name="T734">desde distintas fuentes</text:span><text:span text:style-name="T743">.</text:span></text:p>
      <text:p text:style-name="P134"><text:span text:style-name="T543">Las conexiones s</text:span><text:span text:style-name="T544">uelen </text:span><text:span text:style-name="T545">establecerse </text:span><text:span text:style-name="T546">para </text:span><text:span text:style-name="T547">interactuar</text:span><text:span text:style-name="T546"> con</text:span><text:span text:style-name="T548"> </text:span><text:span text:style-name="T549">archivos </text:span><text:span text:style-name="T550">y archivos comprimidos</text:span><text:span text:style-name="T549">, </text:span><text:span text:style-name="T550">pero, </text:span><text:span text:style-name="T551">principalmente,</text:span><text:span text:style-name="T550"> </text:span><text:span text:style-name="T551">amplían las fuentes</text:span><text:span text:style-name="T552"> de entrada y salida de datos </text:span><text:span text:style-name="T545">más </text:span><text:span text:style-name="T552">allá de </text:span><text:span text:style-name="T551">los archivos almacenados en disco</text:span><text:span text:style-name="T552"> </text:span><text:span text:style-name="T543">pues también</text:span><text:span text:style-name="T553"> </text:span><text:span text:style-name="T551">hacen posible la comunicación con</text:span><text:span text:style-name="T554"> direcciones </text:span><text:span text:style-name="T544">URL (Localizador de Recursos Uniforme</text:span><text:span text:style-name="T506">, </text:span><text:span text:style-name="T555">por sus siglas en inglés)</text:span><text:span text:style-name="T554">, </text:span><text:span text:style-name="T548">servidores,</text:span><text:span text:style-name="T556"> </text:span><text:span text:style-name="T557">la línea de comandos,</text:span><text:span text:style-name="T554"> </text:span><text:span text:style-name="T550">el</text:span><text:span text:style-name="T558"> portapapele</text:span><text:span text:style-name="T550">s</text:span><text:span text:style-name="T551">,</text:span><text:span text:style-name="T550"> dispositivos periféricos, </text:span><text:span text:style-name="T559">y hasta con vectores dentro del lenguaje mismo</text:span><text:span text:style-name="T554">. </text:span><text:span text:style-name="T559">Sobre esto último, véase </text:span><text:span text:style-name="T574">la página de ayuda sobre </text:span><text:span text:style-name="T575">las</text:span><text:span text:style-name="T574"> </text:span><text:span text:style-name="T680">co</text:span><text:span text:style-name="T679">nexiones de texto</text:span><text:span text:style-name="T559">.</text:span></text:p>
      <text:p text:style-name="P87"><text:span text:style-name="T155">El tipo de conexión es determinado, </text:span><text:span text:style-name="T206">de</text:span><text:span text:style-name="T185"> </text:span><text:span text:style-name="T190">manera</text:span><text:span text:style-name="T185"> general,</text:span><text:span text:style-name="T155"> por el tipo de objeto con el que se intentará establecer comunicación </text:span><text:span text:style-name="T354">(argumento </text:span><text:span text:style-name="T78">description</text:span><text:span text:style-name="T83">=</text:span><text:span text:style-name="T354">)</text:span><text:span text:style-name="T155">. </text:span><text:span text:style-name="T190">Así, algunos </text:span><text:span text:style-name="T155">tipos de conexión </text:span><text:span text:style-name="T183">son </text:span><text:span text:style-name="T190">los </text:span><text:span text:style-name="T183">de archivo, </text:span><text:span text:style-name="T225">archivos comprimidos,</text:span><text:span text:style-name="T183"> de </text:span><text:span text:style-name="T678">texto </text:span><text:span text:style-name="T183">y salida de texto, </text:span><text:span text:style-name="T184">de </text:span><text:span text:style-name="T183">terminal </text:span><text:span text:style-name="T184">y</text:span><text:span text:style-name="T183"> tubería</text:span><text:span text:style-name="T184">s a procesos</text:span><text:span text:style-name="T183">, </text:span><text:span text:style-name="T188">así como de</text:span><text:span text:style-name="T184"> direcci</text:span><text:span text:style-name="T190">ón</text:span><text:span text:style-name="T184"> de internet o </text:span><text:span text:style-name="T206">URL</text:span><text:span text:style-name="T183">. </text:span><text:span text:style-name="T186">Para determinar el tipo de conexión puede usarse la función </text:span><text:span text:style-name="T685">class</text:span><text:span text:style-name="T21">()</text:span><text:span text:style-name="T186"> sobre el objeto </text:span><text:span text:style-name="T187">de conexión</text:span><text:span text:style-name="T186"> o la función </text:span><text:span text:style-name="T21">showConnections()</text:span><text:span text:style-name="T186"> </text:span><text:span text:style-name="T187">que mostrará información detallada sobre las conexiones </text:span><text:span text:style-name="T206">existentes</text:span><text:span text:style-name="T186">.</text:span><text:span text:style-name="T183"> </text:span></text:p>
      <text:p text:style-name="P145"><text:span text:style-name="T188">E</text:span><text:span text:style-name="T415">l modo de </text:span><text:span text:style-name="T355">apertura</text:span><text:span text:style-name="T415"> la conexión </text:span><text:span text:style-name="T354">(argumento </text:span><text:span text:style-name="T78">open</text:span><text:span text:style-name="T83">=</text:span><text:span text:style-name="T354">)</text:span><text:span text:style-name="T415"> </text:span><text:span text:style-name="T188">se refiere </text:span><text:span text:style-name="T189">principalmente</text:span><text:span text:style-name="T188"> al</text:span><text:span text:style-name="T415"> propósito </text:span><text:span text:style-name="T188">con el cual se establece la </text:span><text:span text:style-name="T189">comunicación </text:span><text:span text:style-name="T190">con </text:span><text:span text:style-name="T414">una</text:span><text:span text:style-name="T190"> entidad, </text:span><text:span text:style-name="T425">ya sea </text:span><text:span text:style-name="T426">de</text:span><text:span text:style-name="T425"> lectura o escritura de datos,</text:span><text:span text:style-name="T190"> </text:span><text:span text:style-name="T189">pero también </text:span><text:span text:style-name="T226">si </text:span><text:soft-page-break/><text:span text:style-name="T226">ésta se encuentra codificada </text:span><text:span text:style-name="T425">en algún estándar de caracteres o en formato binario</text:span><text:span text:style-name="T415">. </text:span><text:span text:style-name="T189">De esta forma, la modalidad de una conexión dependerá de </text:span><text:span text:style-name="T515">la</text:span><text:span text:style-name="T489"> combinación</text:span><text:span text:style-name="T189"> de dos aspectos: i) la direccionalidad </text:span><text:span text:style-name="T273">del </text:span><text:span text:style-name="T189">flujo de datos y ii) </text:span><text:span text:style-name="T226">de si los datos se encuentran codificados como texto o no</text:span><text:span text:style-name="T189">.</text:span><text:span text:style-name="T188"> </text:span><text:span text:style-name="T189">Con respecto a la direccionalidad </text:span><text:span text:style-name="T190">de los datos</text:span><text:span text:style-name="T189">, esta p</text:span><text:span text:style-name="T191">odrá</text:span><text:span text:style-name="T187"> ser</text:span><text:span text:style-name="T183"> de lectura </text:span><text:span text:style-name="T189">desde la fuente</text:span><text:span text:style-name="T183">, escritura </text:span><text:span text:style-name="T189">a la fuente</text:span><text:span text:style-name="T183"> y </text:span><text:span text:style-name="T188">para realizar </text:span><text:span text:style-name="T183">adiciones </text:span><text:span text:style-name="T189">a la fuente.</text:span><text:span text:style-name="T183"> </text:span><text:span text:style-name="T196">Por otro lado,</text:span><text:span text:style-name="T183"> la codificación </text:span><text:span text:style-name="T196">se refiere </text:span><text:span text:style-name="T257">a si los datos están</text:span><text:span text:style-name="T183"> </text:span><text:span text:style-name="T225">almacenados en forma</text:span><text:span text:style-name="T183"> binari</text:span><text:span text:style-name="T225">a </text:span><text:span text:style-name="T352">(sin codificar)</text:span><text:span text:style-name="T225"> </text:span><text:span text:style-name="T257">o </text:span><text:span text:style-name="T353">si </text:span><text:span text:style-name="T257">pueden ser leídos como </text:span><text:span text:style-name="T353">texto</text:span><text:span text:style-name="T183">. </text:span><text:span text:style-name="T192">Para verificar el modo de una conexión puede imprimir el objeto desde la consola </text:span><text:span text:style-name="T196">con la función </text:span><text:span text:style-name="T686">print</text:span><text:span text:style-name="T24">()</text:span><text:span text:style-name="T196"> </text:span><text:span text:style-name="T192">o invocar a la función </text:span><text:span text:style-name="T22">showConnections()</text:span><text:span text:style-name="T192">.</text:span></text:p>
      <text:p text:style-name="P89"><text:span text:style-name="T161">Las </text:span><text:span text:style-name="T162">funció</text:span><text:span text:style-name="T195">n</text:span><text:span text:style-name="T161"> </text:span><text:span text:style-name="T13">file</text:span><text:span text:style-name="T14">()</text:span><text:span text:style-name="T161"> cre</text:span><text:span text:style-name="T173">ará</text:span><text:span text:style-name="T161"> conexiones </text:span><text:span text:style-name="T427">con</text:span><text:span text:style-name="T194"> distintos tipos de</text:span><text:span text:style-name="T193"> archivo</text:span><text:span text:style-name="T161">. </text:span><text:span text:style-name="T194">Las funciones </text:span><text:span text:style-name="T15">g</text:span><text:span text:style-name="T13">zfile</text:span><text:span text:style-name="T14">()</text:span><text:span text:style-name="T163">,</text:span><text:span text:style-name="T161"> </text:span><text:span text:style-name="T15">b</text:span><text:span text:style-name="T13">zfile</text:span><text:span text:style-name="T14">()</text:span><text:span text:style-name="T163">,</text:span><text:span text:style-name="T161"> </text:span><text:span text:style-name="T14">x</text:span><text:span text:style-name="T13">zfile</text:span><text:span text:style-name="T14">()</text:span><text:span text:style-name="T163">,</text:span><text:span text:style-name="T161"> </text:span><text:span text:style-name="T14">unz()</text:span><text:span text:style-name="T161"> </text:span><text:span text:style-name="T194">creará</text:span><text:span text:style-name="T195">n</text:span><text:span text:style-name="T194"> conexiones </text:span><text:span text:style-name="T431">con</text:span><text:span text:style-name="T194"> diferentes formatos de archivos comprimidos. </text:span><text:span text:style-name="T193">Las funciones</text:span><text:span text:style-name="T163"> </text:span><text:span text:style-name="T14">pipe()</text:span><text:span text:style-name="T163"> </text:span><text:span text:style-name="T193">y</text:span><text:span text:style-name="T161"> </text:span><text:span text:style-name="T14">fifo()</text:span><text:span text:style-name="T163"> </text:span><text:span text:style-name="T193">crearán conexiones a procesos externos.</text:span><text:span text:style-name="T161"> </text:span><text:span text:style-name="T193">Las funciones </text:span><text:span text:style-name="T14">socketConnection()</text:span><text:span text:style-name="T163">,</text:span><text:span text:style-name="T161"> </text:span><text:span text:style-name="T14">serverSocket()</text:span><text:span text:style-name="T163"> y</text:span><text:span text:style-name="T161"> </text:span><text:span text:style-name="T14">socketAspect()</text:span><text:span text:style-name="T163"> </text:span><text:span text:style-name="T194">crearán conexiones a </text:span><text:span text:style-name="T195">servidores o a se</text:span><text:span text:style-name="T413">r</text:span><text:span text:style-name="T195">vidores de enchufe. Finalmente, la función </text:span><text:span text:style-name="T23">url()</text:span><text:span text:style-name="T195"> creará una conexión a cualquier tipo de </text:span><text:span text:style-name="T227">dirección</text:span><text:span text:style-name="T195"> URL (de archivo, servidor, página web, etc).</text:span><text:span text:style-name="T194"> </text:span></text:p>
      <text:p text:style-name="P88"><text:span text:style-name="T163">Una</text:span><text:span text:style-name="T164"> conexión </text:span><text:span text:style-name="T163">reci</text:span><text:span text:style-name="T416">e</text:span><text:span text:style-name="T163">n</text:span><text:span text:style-name="T416">temente</text:span><text:span text:style-name="T163"> creada</text:span><text:span text:style-name="T164"> no </text:span><text:span text:style-name="T416">se</text:span><text:span text:style-name="T163"> </text:span><text:span text:style-name="T416">abrirá</text:span><text:span text:style-name="T164"> </text:span><text:span text:style-name="T163">automáticamente,</text:span><text:span text:style-name="T161"> pero podrá abrirse </text:span><text:span text:style-name="T355">si se establece</text:span><text:span text:style-name="T161"> un valor </text:span><text:span text:style-name="T165">válido diferente al campo vacío (</text:span><text:span text:style-name="Source_20_Text"><text:span text:style-name="T18">""</text:span></text:span><text:span text:style-name="T165">)</text:span><text:span text:style-name="T161"> en el argumento </text:span><text:span text:style-name="T163">de</text:span><text:span text:style-name="T197">l</text:span><text:span text:style-name="T163"> modo de apertura</text:span><text:span text:style-name="T161"> </text:span><text:span text:style-name="T13">open</text:span><text:span text:style-name="T84">=</text:span><text:span text:style-name="T161">. </text:span><text:span text:style-name="T163">Las funciones de enchufe o </text:span><text:span text:style-name="T14">socket</text:span><text:span text:style-name="T163"> son una excepción a este </text:span><text:span text:style-name="T173">comportamiento</text:span><text:span text:style-name="T163"> y </text:span><text:span text:style-name="T165">sus conexiones</text:span><text:span text:style-name="T163"> </text:span><text:span text:style-name="T417">estarán</text:span><text:span text:style-name="T163"> abiertas desde su creación.</text:span></text:p>
      <text:p text:style-name="P84"><text:span text:style-name="T166">Para </text:span><text:span text:style-name="T169">la función </text:span><text:span text:style-name="T12">file()</text:span><text:span text:style-name="T169"> </text:span><text:span text:style-name="T166">el argumento</text:span><text:span text:style-name="T169"> </text:span><text:span text:style-name="T12">description</text:span><text:span text:style-name="T169"> </text:span><text:span text:style-name="T167">podrá recibir</text:span><text:span text:style-name="T169"> </text:span><text:span text:style-name="T166">la</text:span><text:span text:style-name="T169"> ruta </text:span><text:span text:style-name="T166">del</text:span><text:span text:style-name="T169"> archivo que será abierto o </text:span><text:span text:style-name="T166">la</text:span><text:span text:style-name="T169"> dirección URL completa </text:span><text:span text:style-name="T166">de su localización, </text:span><text:span text:style-name="T169">cuando </text:span><text:span text:style-name="T171">implique</text:span><text:span text:style-name="T169"> lo mismo que llamar a la función </text:span><text:span text:style-name="T12">url</text:span><text:span text:style-name="T16">()</text:span><text:span text:style-name="T169">. </text:span><text:span text:style-name="T356">La opción predeterminada es </text:span><text:span text:style-name="Source_20_Text"><text:span text:style-name="T168">el campo vacío </text:span></text:span><text:span text:style-name="Source_20_Text"><text:span text:style-name="T170">(</text:span></text:span><text:span text:style-name="Source_20_Text"><text:span text:style-name="T17">""</text:span></text:span><text:span text:style-name="Source_20_Text"><text:span text:style-name="T174">) </text:span></text:span><text:span text:style-name="Source_20_Text"><text:span text:style-name="T356">pero también podrá aceptar</text:span></text:span><text:span text:style-name="Source_20_Text"><text:span text:style-name="T172"> </text:span></text:span><text:span text:style-name="Source_20_Text"><text:span text:style-name="T167">la etiqueta</text:span></text:span><text:span text:style-name="Source_20_Text"><text:span text:style-name="T169"> </text:span></text:span><text:span text:style-name="Source_20_Text"><text:span text:style-name="T12">"clipboard"</text:span></text:span><text:span text:style-name="Source_20_Text"><text:span text:style-name="T169"> </text:span></text:span><text:span text:style-name="Source_20_Text"><text:span text:style-name="T170">(véase la sección </text:span></text:span><text:span text:style-name="Source_20_Text"><text:span text:style-name="T487">P</text:span></text:span><text:span text:style-name="Source_20_Text"><text:span text:style-name="T488">ortapapeles</text:span></text:span><text:span text:style-name="Source_20_Text"><text:span text:style-name="T170">)</text:span></text:span><text:span text:style-name="Source_20_Text"><text:span text:style-name="T169">. </text:span></text:span><text:span text:style-name="Source_20_Text"><text:span text:style-name="T461">Utilice </text:span></text:span><text:span text:style-name="Source_20_Text"><text:span text:style-name="T463">la etiqueta</text:span></text:span><text:span text:style-name="Source_20_Text"><text:span text:style-name="T461"> </text:span></text:span><text:span text:style-name="Source_20_Text"><text:span text:style-name="T89">"stdin"</text:span></text:span><text:span text:style-name="Source_20_Text"><text:span text:style-name="T461"> para referirse al </text:span></text:span><text:span text:style-name="Source_20_Text"><text:span text:style-name="T465">proceso de</text:span></text:span><text:span text:style-name="Source_20_Text"><text:span text:style-name="T461"> "entrada estándar" </text:span></text:span><text:span text:style-name="Source_20_Text"><text:span text:style-name="T462">a</text:span></text:span><text:span text:style-name="Source_20_Text"><text:span text:style-name="T461"> nivel </text:span></text:span><text:span text:style-name="Source_20_Text"><text:span text:style-name="T462">de</text:span></text:span><text:span text:style-name="Source_20_Text"><text:span text:style-name="T461"> </text:span></text:span><text:span text:style-name="Source_20_Text"><text:span text:style-name="T621">C</text:span></text:span><text:span text:style-name="Source_20_Text"><text:span text:style-name="T639">. </text:span></text:span><text:span text:style-name="Source_20_Text"><text:span text:style-name="T751">Este nivel</text:span></text:span><text:span text:style-name="Source_20_Text"><text:span text:style-name="T750"> no </text:span></text:span><text:span text:style-name="Source_20_Text"><text:span text:style-name="T461">necesita estar conectad</text:span></text:span><text:span text:style-name="Source_20_Text"><text:span text:style-name="T466">o</text:span></text:span><text:span text:style-name="Source_20_Text"><text:span text:style-name="T461"> a nada en </text:span></text:span><text:span text:style-name="Source_20_Text"><text:span text:style-name="T484">la</text:span></text:span><text:span text:style-name="Source_20_Text"><text:span text:style-name="T461"> consola o </text:span></text:span><text:span text:style-name="Source_20_Text"><text:span text:style-name="T471">a </text:span></text:span><text:span text:style-name="Source_20_Text"><text:span text:style-name="T469">la </text:span></text:span><text:span text:style-name="Source_20_Text"><text:span text:style-name="T461">versión incrustada de </text:span></text:span><text:span text:style-name="Source_20_Text"><text:span text:style-name="T621">R</text:span></text:span><text:span text:style-name="Source_20_Text"><text:span text:style-name="T461">, y no </text:span></text:span><text:span text:style-name="Source_20_Text"><text:span text:style-name="T462">lo</text:span></text:span><text:span text:style-name="Source_20_Text"><text:span text:style-name="T461"> est</text:span></text:span><text:span text:style-name="Source_20_Text"><text:span text:style-name="T467">ará</text:span></text:span><text:span text:style-name="Source_20_Text"><text:span text:style-name="T461"> </text:span></text:span><text:span text:style-name="Source_20_Text"><text:span text:style-name="T471">a</text:span></text:span><text:span text:style-name="Source_20_Text"><text:span text:style-name="T461"> </text:span></text:span><text:span text:style-name="Source_20_Text"><text:span text:style-name="T482">la interfaz gráfica de usuario de </text:span></text:span><text:span text:style-name="Source_20_Text"><text:span text:style-name="T624">R</text:span></text:span><text:span text:style-name="Source_20_Text"><text:span text:style-name="T461"> en Windows. </text:span></text:span><text:span text:style-name="Source_20_Text"><text:span text:style-name="T483">A</text:span></text:span><text:span text:style-name="Source_20_Text"><text:span text:style-name="T461"> nivel </text:span></text:span><text:span text:style-name="Source_20_Text"><text:span text:style-name="T462">de</text:span></text:span><text:span text:style-name="Source_20_Text"><text:span text:style-name="T461"> </text:span></text:span><text:span text:style-name="Source_20_Text"><text:span text:style-name="T621">R</text:span></text:span><text:span text:style-name="Source_20_Text"><text:span text:style-name="T758">,</text:span></text:span><text:span text:style-name="Source_20_Text"><text:span text:style-name="T750"> </text:span></text:span><text:span text:style-name="Source_20_Text"><text:span text:style-name="T752">el </text:span></text:span><text:span text:style-name="Source_20_Text"><text:span text:style-name="T753">concepto de </text:span></text:span><text:span text:style-name="Source_20_Text"><text:span text:style-name="T754">conexión de</text:span></text:span><text:span text:style-name="Source_20_Text"><text:span text:style-name="T753"> "entrada estándar" es ligeramente diferente al de </text:span></text:span><text:span text:style-name="Source_20_Text"><text:span text:style-name="T640">C</text:span></text:span><text:span text:style-name="Source_20_Text"><text:span text:style-name="T753">,</text:span></text:span><text:span text:style-name="Source_20_Text"><text:span text:style-name="T641"> </text:span></text:span><text:span text:style-name="Source_20_Text"><text:span text:style-name="T754">pues se refiere a la consola y no necesariamente a un conjunto de archivos. </text:span></text:span><text:span text:style-name="Source_20_Text"><text:span text:style-name="T756">V</text:span></text:span><text:span text:style-name="Source_20_Text"><text:span text:style-name="T755">éase la página de ayuda de </text:span></text:span><text:span text:style-name="Source_20_Text"><text:span text:style-name="T682">st</text:span></text:span><text:span text:style-name="Source_20_Text"><text:span text:style-name="T683">d</text:span></text:span><text:span text:style-name="Source_20_Text"><text:span text:style-name="T682">in</text:span></text:span><text:span text:style-name="Source_20_Text"><text:span text:style-name="T771">()</text:span></text:span><text:span text:style-name="Source_20_Text"><text:span text:style-name="T755"> para más información</text:span></text:span><text:span text:style-name="Source_20_Text"><text:span text:style-name="T757">.</text:span></text:span><text:span text:style-name="Source_20_Text"><text:span text:style-name="T461"> </text:span></text:span><text:span text:style-name="Source_20_Text"><text:span text:style-name="T468">En caso de que desee crear una conexión al archivo nulo, </text:span></text:span><text:span text:style-name="Source_20_Text"><text:span text:style-name="T486">ejecute la función</text:span></text:span><text:span text:style-name="Source_20_Text"><text:span text:style-name="T461"> </text:span></text:span><text:span text:style-name="Source_20_Text"><text:span text:style-name="T681">nullfile</text:span></text:span><text:span text:style-name="Source_20_Text"><text:span text:style-name="T89">()</text:span></text:span><text:span text:style-name="Source_20_Text"><text:span text:style-name="T461"> para obtener </text:span></text:span><text:span text:style-name="Source_20_Text"><text:span text:style-name="T485">el nombre </text:span></text:span><text:span text:style-name="Source_20_Text"><text:span text:style-name="T470">del</text:span></text:span><text:span text:style-name="Source_20_Text"><text:span text:style-name="T461"> dispositivo nulo </text:span></text:span><text:span text:style-name="Source_20_Text"><text:span text:style-name="T486">en</text:span></text:span><text:span text:style-name="Source_20_Text"><text:span text:style-name="T485"> su</text:span></text:span><text:span text:style-name="Source_20_Text"><text:span text:style-name="T461"> plataforma </text:span></text:span><text:span text:style-name="Source_20_Text"><text:span text:style-name="T464">de sistema</text:span></text:span><text:span text:style-name="Source_20_Text"><text:span text:style-name="T461">.</text:span></text:span><text:span text:style-name="Source_20_Text"><text:span text:style-name="T155"> </text:span></text:span></text:p>
      <text:p text:style-name="P98"><text:span text:style-name="T175">Para </text:span><text:span text:style-name="T169">la función </text:span><text:span text:style-name="T12">url()</text:span><text:span text:style-name="T169"> </text:span><text:span text:style-name="T175">e</text:span><text:span text:style-name="T169">l argumento </text:span><text:span text:style-name="T12">description</text:span><text:span text:style-name="T85">=</text:span><text:span text:style-name="T169"> </text:span><text:span text:style-name="T157">recibirá</text:span><text:span text:style-name="T169"> una dirección URL completa que </text:span><text:span text:style-name="T157">deberá incluir</text:span><text:span text:style-name="T169"> la parte de</text:span><text:span text:style-name="T216">l</text:span><text:span text:style-name="T169"> </text:span><text:span text:style-name="T493">esquema</text:span><text:span text:style-name="T169"> </text:span><text:span text:style-name="T216">de transferencia </text:span><text:span text:style-name="T175">en cualquiera de las </text:span><text:span text:style-name="T176">siguientes</text:span><text:span text:style-name="T175"> formas:</text:span><text:span text:style-name="T169"> </text:span><text:span text:style-name="Source_20_Text"><text:span text:style-name="T12">"</text:span></text:span><text:span text:style-name="T12">http://</text:span><text:span text:style-name="Source_20_Text"><text:span text:style-name="T12">"</text:span></text:span><text:span text:style-name="T169">, </text:span><text:span text:style-name="Source_20_Text"><text:span text:style-name="T12">"</text:span></text:span><text:span text:style-name="T12">https://</text:span><text:span text:style-name="Source_20_Text"><text:span text:style-name="T12">"</text:span></text:span><text:span text:style-name="T169">, </text:span><text:span text:style-name="Source_20_Text"><text:span text:style-name="T12">"</text:span></text:span><text:span text:style-name="T12">ftp://</text:span><text:span text:style-name="Source_20_Text"><text:span text:style-name="T12">"</text:span></text:span><text:span text:style-name="T169"> o </text:span><text:span text:style-name="Source_20_Text"><text:span text:style-name="T12">"</text:span></text:span><text:a xlink:type="simple" xlink:href="../../../../../../../../" text:style-name="Internet_20_link" text:visited-style-name="Visited_20_Internet_20_Link"><text:span text:style-name="T773">file://</text:span></text:a><text:span text:style-name="Source_20_Text"><text:span text:style-name="T12">"</text:span></text:span><text:span text:style-name="Source_20_Text"><text:span text:style-name="T169">. </text:span></text:span><text:span text:style-name="Source_20_Text"><text:span text:style-name="T158">El </text:span></text:span><text:span text:style-name="Source_20_Text"><text:span text:style-name="T157">argumento </text:span></text:span><text:span text:style-name="Source_20_Text"><text:span text:style-name="T11">method</text:span></text:span><text:span text:style-name="Source_20_Text"><text:span text:style-name="T85">=</text:span></text:span><text:span text:style-name="Source_20_Text"><text:span text:style-name="T157"> determina el </text:span></text:span><text:span text:style-name="Source_20_Text"><text:span text:style-name="T158">método </text:span></text:span><text:span text:style-name="Source_20_Text"><text:span text:style-name="T157">de transferencia </text:span></text:span><text:span text:style-name="Source_20_Text"><text:span text:style-name="T357">para redes</text:span></text:span><text:span text:style-name="Source_20_Text"><text:span text:style-name="T157">. </text:span></text:span><text:span text:style-name="Source_20_Text"><text:span text:style-name="T432">El método </text:span></text:span><text:span text:style-name="Source_20_Text"><text:span text:style-name="T18">"internal"</text:span></text:span><text:span text:style-name="Source_20_Text"><text:span text:style-name="T158"> está disponible desde que las conexiones fueron introducidas </text:span></text:span><text:span text:style-name="Source_20_Text"><text:span text:style-name="T450">a</text:span></text:span><text:span text:style-name="Source_20_Text"><text:span text:style-name="T158"> </text:span></text:span><text:span text:style-name="Source_20_Text"><text:span text:style-name="T625">R</text:span></text:span><text:span text:style-name="Source_20_Text"><text:span text:style-name="T158"> (versión </text:span></text:span><text:span text:style-name="Source_20_Text"><text:span text:style-name="T652">1.2.</text:span></text:span><text:span text:style-name="Source_20_Text"><text:span text:style-name="T653">0</text:span></text:span><text:span text:style-name="Source_20_Text"><text:span text:style-name="T158">), </text:span></text:span><text:span text:style-name="Source_20_Text"><text:span text:style-name="T157">mientras que </text:span></text:span><text:span text:style-name="Source_20_Text"><text:span text:style-name="T158">el método </text:span></text:span><text:span text:style-name="Source_20_Text"><text:span text:style-name="T18">"</text:span></text:span><text:span text:style-name="Source_20_Text"><text:span text:style-name="T90">winnet</text:span></text:span><text:span text:style-name="Source_20_Text"><text:span text:style-name="T18">"</text:span></text:span><text:span text:style-name="Source_20_Text"><text:span text:style-name="T158"> solo está disponible en Windows </text:span></text:span><text:span text:style-name="Source_20_Text"><text:span text:style-name="T176">y </text:span></text:span><text:span text:style-name="Source_20_Text"><text:span text:style-name="T158">utiliza las funciones WinINet de ese sistema operativo; <text:s/>el método </text:span></text:span><text:span text:style-name="Source_20_Text"><text:span text:style-name="T18">"libcurl"</text:span></text:span><text:span text:style-name="Source_20_Text"><text:span text:style-name="T158"> </text:span></text:span><text:span text:style-name="Source_20_Text"><text:span text:style-name="T670">—</text:span></text:span><text:span text:style-name="Source_20_Text"><text:span text:style-name="T158">que utiliza la librería de ese nombre, disponible en: </text:span></text:span><text:a xlink:type="simple" xlink:href="https://curl.haxx.se/libcurl/" text:style-name="Internet_20_link" text:visited-style-name="Visited_20_Internet_20_Link"><text:span text:style-name="Source_20_Text"><text:span text:style-name="T158">https://curl.haxx.se/libcurl/</text:span></text:span></text:a><text:span text:style-name="Source_20_Text"><text:span text:style-name="T670">—</text:span></text:span><text:span text:style-name="Source_20_Text"><text:span text:style-name="T158"> es requerido </text:span></text:span><text:span text:style-name="Source_20_Text"><text:span text:style-name="T432">en</text:span></text:span><text:span text:style-name="Source_20_Text"><text:span text:style-name="T158"> los sistemas </text:span></text:span><text:span text:style-name="Source_20_Text"><text:span text:style-name="T432">similares</text:span></text:span><text:span text:style-name="Source_20_Text"><text:span text:style-name="T158"> </text:span></text:span><text:span text:style-name="Source_20_Text"><text:span text:style-name="T176">a </text:span></text:span><text:span text:style-name="Source_20_Text"><text:span text:style-name="T158">Unix pero es opcional en Windows. El método predeterminado </text:span></text:span><text:span text:style-name="Source_20_Text"><text:span text:style-name="T177">reconoce a la etiqueta</text:span></text:span><text:span text:style-name="Source_20_Text"><text:span text:style-name="T158"> </text:span></text:span><text:span text:style-name="Source_20_Text"><text:span text:style-name="T18">"default"</text:span></text:span><text:span text:style-name="Source_20_Text"><text:span text:style-name="T158"> </text:span></text:span><text:span text:style-name="Source_20_Text"><text:span text:style-name="T177">y </text:span></text:span><text:span text:style-name="Source_20_Text"><text:span text:style-name="T158">utiliza el método </text:span></text:span><text:span text:style-name="Source_20_Text"><text:span text:style-name="T18">"internal"</text:span></text:span><text:span text:style-name="Source_20_Text"><text:span text:style-name="T158"> para </text:span></text:span><text:span text:style-name="Source_20_Text"><text:span text:style-name="T177">las</text:span></text:span><text:span text:style-name="Source_20_Text"><text:span text:style-name="T158"> </text:span></text:span><text:span text:style-name="Source_20_Text"><text:span text:style-name="T159">direcciones URL de</text:span></text:span><text:span text:style-name="Source_20_Text"><text:span text:style-name="T158"> archivos, </text:span></text:span><text:span text:style-name="Source_20_Text"><text:span text:style-name="T159">y </text:span></text:span><text:span text:style-name="Source_20_Text"><text:span text:style-name="T18">"libcurl"</text:span></text:span><text:span text:style-name="Source_20_Text"><text:span text:style-name="T158"> </text:span></text:span><text:span text:style-name="Source_20_Text"><text:span text:style-name="T159">para </text:span></text:span><text:span text:style-name="Source_20_Text"><text:span text:style-name="T177">las </text:span></text:span><text:span text:style-name="Source_20_Text"><text:span text:style-name="T159">direcciones URL </text:span></text:span><text:span text:style-name="Source_20_Text"><text:span text:style-name="T433">en</text:span></text:span><text:span text:style-name="Source_20_Text"><text:span text:style-name="T159"> </text:span></text:span><text:span text:style-name="Source_20_Text"><text:span text:style-name="T433">FTP</text:span></text:span><text:span text:style-name="Source_20_Text"><text:span text:style-name="T159">. En plataformas </text:span></text:span><text:span text:style-name="Source_20_Text"><text:span text:style-name="T433">similares a</text:span></text:span><text:span text:style-name="Source_20_Text"><text:span text:style-name="T159"> Unix se utilizará </text:span></text:span><text:span text:style-name="Source_20_Text"><text:span text:style-name="T18">"libcurl"</text:span></text:span><text:span text:style-name="Source_20_Text"><text:span text:style-name="T158"> </text:span></text:span><text:span text:style-name="Source_20_Text"><text:span text:style-name="T159">para direcciones URL </text:span></text:span><text:span text:style-name="Source_20_Text"><text:span text:style-name="T433">en</text:span></text:span><text:span text:style-name="Source_20_Text"><text:span text:style-name="T159"> </text:span></text:span><text:span text:style-name="Source_20_Text"><text:span text:style-name="T433">HTTP</text:span></text:span><text:span text:style-name="Source_20_Text"><text:span text:style-name="T159">, </text:span></text:span><text:span text:style-name="Source_20_Text"><text:span text:style-name="T433">HTTPS</text:span></text:span><text:span text:style-name="Source_20_Text"><text:span text:style-name="T159"> y </text:span></text:span><text:span text:style-name="Source_20_Text"><text:span text:style-name="T433">FTP</text:span></text:span><text:span text:style-name="Source_20_Text"><text:span text:style-name="T159">. </text:span></text:span><text:span text:style-name="Source_20_Text"><text:span text:style-name="T177">También s</text:span></text:span><text:span text:style-name="Source_20_Text"><text:span text:style-name="T160">e pueden especificar </text:span></text:span><text:span text:style-name="Source_20_Text"><text:span text:style-name="T434">servidores intermediarios (</text:span></text:span><text:span text:style-name="Source_20_Text"><text:span text:style-name="T511">proxy</text:span></text:span><text:span text:style-name="Source_20_Text"><text:span text:style-name="T434">)</text:span></text:span><text:span text:style-name="Source_20_Text"><text:span text:style-name="T160">, para mayor información véase la ayuda de la función </text:span></text:span><text:span text:style-name="Source_20_Text"><text:span text:style-name="T684">download.file</text:span></text:span><text:span text:style-name="Source_20_Text"><text:span text:style-name="T19">()</text:span></text:span><text:span text:style-name="Source_20_Text"><text:span text:style-name="T160">.</text:span></text:span></text:p>
      <text:p text:style-name="P96"><text:soft-page-break/><text:span text:style-name="T179">Para la función </text:span><text:span text:style-name="T35">gzfile</text:span><text:span text:style-name="T20">()</text:span><text:span text:style-name="T179">, </text:span><text:span text:style-name="T35">description</text:span><text:span text:style-name="T85">=</text:span><text:span text:style-name="T179"> </text:span><text:span text:style-name="T178">recibirá</text:span><text:span text:style-name="T179"> la ruta a un archivo comprimido por el comando </text:span><text:span text:style-name="T418">de sistema</text:span><text:span text:style-name="T179"> </text:span><text:span text:style-name="T35">gzip</text:span><text:span text:style-name="T179">. También podrá abrir </text:span><text:span text:style-name="T178">en modo</text:span><text:span text:style-name="T179"> lectura archivos sin comprimir, y aquellos comprimidos por los comandos </text:span><text:span text:style-name="T418">de sistema</text:span><text:span text:style-name="T179"> </text:span><text:span text:style-name="T35">bzip2</text:span><text:span text:style-name="T179">, </text:span><text:span text:style-name="T35">xz</text:span><text:span text:style-name="T179"> o </text:span><text:span text:style-name="T35">lzma</text:span><text:span text:style-name="T179">.</text:span></text:p>
      <text:p text:style-name="P96"><text:span text:style-name="T179">Para la función </text:span><text:span text:style-name="T35">bzfile</text:span><text:span text:style-name="T20">()</text:span><text:span text:style-name="T179"> el argumento </text:span><text:span text:style-name="T35">description</text:span><text:span text:style-name="T85">=</text:span><text:span text:style-name="T179"> </text:span><text:span text:style-name="T418">esperará</text:span><text:span text:style-name="T179"> la ruta a un archivo comprimido por el comando </text:span><text:span text:style-name="T35">bzip2</text:span><text:span text:style-name="T179">.</text:span></text:p>
      <text:p text:style-name="P90"><text:span text:style-name="T179">Para </text:span><text:span text:style-name="T178">la función</text:span><text:span text:style-name="T179"> </text:span><text:span text:style-name="T35">xzfile</text:span><text:span text:style-name="T20">()</text:span><text:span text:style-name="T179"> el argumento </text:span><text:span text:style-name="T35">description</text:span><text:span text:style-name="T179"> será la ruta al archivo comprimido por el comando </text:span><text:a xlink:type="simple" xlink:href="https://en.wikipedia.org/wiki/XZ_Utils" text:style-name="Internet_20_link" text:visited-style-name="Visited_20_Internet_20_Link"><text:span text:style-name="Source_20_Text"><text:span text:style-name="T179">xz</text:span></text:span></text:a><text:span text:style-name="T179"> o por </text:span><text:a xlink:type="simple" xlink:href="https://es.wikipedia.org/wiki/LZMA" text:style-name="Internet_20_link" text:visited-style-name="Visited_20_Internet_20_Link"><text:span text:style-name="Source_20_Text"><text:span text:style-name="T35">lzma</text:span></text:span></text:a><text:span text:style-name="Source_20_Text"><text:span text:style-name="T179"> para archivos de solo lectura.</text:span></text:span></text:p>
      <text:p text:style-name="P97"><text:span text:style-name="T178">La función </text:span><text:span text:style-name="T35">unz</text:span><text:span text:style-name="T36">()</text:span><text:span text:style-name="T179"> lee</text:span><text:span text:style-name="T178">rá</text:span><text:span text:style-name="T179"> sólo archivos individuales en modo binario </text:span><text:span text:style-name="T213">que estén</text:span><text:span text:style-name="T179"> de</text:span><text:span text:style-name="T358">ntro de</text:span><text:span text:style-name="T179"> archivos </text:span><text:span text:style-name="T35">zip</text:span><text:span text:style-name="T179">. El argumento </text:span><text:span text:style-name="T35">description</text:span><text:span text:style-name="T179"> será la ruta completa al archivo </text:span><text:span text:style-name="T35">zip</text:span><text:span text:style-name="T179">, con </text:span><text:span text:style-name="T213">la </text:span><text:span text:style-name="T179">extensión ‘</text:span><text:span text:style-name="T35">.zip</text:span><text:span text:style-name="T179">’ en caso de ser requerida.</text:span></text:p>
      <text:p text:style-name="P96"><text:span text:style-name="T179">Para la funció</text:span><text:span text:style-name="T181">n</text:span><text:span text:style-name="T179"> </text:span><text:span text:style-name="T35">pipe()</text:span><text:span text:style-name="T179"> el argumento </text:span><text:span text:style-name="T35">description</text:span><text:span text:style-name="T179"> </text:span><text:span text:style-name="T212">será</text:span><text:span text:style-name="T179"> la línea de comandos a ser </text:span><text:span text:style-name="T212">transmitida</text:span><text:span text:style-name="T179"> desde o hacia algún lugar. </text:span><text:span text:style-name="T212">Usualmente e</text:span><text:span text:style-name="T179">sto se ejecuta</text:span><text:span text:style-name="T212">rá</text:span><text:span text:style-name="T179"> en la línea de comandos pero en Windows se </text:span><text:span text:style-name="T212">hará</text:span><text:span text:style-name="T179"> en el sitio especificado por la variable de entorno </text:span><text:span text:style-name="T10">COMSPEC</text:span><text:span text:style-name="T179">.</text:span></text:p>
      <text:p text:style-name="P95"><text:span text:style-name="T179">Para la función </text:span><text:span text:style-name="T35">fifo</text:span><text:span text:style-name="T27">()</text:span><text:span text:style-name="T179"> el argumento </text:span><text:span text:style-name="T35">description</text:span><text:span text:style-name="T179"> será la ruta del </text:span><text:span text:style-name="T180">proceso</text:span><text:span text:style-name="T179"> </text:span><text:span text:style-name="T499">pepes</text:span><text:span text:style-name="T494"> </text:span><text:span text:style-name="T516">(</text:span><text:span text:style-name="T517">acrónimo </text:span><text:span text:style-name="T527">en español de</text:span><text:span text:style-name="T517"> la frase </text:span><text:span text:style-name="T514">p</text:span><text:span text:style-name="T491">rimero en </text:span><text:span text:style-name="T514">e</text:span><text:span text:style-name="T491">ntrar</text:span><text:span text:style-name="T492">, </text:span><text:span text:style-name="T514">p</text:span><text:span text:style-name="T491">rimero </text:span><text:span text:style-name="T514">e</text:span><text:span text:style-name="T491">n </text:span><text:span text:style-name="T514">s</text:span><text:span text:style-name="T491">alir </text:span><text:span text:style-name="T527">y cuyo acrónimo inglés es </text:span><text:span text:style-name="T499">fifo</text:span><text:span text:style-name="T492">)</text:span><text:span text:style-name="T179">. La aceptación de conexiones </text:span><text:span text:style-name="T499">pepes</text:span><text:span text:style-name="T179"> será opcional pero están disponibles en la mayoría de plataformas basadas en Unix y Windows.</text:span></text:p>
      <text:p text:style-name="P132"><text:span text:style-name="T180">La intención es que, </text:span><text:span text:style-name="T228">generalmente,</text:span><text:span text:style-name="T180"> </text:span><text:span text:style-name="T27">file</text:span><text:span text:style-name="T34">()</text:span><text:span text:style-name="T180"> pueda ser usada para la entrada de </text:span><text:span text:style-name="T359">datos codificados como</text:span><text:span text:style-name="T180"> texto y </text:span><text:span text:style-name="T210">que</text:span><text:span text:style-name="T180"> </text:span><text:span text:style-name="T27">gzfile</text:span><text:span text:style-name="T180"> </text:span><text:span text:style-name="T210">sea utilizada </text:span><text:span text:style-name="T180">para la entrada de datos binarios</text:span><text:span text:style-name="T228">, </text:span><text:span text:style-name="T211">ya sea </text:span><text:span text:style-name="T180">desde direcciones URL de archivo, </text:span><text:span text:style-name="T210">HTTP</text:span><text:span text:style-name="T180"> </text:span><text:span text:style-name="T211">o</text:span><text:span text:style-name="T180"> </text:span><text:span text:style-name="T210">HTTPS.</text:span></text:p>
      <text:p text:style-name="P92"><text:span text:style-name="T27">open()</text:span><text:span text:style-name="T180">, </text:span><text:span text:style-name="T27">close()</text:span><text:span text:style-name="T180"> y </text:span><text:span text:style-name="T27">seek()</text:span><text:span text:style-name="T180"> son funciones genéricas </text:span><text:span text:style-name="T419">(es decir, pensadas para diferentes clases de objetos)</text:span><text:span text:style-name="T180"> por lo que lo especificado a continuación </text:span><text:span text:style-name="T198">también </text:span><text:span text:style-name="T180">aplica a </text:span><text:span text:style-name="T360">otros</text:span><text:span text:style-name="T180"> métodos relevantes para conexiones.</text:span></text:p>
      <text:p text:style-name="P127"><text:span text:style-name="T423">La función </text:span><text:span text:style-name="T26">o</text:span><text:span text:style-name="T25">pen()</text:span><text:span text:style-name="T181"> </text:span><text:span text:style-name="T419">creará</text:span><text:span text:style-name="T181"> una conexión </text:span><text:span text:style-name="T419">de cualquier tipo</text:span><text:span text:style-name="T181">. En general, las funciones que usan conexiones las abrirán </text:span><text:span text:style-name="T274">directamente</text:span><text:span text:style-name="T181"> si no </text:span><text:span text:style-name="T274">han sido</text:span><text:span text:style-name="T181"> abiertas </text:span><text:span text:style-name="T419">todavía</text:span><text:span text:style-name="T181">, pero después </text:span><text:span text:style-name="T361">trabajar con ellas</text:span><text:span text:style-name="T181"> las cerrarán de nuevo, </text:span><text:span text:style-name="T199">lo que devolverá la línea de lectura al comienzo</text:span><text:span text:style-name="T181">. </text:span><text:span text:style-name="T362">En cambio, p</text:span><text:span text:style-name="T199">ara trabajar con una conexión de de forma incremental, es decir, desde el último punto de lectura,</text:span><text:span text:style-name="T181"> tendrá que invocar explícitamente a la función </text:span><text:span text:style-name="T25">open()</text:span><text:span text:style-name="T181"> </text:span><text:span text:style-name="T199">de manera previa </text:span><text:span text:style-name="T274">a</text:span><text:span text:style-name="T199"> las funciones de lectura </text:span><text:span text:style-name="T274">de la conexión</text:span><text:span text:style-name="T199">.</text:span></text:p>
      <text:p text:style-name="P128"><text:span text:style-name="T181">La función </text:span><text:span text:style-name="T25">close()</text:span><text:span text:style-name="T181"> </text:span><text:span text:style-name="T534">rompe</text:span><text:span text:style-name="T539">rá</text:span><text:span text:style-name="T528"> </text:span><text:span text:style-name="T529">totalmente</text:span><text:span text:style-name="T199"> </text:span><text:span text:style-name="T181">un</text:span><text:span text:style-name="T364">a</text:span><text:span text:style-name="T181"> conexión</text:span><text:span text:style-name="T490"> </text:span><text:span text:style-name="T530">dentro del entorno de </text:span><text:span text:style-name="T636">R</text:span><text:span text:style-name="T760">, </text:span><text:span text:style-name="T764">pero</text:span><text:span text:style-name="T763"> no afecta a la entidad externa con la que se estableció la conexión.</text:span><text:span text:style-name="T761"> </text:span><text:span text:style-name="T763">Es decir,</text:span><text:span text:style-name="T761"> </text:span><text:span text:style-name="T763">la </text:span><text:span text:style-name="T765">ruptura</text:span><text:span text:style-name="T763"> de la conexión </text:span><text:span text:style-name="T531">solo </text:span><text:span text:style-name="T532">significa que ese objeto ya no podrá comunicarse con </text:span><text:span text:style-name="T539">el</text:span><text:span text:style-name="T533"> objeto </text:span><text:span text:style-name="T539">externo</text:span><text:span text:style-name="T528">.</text:span><text:span text:style-name="T181"> </text:span><text:span text:style-name="T364">S</text:span><text:span text:style-name="T363">i </text:span><text:span text:style-name="T364">la usuaria desea seguir trabajando con </text:span><text:span text:style-name="T365">ese</text:span><text:span text:style-name="T363"> mismo objeto </text:span><text:span text:style-name="T364">como conexión,</text:span><text:span text:style-name="T363"> deberá invocar de nuevo a alguna de las funciones de creación de conexiones </text:span><text:span text:style-name="T364">y asignarla </text:span><text:span text:style-name="T365">otra vez al </text:span><text:span text:style-name="T364">objeto</text:span><text:span text:style-name="T363">. </text:span><text:span text:style-name="T364">S</text:span><text:span text:style-name="T181">i </text:span><text:span text:style-name="T363">el objeto</text:span><text:span text:style-name="T181"> </text:span><text:span text:style-name="T419">al </text:span><text:span text:style-name="T181">que </text:span><text:span text:style-name="T198">se</text:span><text:span text:style-name="T181"> refier</text:span><text:span text:style-name="T364">e</text:span><text:span text:style-name="T181"> la conexión</text:span><text:span text:style-name="T363"> ya no</text:span><text:span text:style-name="T181"> se encuentra presente </text:span><text:span text:style-name="T364">en el entorno de </text:span><text:span text:style-name="T181">de </text:span><text:span text:style-name="T627">R</text:span><text:span text:style-name="T769"> </text:span><text:span text:style-name="T767">porque, </text:span><text:span text:style-name="T770">por ejemplo,</text:span><text:span text:style-name="T767"> fue removido o eliminado, la</text:span><text:span text:style-name="T766"> </text:span><text:span text:style-name="T768">ruptura</text:span><text:span text:style-name="T767"> de la conexión</text:span><text:span text:style-name="T181"> ocurrirá automáticamente </text:span><text:span text:style-name="T363">en un</text:span><text:span text:style-name="T181"> tiempo </text:span><text:span text:style-name="T363">prudente</text:span><text:span text:style-name="T181"> </text:span><text:span text:style-name="T366">e irá acompañada de una advertencia</text:span><text:span text:style-name="T181">.</text:span></text:p>
      <text:p text:style-name="P91"><text:soft-page-break/><text:span text:style-name="T182">P</text:span><text:span text:style-name="T198">odrán</text:span><text:span text:style-name="T182"> asignarse (</text:span><text:span text:style-name="T367">aunque </text:span><text:span text:style-name="T182">no necesariamente abrirse) un máximo de 128 conexiones en un momento dado. </text:span><text:span text:style-name="T199">Las t</text:span><text:span text:style-name="T182">res </text:span><text:span text:style-name="T199">primeras</text:span><text:span text:style-name="T182"> </text:span><text:span text:style-name="T198">ya </text:span><text:span text:style-name="T182">han </text:span><text:span text:style-name="T367">han sido</text:span><text:span text:style-name="T199"> </text:span><text:span text:style-name="T182">asignadas </text:span><text:span text:style-name="T199">a los procesos de entrada y salida de la consola de </text:span><text:span text:style-name="T626">R</text:span><text:span text:style-name="T182"> (véase </text:span><text:span text:style-name="T698">stdout</text:span><text:span text:style-name="T791">()</text:span><text:span text:style-name="T182">). El sistema operativo impondrá límites de varios tipos </text:span><text:span text:style-name="T199">al</text:span><text:span text:style-name="T182"> número de conexiones, pero </text:span><text:span text:style-name="T198">este</text:span><text:span text:style-name="T182"> usualmente </text:span><text:span text:style-name="T367">será mayor a</text:span><text:span text:style-name="T182"> 125.</text:span></text:p>
      <text:p text:style-name="P93"><text:span text:style-name="T198">La función </text:span><text:span text:style-name="T26">f</text:span><text:span text:style-name="T28">lush()</text:span><text:span text:style-name="T182"> descarga</text:span><text:span text:style-name="T420">rá</text:span><text:span text:style-name="T182"> </text:span><text:span text:style-name="T198">el conjunto</text:span><text:span text:style-name="T182"> de resultados de una conexión abierta </text:span><text:span text:style-name="T198">en modo de escritura</text:span><text:span text:style-name="T182"> o </text:span><text:span text:style-name="T198">de adiciones </text:span><text:span text:style-name="T367">hacia un lugar de salida</text:span><text:span text:style-name="T182">. </text:span><text:span text:style-name="T200">A</text:span><text:span text:style-name="T182">ctualmente </text:span><text:span text:style-name="T200">este comportamiento</text:span><text:span text:style-name="T182"> solo </text:span><text:span text:style-name="T200">ha sido implementado</text:span><text:span text:style-name="T182"> para conexiones de archivo y </text:span><text:span text:style-name="T200">de </text:span><text:span text:style-name="T182">portapapeles, </text:span><text:span text:style-name="T200">así como para la</text:span><text:span text:style-name="T367">s conexiones de</text:span><text:span text:style-name="T200"> </text:span><text:span text:style-name="T674">salida estándar</text:span><text:span text:style-name="T581"> </text:span><text:span text:style-name="T182">y </text:span><text:span text:style-name="T200">de </text:span><text:span text:style-name="T677">mensajes</text:span><text:span text:style-name="T674"> estándar</text:span><text:span text:style-name="T182">.</text:span></text:p>
      <text:p text:style-name="P133"><text:span text:style-name="T421">E</text:span><text:span text:style-name="T370">n la mayoría de las plataformas </text:span><text:span text:style-name="T421">de sistema, c</text:span><text:span text:style-name="T369">uando</text:span><text:span text:style-name="T182"> </text:span><text:span text:style-name="T368">el valor del argumento de</text:span><text:span text:style-name="T182"> descripción </text:span><text:span text:style-name="T368">para</text:span><text:span text:style-name="T182"> un</text:span><text:span text:style-name="T368">a conexión de</text:span><text:span text:style-name="T182"> archivo </text:span><text:span text:style-name="T421">(</text:span><text:span text:style-name="T88">file()</text:span><text:span text:style-name="T421">, etc) </text:span><text:span text:style-name="T182">o </text:span><text:span text:style-name="T368">para una </text:span><text:span text:style-name="T369">conexión</text:span><text:span text:style-name="T182"> </text:span><text:span text:style-name="T505">pepes</text:span><text:span text:style-name="T541"> </text:span><text:span text:style-name="T540">(</text:span><text:span text:style-name="T103">fifo()</text:span><text:span text:style-name="T540">)</text:span><text:span text:style-name="T541"> </text:span><text:span text:style-name="T370">sea</text:span><text:span text:style-name="T368"> el </text:span><text:span text:style-name="T182">campo vacío </text:span><text:span text:style-name="T201">(</text:span><text:span text:style-name="Source_20_Text"><text:span text:style-name="T182">""</text:span></text:span><text:span text:style-name="Source_20_Text"><text:span text:style-name="T201">)</text:span></text:span><text:span text:style-name="Source_20_Text"><text:span text:style-name="T182">, el archivo o </text:span></text:span><text:span text:style-name="Source_20_Text"><text:span text:style-name="T207">conexión </text:span></text:span><text:span text:style-name="Source_20_Text"><text:span text:style-name="T513">pepes</text:span></text:span><text:span text:style-name="Source_20_Text"><text:span text:style-name="T182"> será abiert</text:span></text:span><text:span text:style-name="Source_20_Text"><text:span text:style-name="T207">o</text:span></text:span><text:span text:style-name="Source_20_Text"><text:span text:style-name="T182"> inmediatamente </text:span></text:span><text:span text:style-name="Source_20_Text"><text:span text:style-name="T208">en</text:span></text:span><text:span text:style-name="Source_20_Text"><text:span text:style-name="T182"> </text:span></text:span><text:span text:style-name="Source_20_Text"><text:span text:style-name="T208">el modo</text:span></text:span><text:span text:style-name="Source_20_Text"><text:span text:style-name="T182"> </text:span></text:span><text:span text:style-name="Source_20_Text"><text:span text:style-name="T207">de lectura y escritura </text:span></text:span><text:span text:style-name="Source_20_Text"><text:span text:style-name="T370">de</text:span></text:span><text:span text:style-name="Source_20_Text"><text:span text:style-name="T207"> </text:span></text:span><text:span text:style-name="Source_20_Text"><text:span text:style-name="T451">texto</text:span></text:span><text:span text:style-name="Source_20_Text"><text:span text:style-name="T207"> con truncamiento inicial</text:span></text:span><text:span text:style-name="Source_20_Text"><text:span text:style-name="T182"> </text:span></text:span><text:span text:style-name="Source_20_Text"><text:span text:style-name="T208">(</text:span></text:span><text:span text:style-name="Source_20_Text"><text:span text:style-name="T28">"w+"</text:span></text:span><text:span text:style-name="Source_20_Text"><text:span text:style-name="T208">). </text:span></text:span><text:span text:style-name="Source_20_Text"><text:span text:style-name="T421">Sin embargo,</text:span></text:span><text:span text:style-name="Source_20_Text"><text:span text:style-name="T182"> a menos que el argumento </text:span></text:span><text:span text:style-name="Source_20_Text"><text:span text:style-name="T28">open</text:span></text:span><text:span text:style-name="Source_20_Text"><text:span text:style-name="T86">=</text:span></text:span><text:span text:style-name="Source_20_Text"><text:span text:style-name="T182"> </text:span></text:span><text:span text:style-name="Source_20_Text"><text:span text:style-name="T451">sea</text:span></text:span><text:span text:style-name="Source_20_Text"><text:span text:style-name="T182"> especificado </text:span></text:span><text:span text:style-name="Source_20_Text"><text:span text:style-name="T208">previamente</text:span></text:span><text:span text:style-name="Source_20_Text"><text:span text:style-name="T182"> </text:span></text:span><text:span text:style-name="Source_20_Text"><text:span text:style-name="T208">en</text:span></text:span><text:span text:style-name="Source_20_Text"><text:span text:style-name="T182"> </text:span></text:span><text:span text:style-name="Source_20_Text"><text:span text:style-name="T208">el modo</text:span></text:span><text:span text:style-name="Source_20_Text"><text:span text:style-name="T182"> </text:span></text:span><text:span text:style-name="Source_20_Text"><text:span text:style-name="T207">de lectura y escritura </text:span></text:span><text:span text:style-name="Source_20_Text"><text:span text:style-name="T452">binaria</text:span></text:span><text:span text:style-name="Source_20_Text"><text:span text:style-name="T207"> con truncamiento inicial</text:span></text:span><text:span text:style-name="Source_20_Text"><text:span text:style-name="T182"> </text:span></text:span><text:span text:style-name="Source_20_Text"><text:span text:style-name="T28">"w+b"</text:span></text:span><text:span text:style-name="Source_20_Text"><text:span text:style-name="T182">, y estará desvinculado del sistema de archivos. Esto permit</text:span></text:span><text:span text:style-name="Source_20_Text"><text:span text:style-name="T208">irá</text:span></text:span><text:span text:style-name="Source_20_Text"><text:span text:style-name="T182"> que </text:span></text:span><text:span text:style-name="Source_20_Text"><text:span text:style-name="T208">haya</text:span></text:span><text:span text:style-name="Source_20_Text"><text:span text:style-name="T182"> un archivo o </text:span></text:span><text:span text:style-name="Source_20_Text"><text:span text:style-name="T453">pepes</text:span></text:span><text:span text:style-name="Source_20_Text"><text:span text:style-name="T182"> </text:span></text:span><text:span text:style-name="Source_20_Text"><text:span text:style-name="T208">temporal al cual </text:span></text:span><text:span text:style-name="Source_20_Text"><text:span text:style-name="T182">escribir </text:span></text:span><text:span text:style-name="Source_20_Text"><text:span text:style-name="T208">para </text:span></text:span><text:span text:style-name="Source_20_Text"><text:span text:style-name="T182">luego ser leído.</text:span></text:span></text:p>
      <text:p text:style-name="P129"><text:span text:style-name="T371">Cuando el argumento </text:span><text:span text:style-name="T79">server</text:span><text:span text:style-name="T86">=</text:span><text:span text:style-name="T371"> de la función </text:span><text:span text:style-name="T29">socketConnection()</text:span><text:span text:style-name="T202"> </text:span><text:span text:style-name="T371">esté seleccionado con el valor lógico verdadero (</text:span><text:span text:style-name="T29">server=TRUE</text:span><text:span text:style-name="T371">), se </text:span><text:span text:style-name="T202">crea</text:span><text:span text:style-name="T203">rá</text:span><text:span text:style-name="T202"> </text:span><text:span text:style-name="T203">temporalmente </text:span><text:span text:style-name="T202">un </text:span><text:span text:style-name="T203">nuevo</text:span><text:span text:style-name="T202"> </text:span><text:span text:style-name="T201">enchufe</text:span><text:span text:style-name="T202"> </text:span><text:span text:style-name="T203">de </text:span><text:span text:style-name="T202">servidor </text:span><text:span text:style-name="T203">que permanecerá atento al puerto </text:span><text:span text:style-name="T209">señalado en el argumento </text:span><text:span text:style-name="T33">port</text:span><text:span text:style-name="T86">=</text:span><text:span text:style-name="T203">. En cuanto la nueva conexión de </text:span><text:span text:style-name="T201">enchufe</text:span><text:span text:style-name="T203"> sea aceptada en ese puerto, el </text:span><text:span text:style-name="T201">enchufe</text:span><text:span text:style-name="T203"> de servidor será cerrado automáticamente. La función </text:span><text:span text:style-name="T30">serverSocket()</text:span><text:span text:style-name="T203"> creará un </text:span><text:span text:style-name="T201">enchufe</text:span><text:span text:style-name="T203"> de servidor que permanecerá atento y que podrá ser utilizado para aceptar múltiples conexiones de </text:span><text:span text:style-name="T201">enchufe</text:span><text:span text:style-name="T203"> por </text:span><text:span text:style-name="T30">socketAccept()</text:span><text:span text:style-name="T203">. Para dejar de estar al pendiente de las nuevas conexiones, un </text:span><text:span text:style-name="T201">enchufe</text:span><text:span text:style-name="T203"> de servidor necesitará ser cerrado explícitamente con la función </text:span><text:span text:style-name="T30">close()</text:span><text:span text:style-name="T203">.</text:span></text:p>
      <text:p text:style-name="P94"><text:span text:style-name="T204">La función </text:span><text:span text:style-name="T31">socketTimeout</text:span><text:span text:style-name="T32">()</text:span><text:span text:style-name="T204"> establece</text:span><text:span text:style-name="T205">rá</text:span><text:span text:style-name="T204"> el tiempo de espera de </text:span><text:span text:style-name="T205">una conexión de enchufe</text:span><text:span text:style-name="T204">. Un tiempo de espera negativo </text:span><text:span text:style-name="T372">podrá</text:span><text:span text:style-name="T204"> </text:span><text:span text:style-name="T372">aportarse</text:span><text:span text:style-name="T204"> para consultar el valor </text:span><text:span text:style-name="T205">previo</text:span><text:span text:style-name="T204">.</text:span></text:p>
      <text:h text:style-name="P149" text:outline-level="1"><text:bookmark-start text:name="__RefHeading___Toc29797_263899930"/>5. Valor devuelto<text:bookmark-end text:name="__RefHeading___Toc29797_263899930"/></text:h>
      <text:p text:style-name="P101"><text:span text:style-name="Source_20_Text"><text:span text:style-name="T214">Las funciones </text:span></text:span><text:span text:style-name="Source_20_Text"><text:span text:style-name="T10">file</text:span></text:span><text:span text:style-name="Source_20_Text"><text:span text:style-name="T37">()</text:span></text:span><text:span text:style-name="T155">, </text:span><text:span text:style-name="Source_20_Text"><text:span text:style-name="T10">pipe</text:span></text:span><text:span text:style-name="Source_20_Text"><text:span text:style-name="T37">()</text:span></text:span><text:span text:style-name="T155">, </text:span><text:span text:style-name="Source_20_Text"><text:span text:style-name="T10">fifo</text:span></text:span><text:span text:style-name="Source_20_Text"><text:span text:style-name="T37">()</text:span></text:span><text:span text:style-name="T155">, </text:span><text:span text:style-name="Source_20_Text"><text:span text:style-name="T10">url</text:span></text:span><text:span text:style-name="Source_20_Text"><text:span text:style-name="T37">()</text:span></text:span><text:span text:style-name="T155">, </text:span><text:span text:style-name="Source_20_Text"><text:span text:style-name="T10">gzfile</text:span></text:span><text:span text:style-name="Source_20_Text"><text:span text:style-name="T37">()</text:span></text:span><text:span text:style-name="T155">, </text:span><text:span text:style-name="Source_20_Text"><text:span text:style-name="T10">bzfile</text:span></text:span><text:span text:style-name="Source_20_Text"><text:span text:style-name="T37">()</text:span></text:span><text:span text:style-name="T155">, </text:span><text:span text:style-name="Source_20_Text"><text:span text:style-name="T10">xzfile</text:span></text:span><text:span text:style-name="Source_20_Text"><text:span text:style-name="T37">()</text:span></text:span><text:span text:style-name="T155">, </text:span><text:span text:style-name="Source_20_Text"><text:span text:style-name="T10">unz</text:span></text:span><text:span text:style-name="Source_20_Text"><text:span text:style-name="T37">()</text:span></text:span><text:span text:style-name="T155">, </text:span><text:span text:style-name="Source_20_Text"><text:span text:style-name="T10">socketConnection</text:span></text:span><text:span text:style-name="Source_20_Text"><text:span text:style-name="T37">()</text:span></text:span><text:span text:style-name="T155">, </text:span><text:span text:style-name="Source_20_Text"><text:span text:style-name="T10">socketAccept</text:span></text:span><text:span text:style-name="Source_20_Text"><text:span text:style-name="T37">()</text:span></text:span><text:span text:style-name="T155"> </text:span><text:span text:style-name="T204">y</text:span><text:span text:style-name="T155"> </text:span><text:span text:style-name="Source_20_Text"><text:span text:style-name="T10">serverSocket</text:span></text:span><text:span text:style-name="Source_20_Text"><text:span text:style-name="T37">()</text:span></text:span><text:span text:style-name="T155"> </text:span><text:span text:style-name="T204">devolverán un objeto de conexión </text:span><text:span text:style-name="T214">con </text:span><text:span text:style-name="Source_20_Text"><text:span text:style-name="T204">una clase primaria específica </text:span></text:span><text:span text:style-name="Source_20_Text"><text:span text:style-name="T454">a</text:span></text:span><text:span text:style-name="Source_20_Text"><text:span text:style-name="T214"> cada función </text:span></text:span><text:span text:style-name="Source_20_Text"><text:span text:style-name="T250">y una clase secundaria </text:span></text:span><text:span text:style-name="Source_20_Text"><text:span text:style-name="T373">general</text:span></text:span><text:span text:style-name="Source_20_Text"><text:span text:style-name="T204"> </text:span></text:span><text:span text:style-name="Source_20_Text"><text:span text:style-name="T31">"connection"</text:span></text:span><text:span text:style-name="Source_20_Text"><text:span text:style-name="T204">, </text:span></text:span><text:span text:style-name="Source_20_Text"><text:span text:style-name="T256">de la cual heredan atributos.</text:span></text:span></text:p>
      <text:p text:style-name="P102"><text:span text:style-name="T251">Las funciones </text:span><text:span text:style-name="T45">open()</text:span><text:span text:style-name="T251"> y </text:span><text:span text:style-name="T45">flush()</text:span><text:span text:style-name="T251"> dev</text:span><text:span text:style-name="T252">olverán</text:span><text:span text:style-name="T251"> </text:span><text:span text:style-name="T215">un valor</text:span><text:span text:style-name="T251"> </text:span><text:span text:style-name="T215">nulo (</text:span><text:span text:style-name="T45">NULL</text:span><text:span text:style-name="T215">)</text:span><text:span text:style-name="T251"> </text:span><text:span text:style-name="T215">de </text:span><text:span text:style-name="T252">manera</text:span><text:span text:style-name="T251"> invisible.</text:span></text:p>
      <text:p text:style-name="P82"><text:span text:style-name="T215">La función </text:span><text:span text:style-name="T38">close()</text:span><text:span text:style-name="T215"> dev</text:span><text:span text:style-name="T253">olverá, </text:span><text:span text:style-name="T250">de manera invisible,</text:span><text:span text:style-name="T215"> un valor nulo </text:span><text:span text:style-name="T254">(</text:span><text:span text:style-name="T46">NULL</text:span><text:span text:style-name="T254">) </text:span><text:span text:style-name="T215">o un número entero que indica</text:span><text:span text:style-name="T255">rá</text:span><text:span text:style-name="T215"> el estado de conexión. </text:span><text:span text:style-name="T254">El </text:span><text:span text:style-name="T255">estado</text:span><text:span text:style-name="T254"> </text:span><text:span text:style-name="T250">corresponde al momento en que</text:span><text:span text:style-name="T254"> la conexión fue cerrada por última vez y est</text:span><text:span text:style-name="T255">ará</text:span><text:span text:style-name="T254"> disponible solo para algunos tipos de conexiones (por ejemplo, tuberías, archivo</text:span><text:span text:style-name="T374">s</text:span><text:span text:style-name="T254"> y </text:span><text:span text:style-name="T374">pepes</text:span><text:span text:style-name="T254">). </text:span><text:span text:style-name="T250">Como es típico en programación</text:span><text:span text:style-name="T254">, un </text:span><text:span text:style-name="T250">valor de</text:span><text:span text:style-name="T254"> </text:span><text:span text:style-name="T250">salida de</text:span><text:span text:style-name="T254"> cero indica</text:span><text:span text:style-name="T250">rá</text:span><text:span text:style-name="T254"> </text:span><text:span text:style-name="T255">que se tuvo </text:span><text:span text:style-name="T254">é</text:span><text:span text:style-name="T250">xito, por lo que </text:span><text:span text:style-name="T255">este número indica que</text:span><text:span text:style-name="T250"> la conexión fue cerrada correctamente</text:span><text:span text:style-name="T254">. Valores negativos </text:span><text:span text:style-name="T250">vendrán </text:span><text:soft-page-break/><text:span text:style-name="T250">acompañados de</text:span><text:span text:style-name="T254"> una advertencia. En el caso </text:span><text:span text:style-name="T250">de las conexiones de escritura</text:span><text:span text:style-name="T254">, </text:span><text:span text:style-name="T250">los valores negativos</text:span><text:span text:style-name="T254"> podrían indicar fallos </text:span><text:span text:style-name="T374">que los usuarios no deberían ignorar.</text:span></text:p>
      <text:p text:style-name="P82"><text:span text:style-name="Source_20_Text"><text:span text:style-name="T215">La función </text:span></text:span><text:span text:style-name="Source_20_Text"><text:span text:style-name="T38">isOpen()</text:span></text:span><text:span text:style-name="Source_20_Text"><text:span text:style-name="T215"> dev</text:span></text:span><text:span text:style-name="Source_20_Text"><text:span text:style-name="T435">olverá</text:span></text:span><text:span text:style-name="Source_20_Text"><text:span text:style-name="T215"> un valor lógico que indica</text:span></text:span><text:span text:style-name="Source_20_Text"><text:span text:style-name="T256">rá</text:span></text:span><text:span text:style-name="Source_20_Text"><text:span text:style-name="T215"> si la conexión se encuentra abierta actualmente.</text:span></text:span></text:p>
      <text:p text:style-name="P82"><text:span text:style-name="T215">La función </text:span><text:span text:style-name="T38">isIncomplete</text:span><text:span text:style-name="T47">()</text:span><text:span text:style-name="T215"> dev</text:span><text:span text:style-name="T258">olverá</text:span><text:span text:style-name="T215"> un valor lógico que indica si el último intento de lectura fue bloqueado o, para una conexión de salida de texto, si hay algún resultado por descargar.</text:span></text:p>
      <text:p text:style-name="P103"><text:span text:style-name="T259">La función </text:span><text:span text:style-name="T48">socketTimeout</text:span><text:span text:style-name="T49">()</text:span><text:span text:style-name="T259"> devolverá el valor antiguo de</text:span><text:span text:style-name="T252">l</text:span><text:span text:style-name="T259"> tiempo de espera de una conexión de </text:span><text:span text:style-name="T252">enchufe</text:span><text:span text:style-name="T259">.</text:span></text:p>
      <text:h text:style-name="P149" text:outline-level="1"><text:bookmark-start text:name="__RefHeading___Toc29799_263899930"/>6. Direcciones URL<text:bookmark-end text:name="__RefHeading___Toc29799_263899930"/></text:h>
      <text:p text:style-name="P103"><text:span text:style-name="T259">Las funciones </text:span><text:span text:style-name="T48">url()</text:span><text:span text:style-name="T259"> y </text:span><text:span text:style-name="T48">file()</text:span><text:span text:style-name="T259"> aceptan los esquemas </text:span><text:span text:style-name="T260">de direcciones</text:span><text:span text:style-name="T259"> URL tales como </text:span><text:span text:style-name="Source_20_Text"><text:span text:style-name="T18">"</text:span></text:span><text:span text:style-name="T48">file://</text:span><text:span text:style-name="Source_20_Text"><text:span text:style-name="T18">"</text:span></text:span><text:span text:style-name="T259">, </text:span><text:span text:style-name="Source_20_Text"><text:span text:style-name="T18">"</text:span></text:span><text:span text:style-name="T48">http://</text:span><text:span text:style-name="Source_20_Text"><text:span text:style-name="T18">"</text:span></text:span><text:span text:style-name="T259">, </text:span><text:span text:style-name="Source_20_Text"><text:span text:style-name="T18">"</text:span></text:span><text:span text:style-name="T48">https://</text:span><text:span text:style-name="Source_20_Text"><text:span text:style-name="T18">"</text:span></text:span><text:span text:style-name="T259"> y </text:span><text:span text:style-name="Source_20_Text"><text:span text:style-name="T18">"</text:span></text:span><text:span text:style-name="T48">ftp://</text:span><text:span text:style-name="Source_20_Text"><text:span text:style-name="T18">"</text:span></text:span><text:span text:style-name="T259">. </text:span></text:p>
      <text:p text:style-name="P130"><text:span text:style-name="T375">Cuando e</text:span><text:span text:style-name="T259">l argumento </text:span><text:span text:style-name="Source_20_Text"><text:span text:style-name="T48">method</text:span></text:span><text:span text:style-name="Source_20_Text"><text:span text:style-name="T87">=</text:span></text:span><text:span text:style-name="Source_20_Text"><text:span text:style-name="T259"> </text:span></text:span><text:span text:style-name="Source_20_Text"><text:span text:style-name="T455">sea</text:span></text:span><text:span text:style-name="Source_20_Text"><text:span text:style-name="T375"> seleccionado con la opción </text:span></text:span><text:span text:style-name="Source_20_Text"><text:span text:style-name="T48">"libcurl"</text:span></text:span><text:span text:style-name="Source_20_Text"><text:span text:style-name="T375">, </text:span></text:span><text:span text:style-name="Source_20_Text"><text:span text:style-name="T376">se </text:span></text:span><text:span text:style-name="Source_20_Text"><text:span text:style-name="T455">podrán</text:span></text:span><text:span text:style-name="Source_20_Text"><text:span text:style-name="T259"> utilizar más </text:span></text:span><text:span text:style-name="Source_20_Text"><text:span text:style-name="T436">esquemas</text:span></text:span><text:span text:style-name="Source_20_Text"><text:span text:style-name="T259">. No obstante, exactamente cuántos esquemas más dependerá de </text:span></text:span><text:span text:style-name="Source_20_Text"><text:span text:style-name="T216">cada</text:span></text:span><text:span text:style-name="Source_20_Text"><text:span text:style-name="T259"> plataforma de sistema operativo utilizada (véase </text:span></text:span><text:span text:style-name="Source_20_Text"><text:span text:style-name="T261">la página de ayuda de la función</text:span></text:span><text:span text:style-name="Source_20_Text"><text:span text:style-name="T259"> </text:span></text:span><text:span text:style-name="Source_20_Text"><text:span text:style-name="T689">libcurlVersion</text:span></text:span><text:span text:style-name="Source_20_Text"><text:span text:style-name="T772">()</text:span></text:span><text:span text:style-name="Source_20_Text"><text:span text:style-name="T259">), aunque todas las plataformas similares a Unix aceptarán esquemas </text:span></text:span><text:span text:style-name="Source_20_Text"><text:span text:style-name="T18">"</text:span></text:span><text:span text:style-name="Source_20_Text"><text:span text:style-name="T48">https://</text:span></text:span><text:span text:style-name="Source_20_Text"><text:span text:style-name="T18">"</text:span></text:span><text:span text:style-name="Source_20_Text"><text:span text:style-name="T259"> y la mayoría de las plataformas acepta </text:span></text:span><text:span text:style-name="Source_20_Text"><text:span text:style-name="T18">"</text:span></text:span><text:span text:style-name="Source_20_Text"><text:span text:style-name="T48">ftps://</text:span></text:span><text:span text:style-name="Source_20_Text"><text:span text:style-name="T18">"</text:span></text:span><text:span text:style-name="Source_20_Text"><text:span text:style-name="T259">.</text:span></text:span></text:p>
      <text:p text:style-name="P104"><text:span text:style-name="T262">La mayoría de métodos no codifican los caracteres especiales </text:span><text:span text:style-name="T671">—</text:span><text:span text:style-name="T582">por ejemplo, los espacios</text:span><text:span text:style-name="T671">—</text:span><text:span text:style-name="T262"> como signos de porcentaje en direcciones URL </text:span><text:span text:style-name="T377">con el</text:span><text:span text:style-name="T216"> esquema</text:span><text:span text:style-name="T262"> </text:span><text:span text:style-name="Source_20_Text"><text:span text:style-name="T18">"</text:span></text:span><text:span text:style-name="T48">http://</text:span><text:span text:style-name="Source_20_Text"><text:span text:style-name="T18">"</text:span></text:span><text:span text:style-name="T262">, pero al parecer el método </text:span><text:span text:style-name="Source_20_Text"><text:span text:style-name="T50">"wininet"</text:span></text:span><text:span text:style-name="Source_20_Text"><text:span text:style-name="T262"> sí lo hace. Para más información véase </text:span></text:span><text:span text:style-name="Source_20_Text"><text:span text:style-name="T216">la página de ayuda de la función</text:span></text:span><text:span text:style-name="Source_20_Text"><text:span text:style-name="T262"> </text:span></text:span><text:span text:style-name="Source_20_Text"><text:span text:style-name="T690">URLencode</text:span></text:span><text:span text:style-name="Source_20_Text"><text:span text:style-name="T774">()</text:span></text:span><text:span text:style-name="Source_20_Text"><text:span text:style-name="T262">.</text:span></text:span></text:p>
      <text:p text:style-name="P118"><text:span text:style-name="T334">Con respecto a las </text:span><text:span text:style-name="T277">direcciones</text:span><text:span text:style-name="T334"> URL de archivo</text:span><text:span text:style-name="T378">s</text:span><text:span text:style-name="T334">,</text:span><text:span text:style-name="T335"> la forma más general </text:span><text:span text:style-name="T275">para los</text:span><text:span text:style-name="T335"> esquema</text:span><text:span text:style-name="T275">s</text:span><text:span text:style-name="T335"> </text:span><text:span text:style-name="Source_20_Text"><text:span text:style-name="T50">"</text:span></text:span><text:span text:style-name="T66">file://</text:span><text:span text:style-name="Source_20_Text"><text:span text:style-name="T50">"</text:span></text:span><text:span text:style-name="T335"> </text:span><text:span text:style-name="T275">es </text:span><text:span text:style-name="T93">file://servidor/ruta/al/archivo</text:span><text:span text:style-name="T520">, </text:span><text:span text:style-name="T521">de acuerdo al estándar abierto RFC1738 de la </text:span><text:span text:style-name="T522">Fuerza de Tarea de Ingeniería de Internet</text:span><text:span text:style-name="T521"> </text:span><text:span text:style-name="T522">(</text:span><text:span text:style-name="T521">IETF, </text:span><text:span text:style-name="T522">por sus siglas en inglés). </text:span><text:span text:style-name="T523">Sin embargo,</text:span><text:span text:style-name="T520"> </text:span><text:span text:style-name="T635">R</text:span><text:span text:style-name="T520"> sólo acepta </text:span><text:span text:style-name="T523">la</text:span><text:span text:style-name="T520"> forma con </text:span><text:span text:style-name="T524">el</text:span><text:span text:style-name="T520"> campo </text:span><text:span text:style-name="T535">correspondiente </text:span><text:span text:style-name="T538">a</text:span><text:span text:style-name="T542">l</text:span><text:span text:style-name="T520"> </text:span><text:span text:style-name="T93">servidor</text:span><text:span text:style-name="T520"> vacío, que </text:span><text:span text:style-name="T522">se</text:span><text:span text:style-name="T520"> </text:span><text:span text:style-name="T525">refiere</text:span><text:span text:style-name="T520"> a la máquina local. </text:span></text:p>
      <text:p text:style-name="P131"><text:span text:style-name="T526">Así,</text:span><text:span text:style-name="T524"> e</text:span><text:span text:style-name="T275">n las plataformas similares a UNIX </text:span><text:span text:style-name="T336">la</text:span><text:span text:style-name="T275"> forma </text:span><text:span text:style-name="T336">de la ruta de archivo será</text:span><text:span text:style-name="T275"> </text:span><text:span text:style-name="T277">como:</text:span><text:span text:style-name="T275"> </text:span><text:a xlink:type="simple" xlink:href="../../../../../../../../ruta/al/archivo" text:style-name="Internet_20_link" text:visited-style-name="Visited_20_Internet_20_Link"><text:span text:style-name="T776">file:///ruta/al/archivo</text:span></text:a><text:span text:style-name="T275">, en donde </text:span><text:span text:style-name="T93">ruta/al/archivo</text:span><text:span text:style-name="T275"> </text:span><text:span text:style-name="T338">será la ruta</text:span><text:span text:style-name="T275"> relativa </text:span><text:span text:style-name="T337">a </text:span><text:span text:style-name="T338">partir de</text:span><text:span text:style-name="T337"> la tercera diagonal</text:span><text:span text:style-name="T275"> ‘</text:span><text:span text:style-name="T54">/</text:span><text:span text:style-name="T275">’. Por ello, aunque la tercera diagonal sea estric</text:span><text:span text:style-name="T217">ta</text:span><text:span text:style-name="T275">mente parte de la especificación y no parte de la ruta, esta puede ser vista como </text:span><text:span text:style-name="T277">una forma de especificar</text:span><text:span text:style-name="T276"> </text:span><text:span text:style-name="T379">la ruta d</text:span><text:span text:style-name="T277">el</text:span><text:span text:style-name="T275"> archivo </text:span><text:span text:style-name="T337">de la forma</text:span><text:span text:style-name="T275"> </text:span><text:span text:style-name="Source_20_Text"><text:span text:style-name="T101">"</text:span></text:span><text:span text:style-name="T102">/ruta/al/archivo</text:span><text:span text:style-name="Source_20_Text"><text:span text:style-name="T101">"</text:span></text:span><text:span text:style-name="T275">. </text:span><text:span text:style-name="T261">En </text:span><text:span text:style-name="T380">la práctica</text:span><text:span text:style-name="T261"> no será</text:span><text:span text:style-name="T275"> posible especificar una ruta relativa utilizando </text:span><text:span text:style-name="T217">una </text:span><text:span text:style-name="T275">URL de archivo </text:span><text:span text:style-name="T379">con el esquema</text:span><text:span text:style-name="T275"> </text:span><text:span text:style-name="Source_20_Text"><text:span text:style-name="T48">"</text:span></text:span><text:span text:style-name="T67">file://</text:span><text:span text:style-name="Source_20_Text"><text:span text:style-name="T48">"</text:span></text:span><text:span text:style-name="T275">. </text:span><text:span text:style-name="T263">De esta </text:span><text:span text:style-name="T261">manera,</text:span><text:span text:style-name="T263"> la ruta </text:span><text:span text:style-name="T218">de un archivo será</text:span><text:span text:style-name="T263"> relativa a la raíz del sistema de archivos, </text:span><text:span text:style-name="T274">identificada </text:span><text:span text:style-name="T422">prácticamente </text:span><text:span text:style-name="T274">como </text:span><text:span text:style-name="T275">‘</text:span><text:span text:style-name="T54">/</text:span><text:span text:style-name="T275">’</text:span><text:span text:style-name="T263">. </text:span></text:p>
      <text:p text:style-name="P131"><text:span text:style-name="T274">Por ejemplo,</text:span><text:span text:style-name="T263"> </text:span><text:span text:style-name="T274">l</text:span><text:span text:style-name="T263">a forma estándar en Windows </text:span><text:span text:style-name="T274">de una ruta de archivo es</text:span><text:span text:style-name="T263"> </text:span><text:span text:style-name="T775">file:///d:/</text:span><text:a xlink:type="simple" xlink:href="../../../../../../../../ruta/al/archivo" text:style-name="Internet_20_link" text:visited-style-name="Visited_20_Internet_20_Link"><text:span text:style-name="T776">ruta/al/archivo</text:span></text:a><text:span text:style-name="T759"> </text:span><text:span text:style-name="T762">por lo que para su</text:span><text:span text:style-name="T518"> compatibilidad</text:span><text:span text:style-name="T263"> con versiones anteriores de </text:span><text:span text:style-name="T629">R</text:span><text:span text:style-name="T263"> y de Unix, cualquier </text:span><text:span text:style-name="T218">otra</text:span><text:span text:style-name="T263"> forma es descompuesta en </text:span><text:span text:style-name="T629">R</text:span><text:span text:style-name="T263"> como </text:span><text:a xlink:type="simple" xlink:href="../../../../../../../../" text:style-name="Internet_20_link" text:visited-style-name="Visited_20_Internet_20_Link"><text:span text:style-name="T775">file://</text:span></text:a><text:span text:style-name="T263"> más la </text:span><text:span text:style-name="T92">ruta_al_archivo</text:span><text:span text:style-name="T263">. Además, las diagonales invertidas </text:span><text:span text:style-name="T339">(</text:span><text:span text:style-name="T68">\</text:span><text:span text:style-name="T339">)</text:span><text:span text:style-name="T263"> serán aceptadas dentro de la ruta aunque el estándar </text:span><text:span text:style-name="T584">RFC1738</text:span><text:span text:style-name="T263"> no las </text:span><text:span text:style-name="T218">acepte</text:span><text:span text:style-name="T263">.</text:span></text:p>
      <text:p text:style-name="P105"><text:soft-page-break/><text:span text:style-name="T263">No se realizará ningún intento </text:span><text:span text:style-name="T266">por</text:span><text:span text:style-name="T263"> decodificar una </text:span><text:span text:style-name="T264">dirección URL de</text:span><text:span text:style-name="T263"> archivo codificada con porcentajes. </text:span><text:span text:style-name="T266">De ser necesario</text:span><text:span text:style-name="T263">, invoque la función </text:span><text:span text:style-name="T691">URLdecode</text:span><text:span text:style-name="T51">(</text:span><text:span text:style-name="T263">) </text:span><text:span text:style-name="T266">para hacerlo</text:span><text:span text:style-name="T263">.</text:span></text:p>
      <text:p text:style-name="P105"><text:span text:style-name="T263">Todos los métodos intentarán seguir URL</text:span><text:span text:style-name="T219">s</text:span><text:span text:style-name="T263"> </text:span><text:span text:style-name="T265">redireccionadas </text:span><text:span text:style-name="T263">de tipo HTTP, pero el método </text:span><text:span text:style-name="Source_20_Text"><text:span text:style-name="T51">"internal"</text:span></text:span><text:span text:style-name="Source_20_Text"><text:span text:style-name="T263"> </text:span></text:span><text:span text:style-name="Source_20_Text"><text:span text:style-name="T440">será</text:span></text:span><text:span text:style-name="Source_20_Text"><text:span text:style-name="T263"> incapaz de seguir redireccionamientos </text:span></text:span><text:span text:style-name="Source_20_Text"><text:span text:style-name="T439">de</text:span></text:span><text:span text:style-name="Source_20_Text"><text:span text:style-name="T263"> URLs de tipo HTTPS.</text:span></text:span></text:p>
      <text:p text:style-name="P44"><text:span text:style-name="T707">El almacenamiento de memoria intermedia (en caché) del lado del servidor </text:span><text:span text:style-name="T789">será </text:span><text:span text:style-name="T707">siempre aceptado.</text:span></text:p>
      <text:p text:style-name="P105"><text:span text:style-name="T263">La función </text:span><text:span text:style-name="T691">download.file</text:span><text:span text:style-name="T52">()</text:span><text:span text:style-name="T263"> y </text:span><text:span text:style-name="T267">varios</text:span><text:span text:style-name="T263"> paquetes contribuidos por l</text:span><text:span text:style-name="T278">o</text:span><text:span text:style-name="T263">s usuari</text:span><text:span text:style-name="T278">o</text:span><text:span text:style-name="T263">s aportan herramientas más completas para descargar archivos desde direcciones URL.</text:span></text:p>
      <text:h text:style-name="P148" text:outline-level="1"><text:bookmark-start text:name="__RefHeading___Toc29801_263899930"/><text:span text:style-name="T851">7. </text:span>Modalidades de <text:span text:style-name="T777">apertura</text:span><text:bookmark-end text:name="__RefHeading___Toc29801_263899930"/></text:h>
      <text:p text:style-name="P37"><text:span text:style-name="T778">E</text:span><text:span text:style-name="T779">l </text:span><text:span text:style-name="T780">argumento </text:span><text:span text:style-name="T109">open</text:span><text:span text:style-name="T115">=</text:span><text:span text:style-name="T780"> </text:span><text:span text:style-name="T778">especifica</text:span><text:span text:style-name="T779"> la modalidad de apertura de las conexiones </text:span><text:span text:style-name="T781">y</text:span><text:span text:style-name="T779"> </text:span><text:span text:style-name="T778">puede aceptar l</text:span><text:span text:style-name="T788">a</text:span><text:span text:style-name="T778">s siguientes </text:span><text:span text:style-name="T788">etiquetas</text:span><text:span text:style-name="T778">:</text:span></text:p>
      <text:p text:style-name="P34"><text:span text:style-name="T784">Tabla </text:span><text:span text:style-name="T787">2</text:span><text:span text:style-name="T784">. Etiquetas para para las modalidades de apertura de una conexión</text:span></text:p>
      <table:table table:name="Table3" table:style-name="Table3">
        <table:table-column table:style-name="Table3.A"/>
        <table:table-column table:style-name="Table3.B"/>
        <table:table-row table:style-name="TableLine140579137327696">
          <table:table-cell table:style-name="Table3.A1" office:value-type="string">
            <text:p text:style-name="P21">Etiqueta</text:p>
          </table:table-cell>
          <table:table-cell table:style-name="Table3.A1" office:value-type="string">
            <text:p text:style-name="P28">Modalidad</text:p>
          </table:table-cell>
        </table:table-row>
        <table:table-row table:style-name="TableLine140579133922496">
          <table:table-cell table:style-name="Table3.A2" office:value-type="string">
            <text:p text:style-name="P77"><text:span text:style-name="Source_20_Text"><text:span text:style-name="T2">"r"</text:span></text:span><text:span text:style-name="T123"> o </text:span><text:span text:style-name="Source_20_Text"><text:span text:style-name="T2">"rt"</text:span></text:span></text:p>
          </table:table-cell>
          <table:table-cell table:style-name="Table3.A2" office:value-type="string">
            <text:p text:style-name="P24"><text:span text:style-name="T749">Modo de sólo</text:span> lectura <text:span text:style-name="T785">de </text:span>texto.</text:p>
          </table:table-cell>
        </table:table-row>
        <table:table-row table:style-name="TableLine140579133923872">
          <table:table-cell table:style-name="Table3.A2" office:value-type="string">
            <text:p text:style-name="P77"><text:span text:style-name="Source_20_Text"><text:span text:style-name="T2">"w"</text:span></text:span><text:span text:style-name="T123"> o </text:span><text:span text:style-name="Source_20_Text"><text:span text:style-name="T2">"wt"</text:span></text:span></text:p>
          </table:table-cell>
          <table:table-cell table:style-name="Table3.A2" office:value-type="string">
            <text:p text:style-name="P25"><text:span text:style-name="T749">Modo de </text:span><text:span text:style-name="T786">sólo </text:span>escritura<text:span text:style-name="T749"> de</text:span> texto.</text:p>
          </table:table-cell>
        </table:table-row>
        <table:table-row table:style-name="TableLine140579133929552">
          <table:table-cell table:style-name="Table3.A2" office:value-type="string">
            <text:p text:style-name="P77"><text:span text:style-name="Source_20_Text"><text:span text:style-name="T2">"a"</text:span></text:span><text:span text:style-name="T123"> o </text:span><text:span text:style-name="Source_20_Text"><text:span text:style-name="T2">"at"</text:span></text:span></text:p>
          </table:table-cell>
          <table:table-cell table:style-name="Table3.A2" office:value-type="string">
            <text:p text:style-name="P25"><text:span text:style-name="T749">Modo </text:span><text:span text:style-name="T786">de sólo</text:span> <text:span text:style-name="T749">realización de</text:span> adiciones<text:span text:style-name="T749"> de</text:span> texto.</text:p>
          </table:table-cell>
        </table:table-row>
        <table:table-row table:style-name="TableLine140579133951728">
          <table:table-cell table:style-name="Table3.A2" office:value-type="string">
            <text:p text:style-name="P77"><text:span text:style-name="Source_20_Text"><text:span text:style-name="T2">"rb"</text:span></text:span></text:p>
          </table:table-cell>
          <table:table-cell table:style-name="Table3.A2" office:value-type="string">
            <text:p text:style-name="P24"><text:span text:style-name="T749">Modo de sólo</text:span> lectura en binari<text:span text:style-name="T783">o</text:span>.</text:p>
          </table:table-cell>
        </table:table-row>
        <table:table-row table:style-name="TableLine140579133955856">
          <table:table-cell table:style-name="Table3.A2" office:value-type="string">
            <text:p text:style-name="P77"><text:span text:style-name="Source_20_Text"><text:span text:style-name="T2">"</text:span></text:span><text:span text:style-name="Source_20_Text"><text:span text:style-name="T3">w</text:span></text:span><text:span text:style-name="Source_20_Text"><text:span text:style-name="T2">b"</text:span></text:span></text:p>
          </table:table-cell>
          <table:table-cell table:style-name="Table3.A2" office:value-type="string">
            <text:p text:style-name="P24"><text:span text:style-name="T749">Modo de </text:span><text:span text:style-name="T786">sólo </text:span>escritura en binari<text:span text:style-name="T783">o</text:span>.</text:p>
          </table:table-cell>
        </table:table-row>
        <table:table-row table:style-name="TableLine140579133956576">
          <table:table-cell table:style-name="Table3.A2" office:value-type="string">
            <text:p text:style-name="P77"><text:span text:style-name="Source_20_Text"><text:span text:style-name="T2">"</text:span></text:span><text:span text:style-name="Source_20_Text"><text:span text:style-name="T3">a</text:span></text:span><text:span text:style-name="Source_20_Text"><text:span text:style-name="T2">b"</text:span></text:span></text:p>
          </table:table-cell>
          <table:table-cell table:style-name="Table3.A2" office:value-type="string">
            <text:p text:style-name="P24"><text:span text:style-name="T749">Modo </text:span><text:span text:style-name="T786">de sólo</text:span> <text:span text:style-name="T749">realización de</text:span> adiciones en binari<text:span text:style-name="T783">o</text:span>.</text:p>
          </table:table-cell>
        </table:table-row>
        <table:table-row table:style-name="TableLine140579133959536">
          <table:table-cell table:style-name="Table3.A2" office:value-type="string">
            <text:p text:style-name="P77"><text:span text:style-name="Source_20_Text"><text:span text:style-name="T2">"r+"</text:span></text:span></text:p>
          </table:table-cell>
          <table:table-cell table:style-name="Table3.A2" office:value-type="string">
            <text:p text:style-name="P24"><text:span text:style-name="T749">Modo de</text:span> lectura y escritura <text:span text:style-name="T782">de texto.</text:span></text:p>
          </table:table-cell>
        </table:table-row>
        <table:table-row table:style-name="TableLine140579133965744">
          <table:table-cell table:style-name="Table3.A2" office:value-type="string">
            <text:p text:style-name="P79"><text:span text:style-name="Source_20_Text"><text:span text:style-name="T2">"r+b"</text:span></text:span></text:p>
          </table:table-cell>
          <table:table-cell table:style-name="Table3.A2" office:value-type="string">
            <text:p text:style-name="P24"><text:span text:style-name="T749">Modo de</text:span> lectura y escritura <text:span text:style-name="T790">en</text:span><text:span text:style-name="T782"> binari</text:span><text:span text:style-name="T783">o.</text:span></text:p>
          </table:table-cell>
        </table:table-row>
        <table:table-row table:style-name="TableLine140579133962784">
          <table:table-cell table:style-name="Table3.A2" office:value-type="string">
            <text:p text:style-name="P77"><text:span text:style-name="Source_20_Text"><text:span text:style-name="T2">"w+"</text:span></text:span></text:p>
          </table:table-cell>
          <table:table-cell table:style-name="Table3.A2" office:value-type="string">
            <text:p text:style-name="P24"><text:span text:style-name="T749">Modo</text:span> <text:span text:style-name="T786">de </text:span>lectura y escritura <text:span text:style-name="T782">de texto</text:span>, truncando el archivo inicialmente.</text:p>
          </table:table-cell>
        </table:table-row>
        <table:table-row table:style-name="TableLine140579133963504">
          <table:table-cell table:style-name="Table3.A2" office:value-type="string">
            <text:p text:style-name="P79"><text:span text:style-name="Source_20_Text"><text:span text:style-name="T2">"w+b"</text:span></text:span></text:p>
          </table:table-cell>
          <table:table-cell table:style-name="Table3.A2" office:value-type="string">
            <text:p text:style-name="P26"><text:span text:style-name="T749">Modo</text:span> <text:span text:style-name="T786">de </text:span>lectura y escritura <text:span text:style-name="T782">en binari</text:span><text:span text:style-name="T783">o</text:span>, truncando el archivo inicialmente.</text:p>
          </table:table-cell>
        </table:table-row>
        <table:table-row table:style-name="TableLine140579133829376">
          <table:table-cell table:style-name="Table3.A2" office:value-type="string">
            <text:p text:style-name="P78"><text:span text:style-name="Source_20_Text"><text:span text:style-name="T2">"a+"</text:span></text:span></text:p>
          </table:table-cell>
          <table:table-cell table:style-name="Table3.A2" office:value-type="string">
            <text:p text:style-name="P27"><text:span text:style-name="T749">Modo de</text:span> lectura y<text:span text:style-name="T783"> </text:span><text:span text:style-name="T749">realización de</text:span> adiciones<text:span text:style-name="T782"> de texto.</text:span></text:p>
          </table:table-cell>
        </table:table-row>
        <table:table-row table:style-name="TableLine140579133864512">
          <table:table-cell table:style-name="Table3.A13" office:value-type="string">
            <text:p text:style-name="P79"><text:span text:style-name="Source_20_Text"><text:span text:style-name="T2">"a+b"</text:span></text:span></text:p>
          </table:table-cell>
          <table:table-cell table:style-name="Table3.A13" office:value-type="string">
            <text:p text:style-name="P27"><text:span text:style-name="T749">Modo de</text:span> lectura y<text:span text:style-name="T783"> </text:span><text:span text:style-name="T749">realización de</text:span> adiciones <text:span text:style-name="T782">en binari</text:span><text:span text:style-name="T784">o</text:span><text:span text:style-name="T782">.</text:span></text:p>
          </table:table-cell>
        </table:table-row>
      </table:table>
      <text:p text:style-name="P140"><text:span text:style-name="T242">No todos los modos </text:span><text:span text:style-name="T243">de apertura </text:span><text:span text:style-name="T242">aplican para todas las conexiones. Por ejemplo, las direcciones URL </text:span><text:span text:style-name="T244">podrán</text:span><text:span text:style-name="T242"> ser abiertas </text:span><text:span text:style-name="T349">en modo de</text:span><text:span text:style-name="T242"> </text:span><text:span text:style-name="T245">sólo </text:span><text:span text:style-name="T242">lectura </text:span><text:span text:style-name="T244">y</text:span><text:span text:style-name="T242"> ú</text:span><text:span text:style-name="T245">nicamente</text:span><text:span text:style-name="T242"> las conexiones de archivo y </text:span><text:span text:style-name="T246">enchufe </text:span><text:span text:style-name="T381">(</text:span><text:span text:style-name="T500">socket</text:span><text:span text:style-name="T381">)</text:span><text:span text:style-name="T242"> </text:span><text:span text:style-name="T244">podrán</text:span><text:span text:style-name="T242"> ser abiertas tanto para lectura como para escritura. </text:span><text:span text:style-name="T246">Usualmente, </text:span><text:span text:style-name="T247">cuando</text:span><text:span text:style-name="T242"> se especifi</text:span><text:span text:style-name="T247">que</text:span><text:span text:style-name="T242"> un modo no aceptado </text:span><text:span text:style-name="T382">por</text:span><text:span text:style-name="T242"> la conexión </text:span><text:span text:style-name="T247">este</text:span><text:span text:style-name="T242"> </text:span><text:span text:style-name="T245">será sustituido </text:span><text:span text:style-name="T246">de manera silenciosa</text:span><text:span text:style-name="T245"> </text:span><text:span text:style-name="T268">por uno que sí </text:span><text:span text:style-name="T278">sea</text:span><text:span text:style-name="T268"> reconocido</text:span><text:span text:style-name="T245">.</text:span></text:p>
      <text:p text:style-name="P100"><text:span text:style-name="T383">Cuando</text:span><text:span text:style-name="T239"> una conexión de archivo o </text:span><text:span text:style-name="T278">una conexión</text:span><text:span text:style-name="T239"> </text:span><text:span text:style-name="T383">pepes</text:span><text:span text:style-name="T239"> </text:span><text:span text:style-name="T278">que sea</text:span><text:span text:style-name="T239"> creada en una plataforma similar a Unix, tendrá el nivel de permisos más alto autorizado </text:span><text:span text:style-name="T241">para</text:span><text:span text:style-name="T239"> la rutina de sistema </text:span><text:span text:style-name="T269">que establec</text:span><text:span text:style-name="T278">ió</text:span><text:span text:style-name="T239"> la máscara de usuario (</text:span><text:span text:style-name="T100">umask</text:span><text:span text:style-name="T239">). Para más información, véase </text:span><text:span text:style-name="T241">la ayuda de la función</text:span><text:span text:style-name="T239"> </text:span><text:span text:style-name="T688">Sys.umask</text:span><text:span text:style-name="T42">()</text:span><text:span text:style-name="T239">.</text:span></text:p>
      <text:p text:style-name="P99"><text:span text:style-name="T272">Los caracteres que identifican los saltos de línea entre sistemas operativos suelen ser diferentes, pero p</text:span><text:span text:style-name="T239">ara muchas conexiones </text:span><text:span text:style-name="T240">habrá muy</text:span><text:span text:style-name="T239"> poca</text:span><text:span text:style-name="T240">s</text:span><text:span text:style-name="T239"> diferencia</text:span><text:span text:style-name="T240">s, o tal vez ninguna,</text:span><text:span text:style-name="T239"> entre los modos de texto y binario. Para conexiones similares a las de archivo en Windows la traducción de </text:span><text:span text:style-name="T270">los </text:span><text:span text:style-name="T271">caracteres </text:span><text:soft-page-break/><text:span text:style-name="T271">que identifican</text:span><text:span text:style-name="T239"> </text:span><text:span text:style-name="T271">saltos</text:span><text:span text:style-name="T239"> de línea (entre </text:span><text:span text:style-name="T41">LF</text:span><text:span text:style-name="T239"> y </text:span><text:span text:style-name="T41">CRLF</text:span><text:span text:style-name="T239">) </text:span><text:span text:style-name="T248">será</text:span><text:span text:style-name="T239"> realizada sólo en modo de texto, pero las operaciones de lectura de texto en conexiones tales como </text:span><text:span text:style-name="T688">readLines</text:span><text:span text:style-name="T42">()</text:span><text:span text:style-name="T239">, </text:span><text:span text:style-name="T688">scan</text:span><text:span text:style-name="T42">()</text:span><text:span text:style-name="T239"> y </text:span><text:span text:style-name="T688">source</text:span><text:span text:style-name="T42">()</text:span><text:span text:style-name="T239"> funciona</text:span><text:span text:style-name="T248">rán</text:span><text:span text:style-name="T239"> para cualquier tipo de </text:span><text:span text:style-name="T271">salto</text:span><text:span text:style-name="T239"> de línea. Varias operaciones de </text:span><text:span text:style-name="T628">R</text:span><text:span text:style-name="T239"> s</text:span><text:span text:style-name="T240">erán</text:span><text:span text:style-name="T239"> posibles en solo alguno de los modos. </text:span><text:span text:style-name="T279">P</text:span><text:span text:style-name="T239">or ejemplo, </text:span><text:span text:style-name="T384">la función</text:span><text:span text:style-name="T239"> </text:span><text:span text:style-name="T688">pushBack</text:span><text:span text:style-name="T43">()</text:span><text:span text:style-name="T239"> está orientada a texto y solo est</text:span><text:span text:style-name="T240">ará</text:span><text:span text:style-name="T239"> permitida en conexiones abiertas </text:span><text:span text:style-name="T248">en modo de texto</text:span><text:span text:style-name="T239">. </text:span><text:span text:style-name="T240">Las</text:span><text:span text:style-name="T239"> operaciones binarias tales como </text:span><text:span text:style-name="T688">readBin</text:span><text:span text:style-name="T43">()</text:span><text:span text:style-name="T239">, </text:span><text:span text:style-name="T688">load</text:span><text:span text:style-name="T43">()</text:span><text:span text:style-name="T239"> y </text:span><text:span text:style-name="T688">save</text:span><text:span text:style-name="T43">()</text:span><text:span text:style-name="T239"> solo </text:span><text:span text:style-name="T240">podrán</text:span><text:span text:style-name="T239"> realizarse </text:span><text:span text:style-name="T240">con</text:span><text:span text:style-name="T239"> conexiones </text:span><text:span text:style-name="T240">de</text:span><text:span text:style-name="T239"> modo binario.</text:span></text:p>
      <text:p text:style-name="P106"><text:span text:style-name="T281">El modo de </text:span><text:span text:style-name="T272">la conexión</text:span><text:span text:style-name="T281"> será determinado hasta el momento </text:span><text:span text:style-name="T220">de su apertura</text:span><text:span text:style-name="T281">, lo que no </text:span><text:span text:style-name="T221">ocurrirá de</text:span><text:span text:style-name="T281"> inmediato si el argumento </text:span><text:span text:style-name="T55">open</text:span><text:span text:style-name="T281"> es especificado con el campo vacío </text:span><text:span text:style-name="T156">(</text:span><text:span text:style-name="Source_20_Text"><text:span text:style-name="T55">open = ""</text:span></text:span><text:span text:style-name="Source_20_Text"><text:span text:style-name="T156">), que es la opción predeterminada para todas las conexiones excepto para las de </text:span></text:span><text:span text:style-name="Source_20_Text"><text:span text:style-name="T437">enchufe</text:span></text:span><text:span text:style-name="T281">. </text:span><text:span text:style-name="T156">Una llamada explícita </text:span><text:span text:style-name="T220">a la función </text:span><text:span text:style-name="T39">open</text:span><text:span text:style-name="T44">()</text:span><text:span text:style-name="T220"> </text:span><text:span text:style-name="T280">también </text:span><text:span text:style-name="T224">podrá</text:span><text:span text:style-name="T220"> especificar el modo </text:span><text:span text:style-name="T224">de apertura</text:span><text:span text:style-name="T220">, </text:span><text:span text:style-name="T249">de </text:span><text:span text:style-name="T220">otra manera </text:span><text:span text:style-name="T272">la opción predeterminada será el modo</text:span><text:span text:style-name="T220"> </text:span><text:span text:style-name="T224">de solo</text:span><text:span text:style-name="T220"> lectura </text:span><text:span text:style-name="T229">de</text:span><text:span text:style-name="T220"> texto (</text:span><text:span text:style-name="Source_20_Text"><text:span text:style-name="T39">"r"</text:span></text:span><text:span text:style-name="Source_20_Text"><text:span text:style-name="T220">). Las </text:span></text:span><text:span text:style-name="Source_20_Text"><text:span text:style-name="T224">conexiones de tipo</text:span></text:span><text:span text:style-name="Source_20_Text"><text:span text:style-name="T220"> </text:span></text:span><text:span text:style-name="Source_20_Text"><text:span text:style-name="T94">gzfile</text:span></text:span><text:span text:style-name="Source_20_Text"><text:span text:style-name="T220">, </text:span></text:span><text:span text:style-name="Source_20_Text"><text:span text:style-name="T94">bzfile</text:span></text:span><text:span text:style-name="Source_20_Text"><text:span text:style-name="T220"> y </text:span></text:span><text:span text:style-name="Source_20_Text"><text:span text:style-name="T94">xzfile</text:span></text:span><text:span text:style-name="Source_20_Text"><text:span text:style-name="T224"> </text:span></text:span><text:span text:style-name="Source_20_Text"><text:span text:style-name="T456">serán</text:span></text:span><text:span text:style-name="Source_20_Text"><text:span text:style-name="T220"> excepciones </text:span></text:span><text:span text:style-name="Source_20_Text"><text:span text:style-name="T384">a esta regla, </text:span></text:span><text:span text:style-name="Source_20_Text"><text:span text:style-name="T220">ya que </text:span></text:span><text:span text:style-name="Source_20_Text"><text:span text:style-name="T456">un</text:span></text:span><text:span text:style-name="Source_20_Text"><text:span text:style-name="T220"> archivo comprimido siempre </text:span></text:span><text:span text:style-name="Source_20_Text"><text:span text:style-name="T438">será abierto</text:span></text:span><text:span text:style-name="Source_20_Text"><text:span text:style-name="T220"> en modo binario y </text:span></text:span><text:span text:style-name="Source_20_Text"><text:span text:style-name="T438">no se harán conversiones de</text:span></text:span><text:span text:style-name="Source_20_Text"><text:span text:style-name="T220"> los </text:span></text:span><text:span text:style-name="Source_20_Text"><text:span text:style-name="T441">saltos</text:span></text:span><text:span text:style-name="Source_20_Text"><text:span text:style-name="T220"> de línea, inclusive en Windows. </text:span></text:span><text:span text:style-name="Source_20_Text"><text:span text:style-name="T224">Por ello,</text:span></text:span><text:span text:style-name="Source_20_Text"><text:span text:style-name="T220"> el modo </text:span></text:span><text:span text:style-name="Source_20_Text"><text:span text:style-name="T222">predeterminado </text:span></text:span><text:span text:style-name="Source_20_Text"><text:span text:style-name="T224">de apertura para estas conexiones</text:span></text:span><text:span text:style-name="Source_20_Text"><text:span text:style-name="T222"> será </text:span></text:span><text:span text:style-name="Source_20_Text"><text:span text:style-name="T224">de sólo</text:span></text:span><text:span text:style-name="Source_20_Text"><text:span text:style-name="T222"> lectura en binario (</text:span></text:span><text:span text:style-name="Source_20_Text"><text:span text:style-name="T39">"r</text:span></text:span><text:span text:style-name="Source_20_Text"><text:span text:style-name="T53">b</text:span></text:span><text:span text:style-name="Source_20_Text"><text:span text:style-name="T39">"</text:span></text:span><text:span text:style-name="Source_20_Text"><text:span text:style-name="T222">). </text:span></text:span><text:span text:style-name="Source_20_Text"><text:span text:style-name="T223">La mayoría de las operaciones que necesiten acceso en modo de escritura </text:span></text:span><text:span text:style-name="Source_20_Text"><text:span text:style-name="T280">o de</text:span></text:span><text:span text:style-name="Source_20_Text"><text:span text:style-name="T223"> sólo </text:span></text:span><text:span text:style-name="Source_20_Text"><text:span text:style-name="T280">lectura de</text:span></text:span><text:span text:style-name="Source_20_Text"><text:span text:style-name="T223"> texto o sólo </text:span></text:span><text:span text:style-name="Source_20_Text"><text:span text:style-name="T280">lectura de</text:span></text:span><text:span text:style-name="Source_20_Text"><text:span text:style-name="T223"> binario anularán el modo predeterminado de una conexión que no haya sido abierta todavía.</text:span></text:span></text:p>
      <text:p text:style-name="P85"><text:span text:style-name="T122">Los modos para realizar adiciones necesitan ser cuidadosamente considerados </text:span><text:span text:style-name="T607">cuando se </text:span><text:span text:style-name="T608">realicen</text:span><text:span text:style-name="T122"> conexiones </text:span><text:span text:style-name="T607">a</text:span><text:span text:style-name="T122"> archivos comprimidos. Est</text:span><text:span text:style-name="T153">as modalidades</text:span><text:span text:style-name="T122"> </text:span><text:span text:style-name="T149">no</text:span><text:span text:style-name="T122"> </text:span><text:span text:style-name="T609">producirán</text:span><text:span text:style-name="T122"> un</text:span><text:span text:style-name="T153"> conjunto único en un archivo comprimido, sino que adiciona</text:span><text:span text:style-name="T609">rán</text:span><text:span text:style-name="T153"> un nuevo conjunto comprimido al archivo. Las funciones de lectura </text:span><text:span text:style-name="T154">podrían </text:span><text:span text:style-name="T153">no leer más allá del final del primer conjunto, </text:span><text:span text:style-name="T154">aunque actualmente las funciones </text:span><text:span text:style-name="T107">gzfile</text:span><text:span text:style-name="T108">()</text:span><text:span text:style-name="T154">, </text:span><text:span text:style-name="T107">bzfile</text:span><text:span text:style-name="T108">()</text:span><text:span text:style-name="T154"> y </text:span><text:span text:style-name="T107">xzfile</text:span><text:span text:style-name="T108">()</text:span><text:span text:style-name="T154"> sí lo hacen.</text:span></text:p>
      <text:h text:style-name="P149" text:outline-level="1"><text:bookmark-start text:name="__RefHeading___Toc29803_263899930"/>8. <text:span text:style-name="T861">Formatos de c</text:span>ompresión<text:bookmark-end text:name="__RefHeading___Toc29803_263899930"/></text:h>
      <text:p text:style-name="P126"><text:span text:style-name="T633">R</text:span><text:span text:style-name="T282"> </text:span><text:span text:style-name="T351">es compatible con</text:span><text:span text:style-name="T282"> los formatos de compresión </text:span><text:span text:style-name="T95">gzip</text:span><text:span text:style-name="T282">, </text:span><text:span text:style-name="T95">bzip2</text:span><text:span text:style-name="T282"> y </text:span><text:span text:style-name="T95">xz</text:span><text:span text:style-name="T282"> y también </text:span><text:span text:style-name="T384">puede</text:span><text:span text:style-name="T282"> abrir archivos </text:span><text:span text:style-name="T95">lzma</text:span><text:span text:style-name="T282"> en modo de solo lectura.</text:span></text:p>
      <text:p text:style-name="P107"><text:span text:style-name="T385">E</text:span><text:span text:style-name="T282">l tipo de compresión de un archivo, </text:span><text:span text:style-name="T284">de </text:span><text:span text:style-name="T385">tener</text:span><text:span text:style-name="T284"> algun</text:span><text:span text:style-name="T385">o</text:span><text:span text:style-name="T284">,</text:span><text:span text:style-name="T282"> podrá ser determinado a partir de </text:span><text:span text:style-name="T385">la lectura de</text:span><text:span text:style-name="T282"> los primeros </text:span><text:span text:style-name="T384">octetos</text:span><text:span text:style-name="T282"> </text:span><text:span text:style-name="T384">(</text:span><text:span text:style-name="T495">bytes</text:span><text:span text:style-name="T501">)</text:span><text:span text:style-name="T282"> del archivo. </text:span><text:span text:style-name="T283">Por ello, </text:span><text:span text:style-name="T385">las</text:span><text:span text:style-name="T283"> conexiones de archivo de la forma </text:span><text:span text:style-name="Source_20_Text"><text:span text:style-name="T57">file(raw =FALSE)</text:span></text:span><text:span text:style-name="Source_20_Text"><text:span text:style-name="T283"> podrán leer </text:span></text:span><text:span text:style-name="Source_20_Text"><text:span text:style-name="T385">archivos comprimidos y sin comprimir</text:span></text:span><text:span text:style-name="Source_20_Text"><text:span text:style-name="T283">, </text:span></text:span><text:span text:style-name="Source_20_Text"><text:span text:style-name="T443">en caso de que</text:span></text:span><text:span text:style-name="Source_20_Text"><text:span text:style-name="T283"> el argumento </text:span></text:span><text:span text:style-name="Source_20_Text"><text:span text:style-name="T57">open</text:span></text:span><text:span text:style-name="Source_20_Text"><text:span text:style-name="T283"> </text:span></text:span><text:span text:style-name="Source_20_Text"><text:span text:style-name="T457">haya sido</text:span></text:span><text:span text:style-name="Source_20_Text"><text:span text:style-name="T283"> especificado con el campo vacío (</text:span></text:span><text:span text:style-name="Source_20_Text"><text:span text:style-name="T57">""</text:span></text:span><text:span text:style-name="Source_20_Text"><text:span text:style-name="T283">) o en el modo de solo lectura de texto (</text:span></text:span><text:span text:style-name="Source_20_Text"><text:span text:style-name="T57">"r"</text:span></text:span><text:span text:style-name="Source_20_Text"><text:span text:style-name="T283"> o </text:span></text:span><text:span text:style-name="Source_20_Text"><text:span text:style-name="T57">"rt"</text:span></text:span><text:span text:style-name="Source_20_Text"><text:span text:style-name="T283">). La </text:span></text:span><text:span text:style-name="Source_20_Text"><text:span text:style-name="T443">especificación</text:span></text:span><text:span text:style-name="Source_20_Text"><text:span text:style-name="T283"> del modo de lectura en binario (</text:span></text:span><text:span text:style-name="Source_20_Text"><text:span text:style-name="T57">"rb"</text:span></text:span><text:span text:style-name="Source_20_Text"><text:span text:style-name="T283">) permitirá que los archivos comprimidos sean leídos </text:span></text:span><text:span text:style-name="Source_20_Text"><text:span text:style-name="T512">octeto</text:span></text:span><text:span text:style-name="Source_20_Text"><text:span text:style-name="T283">-por-</text:span></text:span><text:span text:style-name="Source_20_Text"><text:span text:style-name="T502">octeto</text:span></text:span><text:span text:style-name="Source_20_Text"><text:span text:style-name="T283">. De manera simi</text:span></text:span><text:span text:style-name="Source_20_Text"><text:span text:style-name="T303">l</text:span></text:span><text:span text:style-name="Source_20_Text"><text:span text:style-name="T283">ar, las conexiones </text:span></text:span><text:span text:style-name="Source_20_Text"><text:span text:style-name="T96">gzfile</text:span></text:span><text:span text:style-name="Source_20_Text"><text:span text:style-name="T283"> podrán leer cualquiera de </text:span></text:span><text:span text:style-name="Source_20_Text"><text:span text:style-name="T285">los formatos</text:span></text:span><text:span text:style-name="Source_20_Text"><text:span text:style-name="T283"> de compresión así como archivos sin comprimir en cualquiera de los modos de lectura.</text:span></text:span></text:p>
      <text:p text:style-name="P125"><text:span text:style-name="T282">El tipo de compresión </text:span><text:span text:style-name="T230">será</text:span><text:span text:style-name="T282"> determinado cuando la conexión se</text:span><text:span text:style-name="T231">a</text:span><text:span text:style-name="T282"> cre</text:span><text:span text:style-name="T231">ada,</text:span><text:span text:style-name="T282"> si </text:span><text:span text:style-name="T231">el argumento</text:span><text:span text:style-name="T282"> </text:span><text:span text:style-name="T76">open</text:span><text:span text:style-name="T282"> no </text:span><text:span text:style-name="T230">fue</text:span><text:span text:style-name="T282"> especificado y </text:span><text:span text:style-name="T386">si </text:span><text:span text:style-name="T230">exist</text:span><text:span text:style-name="T231">e</text:span><text:span text:style-name="T230"> </text:span><text:span text:style-name="T282">un archivo con ese nombre. Si </text:span><text:span text:style-name="T230">se desea abrir la conexión </text:span><text:span text:style-name="T282">para escribir en el archivo con un formato de compresión diferente </text:span><text:span text:style-name="T231">pero con</text:span><text:span text:style-name="T282"> </text:span><text:span text:style-name="T230">el mismo</text:span><text:span text:style-name="T282"> nombre, especifique el argumento </text:span><text:span text:style-name="T76">open</text:span><text:span text:style-name="T282"> con </text:span><text:span text:style-name="T286">el modo escritura de texto</text:span><text:span text:style-name="T230"> </text:span><text:span text:style-name="T231">(</text:span><text:span text:style-name="Source_20_Text"><text:span text:style-name="T80">open="w"</text:span></text:span><text:span text:style-name="T231">) </text:span><text:span text:style-name="T232">al momento de crear la conexión, o también </text:span><text:span text:style-name="T286">podría</text:span><text:span text:style-name="T232"> eliminar el archivo antes de crear la conexión con la función </text:span><text:span text:style-name="T687">unlink</text:span><text:span text:style-name="T40">()</text:span><text:span text:style-name="T230">.</text:span></text:p>
      <text:p text:style-name="P108"><text:soft-page-break/><text:span text:style-name="T287">Para conexiones en modo de escritura, el argumento </text:span><text:span text:style-name="T58">compress</text:span><text:span text:style-name="T287"> especifica cuánto se esforzará el </text:span><text:span text:style-name="T387">algoritmo de compresión</text:span><text:span text:style-name="T287"> </text:span><text:span text:style-name="T288">en</text:span><text:span text:style-name="T287"> </text:span><text:span text:style-name="T288">reducir</text:span><text:span text:style-name="T287"> el tamaño del archivo. Los valores más altos tomarán más tiempo del </text:span><text:span text:style-name="T288">procesador</text:span><text:span text:style-name="T287"> y más memoria de</text:span><text:span text:style-name="T390">l</text:span><text:span text:style-name="T287"> </text:span><text:span text:style-name="T390">sistema</text:span><text:span text:style-name="T287"> (cerca de hasta 800 M</text:span><text:span text:style-name="T289">B</text:span><text:span text:style-name="T287"> para </text:span><text:span text:style-name="T58">xzfile(compress=9)</text:span><text:span text:style-name="T287">). Para la función </text:span><text:span text:style-name="T58">xzfile</text:span><text:span text:style-name="T59">()</text:span><text:span text:style-name="T287">, valores negativos de</text:span><text:span text:style-name="T289">l argumento</text:span><text:span text:style-name="T287"> </text:span><text:span text:style-name="T58">compress</text:span><text:span text:style-name="T287"> </text:span><text:span text:style-name="T288">son equivalentes</text:span><text:span text:style-name="T287"> a agregar el modificador </text:span><text:span text:style-name="T58">-e</text:span><text:span text:style-name="T810"> </text:span><text:span text:style-name="T811">(</text:span><text:span text:style-name="T816">o también: </text:span><text:span text:style-name="T792">--extreme</text:span><text:span text:style-name="T289">)</text:span><text:span text:style-name="T810"> </text:span><text:span text:style-name="T812">al</text:span><text:span text:style-name="T810"> </text:span><text:span text:style-name="T287">comando </text:span><text:span text:style-name="T288">de sistema</text:span><text:span text:style-name="T287"> </text:span><text:span text:style-name="T58">xz</text:span><text:span text:style-name="T287">, lo que podría </text:span><text:span text:style-name="T390">permitir,</text:span><text:span text:style-name="T287"> </text:span><text:span text:style-name="T290">ligeramente, </text:span><text:span text:style-name="T391">alcanzar </text:span><text:span text:style-name="T287">una compresión </text:span><text:span text:style-name="T397">mayor</text:span><text:span text:style-name="T287"> </text:span><text:span text:style-name="T290">aunque </text:span><text:span text:style-name="T391">pudiera tomar </text:span><text:span text:style-name="T392">hasta</text:span><text:span text:style-name="T290"> el doble de tiempo</text:span><text:span text:style-name="T287">. La opción predeterminada (</text:span><text:span text:style-name="T58">6</text:span><text:span text:style-name="T287">) tiene buenas capacidades </text:span><text:span text:style-name="T290">de compresión</text:span><text:span text:style-name="T287"> </text:span><text:span text:style-name="T290">y </text:span><text:span text:style-name="T393">hará</text:span><text:span text:style-name="T290"> uso </text:span><text:span text:style-name="T291">moderado</text:span><text:span text:style-name="T290"> de la memoria (100 M</text:span><text:span text:style-name="T289">B</text:span><text:span text:style-name="T290">). </text:span><text:span text:style-name="T291">Con todo, si el usuario </text:span><text:span text:style-name="T393">recurre al</text:span><text:span text:style-name="T291"> formato de compresión </text:span><text:span text:style-name="T97">xz</text:span><text:span text:style-name="T291"> es probable que </text:span><text:span text:style-name="T388">esté buscando</text:span><text:span text:style-name="T291"> un alto rendimiento, </text:span><text:span text:style-name="T393">por lo que las consideraciones del uso de memoria no serán las más importantes.</text:span></text:p>
      <text:p text:style-name="P109"><text:span text:style-name="T292">Elegir entre un</text:span><text:span text:style-name="T155"> formato de compresión </text:span><text:span text:style-name="T292">y otro</text:span><text:span text:style-name="T155"> implica ventajas y desventajas. </text:span><text:span text:style-name="T233">Los formatos de compresión </text:span><text:span text:style-name="T807">gzip</text:span><text:span text:style-name="T155">, </text:span><text:span text:style-name="T807">bzip2</text:span><text:span text:style-name="T155"> y </text:span><text:span text:style-name="T807">xz</text:span><text:span text:style-name="T155"> </text:span><text:span text:style-name="T233">están</text:span><text:span text:style-name="T155">, </text:span><text:span text:style-name="T234">en este orden</text:span><text:span text:style-name="T155">, </text:span><text:span text:style-name="T234">menos difundidos </text:span><text:span text:style-name="T292">entre plataformas </text:span><text:span text:style-name="T389">de sistema</text:span><text:span text:style-name="T234">,</text:span><text:span text:style-name="T155"> demandan más recursos tanto para compresión como para descompresión y, aunque en general alcanzan un </text:span><text:span text:style-name="T233">mayor</text:span><text:span text:style-name="T155"> rendimiento, algunos archivos podrían</text:span><text:span text:style-name="T233"> resistir</text:span><text:span text:style-name="T394">se</text:span><text:span text:style-name="T233"> en lo individual </text:span><text:span text:style-name="T395">a</text:span><text:span text:style-name="T235"> </text:span><text:span text:style-name="T155">la tendencia general. La experiencia típica </text:span><text:span text:style-name="T396">para</text:span><text:span text:style-name="T155"> </text:span><text:span text:style-name="T236">los</text:span><text:span text:style-name="T155"> formato</text:span><text:span text:style-name="T236">s</text:span><text:span text:style-name="T155"> de compresión </text:span><text:span text:style-name="T807">bzip2</text:span><text:span text:style-name="T155"> </text:span><text:span text:style-name="T236">y </text:span><text:span text:style-name="T808">xz</text:span><text:span text:style-name="T236"> (</text:span><text:span text:style-name="T233">a</text:span><text:span text:style-name="T236"> potencia máxima) </text:span><text:span text:style-name="T396">es que </text:span><text:span text:style-name="T236">son 15% y 30%</text:span><text:span text:style-name="T155"> </text:span><text:span text:style-name="T236">mejores, respectivamente,</text:span><text:span text:style-name="T396"> que </text:span><text:span text:style-name="T155">el formato </text:span><text:span text:style-name="T807">gzip</text:span><text:span text:style-name="T155"> </text:span><text:span text:style-name="T236">para </text:span><text:span text:style-name="T237">compresión de</text:span><text:span text:style-name="T155"> archivos de texto. </text:span><text:span text:style-name="T238">La experiencia con la función </text:span><text:span text:style-name="T704">save</text:span><text:span text:style-name="T797">()</text:span><text:span text:style-name="T238"> de </text:span><text:span text:style-name="T643">R</text:span><text:span text:style-name="T645"> </text:span><text:span text:style-name="T813">es </text:span><text:span text:style-name="T814">similar</text:span><text:span text:style-name="T813">, </text:span><text:span text:style-name="T815">aunqu</text:span><text:span text:style-name="T237">e</text:span><text:span text:style-name="T238"> con algunos archivos grandes en formato </text:span><text:span text:style-name="T98">rda</text:span><text:span text:style-name="T238"> </text:span><text:span text:style-name="T398">(el formato nativo de </text:span><text:span text:style-name="T634">R</text:span><text:span text:style-name="T398"> para guardar estructuras de datos) </text:span><text:span text:style-name="T238">la compresión </text:span><text:span text:style-name="T809">xz</text:span><text:span text:style-name="T238"> </text:span><text:span text:style-name="T235">será</text:span><text:span text:style-name="T238"> mucho mejor que con </text:span><text:span text:style-name="T809">gzip</text:span><text:span text:style-name="T238"> y </text:span><text:span text:style-name="T809">bzip2</text:span><text:span text:style-name="T238">. </text:span><text:span text:style-name="T398">Dadas las capacidades de las computadoras actuales, l</text:span><text:span text:style-name="T235">os tiempos de compresión son moderados incluso para </text:span><text:span text:style-name="T292">los </text:span><text:span text:style-name="T235">niveles </text:span><text:span text:style-name="T237">máximos</text:span><text:span text:style-name="T235"> (</text:span><text:span text:style-name="Source_20_Text"><text:span text:style-name="T798">compress=9</text:span></text:span><text:span text:style-name="T235">), </text:span><text:span text:style-name="T399">asimismo, </text:span><text:span text:style-name="T237">la lectura de archivos comprimidos </text:span><text:span text:style-name="T400">será</text:span><text:span text:style-name="T237"> más rápida que la de archivos sin comprimir debido a la reducción en la actividad del disco </text:span><text:span text:style-name="T400">que el acceso a estos archivos representa</text:span><text:span text:style-name="T237">.</text:span></text:p>
      <text:h text:style-name="P149" text:outline-level="1"><text:bookmark-start text:name="__RefHeading___Toc29805_263899930"/>9. Codificación de la conexión<text:bookmark-end text:name="__RefHeading___Toc29805_263899930"/></text:h>
      <text:p text:style-name="P110"><text:span text:style-name="T305">La codificación de</text:span><text:span text:style-name="T294">l</text:span><text:span text:style-name="T305"> conjunto de datos de entrada o salida de una conexión </text:span><text:span text:style-name="T295">podrá</text:span><text:span text:style-name="T305"> ser especificada por </text:span><text:span text:style-name="T295">su </text:span><text:span text:style-name="T311">etiqueta</text:span><text:span text:style-name="T305"> </text:span><text:span text:style-name="T295">con el argumento </text:span><text:span text:style-name="T799">encoding</text:span><text:span text:style-name="T305">, de la misma manera que se especifica para la función </text:span><text:span text:style-name="T702">iconv</text:span><text:span text:style-name="T801">()</text:span><text:span text:style-name="T305">. </text:span><text:span text:style-name="T294">P</text:span><text:span text:style-name="T305">ara averiguar qué </text:span><text:span text:style-name="T311">etiquetas</text:span><text:span text:style-name="T305"> de codificación son reconocid</text:span><text:span text:style-name="T311">a</text:span><text:span text:style-name="T305">s en su plataforma de sistema, </text:span><text:span text:style-name="T294">c</text:span><text:span text:style-name="T305">onsulte la página de ayuda </text:span><text:span text:style-name="T308">de</text:span><text:span text:style-name="T305"> esta función. </text:span><text:span text:style-name="T312">Si desea saber más sobre la definición de los estándares de codificación</text:span><text:span text:style-name="T314">,</text:span><text:span text:style-name="T312"> así como las diferencias entre la codificació</text:span><text:span text:style-name="T317">n</text:span><text:span text:style-name="T312"> de </text:span><text:span text:style-name="T317">las</text:span><text:span text:style-name="T312"> conexi</text:span><text:span text:style-name="T317">ones</text:span><text:span text:style-name="T312"> y </text:span><text:span text:style-name="T401">la </text:span><text:span text:style-name="T312">de </text:span><text:span text:style-name="T317">los </text:span><text:span text:style-name="T312">objetos de texto dentro de </text:span><text:span text:style-name="T630">R</text:span><text:span text:style-name="T312">, consulte </text:span><text:span text:style-name="T402">también </text:span><text:span text:style-name="T312">la página de ayuda de la función </text:span><text:span text:style-name="T694">Encoding</text:span><text:span text:style-name="T62">()</text:span><text:span text:style-name="T312">. </text:span><text:span text:style-name="T313">La elección</text:span><text:span text:style-name="T305"> </text:span><text:span text:style-name="T313">d</text:span><text:span text:style-name="T305">el campo vacío (</text:span><text:span text:style-name="Source_20_Text"><text:span text:style-name="T801">""</text:span></text:span><text:span text:style-name="Source_20_Text"><text:span text:style-name="T305">)</text:span></text:span><text:span text:style-name="T305"> </text:span><text:span text:style-name="T296">para el argumento </text:span><text:span text:style-name="T799">encoding</text:span><text:span text:style-name="T296"> </text:span><text:span text:style-name="T305">es equivalente a la etiqueta para </text:span><text:span text:style-name="T313">definir el uso de </text:span><text:span text:style-name="T295">la </text:span><text:span text:style-name="T519">codificación nativa </text:span><text:span text:style-name="Source_20_Text"><text:span text:style-name="T519">del sistema operativo</text:span></text:span><text:span text:style-name="T305"> (</text:span><text:span text:style-name="Source_20_Text"><text:span text:style-name="T801">"native.enc"</text:span></text:span><text:span text:style-name="Source_20_Text"><text:span text:style-name="T305">), </text:span></text:span><text:span text:style-name="Source_20_Text"><text:span text:style-name="T458">o sea</text:span></text:span><text:span text:style-name="Source_20_Text"><text:span text:style-name="T304">,</text:span></text:span><text:span text:style-name="Source_20_Text"><text:span text:style-name="T305"> la codificación interna de la configuración regional actual </text:span></text:span><text:span text:style-name="Source_20_Text"><text:span text:style-name="T295">de su equipo,</text:span></text:span><text:span text:style-name="Source_20_Text"><text:span text:style-name="T305"> por lo que ninguna traducción será realizada </text:span></text:span><text:span text:style-name="Source_20_Text"><text:span text:style-name="T458">al seleccionarla</text:span></text:span><text:span text:style-name="Source_20_Text"><text:span text:style-name="T305">.</text:span></text:span></text:p>
      <text:p text:style-name="P114"><text:span text:style-name="T306">Al escribir </text:span><text:span text:style-name="T407">hacia una conexión de texto</text:span><text:span text:style-name="T322">, </text:span><text:span text:style-name="T407">el código de las conexiones</text:span><text:span text:style-name="T322"> asumirá </text:span><text:span text:style-name="T315">siempre </text:span><text:span text:style-name="T322">que </text:span><text:span text:style-name="T403">los</text:span><text:span text:style-name="T322"> valores de entrada</text:span><text:span text:style-name="T403"> </text:span><text:span text:style-name="T322">están en la codificación nativa </text:span><text:span text:style-name="T403">del sistema operativo, </text:span><text:span text:style-name="T405">por lo que</text:span><text:span text:style-name="T404">, por ejemplo,</text:span><text:span text:style-name="T322"> la función </text:span><text:span text:style-name="T703">writeLines</text:span><text:span text:style-name="T802">()</text:span><text:span text:style-name="T322"> </text:span><text:span text:style-name="T405">convertirá</text:span><text:span text:style-name="T309"> </text:span><text:span text:style-name="T405">un objeto de</text:span><text:span text:style-name="T322"> texto a la codificación nativa. </text:span><text:span text:style-name="T693">writeLines</text:span><text:span text:style-name="T61">()</text:span><text:span text:style-name="T322"> </text:span><text:span text:style-name="T408">no</text:span><text:span text:style-name="T322"> realizará la conversión cuando el </text:span><text:span text:style-name="T536">argumento de utilización de </text:span><text:span text:style-name="T537">datos sin codificar </text:span><text:span text:style-name="T322">haya sido seleccionado como verdadero (</text:span><text:span text:style-name="Source_20_Text"><text:span text:style-name="T61">useBytes=TRUE</text:span></text:span><text:span text:style-name="T322">), cuya selección solo se recomienda para uso experto. </text:span><text:span text:style-name="T307">Aú</text:span><text:span text:style-name="T297">n así</text:span><text:span text:style-name="T322">, </text:span><text:span text:style-name="T406">la conexión</text:span><text:span text:style-name="T322"> se comportará como si el texto estuviera </text:span><text:span text:style-name="T406">escrito </text:span><text:span text:style-name="T322">en la codificación nativa, por lo que </text:span><text:soft-page-break/><text:span text:style-name="T322">cualquier intento de convertir </text:span><text:span text:style-name="T307">su</text:span><text:span text:style-name="T322"> codificación </text:span><text:span text:style-name="T293">(con el argumento </text:span><text:span text:style-name="T56">encoding</text:span><text:span text:style-name="T293"> </text:span><text:span text:style-name="T316">seleccionado de forma </text:span><text:span text:style-name="T293">diferente a</text:span><text:span text:style-name="T310">l campo vacío</text:span><text:span text:style-name="T293"> </text:span><text:span text:style-name="T316">(</text:span><text:span text:style-name="Source_20_Text"><text:span text:style-name="T56">""</text:span></text:span><text:span text:style-name="Source_20_Text"><text:span text:style-name="T316">)</text:span></text:span><text:span text:style-name="T293"> o </text:span><text:span text:style-name="T310">a la etiqueta de codificación nativa</text:span><text:span text:style-name="T293"> </text:span><text:span text:style-name="Source_20_Text"><text:span text:style-name="T56">"native.enc"</text:span></text:span><text:span text:style-name="T293">)</text:span><text:span text:style-name="T322"> producirá resultados incorrectos.</text:span></text:p>
      <text:p text:style-name="P111"><text:span text:style-name="T586">Al leer </text:span><text:span text:style-name="T587">datos desde una conexión de texto, </text:span><text:span text:style-name="T588">el código de las conexiones</text:span><text:span text:style-name="T587"> devolverá texto que se asumirá en la codificación nativa después de recodificar</text:span><text:span text:style-name="T589"> el código de la conexión</text:span><text:span text:style-name="T587"> basado en el argumento </text:span><text:span text:style-name="T804">encoding</text:span><text:span text:style-name="T587">; una </text:span><text:span text:style-name="T590">etiqueta de</text:span><text:span text:style-name="T587"> codificación se</text:span><text:span text:style-name="T588">rá</text:span><text:span text:style-name="T587"> agrega</text:span><text:span text:style-name="T588">da</text:span><text:span text:style-name="T587"> </text:span><text:span text:style-name="T590">solamente </text:span><text:span text:style-name="T588">por</text:span><text:span text:style-name="T590"> las funciones que lean desde la conexión, </text:span><text:span text:style-name="T591">de modo</text:span><text:span text:style-name="T590"> que, por ejemplo, la función </text:span><text:span text:style-name="T705">readLines</text:span><text:span text:style-name="T805">()</text:span><text:span text:style-name="T590"> podrá ser instruida para etiquetar al texto como </text:span><text:span text:style-name="Source_20_Text"><text:span text:style-name="T805">"UTF-8"</text:span></text:span><text:span text:style-name="T590"> o </text:span><text:span text:style-name="Source_20_Text"><text:span text:style-name="T805">"latin1"</text:span></text:span><text:span text:style-name="T590">, pero </text:span><text:span text:style-name="T705">readLines</text:span><text:span text:style-name="T805">()</text:span><text:span text:style-name="T590"> no realizará ninguna conversión </text:span><text:span text:style-name="T589">adicional</text:span><text:span text:style-name="T590">. Para permitir la lectura de texto en </text:span><text:span text:style-name="Source_20_Text"><text:span text:style-name="T805">"UTF-8"</text:span></text:span><text:span text:style-name="T590"> </text:span><text:span text:style-name="T592">en un sistema que no pueda representar todos los caracteres de es</text:span><text:span text:style-name="T596">t</text:span><text:span text:style-name="T592">e tipo en su codificación nativa (actualmente solo Windows), una conexión </text:span><text:span text:style-name="T588">podrá</text:span><text:span text:style-name="T592"> ser configurada internamente para devolver</text:span><text:span text:style-name="T593"> el texto leído en</text:span><text:span text:style-name="T588"> el estándar</text:span><text:span text:style-name="T593"> UTF-8, aunque é</text:span><text:span text:style-name="T594">sta</text:span><text:span text:style-name="T593"> no sea la codificación nativa. Actualmente, </text:span><text:span text:style-name="T705">readLines</text:span><text:span text:style-name="T805">()</text:span><text:span text:style-name="T593"> y </text:span><text:span text:style-name="T706">scan</text:span><text:span text:style-name="T806">()</text:span><text:span text:style-name="T817"> u</text:span><text:span text:style-name="T593">tilizan esta característica cuando se les aporta una conexión que no ha sido abierta y </text:span><text:span text:style-name="T595">la</text:span><text:span text:style-name="T593"> etiquetan </text:span><text:span text:style-name="T596">sin condiciones</text:span><text:span text:style-name="T593"> como </text:span><text:span text:style-name="Source_20_Text"><text:span text:style-name="T806">"UTF-8"</text:span></text:span><text:span text:style-name="T593">.</text:span></text:p>
      <text:p text:style-name="P83"><text:span text:style-name="T318">La recodificación solo funciona</text:span><text:span text:style-name="T319">rá</text:span><text:span text:style-name="T318"> para conexiones en modo </text:span><text:span text:style-name="T301">de</text:span><text:span text:style-name="T318"> texto, </text:span><text:span text:style-name="T320">pues</text:span><text:span text:style-name="T318"> la lectura desde una conexión con recodificación especificada en modo binario leerá el conjunto </text:span><text:span text:style-name="T321">de</text:span><text:span text:style-name="T318"> </text:span><text:span text:style-name="T496">bytes</text:span><text:span text:style-name="T318">, pero la combinación de </text:span><text:span text:style-name="T319">los modos de</text:span><text:span text:style-name="T318"> lectura </text:span><text:span text:style-name="T319">de</text:span><text:span text:style-name="T318"> texto y binario</text:span><text:span text:style-name="T155"> </text:span><text:span text:style-name="T318">(por ejemplo, al combinar las llamadas a </text:span><text:span text:style-name="T692">readLines</text:span><text:span text:style-name="T60">()</text:span><text:span text:style-name="T318"> y </text:span><text:span text:style-name="T692">readChar</text:span><text:span text:style-name="T60">()</text:span><text:span text:style-name="T318">) </text:span><text:span text:style-name="T319">probablemente generará resultados incorrectos.</text:span></text:p>
      <text:p text:style-name="P86"><text:span text:style-name="T597">Las codificaciones </text:span><text:span text:style-name="T104">"UCS-2LE"</text:span><text:span text:style-name="T597"> y </text:span><text:span text:style-name="T104">"UTF-16LE"</text:span><text:span text:style-name="T597"> </text:span><text:span text:style-name="T599">serán</text:span><text:span text:style-name="T598"> tratadas</text:span><text:span text:style-name="T597"> de manera especial, ya que son valores </text:span><text:span text:style-name="T604">especificos</text:span><text:span text:style-name="T597"> para </text:span><text:span text:style-name="T598">los </text:span><text:span text:style-name="T597">archivos de texto ‘Unicode’ de Windows. Si los dos primeros bytes </text:span><text:span text:style-name="T604">tienen el valor </text:span><text:span text:style-name="T106">0xFEFF</text:span><text:span text:style-name="T604"> para </text:span><text:span text:style-name="T597">la </text:span><text:span text:style-name="T598">Etiqueta</text:span><text:span text:style-name="T597"> de</text:span><text:span text:style-name="T598">l</text:span><text:span text:style-name="T597"> </text:span><text:span text:style-name="T598">O</text:span><text:span text:style-name="T597">rden de </text:span><text:span text:style-name="T606">los</text:span><text:span text:style-name="T597"> </text:span><text:span text:style-name="T598">B</text:span><text:span text:style-name="T597">ytes </text:span><text:span text:style-name="T598">(BOM por sus siglas en inglés)</text:span><text:span text:style-name="T597">, estos se elimina</text:span><text:span text:style-name="T598">rán</text:span><text:span text:style-name="T597">, ya que algunas implementaciones de </text:span><text:span text:style-name="T699">iconv</text:span><text:span text:style-name="T105">()</text:span><text:span text:style-name="T597"> no aceptan </text:span><text:span text:style-name="T598">las BOM</text:span><text:span text:style-name="T597">. Tenga en cuenta que mientras la mayoría de las implementaciones maneja</text:span><text:span text:style-name="T598">n las BOM</text:span><text:span text:style-name="T597"> utilizando la codificación </text:span><text:span text:style-name="T104">"UCS-2"</text:span><text:span text:style-name="T597"> y el</text:span><text:span text:style-name="T600">i</text:span><text:span text:style-name="T597">g</text:span><text:span text:style-name="T598">en</text:span><text:span text:style-name="T597"> el orden de bytes apropiado, algunas (incluidas las versiones anteriores de </text:span><text:span text:style-name="T104">glibc</text:span><text:span text:style-name="T597">) no lo harán. Existe una distinción sutil entre </text:span><text:span text:style-name="T601">la codificación</text:span><text:span text:style-name="T597"> </text:span><text:a xlink:type="simple" xlink:href="https://es.wikipedia.org/wiki/UTF-16" text:style-name="Internet_20_link" text:visited-style-name="Visited_20_Internet_20_Link"><text:span text:style-name="T104">"UTF-16"</text:span></text:a><text:span text:style-name="T597"> y </text:span><text:span text:style-name="T104">"UCS-2"</text:span><text:span text:style-name="T597"> </text:span><text:span text:style-name="T603">consistente en que</text:span><text:span text:style-name="T597"> el uso de caracteres en los 'Planos suplementarios' que necesitan pares </text:span><text:span text:style-name="T603">subrogados</text:span><text:span text:style-name="T597"> es muy raro, por lo que </text:span><text:span text:style-name="T104">"UCS-2LE"</text:span><text:span text:style-name="T597"> </text:span><text:span text:style-name="T605">será</text:span><text:span text:style-name="T597"> una primera opción adecuada (ya que se </text:span><text:span text:style-name="T602">ha implementado</text:span><text:span text:style-name="T597"> de manera más amplia).</text:span></text:p>
      <text:p text:style-name="P112"><text:span text:style-name="T461">A partir de la versión 3.0.0 </text:span><text:span text:style-name="T472">de </text:span><text:span text:style-name="T622">R</text:span><text:span text:style-name="T461">, la codificación </text:span><text:span text:style-name="T89">"UTF-8-BOM"</text:span><text:span text:style-name="T461"> </text:span><text:span text:style-name="T472">es aceptada</text:span><text:span text:style-name="T461"> para lectura y eliminará una </text:span><text:span text:style-name="T472">Etiqueta</text:span><text:span text:style-name="T461"> de</text:span><text:span text:style-name="T472">l</text:span><text:span text:style-name="T461"> </text:span><text:span text:style-name="T472">O</text:span><text:span text:style-name="T461">rden de </text:span><text:span text:style-name="T472">los</text:span><text:span text:style-name="T461"> </text:span><text:span text:style-name="T472">B</text:span><text:span text:style-name="T461">ytes </text:span><text:span text:style-name="T473">(BOM)</text:span><text:span text:style-name="T461"> si está presente (que suele </text:span><text:span text:style-name="T472">estarlo</text:span><text:span text:style-name="T461"> para archivos y páginas web generadas por aplicaciones de Microsoft). Si se requiere una </text:span><text:span text:style-name="T472">BOM</text:span><text:span text:style-name="T461"> (no se recomienda) al escribir, debe escribirse explícitamente, p</text:span><text:span text:style-name="T473">or ejemplo,</text:span><text:span text:style-name="T461"> </text:span><text:span text:style-name="T472">con</text:span><text:span text:style-name="T461"> </text:span><text:span text:style-name="T89">writeChar("\ ufeff", con, eos = NULL)</text:span><text:span text:style-name="T461"> o </text:span><text:span text:style-name="T472">con</text:span><text:span text:style-name="T461"> </text:span><text:span text:style-name="T89">writeBin(as.raw(c(0xef, 0xbb, 0xbf)), binary_con)</text:span><text:span text:style-name="T461">.</text:span></text:p>
      <text:p text:style-name="P124"><text:span text:style-name="T461">Los nombres de codificación </text:span><text:span text:style-name="T89">"utf8"</text:span><text:span text:style-name="T461">, </text:span><text:span text:style-name="T89">"mac"</text:span><text:span text:style-name="T461"> y </text:span><text:span text:style-name="T89">"macroman"</text:span><text:span text:style-name="T461"> no son portátiles y no son compatibles con todas las plataformas actuales </text:span><text:span text:style-name="T474">de </text:span><text:span text:style-name="T623">R</text:span><text:span text:style-name="T461">. </text:span><text:span text:style-name="T89">"UTF-8"</text:span><text:span text:style-name="T461"> es portátil y </text:span><text:span text:style-name="T89">"macintosh" </text:span><text:span text:style-name="T461">es el nombre oficial (y más ampliamente admitido) de ‘Mac Roman’. A partir de </text:span><text:span text:style-name="T481">la versión</text:span><text:span text:style-name="T461"> 3.4.0, </text:span><text:span text:style-name="T622">R</text:span><text:span text:style-name="T461"> mapea</text:span><text:span text:style-name="T474">rá</text:span><text:span text:style-name="T461"> internamente "</text:span><text:span text:style-name="T89">utf8"</text:span><text:span text:style-name="T461"> a </text:span><text:span text:style-name="T89">"UTF-8"</text:span><text:span text:style-name="T461">. </text:span></text:p>
      <text:p text:style-name="P113"><text:span text:style-name="T461">Solicitar una conversión que no </text:span><text:span text:style-name="T474">sea</text:span><text:span text:style-name="T461"> compatible </text:span><text:span text:style-name="T475">resultará en</text:span><text:span text:style-name="T461"> un error, que se informa</text:span><text:span text:style-name="T474">rá</text:span><text:span text:style-name="T461"> cuando se abr</text:span><text:span text:style-name="T474">a</text:span><text:span text:style-name="T461"> la conexión. En general, no está documentado exactamente lo que sucede</text:span><text:span text:style-name="T474">rá</text:span><text:span text:style-name="T461"> cuando la traducción solicitada no se pued</text:span><text:span text:style-name="T476">a</text:span><text:span text:style-name="T461"> realizar para una entrada no válida. En la salida, es probable que el </text:span><text:soft-page-break/><text:span text:style-name="T461">resultado sea el mismo que el del error, con una advertencia. En la entrada, lo más probable es que sea toda o parte de la entrada hasta el error.</text:span></text:p>
      <text:p text:style-name="P36"><text:span text:style-name="T711">Es probable que pueda</text:span><text:span text:style-name="T709"> </text:span><text:span text:style-name="T711">verificar</text:span><text:span text:style-name="T709"> la codificación nativa </text:span><text:span text:style-name="T711">de su plataforma de sistema con</text:span><text:span text:style-name="T710"> la función</text:span><text:span text:style-name="T709"> </text:span><text:span text:style-name="T699">Sys.getlocale</text:span><text:span text:style-name="T104">("LC_CTYPE")</text:span><text:span text:style-name="T709">, pero no todos los sistemas operativos la registran.</text:span> </text:p>
      <text:h text:style-name="P149" text:outline-level="1"><text:bookmark-start text:name="__RefHeading___Toc29807_263899930"/>10. Bloqueo<text:bookmark-end text:name="__RefHeading___Toc29807_263899930"/></text:h>
      <text:p text:style-name="P39"><text:span text:style-name="T828">Dentro de</text:span> los lenguajes de programación, <text:span text:style-name="T828">en general,</text:span> la opción para bloquear conexiones se refiere a la posibilidad de limitar múltiples solicitudes de entrada o salida de datos <text:span text:style-name="T828">para</text:span> una conexión, mientras ocurre una operación de lectura o escritura de datos desde <text:span text:style-name="T828">esa</text:span> conexión. Es decir, el bloqueo impide que la conexión pueda atender múltiples solicitudes y, <text:span text:style-name="T828">en cambio, pueda</text:span> dedi<text:span text:style-name="T828">carse</text:span> de manera exclusiva al proceso que la está utilizando.</text:p>
      <text:p text:style-name="P40"><text:span text:style-name="T827">De este modo, en </text:span><text:span text:style-name="T618">R</text:span><text:span text:style-name="T827">, e</text:span><text:span text:style-name="T712">l </text:span><text:span text:style-name="T827">valor </text:span><text:span text:style-name="T829">del</text:span><text:span text:style-name="T712"> argumento de bloque</text:span><text:span text:style-name="T821">o</text:span><text:span text:style-name="T712"> (</text:span><text:span text:style-name="T110">blocking</text:span><text:span text:style-name="T712">) determina</text:span><text:span text:style-name="T827">rá</text:span><text:span text:style-name="T712"> si </text:span><text:span text:style-name="T821">los bloqueos de conexión</text:span><text:span text:style-name="T712"> </text:span><text:span text:style-name="T826">podrán</text:span><text:span text:style-name="T712"> ser especificados para archivos, direcciones URL (</text:span><text:span text:style-name="T821">valor lógico verdadero</text:span><text:span text:style-name="T712"> como </text:span><text:span text:style-name="T818">valor</text:span><text:span text:style-name="T712"> por omisión), tuberías </text:span><text:span text:style-name="T663">pepes</text:span><text:span text:style-name="T712"> y conexiones de </text:span><text:span text:style-name="T818">enchufe</text:span><text:span text:style-name="T712"> (</text:span><text:span text:style-name="T821">valor lógico falso</text:span><text:span text:style-name="T712"> como opción </text:span><text:span text:style-name="T818">predeterminada</text:span><text:span text:style-name="T712">).</text:span></text:p>
      <text:p text:style-name="P40"><text:span text:style-name="T712">En modo </text:span><text:span text:style-name="T819">de </text:span><text:span text:style-name="T712">bloqueo, las funciones que utilizan la conexión no </text:span><text:span text:style-name="T821">devolverán</text:span><text:span text:style-name="T712"> </text:span><text:span text:style-name="T820">resultados</text:span><text:span text:style-name="T712"> al evaluador de </text:span><text:span text:style-name="T617">R</text:span><text:span text:style-name="T712"> hasta </text:span><text:span text:style-name="T820">que </text:span><text:span text:style-name="T712">el proceso de lectura o escritura </text:span><text:span text:style-name="T821">este</text:span><text:span text:style-name="T712"> completado. </text:span><text:span text:style-name="T828">En cambio, sin bloqueo</text:span><text:span text:style-name="T712">, las operaciones dev</text:span><text:span text:style-name="T820">olverán resultados</text:span><text:span text:style-name="T712"> tan pronto como sea posible, por lo que </text:span><text:span text:style-name="T828">para</text:span><text:span text:style-name="T712"> la entrada de valores devolverán cualquier valor ingresado que esté disponible (ninguno posiblemente) y para los valores de salida devolverán </text:span><text:span text:style-name="T828">un</text:span><text:span text:style-name="T712"> </text:span><text:span text:style-name="T822">valor lógico que inform</text:span><text:span text:style-name="T828">ará</text:span><text:span text:style-name="T822"> si </text:span><text:span text:style-name="T712">la operación de escritura tuvo éxito.</text:span></text:p>
      <text:p text:style-name="P115"><text:span text:style-name="T478">E</text:span><text:span text:style-name="T477">l comportamiento </text:span><text:span text:style-name="T479">de</text:span><text:span text:style-name="T324"> </text:span><text:span text:style-name="T695">readLines</text:span><text:span text:style-name="T63">()</text:span><text:span text:style-name="T324"> </text:span><text:span text:style-name="T325">en caso de que</text:span><text:span text:style-name="T461"> la línea final esté incompleta, </text:span><text:span text:style-name="T479">es decir, </text:span><text:span text:style-name="T461">sin </text:span><text:span text:style-name="T479">el último</text:span><text:span text:style-name="T461"> marcador </text:span><text:span text:style-name="T479">de</text:span><text:span text:style-name="T461"> </text:span><text:span text:style-name="T479">Final de Línea </text:span><text:span text:style-name="T480">(</text:span><text:span text:style-name="T479">EOL por sus siglas en inglés</text:span><text:span text:style-name="T480">)</text:span><text:span text:style-name="T479">, </text:span><text:span text:style-name="T477">depende</text:span><text:span text:style-name="T479">rá</text:span><text:span text:style-name="T477"> de si la conexión se está bloqueando o no</text:span><text:span text:style-name="T461">. Para una conexión en modo de texto sin bloqueo, la línea incompleta se </text:span><text:span text:style-name="T480">rechazará </text:span><text:span text:style-name="T461">silenciosamente. Para todas las demás conexiones, la línea se aceptará con una advertencia.</text:span><text:span text:style-name="T155"> </text:span><text:span text:style-name="T326">Para mayor información, consulte la página de ayuda de esta función.</text:span></text:p>
      <text:p text:style-name="P40"><text:span text:style-name="T830">Incluso c</text:span><text:span text:style-name="T712">uando la conexión se encuentr</text:span><text:span text:style-name="T830">e</text:span><text:span text:style-name="T712"> en modo </text:span><text:span text:style-name="T822">de</text:span><text:span text:style-name="T712"> bloqueo, se realizarán intentos para asegurarse que </text:span><text:span text:style-name="T713">no se impid</text:span><text:span text:style-name="T830">a</text:span><text:span text:style-name="T713"> el ciclo de eventos y la operación de partes de la interfaz gráfica de usuario de </text:span><text:span text:style-name="T616">R</text:span><text:span text:style-name="T713">. Esto no siempre </text:span><text:span text:style-name="T823">tendrá</text:span><text:span text:style-name="T713"> éxito </text:span><text:span text:style-name="T714">y, por ejemplo,</text:span><text:span text:style-name="T713"> todo </text:span><text:span text:style-name="T714">un</text:span><text:span text:style-name="T713"> proceso de </text:span><text:span text:style-name="T616">R</text:span><text:span text:style-name="T713"> será bloqueado durante una </text:span><text:span text:style-name="T714">consulta al Sistema de Nombres de Dominio (DNS por sus siglas en inglés) en Unix.</text:span></text:p>
      <text:p text:style-name="P116"><text:span text:style-name="T329">La mayoría de las operaciones de bloqueo en direcciones URL </text:span><text:span text:style-name="T323">de</text:span><text:span text:style-name="T329"> </text:span><text:span text:style-name="T327">tipo </text:span><text:span text:style-name="T329">HTTP, FTP </text:span><text:span text:style-name="T327">y</text:span><text:span text:style-name="T329"> en </text:span><text:span text:style-name="T323">enchufes</text:span><text:span text:style-name="T329"> están sujet</text:span><text:span text:style-name="T323">a</text:span><text:span text:style-name="T329">s al tiempo de espera establecido por la función </text:span><text:span text:style-name="Source_20_Text"><text:span text:style-name="T696">options</text:span></text:span><text:span text:style-name="Source_20_Text"><text:span text:style-name="T64">("timeout")</text:span></text:span><text:span text:style-name="Source_20_Text"><text:span text:style-name="T329">. Adviértase que este tiempo de espera </text:span></text:span><text:span text:style-name="Source_20_Text"><text:span text:style-name="T328">se refiere al período</text:span></text:span><text:span text:style-name="Source_20_Text"><text:span text:style-name="T329"> </text:span></text:span><text:span text:style-name="Source_20_Text"><text:span text:style-name="T444">sin</text:span></text:span><text:span text:style-name="Source_20_Text"><text:span text:style-name="T329"> respuesta, no </text:span></text:span><text:span text:style-name="Source_20_Text"><text:span text:style-name="T445">a</text:span></text:span><text:span text:style-name="Source_20_Text"><text:span text:style-name="T329"> toda la operación. El tiempo de espera es establecido al momento en que se abre la conexión y, de manera más precisa, cuando la última conexión de ese tipo </text:span></text:span><text:span text:style-name="Source_20_Text"><text:span text:style-name="T672">—</text:span></text:span><text:span text:style-name="Source_20_Text"><text:span text:style-name="T447">ya sea </text:span></text:span><text:span text:style-name="Source_20_Text"><text:span text:style-name="T91">http:</text:span></text:span><text:span text:style-name="Source_20_Text"><text:span text:style-name="T447">, </text:span></text:span><text:span text:style-name="Source_20_Text"><text:span text:style-name="T91">ftp:</text:span></text:span><text:span text:style-name="Source_20_Text"><text:span text:style-name="T447"> o </text:span></text:span><text:span text:style-name="Source_20_Text"><text:span text:style-name="T91">socket</text:span></text:span><text:span text:style-name="Source_20_Text"><text:span text:style-name="T672">—</text:span></text:span><text:span text:style-name="Source_20_Text"><text:span text:style-name="T447"> </text:span></text:span><text:span text:style-name="Source_20_Text"><text:span text:style-name="T446">haya sido</text:span></text:span><text:span text:style-name="Source_20_Text"><text:span text:style-name="T447"> abierta.</text:span></text:span></text:p>
      <text:h text:style-name="P149" text:outline-level="1"><text:bookmark-start text:name="__RefHeading___Toc29809_263899930"/>11. <text:span text:style-name="T862">Pepes</text:span><text:bookmark-end text:name="__RefHeading___Toc29809_263899930"/></text:h>
      <text:p text:style-name="P41"><text:span text:style-name="T835">El estado predeterminado de las conexiones </text:span><text:span text:style-name="T662">pepes</text:span><text:span text:style-name="T835"> </text:span><text:span text:style-name="T832">es de no-</text:span><text:span text:style-name="T835">bloqueo. Esto concuerda con la versión 4.0.0 de </text:span><text:span text:style-name="T619">S</text:span><text:span text:style-name="T835"> y es, probablemente, la manera más práctica de definir </text:span><text:span text:style-name="T715">su</text:span><text:span text:style-name="T835"> estado. Sin embargo, también </text:span><text:soft-page-break/><text:span text:style-name="T835">tiene algunas implicaciones, </text:span><text:span text:style-name="T715">por ejemplo,</text:span><text:span text:style-name="T835"> </text:span><text:span text:style-name="T834">que </text:span><text:span text:style-name="T835">la apertura para escritura de una conexión </text:span><text:span text:style-name="T663">pepes</text:span><text:span text:style-name="T835"> </text:span><text:span text:style-name="T833">sin bloqueo</text:span><text:span text:style-name="T835"> </text:span><text:span text:style-name="T715">fallará a menos que otro proceso esté leyendo la conexión.</text:span></text:p>
      <text:p text:style-name="P117"><text:span text:style-name="T330">Abrir una conexión </text:span><text:span text:style-name="T503">pepes</text:span><text:span text:style-name="T330"> tanto par</text:span><text:span text:style-name="T331">a</text:span><text:span text:style-name="T330"> lectura como </text:span><text:span text:style-name="T332">para</text:span><text:span text:style-name="T330"> escritura (en cualquier modo solo </text:span><text:span text:style-name="T332">será</text:span><text:span text:style-name="T330"> posible realizar adiciones a las conexiones </text:span><text:span text:style-name="T503">pepes</text:span><text:span text:style-name="T330">) conectará ambos lados </text:span><text:span text:style-name="T411">de</text:span><text:span text:style-name="T330"> la conexión </text:span><text:span text:style-name="T503">pepes</text:span><text:span text:style-name="T330"> al proceso de </text:span><text:span text:style-name="T631">R</text:span><text:span text:style-name="T330"> y proveerá un </text:span><text:span text:style-name="T333">servicio similar </text:span><text:span text:style-name="T332">al de</text:span><text:span text:style-name="T333"> la función </text:span><text:span text:style-name="T65">file()</text:span><text:span text:style-name="T333">. </text:span></text:p>
      <text:h text:style-name="P149" text:outline-level="1"><text:bookmark-start text:name="__RefHeading___Toc29811_263899930"/>12. Portapapeles<text:bookmark-end text:name="__RefHeading___Toc29811_263899930"/></text:h>
      <text:p text:style-name="P119"><text:span text:style-name="T342">La función </text:span><text:span text:style-name="T69">file()</text:span><text:span text:style-name="T342"> </text:span><text:span text:style-name="T340">podrá</text:span><text:span text:style-name="T342"> ser utilizada con el argumento de descripción seleccionado con el valor de</text:span><text:span text:style-name="T340">l</text:span><text:span text:style-name="T342"> </text:span><text:span text:style-name="T498">portapa</text:span><text:span text:style-name="T504">pe</text:span><text:span text:style-name="T498">les</text:span><text:span text:style-name="T342"> (</text:span><text:span text:style-name="Source_20_Text"><text:span text:style-name="T69">description = "clipboard"</text:span></text:span><text:span text:style-name="T342">) solamente para el modo de lectura de texto (</text:span><text:span text:style-name="Source_20_Text"><text:span text:style-name="T69">"r"</text:span></text:span><text:span text:style-name="Source_20_Text"><text:span text:style-name="T342">). </text:span></text:span><text:span text:style-name="Source_20_Text"><text:span text:style-name="T448">Esto</text:span></text:span><text:span text:style-name="Source_20_Text"><text:span text:style-name="T342"> leerá la primera selección de </text:span></text:span><text:a xlink:type="simple" xlink:href="https://specifications.freedesktop.org/clipboards-spec/clipboards-latest.txt" text:style-name="Internet_20_link" text:visited-style-name="Visited_20_Internet_20_Link"><text:span text:style-name="Source_20_Text"><text:span text:style-name="T342">X11</text:span></text:span></text:a><text:span text:style-name="Source_20_Text"><text:span text:style-name="T342">, que también puede ser especificada como "X11_primary" y la selección secundaria como "X11_secondary". En la mayoría de sistemas la selección del portapapeles (la utilizada por la opción </text:span></text:span><text:span text:style-name="Source_20_Text"><text:span text:style-name="T498">Copiar</text:span></text:span><text:span text:style-name="Source_20_Text"><text:span text:style-name="T342"> en el menú </text:span></text:span><text:span text:style-name="Source_20_Text"><text:span text:style-name="T498">Edición</text:span></text:span><text:span text:style-name="Source_20_Text"><text:span text:style-name="T342"> de cualquier aplicación) puede ser especificada como "X11_clipboard".</text:span></text:span></text:p>
      <text:p text:style-name="P43"><text:span text:style-name="T848">Cuando una conexión al portapa</text:span><text:span text:style-name="T847">pe</text:span><text:span text:style-name="T848">les es abierta para lectura, el contenido es inmediatamente copiado al almacenamiento interno de la conexión.</text:span></text:p>
      <text:p text:style-name="P119"><text:span text:style-name="T342">Los usuarios de Unix que deseen escribir a una de las selecciones de X11 podrían poder hacerlo por medio de </text:span><text:span text:style-name="T341">los comandos</text:span><text:span text:style-name="T342"> </text:span><text:a xlink:type="simple" xlink:href="https://sourceforge.net/projects/xclip/" text:style-name="Internet_20_link" text:visited-style-name="Visited_20_Internet_20_Link"><text:span text:style-name="T69">xclip</text:span></text:a><text:span text:style-name="T342"> o </text:span><text:a xlink:type="simple" xlink:href="http://www.vergenet.net/~conrad/software/xsel/" text:style-name="Internet_20_link" text:visited-style-name="Visited_20_Internet_20_Link"><text:span text:style-name="T69">xsel</text:span></text:a><text:span text:style-name="T342">. Por ejemplo, con </text:span><text:span text:style-name="Source_20_Text"><text:span text:style-name="T69">pipe("xclip -i", "w")</text:span></text:span><text:span text:style-name="Source_20_Text"><text:span text:style-name="T342"> para la </text:span></text:span><text:span text:style-name="Source_20_Text"><text:span text:style-name="T449">selección primaria.</text:span></text:span></text:p>
      <text:p text:style-name="P119"><text:span text:style-name="T342">Los usuarios de macOS pueden utilizar </text:span><text:span text:style-name="T341">la función </text:span><text:span text:style-name="T70">pipe()</text:span><text:span text:style-name="T341"> de la forma</text:span><text:span text:style-name="T342"> </text:span><text:span text:style-name="Source_20_Text"><text:span text:style-name="T69">pipe("pbpaste")</text:span></text:span><text:span text:style-name="Source_20_Text"><text:span text:style-name="T342"> y </text:span></text:span><text:span text:style-name="Source_20_Text"><text:span text:style-name="T69">pipe("pbcopy", "w")</text:span></text:span><text:span text:style-name="Source_20_Text"><text:span text:style-name="T342"> para leer y escribir al portapapeles de su sistema.</text:span></text:span></text:p>
      <text:h text:style-name="P149" text:outline-level="1"><text:bookmark-start text:name="__RefHeading___Toc29813_263899930"/>13. Rutas de archivo<text:bookmark-end text:name="__RefHeading___Toc29813_263899930"/></text:h>
      <text:p text:style-name="P120"><text:span text:style-name="T343">En la mayoría de los casos </text:span><text:span text:style-name="T344">las rutas de archivo</text:span><text:span text:style-name="T343"> </text:span><text:span text:style-name="T341">serán</text:span><text:span text:style-name="T343"> traducidas a la codificación nativa.</text:span></text:p>
      <text:p text:style-name="P38">Las excepciones son las funciones <text:span text:style-name="T1">file</text:span><text:span text:style-name="T113">()</text:span> y <text:span text:style-name="T1">pipe</text:span><text:span text:style-name="T113">()</text:span> en Windows, en donde una descripción etiquetada como UTF-8 <text:span text:style-name="T849">será</text:span> pasada a Windows como una cadena de caracteres amplia (<text:span text:style-name="T1">wide</text:span>). Esto permitirá que archivos con nombres que no se encuentren en la codificación nativa del sistema <text:span text:style-name="T850">puedan ser</text:span> abiertos en sistemas de archivo que utilicen los nombres de archivos de Unicode, tales como NFTS pero no FAT32.</text:p>
      <text:h text:style-name="P149" text:outline-level="1"><text:bookmark-start text:name="__RefHeading___Toc29815_263899930"/>14. Nota<text:bookmark-end text:name="__RefHeading___Toc29815_263899930"/></text:h>
      <text:p text:style-name="P123"><text:span text:style-name="T350">Las conexiones en </text:span><text:span text:style-name="T644">R</text:span><text:span text:style-name="T350"> están modeladas en la versión 4.</text:span><text:span text:style-name="T298">0.0</text:span><text:span text:style-name="T350"> de </text:span><text:span text:style-name="T644">S</text:span><text:span text:style-name="T350"> (véase Chambers, 1988). Sin embargo, </text:span><text:span text:style-name="T644">R</text:span><text:span text:style-name="T350"> va mucho más allá del modelo de </text:span><text:span text:style-name="T298">conexiones</text:span><text:span text:style-name="T350"> </text:span><text:span text:style-name="T644">S</text:span><text:span text:style-name="T350">. Por ejemplo, en las conexiones para salida de texto así como para </text:span><text:span text:style-name="T298">las</text:span><text:span text:style-name="T350"> direcciones URL, </text:span><text:span text:style-name="T345">para</text:span><text:span text:style-name="T350"> archivos comprimidos y </text:span><text:span text:style-name="T298">las </text:span><text:span text:style-name="T350">conexiones de </text:span><text:span text:style-name="T345">enchufe</text:span><text:span text:style-name="T350">. El modo predeterminado de apertura </text:span><text:span text:style-name="T298">de las conexiones</text:span><text:span text:style-name="T350"> en </text:span><text:span text:style-name="T646">R</text:span><text:span text:style-name="T350"> es </text:span><text:span text:style-name="T299">el de</text:span><text:span text:style-name="T350"> </text:span><text:span text:style-name="T299">sólo lectura de texto</text:span><text:span text:style-name="T350"> </text:span><text:span text:style-name="T299">(</text:span><text:span text:style-name="Source_20_Text"><text:span text:style-name="T803">"r"</text:span></text:span><text:span text:style-name="Source_20_Text"><text:span text:style-name="T299">)</text:span></text:span><text:span text:style-name="Source_20_Text"><text:span text:style-name="T350"> excepto para las conexiones de </text:span></text:span><text:span text:style-name="Source_20_Text"><text:span text:style-name="T442">enchufe</text:span></text:span><text:span text:style-name="Source_20_Text"><text:span text:style-name="T350">. Esto difiere de </text:span></text:span><text:span text:style-name="Source_20_Text"><text:span text:style-name="T644">S</text:span></text:span><text:span text:style-name="Source_20_Text"><text:span text:style-name="T350">, en </text:span></text:span><text:span text:style-name="Source_20_Text"><text:span text:style-name="T459">donde </text:span></text:span><text:span text:style-name="Source_20_Text"><text:span text:style-name="T299">el modo predeterminado era el modo de lectura y escritura identificado por las etiquetas </text:span></text:span><text:span text:style-name="Source_20_Text"><text:span text:style-name="T71">"*"</text:span></text:span><text:span text:style-name="Source_20_Text"><text:span text:style-name="T299"> o </text:span></text:span><text:span text:style-name="Source_20_Text"><text:span text:style-name="T71">"r+"</text:span></text:span><text:span text:style-name="Source_20_Text"><text:span text:style-name="T299">.</text:span></text:span></text:p>
      <text:p text:style-name="P121"><text:soft-page-break/><text:span text:style-name="T300">En las plataformas de sistema </text:span><text:span text:style-name="T301">muy particulares,</text:span><text:span text:style-name="T300"> en donde el comando </text:span><text:span text:style-name="T800">vsnprintf</text:span><text:span text:style-name="T155"> </text:span><text:span text:style-name="T300">no devuelv</text:span><text:span text:style-name="T301">e</text:span><text:span text:style-name="T300"> la extensión requerida </text:span><text:span text:style-name="T345">para el resultado</text:span><text:span text:style-name="T300">, habrá un límite de 100 000 </text:span><text:span text:style-name="T497">bytes</text:span><text:span text:style-name="T300"> </text:span><text:span text:style-name="T345">en el tamaño</text:span><text:span text:style-name="T300"> de la salida </text:span><text:span text:style-name="T345">de datos para </text:span><text:span text:style-name="T300">las conexiones </text:span><text:span text:style-name="T409">creadas con las funciones</text:span><text:span text:style-name="T300"> </text:span><text:span text:style-name="Source_20_Text"><text:span text:style-name="T72">fifo</text:span></text:span><text:span text:style-name="Source_20_Text"><text:span text:style-name="T81">()</text:span></text:span><text:span text:style-name="T300">, </text:span><text:span text:style-name="Source_20_Text"><text:span text:style-name="T72">gzfile</text:span></text:span><text:span text:style-name="Source_20_Text"><text:span text:style-name="T81">()</text:span></text:span><text:span text:style-name="T300">, </text:span><text:span text:style-name="Source_20_Text"><text:span text:style-name="T72">bzfile</text:span></text:span><text:span text:style-name="Source_20_Text"><text:span text:style-name="T81">()</text:span></text:span><text:span text:style-name="T300"> y </text:span><text:span text:style-name="Source_20_Text"><text:span text:style-name="T72">xzfile</text:span></text:span><text:span text:style-name="Source_20_Text"><text:span text:style-name="T81">()</text:span></text:span><text:span text:style-name="Source_20_Text"><text:span text:style-name="T300">. Las líneas de extensiones más largas serán truncadas con una advertencia.</text:span></text:span></text:p>
      <text:h text:style-name="P149" text:outline-level="1"><text:bookmark-start text:name="__RefHeading___Toc29817_263899930"/>15. Referencias<text:bookmark-end text:name="__RefHeading___Toc29817_263899930"/></text:h>
      <text:p text:style-name="P142"><text:span text:style-name="T155">Chambers, J</text:span><text:span text:style-name="T412">ohn</text:span><text:span text:style-name="T155">. M. </text:span><text:span text:style-name="Emphasis"><text:span text:style-name="T155">Programming with Data. A Guide to the S Language</text:span></text:span><text:span text:style-name="T155">. </text:span><text:span text:style-name="T412">Nueva York: </text:span><text:span text:style-name="T155">Springer, </text:span><text:span text:style-name="T412">1998.</text:span></text:p>
      <text:p text:style-name="P141"><text:span text:style-name="T412">R Developement Core Team. “Chapter 7. Connections”. En </text:span><text:span text:style-name="T510">R Data Import/Export</text:span><text:span text:style-name="T412">, 4.1. The R Manuals 2. Vienna: R Foundation, 20</text:span><text:span text:style-name="T424">2</text:span><text:span text:style-name="T412">1. </text:span><text:a xlink:type="simple" xlink:href="https://cran.r-project.org/doc/manuals/r-release/R-data.html" text:style-name="Internet_20_link" text:visited-style-name="Visited_20_Internet_20_Link"><text:span text:style-name="T412">https://cran.r-project.org/doc/manuals/r-release/R-data.html</text:span></text:a><text:span text:style-name="T412">.</text:span></text:p>
      <text:p text:style-name="Text_20_body"><text:span text:style-name="T583">Ripley, B. D. (2001). “Connections”. </text:span><text:span text:style-name="Emphasis"><text:span text:style-name="T583">R News</text:span></text:span><text:span text:style-name="T583">, </text:span><text:span text:style-name="T585">vol. 1 (núm 1)</text:span><text:span text:style-name="T583">, 16–</text:span><text:span text:style-name="T585">1</text:span><text:span text:style-name="T583">7.</text:span><text:span text:style-name="T155"> </text:span><text:a xlink:type="simple" xlink:href="https://www.r-project.org/doc/Rnews/Rnews_2001-1.pdf" text:style-name="Internet_20_link" text:visited-style-name="Visited_20_Internet_20_Link"><text:span text:style-name="T155">https://www.r-project.org/doc/Rnews/Rnews_2001-1.pdf</text:span></text:a><text:span text:style-name="T155"> </text:span></text:p>
      <text:h text:style-name="P149" text:outline-level="1"><text:bookmark-start text:name="__RefHeading___Toc29819_263899930"/>16. También véase<text:bookmark-end text:name="__RefHeading___Toc29819_263899930"/></text:h>
      <text:p text:style-name="Text_20_body"><text:span text:style-name="Source_20_Text"><text:span text:style-name="T428">La página de ayuda para las funciones </text:span></text:span><text:a xlink:type="simple" xlink:href="http://127.0.0.1:17400/library/base/help/textConnection" text:style-name="Internet_20_link" text:visited-style-name="Visited_20_Internet_20_Link"><text:span text:style-name="Source_20_Text"><text:span text:style-name="T10">textConnection</text:span></text:span></text:a><text:span text:style-name="Source_20_Text"><text:span text:style-name="T73">()</text:span></text:span><text:span text:style-name="T155">, </text:span><text:a xlink:type="simple" xlink:href="http://127.0.0.1:17400/library/base/help/seek" text:style-name="Internet_20_link" text:visited-style-name="Visited_20_Internet_20_Link"><text:span text:style-name="Source_20_Text"><text:span text:style-name="T10">seek</text:span></text:span></text:a><text:span text:style-name="Source_20_Text"><text:span text:style-name="T73">()</text:span></text:span><text:span text:style-name="T155">, </text:span><text:a xlink:type="simple" xlink:href="http://127.0.0.1:17400/library/base/help/showConnections" text:style-name="Internet_20_link" text:visited-style-name="Visited_20_Internet_20_Link"><text:span text:style-name="Source_20_Text"><text:span text:style-name="T10">showConnections</text:span></text:span></text:a><text:span text:style-name="Source_20_Text"><text:span text:style-name="T73">()</text:span></text:span><text:span text:style-name="T155">, </text:span><text:a xlink:type="simple" xlink:href="http://127.0.0.1:17400/library/base/help/pushBack" text:style-name="Internet_20_link" text:visited-style-name="Visited_20_Internet_20_Link"><text:span text:style-name="Source_20_Text"><text:span text:style-name="T10">pushBack</text:span></text:span></text:a><text:span text:style-name="Source_20_Text"><text:span text:style-name="T73">()</text:span></text:span><text:span text:style-name="T155">. </text:span></text:p>
      <text:p text:style-name="P146"><text:span text:style-name="Source_20_Text"><text:span text:style-name="T428">La página de ayuda para las funciones</text:span></text:span><text:span text:style-name="T300"> </text:span><text:span text:style-name="T428">que hacen</text:span><text:span text:style-name="T300"> uso directo de las conexiones de modo texto:</text:span><text:span text:style-name="T155"> </text:span><text:a xlink:type="simple" xlink:href="http://127.0.0.1:17400/library/base/help/readLines" text:style-name="Internet_20_link" text:visited-style-name="Visited_20_Internet_20_Link"><text:span text:style-name="Source_20_Text"><text:span text:style-name="T10">readLines</text:span></text:span></text:a><text:span text:style-name="Source_20_Text"><text:span text:style-name="T77">()</text:span></text:span><text:span text:style-name="T155">, </text:span><text:a xlink:type="simple" xlink:href="http://127.0.0.1:17400/library/base/help/writeLines" text:style-name="Internet_20_link" text:visited-style-name="Visited_20_Internet_20_Link"><text:span text:style-name="Source_20_Text"><text:span text:style-name="T10">writeLines</text:span></text:span></text:a><text:span text:style-name="Source_20_Text"><text:span text:style-name="T77">()</text:span></text:span><text:span text:style-name="T155">, </text:span><text:a xlink:type="simple" xlink:href="http://127.0.0.1:17400/library/base/help/cat" text:style-name="Internet_20_link" text:visited-style-name="Visited_20_Internet_20_Link"><text:span text:style-name="Source_20_Text"><text:span text:style-name="T10">cat</text:span></text:span></text:a><text:span text:style-name="Source_20_Text"><text:span text:style-name="T77">()</text:span></text:span><text:span text:style-name="T155">, </text:span><text:a xlink:type="simple" xlink:href="http://127.0.0.1:17400/library/base/help/sink" text:style-name="Internet_20_link" text:visited-style-name="Visited_20_Internet_20_Link"><text:span text:style-name="Source_20_Text"><text:span text:style-name="T10">sink</text:span></text:span></text:a><text:span text:style-name="Source_20_Text"><text:span text:style-name="T77">()</text:span></text:span><text:span text:style-name="T155">, </text:span><text:a xlink:type="simple" xlink:href="http://127.0.0.1:17400/library/base/help/scan" text:style-name="Internet_20_link" text:visited-style-name="Visited_20_Internet_20_Link"><text:span text:style-name="Source_20_Text"><text:span text:style-name="T10">scan</text:span></text:span></text:a><text:span text:style-name="Source_20_Text"><text:span text:style-name="T77">()</text:span></text:span><text:span text:style-name="T155">, </text:span><text:a xlink:type="simple" xlink:href="http://127.0.0.1:17400/library/base/help/parse" text:style-name="Internet_20_link" text:visited-style-name="Visited_20_Internet_20_Link"><text:span text:style-name="Source_20_Text"><text:span text:style-name="T10">parse</text:span></text:span></text:a><text:span text:style-name="Source_20_Text"><text:span text:style-name="T77">()</text:span></text:span><text:span text:style-name="T155">, </text:span><text:a xlink:type="simple" xlink:href="http://127.0.0.1:17400/library/base/help/read.dcf" text:style-name="Internet_20_link" text:visited-style-name="Visited_20_Internet_20_Link"><text:span text:style-name="Source_20_Text"><text:span text:style-name="T10">read.dcf</text:span></text:span></text:a><text:span text:style-name="Source_20_Text"><text:span text:style-name="T77">()</text:span></text:span><text:span text:style-name="T155">, </text:span><text:a xlink:type="simple" xlink:href="http://127.0.0.1:17400/library/base/help/dput" text:style-name="Internet_20_link" text:visited-style-name="Visited_20_Internet_20_Link"><text:span text:style-name="Source_20_Text"><text:span text:style-name="T10">dput</text:span></text:span></text:a><text:span text:style-name="Source_20_Text"><text:span text:style-name="T77">()</text:span></text:span><text:span text:style-name="T155">, </text:span><text:a xlink:type="simple" xlink:href="http://127.0.0.1:17400/library/base/help/dump" text:style-name="Internet_20_link" text:visited-style-name="Visited_20_Internet_20_Link"><text:span text:style-name="Source_20_Text"><text:span text:style-name="T10">dump</text:span></text:span></text:a><text:span text:style-name="Source_20_Text"><text:span text:style-name="T77">()</text:span></text:span><text:span text:style-name="T300">. Así como las funciones de modo binario:</text:span><text:span text:style-name="T155"> </text:span><text:a xlink:type="simple" xlink:href="http://127.0.0.1:17400/library/base/help/readBin" text:style-name="Internet_20_link" text:visited-style-name="Visited_20_Internet_20_Link"><text:span text:style-name="Source_20_Text"><text:span text:style-name="T10">readBin</text:span></text:span></text:a><text:span text:style-name="Source_20_Text"><text:span text:style-name="T77">()</text:span></text:span><text:span text:style-name="T155">, </text:span><text:a xlink:type="simple" xlink:href="http://127.0.0.1:17400/library/base/help/readChar" text:style-name="Internet_20_link" text:visited-style-name="Visited_20_Internet_20_Link"><text:span text:style-name="Source_20_Text"><text:span text:style-name="T10">readChar</text:span></text:span></text:a><text:span text:style-name="Source_20_Text"><text:span text:style-name="T77">()</text:span></text:span><text:span text:style-name="T155">, </text:span><text:a xlink:type="simple" xlink:href="http://127.0.0.1:17400/library/base/help/writeBin" text:style-name="Internet_20_link" text:visited-style-name="Visited_20_Internet_20_Link"><text:span text:style-name="Source_20_Text"><text:span text:style-name="T10">writeBin</text:span></text:span></text:a><text:span text:style-name="Source_20_Text"><text:span text:style-name="T77">()</text:span></text:span><text:span text:style-name="T155">, </text:span><text:a xlink:type="simple" xlink:href="http://127.0.0.1:17400/library/base/help/writeChar" text:style-name="Internet_20_link" text:visited-style-name="Visited_20_Internet_20_Link"><text:span text:style-name="Source_20_Text"><text:span text:style-name="T10">writeChar</text:span></text:span></text:a><text:span text:style-name="Source_20_Text"><text:span text:style-name="T77">()</text:span></text:span><text:span text:style-name="T155">, </text:span><text:a xlink:type="simple" xlink:href="http://127.0.0.1:17400/library/base/help/load" text:style-name="Internet_20_link" text:visited-style-name="Visited_20_Internet_20_Link"><text:span text:style-name="Source_20_Text"><text:span text:style-name="T10">load</text:span></text:span></text:a><text:span text:style-name="Source_20_Text"><text:span text:style-name="T77">()</text:span></text:span><text:span text:style-name="T155"> </text:span><text:span text:style-name="T300">y</text:span><text:span text:style-name="T155"> </text:span><text:a xlink:type="simple" xlink:href="http://127.0.0.1:17400/library/base/help/save" text:style-name="Internet_20_link" text:visited-style-name="Visited_20_Internet_20_Link"><text:span text:style-name="Source_20_Text"><text:span text:style-name="T10">save</text:span></text:span></text:a><text:span text:style-name="Source_20_Text"><text:span text:style-name="T77">()</text:span></text:span><text:span text:style-name="T155">. </text:span></text:p>
      <text:p text:style-name="P146"><text:span text:style-name="Source_20_Text"><text:span text:style-name="T428">La página de ayuda </text:span></text:span><text:span text:style-name="Source_20_Text"><text:span text:style-name="T460">de</text:span></text:span><text:span text:style-name="Source_20_Text"><text:span text:style-name="T428"> la función </text:span></text:span><text:a xlink:type="simple" xlink:href="http://127.0.0.1:17400/library/base/help/capabilities" text:style-name="Internet_20_link" text:visited-style-name="Visited_20_Internet_20_Link"><text:span text:style-name="Source_20_Text"><text:span text:style-name="T10">capabilities</text:span></text:span></text:a><text:span text:style-name="Source_20_Text"><text:span text:style-name="T77">()</text:span></text:span><text:span text:style-name="T155"> </text:span><text:span text:style-name="T302">para ver</text:span><text:span text:style-name="T346">ificar</text:span><text:span text:style-name="T302"> si las conexiones </text:span><text:span text:style-name="T410">creadas con</text:span><text:span text:style-name="T302"> </text:span><text:span text:style-name="T74">fifo</text:span><text:span text:style-name="T82">()</text:span><text:span text:style-name="T302"> son compatibles con su versión de </text:span><text:span text:style-name="T632">R</text:span><text:span text:style-name="T579">.</text:span></text:p>
      <text:p text:style-name="P146"><text:span text:style-name="Source_20_Text"><text:span text:style-name="T428">La página de ayuda </text:span></text:span><text:span text:style-name="Source_20_Text"><text:span text:style-name="T460">de</text:span></text:span><text:span text:style-name="Source_20_Text"><text:span text:style-name="T428"> la función </text:span></text:span><text:a xlink:type="simple" xlink:href="http://127.0.0.1:17400/library/base/help/gzcon" text:style-name="Internet_20_link" text:visited-style-name="Visited_20_Internet_20_Link"><text:span text:style-name="Source_20_Text"><text:span text:style-name="T10">gzcon</text:span></text:span></text:a><text:span text:style-name="Source_20_Text"><text:span text:style-name="T77">()</text:span></text:span><text:span text:style-name="T155"> </text:span><text:span text:style-name="T346">p</text:span><text:span text:style-name="T302">ara envolver la (des)compresión del formato </text:span><text:span text:style-name="T99">gzip</text:span><text:span text:style-name="T302"> alrededor de una conexión.</text:span></text:p>
      <text:p text:style-name="P122"><text:span text:style-name="T302">Las </text:span><text:span text:style-name="T676">opciones</text:span><text:span text:style-name="T302"> </text:span><text:span text:style-name="Source_20_Text"><text:span text:style-name="T71">"</text:span></text:span><text:span text:style-name="T74">HTTPUserAgent</text:span><text:span text:style-name="Source_20_Text"><text:span text:style-name="T71">"</text:span></text:span><text:span text:style-name="T302">, </text:span><text:span text:style-name="Source_20_Text"><text:span text:style-name="T71">"</text:span></text:span><text:span text:style-name="T74">internet.info</text:span><text:span text:style-name="Source_20_Text"><text:span text:style-name="T71">"</text:span></text:span><text:span text:style-name="T302"> y </text:span><text:span text:style-name="Source_20_Text"><text:span text:style-name="T71">"</text:span></text:span><text:span text:style-name="T74">timeout</text:span><text:span text:style-name="Source_20_Text"><text:span text:style-name="T71">"</text:span></text:span><text:span text:style-name="T302"> serán utilizadas por algunos de los métodos para las conexiones URL.</text:span></text:p>
      <text:p text:style-name="P147"><text:span text:style-name="Source_20_Text"><text:span text:style-name="T428">La página de ayuda </text:span></text:span><text:span text:style-name="Source_20_Text"><text:span text:style-name="T460">de</text:span></text:span><text:span text:style-name="Source_20_Text"><text:span text:style-name="T428"> la función </text:span></text:span><text:a xlink:type="simple" xlink:href="http://127.0.0.1:17400/library/base/help/memCompress" text:style-name="Internet_20_link" text:visited-style-name="Visited_20_Internet_20_Link"><text:span text:style-name="Source_20_Text"><text:span text:style-name="T10">memCompress</text:span></text:span></text:a><text:span text:style-name="Source_20_Text"><text:span text:style-name="T75">()</text:span></text:span><text:span text:style-name="T155"> </text:span><text:span text:style-name="T347">p</text:span><text:span text:style-name="T302">ara referencias generales sobre la compresión de datos y más formas de (des)comprimir.</text:span></text:p>
      <text:p text:style-name="P147"><text:span text:style-name="Source_20_Text"><text:span text:style-name="T428">La página de ayuda </text:span></text:span><text:span text:style-name="Source_20_Text"><text:span text:style-name="T460">de</text:span></text:span><text:span text:style-name="Source_20_Text"><text:span text:style-name="T428"> la función </text:span></text:span><text:a xlink:type="simple" xlink:href="http://127.0.0.1:17400/library/base/help/extSoftVersion" text:style-name="Internet_20_link" text:visited-style-name="Visited_20_Internet_20_Link"><text:span text:style-name="Source_20_Text"><text:span text:style-name="T10">extSoftVersion</text:span></text:span></text:a><text:span text:style-name="Source_20_Text"><text:span text:style-name="T75">()</text:span></text:span><text:span text:style-name="T155"> </text:span><text:span text:style-name="T347">p</text:span><text:span text:style-name="T302">ara </text:span><text:span text:style-name="T429">conocer </text:span><text:span text:style-name="T302">la versió</text:span><text:span text:style-name="T429">n</text:span><text:span text:style-name="T302"> de las </text:span><text:span text:style-name="T347">bibliotecas</text:span><text:span text:style-name="T302"> de </text:span><text:span text:style-name="T99">zlib</text:span><text:span text:style-name="T302"> (para </text:span><text:span text:style-name="T99">gzfile</text:span><text:span text:style-name="T302">), </text:span><text:span text:style-name="T99">bzip2</text:span><text:span text:style-name="T302"> y </text:span><text:span text:style-name="T99">xz</text:span><text:span text:style-name="T302"> que están en uso </text:span><text:span text:style-name="T429">en su sistema operativo</text:span><text:span text:style-name="T302">. </text:span></text:p>
      <text:p text:style-name="P147"><text:span text:style-name="T302">Para </text:span><text:span text:style-name="T430">vaciar</text:span><text:span text:style-name="T302"> </text:span><text:span text:style-name="T347">la salida</text:span><text:span text:style-name="T302"> </text:span><text:span text:style-name="T347">a</text:span><text:span text:style-name="T302"> la consola de Windows y macOS, véase </text:span><text:span text:style-name="T429">l</text:span><text:span text:style-name="Source_20_Text"><text:span text:style-name="T428">a página de ayuda </text:span></text:span><text:span text:style-name="Source_20_Text"><text:span text:style-name="T460">de</text:span></text:span><text:span text:style-name="Source_20_Text"><text:span text:style-name="T428"> la función </text:span></text:span><text:span text:style-name="T697">flush.console</text:span><text:span text:style-name="T74">()</text:span><text:span text:style-name="T302">.</text:span></text:p>
      <text:h text:style-name="P149" text:outline-level="1"><text:bookmark-start text:name="__RefHeading___Toc29821_263899930"/>17. Ejemplos<text:bookmark-end text:name="__RefHeading___Toc29821_263899930"/></text:h>
      <text:p text:style-name="P59">zzfil &lt;- tempfile(fileext=".data")</text:p>
      <text:p text:style-name="P59">zz &lt;- file(zzfil, "w") <text:s/># <text:span text:style-name="T717">abrir conexión de salida para un archivo</text:span></text:p>
      <text:p text:style-name="P59">cat("TITLE extra line", "2 3 5 7", "", "11 13 17", file = zz, sep = "\n")</text:p>
      <text:p text:style-name="P59"><text:soft-page-break/>cat("<text:span text:style-name="T717">Una línea más</text:span>\n", file = zz)</text:p>
      <text:p text:style-name="P59">close(zz)</text:p>
      <text:p text:style-name="P59">readLines(zzfil)</text:p>
      <text:p text:style-name="P59">unlink(zzfil)</text:p>
      <text:p text:style-name="P59"/>
      <text:p text:style-name="P59">zzfil &lt;- tempfile(fileext=".gz")</text:p>
      <text:p text:style-name="P59">zz &lt;- gzfile(zzfil, "w") <text:s/># <text:span text:style-name="T717">archivo comprimido</text:span></text:p>
      <text:p text:style-name="P59">cat("<text:span text:style-name="T716">TÍTULO</text:span> <text:span text:style-name="T717">línea extra</text:span>", "2 3 5 7", "", "11 13 17", file = zz, sep = "\n")</text:p>
      <text:p text:style-name="P59">close(zz)</text:p>
      <text:p text:style-name="P59">readLines(zz &lt;- gzfile(zzfil))</text:p>
      <text:p text:style-name="P59">close(zz)</text:p>
      <text:p text:style-name="P59">unlink(zzfil)</text:p>
      <text:p text:style-name="P59">zz # <text:span text:style-name="T717">una conexión inválida</text:span></text:p>
      <text:p text:style-name="P59"/>
      <text:p text:style-name="P59">zzfil &lt;- tempfile(fileext=".bz2")</text:p>
      <text:p text:style-name="P60">zz &lt;- bzfile(zzfil, "w") <text:s/># <text:span text:style-name="T716">archivo con formato bzip2</text:span></text:p>
      <text:p text:style-name="P60">cat("<text:span text:style-name="T716">TÍTULO</text:span> <text:span text:style-name="T717">línea extra</text:span>", "2 3 5 7", "", "11 13 17", file = zz, sep = "\n")</text:p>
      <text:p text:style-name="P59">close(zz)</text:p>
      <text:p text:style-name="P59">zz # <text:span text:style-name="T719">despliega</text:span> method: invalid connection</text:p>
      <text:p text:style-name="P59">print(readLines(zz &lt;- bzfile(zzfil)))</text:p>
      <text:p text:style-name="P59">close(zz)</text:p>
      <text:p text:style-name="P59">unlink(zzfil)</text:p>
      <text:p text:style-name="P59"/>
      <text:p text:style-name="P61">## Un ejemplo de un archivo abierto para lectura y escritura</text:p>
      <text:p text:style-name="P59">Tpath &lt;- tempfile("<text:span text:style-name="T717">test</text:span>")</text:p>
      <text:p text:style-name="P59">Tfile &lt;- file(Tpath, "w+")</text:p>
      <text:p text:style-name="P59">c(isOpen(Tfile, "r"), isOpen(Tfile, "w")) # <text:span text:style-name="T717">ambos</text:span> TRUE</text:p>
      <text:p text:style-name="P59">cat("abc\ndef\n", file = Tfile)</text:p>
      <text:p text:style-name="P59">readLines(Tfile)</text:p>
      <text:p text:style-name="P59">seek(Tfile, 0, rw = "r") # <text:span text:style-name="T717">reestablecer al principio</text:span></text:p>
      <text:p text:style-name="P59">readLines(Tfile)</text:p>
      <text:p text:style-name="P59">cat("ghi\n", file = Tfile)</text:p>
      <text:p text:style-name="P59">readLines(Tfile)</text:p>
      <text:p text:style-name="P59">Tfile # <text:span text:style-name="T719">imprime</text:span> : <text:s/>"valid" connection</text:p>
      <text:p text:style-name="P59">close(Tfile)</text:p>
      <text:p text:style-name="P59">Tfile # <text:span text:style-name="T719">imprime</text:span> : <text:s/>"invalid" connection</text:p>
      <text:p text:style-name="P59">unlink(Tpath)</text:p>
      <text:p text:style-name="P59"/>
      <text:p text:style-name="P61">## Podemos hacer lo mismo con un archivo anónimo</text:p>
      <text:p text:style-name="P59">Tfile &lt;- file()</text:p>
      <text:p text:style-name="P59">cat("abc\ndef\n", file = Tfile)</text:p>
      <text:p text:style-name="P59">readLines(Tfile)</text:p>
      <text:p text:style-name="P59">close(Tfile)</text:p>
      <text:p text:style-name="P59"/>
      <text:p text:style-name="P60"><text:span text:style-name="T716">## No ejecutar: ## Ejemplo de </text:span><text:span text:style-name="T718">pepes</text:span><text:span text:style-name="T716"> -- podría congelar</text:span><text:span text:style-name="T717"> la computadora</text:span><text:span text:style-name="T716"> incluso cuando</text:span></text:p>
      <text:p text:style-name="P61"><text:tab/><text:tab/><text:tab/><text:tab/><text:tab/> <text:s text:c="2"/>-- el sistema operativo sea compatible con las <text:span text:style-name="T718">pepes</text:span></text:p>
      <text:p text:style-name="P59">if(capabilities("fifo")) {</text:p>
      <text:p text:style-name="P59"><text:s text:c="2"/>zzfil &lt;- tempfile(fileext="-fifo")</text:p>
      <text:p text:style-name="P59"><text:s text:c="2"/>zz &lt;- fifo(zzfil, "w+")</text:p>
      <text:p text:style-name="P59"><text:s text:c="2"/>writeLines("abc", zz)</text:p>
      <text:p text:style-name="P59"><text:s text:c="2"/>print(readLines(zz))</text:p>
      <text:p text:style-name="P59"><text:s text:c="2"/>close(zz)</text:p>
      <text:p text:style-name="P59"><text:s text:c="2"/>unlink(zzfil)</text:p>
      <text:p text:style-name="P59">}</text:p>
      <text:p text:style-name="P59">## <text:span text:style-name="T716">Fin</text:span>(No <text:span text:style-name="T716">ejecutar</text:span>)</text:p>
      <text:p text:style-name="P59"/>
      <text:p text:style-name="P60"><text:span text:style-name="T716">## Ejemplos </text:span><text:span text:style-name="T719">para</text:span><text:span text:style-name="T716"> Unix del uso de tuberías</text:span></text:p>
      <text:p text:style-name="P61"># leer la lista de archivos del directorio actual</text:p>
      <text:p text:style-name="P59">readLines(pipe("ls -1"))</text:p>
      <text:p text:style-name="P59"/>
      <text:p text:style-name="P67"># Eliminar comas sobrantes. Supongamos</text:p>
      <text:p text:style-name="P59"><text:soft-page-break/>## <text:span text:style-name="T720">No ejecutar</text:span>: % cat data2_</text:p>
      <text:p text:style-name="P59">450, 390, 467, 654, <text:s/>30, 542, 334, 432, 421,</text:p>
      <text:p text:style-name="P59">357, 497, 493, 550, 549, 467, 575, 578, 342,</text:p>
      <text:p text:style-name="P59">446, 547, 534, 495, 979, 479</text:p>
      <text:p text:style-name="P59">## <text:span text:style-name="T720">Fin </text:span>(<text:span text:style-name="T853">No ejecutar</text:span>)</text:p>
      <text:p text:style-name="P59"># <text:span text:style-name="T720">Luego lee esto con:</text:span></text:p>
      <text:p text:style-name="P59">scan(pipe("sed -e s/,$// data2_"), sep = ",")</text:p>
      <text:p text:style-name="P59"/>
      <text:p text:style-name="P59"/>
      <text:p text:style-name="P64"><text:span text:style-name="T853"># convierte el punto decimal a una coma </text:span><text:span text:style-name="T854">en</text:span><text:span text:style-name="T853"> la salida: véase también write.table</text:span><text:span text:style-name="T854">()</text:span></text:p>
      <text:p text:style-name="P63"># tanto las cadenas de R como (probablemente) el intérprete de comandos</text:p>
      <text:p text:style-name="P63"># requieren la doble diagonal invertida: \\</text:p>
      <text:p text:style-name="P59">zzfil &lt;- tempfile("outfile")</text:p>
      <text:p text:style-name="P59">zz &lt;- pipe(paste("sed s/\\\\./,/ &gt;", zzfil), "w")</text:p>
      <text:p text:style-name="P59">cat(format(round(stats::rnorm(48), 4)), fill = 70, file = zz)</text:p>
      <text:p text:style-name="P59">close(zz)</text:p>
      <text:p text:style-name="P59">file.show(zzfil, delete.file = TRUE)</text:p>
      <text:p text:style-name="P59"/>
      <text:p text:style-name="P68">## No ejecutar</text:p>
      <text:p text:style-name="P65"><text:span text:style-name="T845">## Ejemplo de una máquina </text:span><text:span text:style-name="T721">que ejecuta</text:span><text:span text:style-name="T845"> un servicio de huella dactilar (finger </text:span><text:span text:style-name="T854">daemon</text:span><text:span text:style-name="T845">)</text:span></text:p>
      <text:p text:style-name="P59">con &lt;- socketConnection(port = 79, blocking = TRUE)</text:p>
      <text:p text:style-name="P59">writeLines(paste0(system("whoami", intern = TRUE), "\r"), con)</text:p>
      <text:p text:style-name="P59">gsub(" *$", "", readLines(con))</text:p>
      <text:p text:style-name="P59">close(con)</text:p>
      <text:p text:style-name="P59">## <text:span text:style-name="T845">Fin</text:span>(<text:span text:style-name="T845">No ejecutar</text:span>)</text:p>
      <text:p text:style-name="P59"/>
      <text:p text:style-name="P68">## No ejecutar:</text:p>
      <text:p text:style-name="P68">## Dos procesos de R que se comunican por medio de enchufes sin bloqueo</text:p>
      <text:p text:style-name="P68"># Proceso 1 de R</text:p>
      <text:p text:style-name="P59">con1 &lt;- socketConnection(port = 6011, server = TRUE)</text:p>
      <text:p text:style-name="P59">writeLines(LETTERS, con1)</text:p>
      <text:p text:style-name="P59">close(con1)</text:p>
      <text:p text:style-name="P59"/>
      <text:p text:style-name="P68"># Proceso 2 de R</text:p>
      <text:p text:style-name="P59">con2 &lt;- socketConnection(Sys.info()["nodename"], port = 6011)</text:p>
      <text:p text:style-name="P65"><text:span text:style-name="T845"># como enchufe sin bloqueo, </text:span><text:span text:style-name="T846">podría </text:span><text:span text:style-name="T854">requerir</text:span><text:span text:style-name="T846"> ciclos para valores de entrada</text:span></text:p>
      <text:p text:style-name="P59">readLines(con2)</text:p>
      <text:p text:style-name="P59">while(isIncomplete(con2)) {</text:p>
      <text:p text:style-name="P59"><text:s text:c="3"/>Sys.sleep(1)</text:p>
      <text:p text:style-name="P59"><text:s text:c="3"/>z &lt;- readLines(con2)</text:p>
      <text:p text:style-name="P59"><text:s text:c="3"/>if(length(z)) print(z)</text:p>
      <text:p text:style-name="P59">}</text:p>
      <text:p text:style-name="P59">close(con2)</text:p>
      <text:p text:style-name="P59"/>
      <text:p text:style-name="P68">## Ejemplos del uso de codificaciones</text:p>
      <text:p text:style-name="P68"># Escribir un archivo en UTF-8</text:p>
      <text:p text:style-name="P59">cat(x, file = (con &lt;- file("foo", "w", encoding = "UTF-8"))); close(con)</text:p>
      <text:p text:style-name="P59"># read a 'Windows Unicode' file</text:p>
      <text:p text:style-name="P59">A &lt;- read.table(con &lt;- file("students", encoding = "UCS-2LE")); close(con)</text:p>
      <text:p text:style-name="P71"><text:span text:style-name="T116">## </text:span><text:span text:style-name="T118">Fin</text:span><text:span text:style-name="T116">(</text:span><text:span text:style-name="T117">No ejecutar</text:span><text:span text:style-name="T116">)</text:span></text:p>
      <text:h text:style-name="P81" text:outline-level="2"><text:bookmark-start text:name="__RefHeading___Toc45915_667756202"/><text:span text:style-name="T873">18</text:span><text:span text:style-name="T874">. </text:span><text:span text:style-name="T873">Código fuente</text:span><text:bookmark-end text:name="__RefHeading___Toc45915_667756202"/></text:h>
      <text:h text:style-name="P47" text:outline-level="3"><text:bookmark-start text:name="__RefHeading___Toc45917_667756202"/><text:span text:style-name="T872">1. </text:span><text:span text:style-name="T1">file()</text:span><text:bookmark-end text:name="__RefHeading___Toc45917_667756202"/></text:h>
      <text:p text:style-name="P54">function (description = "", open = "", blocking = TRUE, </text:p>
      <text:p text:style-name="P54"><text:s text:c="10"/>encoding = getOption("encoding"), </text:p>
      <text:p text:style-name="P54"><text:s text:c="10"/>raw = FALSE, method = getOption("url.method", "default")) </text:p>
      <text:p text:style-name="P54">{</text:p>
      <text:p text:style-name="P54"><text:s text:c="2"/>.Internal(file(description, open, blocking, encoding, method, </text:p>
      <text:p text:style-name="P54"><text:soft-page-break/><text:s text:c="17"/>raw))</text:p>
      <text:p text:style-name="P54">}</text:p>
      <text:p text:style-name="P54"/>
      <text:h text:style-name="P46" text:outline-level="3"><text:bookmark-start text:name="__RefHeading___Toc45919_667756202"/><text:span text:style-name="T872">2. </text:span><text:span text:style-name="T119">url()</text:span><text:bookmark-end text:name="__RefHeading___Toc45919_667756202"/></text:h>
      <text:p text:style-name="P55">function (description, open = "", blocking = TRUE, encoding = getOption("encoding"), </text:p>
      <text:p text:style-name="P55"><text:s text:c="10"/>method = getOption("url.method", "default"), headers = NULL) </text:p>
      <text:p text:style-name="P55">{</text:p>
      <text:p text:style-name="P55"><text:s text:c="2"/>method &lt;- match.arg(method, c("default", "internal", "libcurl", </text:p>
      <text:p text:style-name="P55"><text:s text:c="32"/>"wininet"))</text:p>
      <text:p text:style-name="P55"><text:s text:c="2"/>if (!is.null(headers)) {</text:p>
      <text:p text:style-name="P55"><text:s text:c="4"/>nh &lt;- names(headers)</text:p>
      <text:p text:style-name="P55"><text:s text:c="4"/>if (length(nh) != length(headers) || any(nh == "") || </text:p>
      <text:p text:style-name="P55"><text:s text:c="8"/>anyNA(headers) || anyNA(nh)) </text:p>
      <text:p text:style-name="P55"><text:s text:c="6"/>stop("'headers' must have names and must not be NA")</text:p>
      <text:p text:style-name="P55"><text:s text:c="4"/>headers &lt;- paste0(nh, ": ", headers)</text:p>
      <text:p text:style-name="P55"><text:s text:c="4"/>headers &lt;- list(headers, paste0(headers, "\r\n", collapse = ""))</text:p>
      <text:p text:style-name="P55"><text:s text:c="2"/>}</text:p>
      <text:p text:style-name="P55"><text:s text:c="2"/>.Internal(url(description, open, blocking, encoding, method, </text:p>
      <text:p text:style-name="P55"><text:s text:c="16"/>headers))</text:p>
      <text:p text:style-name="P55">}</text:p>
      <text:p text:style-name="P55"/>
      <text:h text:style-name="P46" text:outline-level="3"><text:bookmark-start text:name="__RefHeading___Toc45921_667756202"/><text:span text:style-name="T872">3. </text:span><text:span text:style-name="T119">gzfile()</text:span><text:bookmark-end text:name="__RefHeading___Toc45921_667756202"/></text:h>
      <text:p text:style-name="P53">function (description, open = "", encoding = getOption("encoding"), </text:p>
      <text:p text:style-name="P53"><text:s text:c="10"/>compression = 6) </text:p>
      <text:p text:style-name="P53"><text:s text:c="2"/>.Internal(gzfile(description, open, encoding, compression))</text:p>
      <text:p text:style-name="P53"/>
      <text:h text:style-name="P46" text:outline-level="3"><text:bookmark-start text:name="__RefHeading___Toc45923_667756202"/><text:span text:style-name="T872">4. </text:span><text:span text:style-name="T119">bzfile()</text:span><text:bookmark-end text:name="__RefHeading___Toc45923_667756202"/></text:h>
      <text:p text:style-name="P55">function (description, open = "", encoding = getOption("encoding"), </text:p>
      <text:p text:style-name="P55"><text:s text:c="10"/>compression = 9) </text:p>
      <text:p text:style-name="P55"><text:s text:c="2"/>.Internal(bzfile(description, open, encoding, compression))</text:p>
      <text:p text:style-name="P55"/>
      <text:h text:style-name="P46" text:outline-level="3"><text:bookmark-start text:name="__RefHeading___Toc45925_667756202"/><text:span text:style-name="T872">5. </text:span><text:span text:style-name="T119">xzfile()</text:span><text:bookmark-end text:name="__RefHeading___Toc45925_667756202"/></text:h>
      <text:p text:style-name="P55">function (description, open = "", encoding = getOption("encoding"), </text:p>
      <text:p text:style-name="P55"><text:s text:c="10"/>compression = 6) </text:p>
      <text:p text:style-name="P55"><text:s text:c="2"/>.Internal(xzfile(description, open, encoding, compression))</text:p>
      <text:p text:style-name="P55"/>
      <text:h text:style-name="P46" text:outline-level="3"><text:bookmark-start text:name="__RefHeading___Toc45927_667756202"/><text:span text:style-name="T872">6. </text:span><text:span text:style-name="T119">unz()</text:span><text:bookmark-end text:name="__RefHeading___Toc45927_667756202"/></text:h>
      <text:p text:style-name="P55">function (description, filename, open = "", encoding = getOption("encoding")) </text:p>
      <text:p text:style-name="P55"><text:s text:c="2"/>.Internal(unz(paste(description, filename, sep = ":"), open, encoding))</text:p>
      <text:p text:style-name="P55"/>
      <text:h text:style-name="P46" text:outline-level="3"><text:bookmark-start text:name="__RefHeading___Toc45929_667756202"/><text:span text:style-name="T872">7. </text:span><text:span text:style-name="T119">pipe()</text:span><text:bookmark-end text:name="__RefHeading___Toc45929_667756202"/></text:h>
      <text:p text:style-name="P55">function (description, open = "", encoding = getOption("encoding")) </text:p>
      <text:p text:style-name="P55"><text:s text:c="2"/>.Internal(pipe(description, open, encoding))</text:p>
      <text:p text:style-name="P55"/>
      <text:h text:style-name="P46" text:outline-level="3"><text:bookmark-start text:name="__RefHeading___Toc45931_667756202"/><text:soft-page-break/><text:span text:style-name="T872">8. </text:span><text:span text:style-name="T119">fifo()</text:span><text:bookmark-end text:name="__RefHeading___Toc45931_667756202"/></text:h>
      <text:p text:style-name="P56">function (description, open = "", blocking = FALSE, encoding = getOption("encoding")) </text:p>
      <text:p text:style-name="P56"><text:s text:c="2"/>.Internal(fifo(description, open, blocking, encoding))</text:p>
      <text:p text:style-name="P56"/>
      <text:h text:style-name="P46" text:outline-level="3"><text:bookmark-start text:name="__RefHeading___Toc45933_667756202"/><text:span text:style-name="T872">9. </text:span><text:span text:style-name="T119">socketConnection()</text:span><text:bookmark-end text:name="__RefHeading___Toc45933_667756202"/></text:h>
      <text:p text:style-name="P55">function (host = "localhost", port, server = FALSE, blocking = FALSE, </text:p>
      <text:p text:style-name="P55"><text:s text:c="10"/>open = "a+", encoding = getOption("encoding"), timeout = getOption("timeout"), </text:p>
      <text:p text:style-name="P55"><text:s text:c="10"/>options = getOption("socketOptions")) </text:p>
      <text:p text:style-name="P55"><text:s text:c="2"/>.Internal(socketConnection(host, port, server, blocking, open, </text:p>
      <text:p text:style-name="P55"><text:s text:c="29"/>encoding, timeout, options))</text:p>
      <text:p text:style-name="P55"/>
      <text:h text:style-name="P46" text:outline-level="3"><text:bookmark-start text:name="__RefHeading___Toc45935_667756202"/><text:span text:style-name="T872">10. </text:span><text:span text:style-name="T119">serverSocket()</text:span><text:bookmark-end text:name="__RefHeading___Toc45935_667756202"/></text:h>
      <text:p text:style-name="P55">function (port) </text:p>
      <text:p text:style-name="P55"><text:s text:c="2"/>.Internal(serverSocket(port))</text:p>
      <text:p text:style-name="P55"/>
      <text:h text:style-name="P46" text:outline-level="3"><text:bookmark-start text:name="__RefHeading___Toc45937_667756202"/><text:span text:style-name="T872">11. </text:span><text:span text:style-name="T119">socketAccept()</text:span><text:bookmark-end text:name="__RefHeading___Toc45937_667756202"/></text:h>
      <text:p text:style-name="P55">function (socket, blocking = FALSE, open = "a+", encoding = getOption("encoding"), </text:p>
      <text:p text:style-name="P55"><text:s text:c="10"/>timeout = getOption("timeout"), options = getOption("socketOptions")) </text:p>
      <text:p text:style-name="P55"><text:s text:c="2"/>.Internal(socketAccept(socket, blocking, open, encoding, timeout, options))</text:p>
      <text:p text:style-name="P55"/>
      <text:h text:style-name="P46" text:outline-level="3"><text:bookmark-start text:name="__RefHeading___Toc45939_667756202"/><text:span text:style-name="T872">12. </text:span><text:span text:style-name="T119">open()</text:span><text:bookmark-end text:name="__RefHeading___Toc45939_667756202"/></text:h>
      <text:p text:style-name="P55">function (con, ...) UseMethod("open")</text:p>
      <text:p text:style-name="P55"/>
      <text:h text:style-name="P46" text:outline-level="3"><text:bookmark-start text:name="__RefHeading___Toc45941_667756202"/><text:span text:style-name="T872">13. </text:span><text:span text:style-name="T119">close()</text:span><text:bookmark-end text:name="__RefHeading___Toc45941_667756202"/></text:h>
      <text:p text:style-name="P55">function (con, ...) UseMethod("close")</text:p>
      <text:p text:style-name="P55"/>
      <text:h text:style-name="P46" text:outline-level="3"><text:bookmark-start text:name="__RefHeading___Toc45943_667756202"/><text:span text:style-name="T872">14. </text:span><text:span text:style-name="T119">flush()</text:span><text:bookmark-end text:name="__RefHeading___Toc45943_667756202"/></text:h>
      <text:p text:style-name="P55">function (con) UseMethod("flush")</text:p>
      <text:p text:style-name="P55"/>
      <text:h text:style-name="P46" text:outline-level="3"><text:bookmark-start text:name="__RefHeading___Toc45945_667756202"/><text:span text:style-name="T872">15. </text:span><text:span text:style-name="T119">isOpen()</text:span><text:bookmark-end text:name="__RefHeading___Toc45945_667756202"/></text:h>
      <text:p text:style-name="P33"><text:span text:style-name="T121">f</text:span><text:span text:style-name="T120">unction (con, rw = "") </text:span></text:p>
      <text:p text:style-name="P55">{</text:p>
      <text:p text:style-name="P55"><text:s text:c="2"/>rw &lt;- pmatch(rw, c("read", "write"), 0L)</text:p>
      <text:p text:style-name="P55"><text:s text:c="2"/>.Internal(isOpen(con, rw))</text:p>
      <text:p text:style-name="P55">}</text:p>
      <text:p text:style-name="P55"/>
      <text:h text:style-name="P46" text:outline-level="3"><text:bookmark-start text:name="__RefHeading___Toc45947_667756202"/><text:span text:style-name="T872">16. </text:span><text:span text:style-name="T119">isIncomplete()</text:span><text:bookmark-end text:name="__RefHeading___Toc45947_667756202"/></text:h>
      <text:p text:style-name="P55">function (con) </text:p>
      <text:p text:style-name="P55"><text:s text:c="2"/>.Internal(isIncomplete(con))</text:p>
      <text:p text:style-name="P55"/>
      <text:h text:style-name="P46" text:outline-level="3"><text:bookmark-start text:name="__RefHeading___Toc45949_667756202"/><text:span text:style-name="T872">17. </text:span><text:span text:style-name="T119">socketTimeout()</text:span><text:bookmark-end text:name="__RefHeading___Toc45949_667756202"/></text:h>
      <text:p text:style-name="P52">function (socket, timeout = -1) </text:p>
      <text:p text:style-name="P52"><text:s text:c="2"/>.Internal(socketTimeout(socket, timeout))</text:p>
      <text:p text:style-name="P52"><text:soft-page-break/></text:p>
      <text:h text:style-name="P143" text:outline-level="2"><text:bookmark-start text:name="__RefHeading___Toc45951_667756202"/><text:span text:style-name="T869">1</text:span><text:span text:style-name="T871">9</text:span><text:span text:style-name="T869">. Sobre </text:span><text:span text:style-name="T870">esta</text:span><text:span text:style-name="T869"> traducción</text:span><text:bookmark-end text:name="__RefHeading___Toc45951_667756202"/></text:h>
      <text:p text:style-name="P144"><text:span text:style-name="T793">La traducci</text:span><text:span text:style-name="T794">ón al español de esta página de ayuda fue actualizada el </text:span><text:span text:style-name="T795">17</text:span><text:span text:style-name="T794"> de </text:span><text:span text:style-name="T796">enero</text:span><text:span text:style-name="T794"> de 202</text:span><text:span text:style-name="T796">2</text:span><text:span text:style-name="T794"> y está basada en la documentación original de </text:span><text:span text:style-name="T620">R</text:span><text:span text:style-name="T794"> en inglés para la versión </text:span><text:span text:style-name="T654">4.</text:span><text:span text:style-name="T655">1</text:span><text:span text:style-name="T654">.</text:span><text:span text:style-name="T656">0</text:span><text:span text:style-name="T794">. La revisión técnica todavía no ha sido realizada. Si deseas participar realizando la revisión técnica o sugiriendo mejoras gramaticales, ortográficas </text:span><text:span text:style-name="T796">o </text:span><text:span text:style-name="T794">estilísticas al texto, por favor dirígete a la página del proyecto en: </text:span><text:a xlink:type="simple" xlink:href="https://github.com/sicabi/documentacionR" text:style-name="Internet_20_link" text:visited-style-name="Visited_20_Internet_20_Link"><text:span text:style-name="T155">https://github.com/sicabi/documentacionR</text:span></text:a><text:span text:style-name="T794">. Toda contribución será atribuída a la persona que la realice.</text:span></text:p>
      <text:p text:style-name="P35"/>
      <text:p text:style-name="P80"><text:span text:style-name="T155">[</text:span><text:span text:style-name="T348">Paquete</text:span><text:span text:style-name="T155"> </text:span><text:span text:style-name="Emphasis"><text:span text:style-name="T10">base</text:span></text:span><text:span text:style-name="T155"> versión 4.0.3 </text:span><text:span text:style-name="T673">í</text:span><text:span text:style-name="T675">ndice</text:span><text:span text:style-name="T155">]</text:span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text-properties officeooo:paragraph-rsid="011ad2b7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style:font-name="Liberation Mono1" fo:font-size="10pt" style:font-size-asian="10pt" style:font-size-complex="10pt"/>
    </style:style>
    <style:style style:name="MT2" style:family="text">
      <style:text-properties style:font-name="Liberation Sans1" fo:font-size="10pt" style:font-size-asian="10pt" style:font-size-complex="10pt"/>
    </style:style>
    <style:style style:name="MT3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MT4" style:family="text">
      <style:text-properties fo:color="#808080" loext:opacity="100%" style:font-name="Liberation Mono1" fo:font-size="9pt" fo:font-style="normal" officeooo:rsid="0261e7f8" style:font-size-asian="9pt" style:font-style-asian="normal" style:font-size-complex="9pt" style:font-style-complex="normal"/>
    </style:style>
    <style:style style:name="MT5" style:family="text">
      <style:text-properties style:font-name="Liberation Sans1" fo:font-size="10pt" officeooo:rsid="00109982" style:font-size-asian="10pt" style:font-size-complex="10pt"/>
    </style:style>
    <style:style style:name="MT6" style:family="text">
      <style:text-properties fo:color="#4169e1" loext:opacity="100%" style:font-name="Liberation Sans1" fo:font-size="10pt" fo:font-weight="bold" officeooo:rsid="00109982" style:font-size-asian="10pt" style:font-weight-asian="bold" style:font-size-complex="10pt" style:font-weight-complex="bold"/>
    </style:style>
    <style:style style:name="MT7" style:family="text">
      <style:text-properties fo:color="#4169e1" loext:opacity="100%" style:font-name="Liberation Sans1" fo:font-size="10pt" fo:font-weight="bold" officeooo:rsid="00bddc0b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nnections</text:span><text:span text:style-name="MT2"> {</text:span><text:span text:style-name="MT3">base</text:span><text:span text:style-name="MT2">}<text:tab/></text:span><text:span text:style-name="MT4">conexiones</text:span><text:span text:style-name="MT2"><text:tab/><text:tab/><text:tab/><text:tab/><text:tab/><text:tab/> <text:s text:c="6"/></text:span><text:span text:style-name="MT5">Documentación de </text:span><text:span text:style-name="MT6">R </text:span><text:span text:style-name="MT7">4.0.2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5T20:10:55.390731950</meta:creation-date>
    <dc:date>2022-05-17T15:02:00.549517079</dc:date>
    <meta:editing-duration>P4DT10H42M50S</meta:editing-duration>
    <meta:editing-cycles>524</meta:editing-cycles>
    <meta:generator>LibreOffice/7.3.2.2$MacOSX_X86_64 LibreOffice_project/49f2b1bff42cfccbd8f788c8dc32c1c309559be0</meta:generator>
    <meta:document-statistic meta:table-count="2" meta:image-count="0" meta:object-count="0" meta:page-count="20" meta:paragraph-count="469" meta:word-count="7424" meta:character-count="47935" meta:non-whitespace-character-count="40464"/>
  </office:meta>
</office:document-meta>
</file>